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8CCFB7"/>
    </style:style>
    <style:style style:name="ce5" style:family="table-cell" style:parent-style-name="Default" style:data-style-name="N0">
      <style:table-cell-properties fo:background-color="#ADC5E7"/>
    </style:style>
    <style:style style:name="ce6" style:family="table-cell" style:parent-style-name="Default" style:data-style-name="N0">
      <style:table-cell-properties fo:background-color="#F7A19A"/>
    </style:style>
    <style:style style:name="ce7" style:family="table-cell" style:parent-style-name="Default" style:data-style-name="N36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2.6987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64583333333333cm"/>
    </style:style>
    <style:style style:name="co18" style:family="table-column">
      <style:table-column-properties fo:break-before="auto" style:column-width="2.80458333333333cm"/>
    </style:style>
    <style:style style:name="co19" style:family="table-column">
      <style:table-column-properties fo:break-before="auto" style:column-width="2.51354166666667cm"/>
    </style:style>
    <style:style style:name="co20" style:family="table-column">
      <style:table-column-properties fo:break-before="auto" style:column-width="2.43416666666667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2.778125cm"/>
    </style:style>
    <style:style style:name="co23" style:family="table-column">
      <style:table-column-properties fo:break-before="auto" style:column-width="2.75166666666667cm"/>
    </style:style>
    <style:style style:name="co24" style:family="table-column">
      <style:table-column-properties fo:break-before="auto" style:column-width="3.01625cm"/>
    </style:style>
    <style:style style:name="co25" style:family="table-column">
      <style:table-column-properties fo:break-before="auto" style:column-width="2.88395833333333cm"/>
    </style:style>
    <style:style style:name="co26" style:family="table-column">
      <style:table-column-properties fo:break-before="auto" style:column-width="2.301875cm"/>
    </style:style>
    <style:style style:name="co27" style:family="table-column">
      <style:table-column-properties fo:break-before="auto" style:column-width="2.91041666666667cm"/>
    </style:style>
    <style:style style:name="co28" style:family="table-column">
      <style:table-column-properties fo:break-before="auto" style:column-width="2.27541666666667cm"/>
    </style:style>
    <style:style style:name="co29" style:family="table-column">
      <style:table-column-properties fo:break-before="auto" style:column-width="2.8575cm"/>
    </style:style>
    <style:style style:name="co30" style:family="table-column">
      <style:table-column-properties fo:break-before="auto" style:column-width="3.20145833333333cm"/>
    </style:style>
    <style:style style:name="co31" style:family="table-column">
      <style:table-column-properties fo:break-before="auto" style:column-width="3.333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ix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0" table:default-cell-style-name="ce1"/>
        <table:table-column table:style-name="co1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6" table:number-columns-repeated="3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6" table:number-columns-repeated="41" table:default-cell-style-name="ce1"/>
        <table:table-column table:style-name="co5" table:default-cell-style-name="ce1"/>
        <table:table-column table:style-name="co16" table:default-cell-style-name="ce1"/>
        <table:table-column table:style-name="co13" table:default-cell-style-name="ce1"/>
        <table:table-column table:style-name="co16" table:default-cell-style-name="ce1"/>
        <table:table-column table:style-name="co21" table:default-cell-style-name="ce1"/>
        <table:table-column table:style-name="co16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16" table:default-cell-style-name="ce1"/>
        <table:table-column table:style-name="co24" table:default-cell-style-name="ce1"/>
        <table:table-column table:style-name="co16" table:default-cell-style-name="ce1"/>
        <table:table-column table:style-name="co25" table:default-cell-style-name="ce1"/>
        <table:table-column table:style-name="co16" table:default-cell-style-name="ce1"/>
        <table:table-column table:style-name="co23" table:default-cell-style-name="ce1"/>
        <table:table-column table:style-name="co16" table:default-cell-style-name="ce1"/>
        <table:table-column table:style-name="co23" table:default-cell-style-name="ce1"/>
        <table:table-column table:style-name="co16" table:default-cell-style-name="ce1"/>
        <table:table-column table:style-name="co2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2" table:default-cell-style-name="ce1"/>
        <table:table-column table:style-name="co26" table:default-cell-style-name="ce1"/>
        <table:table-column table:style-name="co27" table:default-cell-style-name="ce1"/>
        <table:table-column table:style-name="co2" table:default-cell-style-name="ce1"/>
        <table:table-column table:style-name="co29" table:default-cell-style-name="ce1"/>
        <table:table-column table:style-name="co4" table:default-cell-style-name="ce1"/>
        <table:table-column table:style-name="co24" table:default-cell-style-name="ce1"/>
        <table:table-column table:style-name="co2" table:default-cell-style-name="ce1"/>
        <table:table-column table:style-name="co29" table:default-cell-style-name="ce1"/>
        <table:table-column table:style-name="co4" table:default-cell-style-name="ce1"/>
        <table:table-column table:style-name="co24" table:default-cell-style-name="ce1"/>
        <table:table-column table:style-name="co2" table:default-cell-style-name="ce1"/>
        <table:table-column table:style-name="co29" table:default-cell-style-name="ce1"/>
        <table:table-column table:style-name="co4" table:default-cell-style-name="ce1"/>
        <table:table-column table:style-name="co24" table:default-cell-style-name="ce1"/>
        <table:table-column table:style-name="co2" table:default-cell-style-name="ce1"/>
        <table:table-column table:style-name="co29" table:default-cell-style-name="ce1"/>
        <table:table-column table:style-name="co4" table:default-cell-style-name="ce1"/>
        <table:table-column table:style-name="co24" table:default-cell-style-name="ce1"/>
        <table:table-column table:style-name="co23" table:default-cell-style-name="ce1"/>
        <table:table-column table:style-name="co30" table:default-cell-style-name="ce1"/>
        <table:table-column table:style-name="co15" table:default-cell-style-name="ce1"/>
        <table:table-column table:style-name="co31" table:default-cell-style-name="ce1"/>
        <table:table-column table:style-name="co17" table:default-cell-style-name="ce1"/>
        <table:table-column table:style-name="co30" table:default-cell-style-name="ce1"/>
        <table:table-column table:style-name="co15" table:default-cell-style-name="ce1"/>
        <table:table-column table:style-name="co31" table:default-cell-style-name="ce1"/>
        <table:table-column table:style-name="co6" table:default-cell-style-name="ce1"/>
        <table:table-column table:style-name="co29" table:default-cell-style-name="ce1"/>
        <table:table-column table:style-name="co4" table:default-cell-style-name="ce1"/>
        <table:table-column table:style-name="co24" table:default-cell-style-name="ce1"/>
        <table:table-column table:style-name="co16" table:number-columns-repeated="5" table:default-cell-style-name="ce1"/>
        <table:table-column table:style-name="co8" table:default-cell-style-name="ce1"/>
        <table:table-column table:style-name="co16" table:default-cell-style-name="ce1"/>
        <table:table-column table:style-name="co3" table:default-cell-style-name="ce1"/>
        <table:table-column table:style-name="co16" table:default-cell-style-name="ce1"/>
        <table:table-column table:style-name="co25" table:default-cell-style-name="ce1"/>
        <table:table-column table:style-name="co16" table:default-cell-style-name="ce1"/>
        <table:table-column table:style-name="co14" table:number-columns-repeated="21" table:default-cell-style-name="ce1"/>
        <table:table-column table:style-name="co12" table:number-columns-repeated="16183" table:default-cell-style-name="ce1"/>
        <table:table-row table:style-name="ro1">
          <table:table-cell table:style-name="ce2"/>
          <table:table-cell table:number-columns-repeated="2" table:style-name="ce1"/>
          <table:table-cell office:value-type="string" table:style-name="ce1">
            <text:p>Pixelscale=27.1 mas/px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ate</text:p>
          </table:table-cell>
          <table:table-cell office:value-type="string" table:style-name="ce4">
            <text:p>S2 R.A. (px)</text:p>
          </table:table-cell>
          <table:table-cell office:value-type="string" table:style-name="ce4">
            <text:p>S2 err R.A. (px)</text:p>
          </table:table-cell>
          <table:table-cell office:value-type="string" table:style-name="ce4">
            <text:p>S2 Dec. (px)</text:p>
          </table:table-cell>
          <table:table-cell office:value-type="string" table:style-name="ce4">
            <text:p>S2 err Dec. (px)</text:p>
          </table:table-cell>
          <table:table-cell office:value-type="string" table:style-name="ce5">
            <text:p><text:span text:style-name="T2">α</text:span><text:s/>R.A. (px)</text:p>
          </table:table-cell>
          <table:table-cell office:value-type="string" table:style-name="ce5">
            <text:p><text:span text:style-name="T2">α</text:span><text:s/>err R.A. (px)</text:p>
          </table:table-cell>
          <table:table-cell office:value-type="string" table:style-name="ce5">
            <text:p><text:span text:style-name="T2">α</text:span><text:s/>Dec. (px)</text:p>
          </table:table-cell>
          <table:table-cell office:value-type="string" table:style-name="ce5">
            <text:p><text:span text:style-name="T2">α</text:span><text:s/>err Dec. (px)</text:p>
          </table:table-cell>
          <table:table-cell office:value-type="string" table:style-name="ce5">
            <text:p><text:span text:style-name="T2">β</text:span><text:s/>R.A. (px)</text:p>
          </table:table-cell>
          <table:table-cell office:value-type="string" table:style-name="ce5">
            <text:p><text:span text:style-name="T2">β</text:span><text:s/>err R.A. (px)</text:p>
          </table:table-cell>
          <table:table-cell office:value-type="string" table:style-name="ce5">
            <text:p><text:span text:style-name="T2">β</text:span><text:s/>Dec. (px)</text:p>
          </table:table-cell>
          <table:table-cell office:value-type="string" table:style-name="ce5">
            <text:p><text:span text:style-name="T2">β</text:span><text:s/>err Dec. (px)</text:p>
          </table:table-cell>
          <table:table-cell office:value-type="string" table:style-name="ce5">
            <text:p><text:span text:style-name="T2">γ</text:span><text:s/>R.A. (px)</text:p>
          </table:table-cell>
          <table:table-cell office:value-type="string" table:style-name="ce5">
            <text:p><text:span text:style-name="T2">γ</text:span><text:s/>err R.A. (px)</text:p>
          </table:table-cell>
          <table:table-cell office:value-type="string" table:style-name="ce5">
            <text:p><text:span text:style-name="T2">γ</text:span><text:s/>Dec. (px)</text:p>
          </table:table-cell>
          <table:table-cell office:value-type="string" table:style-name="ce5">
            <text:p><text:span text:style-name="T2">γ</text:span><text:s/>err Dec. (px)</text:p>
          </table:table-cell>
          <table:table-cell office:value-type="string" table:style-name="ce5">
            <text:p><text:span text:style-name="T2">δ</text:span><text:s/>R.A. (px)</text:p>
          </table:table-cell>
          <table:table-cell office:value-type="string" table:style-name="ce5">
            <text:p><text:span text:style-name="T2">δ</text:span><text:s/>err R.A. (px)</text:p>
          </table:table-cell>
          <table:table-cell office:value-type="string" table:style-name="ce5">
            <text:p><text:span text:style-name="T2">δ</text:span><text:s/>Dec. (px)</text:p>
          </table:table-cell>
          <table:table-cell office:value-type="string" table:style-name="ce5">
            <text:p><text:span text:style-name="T2">δ</text:span><text:s/>err Dec. (px)</text:p>
          </table:table-cell>
          <table:table-cell office:value-type="string" table:style-name="ce5">
            <text:p><text:span text:style-name="T2">ε</text:span><text:s/>R.A. (px)</text:p>
          </table:table-cell>
          <table:table-cell office:value-type="string" table:style-name="ce5">
            <text:p><text:span text:style-name="T2">ε</text:span><text:s/>err R.A. (px)</text:p>
          </table:table-cell>
          <table:table-cell office:value-type="string" table:style-name="ce5">
            <text:p><text:span text:style-name="T2">ε</text:span><text:s/>Dec. (px)</text:p>
          </table:table-cell>
          <table:table-cell office:value-type="string" table:style-name="ce5">
            <text:p><text:span text:style-name="T2">ε</text:span><text:s/>err Dec. (px)</text:p>
          </table:table-cell>
          <table:table-cell office:value-type="string" table:style-name="ce5">
            <text:p><text:span text:style-name="T2">ζ</text:span><text:s/>R.A. (px)</text:p>
          </table:table-cell>
          <table:table-cell office:value-type="string" table:style-name="ce5">
            <text:p><text:span text:style-name="T2">ζ</text:span><text:s/>err R.A. (px)</text:p>
          </table:table-cell>
          <table:table-cell office:value-type="string" table:style-name="ce5">
            <text:p><text:span text:style-name="T2">ζ</text:span><text:s/>Dec. (px)</text:p>
          </table:table-cell>
          <table:table-cell office:value-type="string" table:style-name="ce5">
            <text:p><text:span text:style-name="T2">ζ</text:span><text:s/>err Dec. (px)</text:p>
          </table:table-cell>
          <table:table-cell office:value-type="string" table:style-name="ce5">
            <text:p><text:span text:style-name="T2">η</text:span><text:s/>R.A. (px)</text:p>
          </table:table-cell>
          <table:table-cell office:value-type="string" table:style-name="ce5">
            <text:p><text:span text:style-name="T2">η</text:span><text:s/>err R.A. (px)</text:p>
          </table:table-cell>
          <table:table-cell office:value-type="string" table:style-name="ce5">
            <text:p><text:span text:style-name="T2">η</text:span><text:s/>Dec. (px)</text:p>
          </table:table-cell>
          <table:table-cell office:value-type="string" table:style-name="ce5">
            <text:p><text:span text:style-name="T2">η</text:span><text:s/>err Dec. (px)</text:p>
          </table:table-cell>
          <table:table-cell office:value-type="string" table:style-name="ce6">
            <text:p><text:span text:style-name="T2">ϑ</text:span><text:s/>R.A. (px)</text:p>
          </table:table-cell>
          <table:table-cell office:value-type="string" table:style-name="ce6">
            <text:p><text:span text:style-name="T2">ϑ</text:span><text:s/>err R.A. (px)</text:p>
          </table:table-cell>
          <table:table-cell office:value-type="string" table:style-name="ce6">
            <text:p><text:span text:style-name="T2">ϑ</text:span><text:s/>Dec. (px)</text:p>
          </table:table-cell>
          <table:table-cell office:value-type="string" table:style-name="ce6">
            <text:p><text:span text:style-name="T2">ϑ</text:span><text:s/>err Dec. (px)</text:p>
          </table:table-cell>
          <table:table-cell office:value-type="string" table:style-name="ce6">
            <text:p><text:span text:style-name="T2">ι</text:span><text:s/>R.A. (px)</text:p>
          </table:table-cell>
          <table:table-cell office:value-type="string" table:style-name="ce6">
            <text:p><text:span text:style-name="T2">ι</text:span><text:s/>err R.A. (px)</text:p>
          </table:table-cell>
          <table:table-cell office:value-type="string" table:style-name="ce6">
            <text:p><text:span text:style-name="T2">ι</text:span><text:s/>Dec. (px)</text:p>
          </table:table-cell>
          <table:table-cell office:value-type="string" table:style-name="ce6">
            <text:p><text:span text:style-name="T2">ι</text:span><text:s/>err Dec. (px)</text:p>
          </table:table-cell>
          <table:table-cell office:value-type="string" table:style-name="ce6">
            <text:p>1 R.A. (px)</text:p>
          </table:table-cell>
          <table:table-cell office:value-type="string" table:style-name="ce6">
            <text:p>1 err R.A. (px)</text:p>
          </table:table-cell>
          <table:table-cell office:value-type="string" table:style-name="ce6">
            <text:p>1 Dec. (px)</text:p>
          </table:table-cell>
          <table:table-cell office:value-type="string" table:style-name="ce6">
            <text:p>1 err Dec. (px)</text:p>
          </table:table-cell>
          <table:table-cell office:value-type="string" table:style-name="ce6">
            <text:p>2 R.A. (px)</text:p>
          </table:table-cell>
          <table:table-cell office:value-type="string" table:style-name="ce6">
            <text:p>2 err R.A. (px)</text:p>
          </table:table-cell>
          <table:table-cell office:value-type="string" table:style-name="ce6">
            <text:p>2 Dec. (px)</text:p>
          </table:table-cell>
          <table:table-cell office:value-type="string" table:style-name="ce6">
            <text:p>2 err Dec. (px)</text:p>
          </table:table-cell>
          <table:table-cell office:value-type="string" table:style-name="ce6">
            <text:p>3 R.A. (px)</text:p>
          </table:table-cell>
          <table:table-cell office:value-type="string" table:style-name="ce6">
            <text:p>3 err R.A. (px)</text:p>
          </table:table-cell>
          <table:table-cell office:value-type="string" table:style-name="ce6">
            <text:p>3 Dec. (px)</text:p>
          </table:table-cell>
          <table:table-cell office:value-type="string" table:style-name="ce6">
            <text:p>3 err Dec. (px)</text:p>
          </table:table-cell>
          <table:table-cell office:value-type="string" table:style-name="ce6">
            <text:p>4 R.A. (px)</text:p>
          </table:table-cell>
          <table:table-cell office:value-type="string" table:style-name="ce6">
            <text:p>4 err R.A. (px)</text:p>
          </table:table-cell>
          <table:table-cell office:value-type="string" table:style-name="ce6">
            <text:p>4 Dec. (px)</text:p>
          </table:table-cell>
          <table:table-cell office:value-type="string" table:style-name="ce6">
            <text:p>4 err Dec. (px)</text:p>
          </table:table-cell>
          <table:table-cell office:value-type="string" table:style-name="ce6">
            <text:p>5 R.A. (px)</text:p>
          </table:table-cell>
          <table:table-cell office:value-type="string" table:style-name="ce6">
            <text:p>5 err R.A. (px)</text:p>
          </table:table-cell>
          <table:table-cell office:value-type="string" table:style-name="ce6">
            <text:p>5 Dec. (px)</text:p>
          </table:table-cell>
          <table:table-cell office:value-type="string" table:style-name="ce6">
            <text:p>5 err Dec. (px)</text:p>
          </table:table-cell>
          <table:table-cell office:value-type="string" table:style-name="ce6">
            <text:p>6 R.A. (px)</text:p>
          </table:table-cell>
          <table:table-cell office:value-type="string" table:style-name="ce6">
            <text:p>6 err R.A. (px)</text:p>
          </table:table-cell>
          <table:table-cell office:value-type="string" table:style-name="ce6">
            <text:p>6 Dec. (px)</text:p>
          </table:table-cell>
          <table:table-cell office:value-type="string" table:style-name="ce6">
            <text:p>6 err Dec. (px)</text:p>
          </table:table-cell>
          <table:table-cell office:value-type="string" table:style-name="ce6">
            <text:p>7 R.A. (px)</text:p>
          </table:table-cell>
          <table:table-cell office:value-type="string" table:style-name="ce6">
            <text:p>7 err R.A. (px)</text:p>
          </table:table-cell>
          <table:table-cell office:value-type="string" table:style-name="ce6">
            <text:p>7 Dec. (px)</text:p>
          </table:table-cell>
          <table:table-cell office:value-type="string" table:style-name="ce6">
            <text:p>7 err Dec. (px)</text:p>
          </table:table-cell>
          <table:table-cell office:value-type="string" table:style-name="ce6">
            <text:p>8 R.A. (px)</text:p>
          </table:table-cell>
          <table:table-cell office:value-type="string" table:style-name="ce6">
            <text:p>8 err R.A. (px)</text:p>
          </table:table-cell>
          <table:table-cell office:value-type="string" table:style-name="ce6">
            <text:p>8 Dec. (px)</text:p>
          </table:table-cell>
          <table:table-cell office:value-type="string" table:style-name="ce6">
            <text:p>8 err Dec. (px)</text:p>
          </table:table-cell>
          <table:table-cell office:value-type="string" table:style-name="ce6">
            <text:p>9 R.A. (px)</text:p>
          </table:table-cell>
          <table:table-cell office:value-type="string" table:style-name="ce6">
            <text:p>9 err R.A. (px)</text:p>
          </table:table-cell>
          <table:table-cell office:value-type="string" table:style-name="ce6">
            <text:p>9 Dec. (px)</text:p>
          </table:table-cell>
          <table:table-cell office:value-type="string" table:style-name="ce6">
            <text:p>9 err Dec. (px)</text:p>
          </table:table-cell>
          <table:table-cell office:value-type="string" table:style-name="ce6">
            <text:p>10 R.A. (px)</text:p>
          </table:table-cell>
          <table:table-cell office:value-type="string" table:style-name="ce6">
            <text:p>10 err R.A. (px)</text:p>
          </table:table-cell>
          <table:table-cell office:value-type="string" table:style-name="ce6">
            <text:p>10 Dec. (px)</text:p>
          </table:table-cell>
          <table:table-cell office:value-type="string" table:style-name="ce6">
            <text:p>10 err Dec. (px)</text:p>
          </table:table-cell>
          <table:table-cell office:value-type="string" table:style-name="ce6">
            <text:p>11 R.A. (px)</text:p>
          </table:table-cell>
          <table:table-cell office:value-type="string" table:style-name="ce6">
            <text:p>11 err R.A. (px)</text:p>
          </table:table-cell>
          <table:table-cell office:value-type="string" table:style-name="ce6">
            <text:p>11 Dec. (px)</text:p>
          </table:table-cell>
          <table:table-cell office:value-type="string" table:style-name="ce6">
            <text:p>11 err Dec. (px)</text:p>
          </table:table-cell>
          <table:table-cell office:value-type="string" table:style-name="ce6">
            <text:p>12 R.A. (px)</text:p>
          </table:table-cell>
          <table:table-cell office:value-type="string" table:style-name="ce6">
            <text:p>12 err R.A. (px)</text:p>
          </table:table-cell>
          <table:table-cell office:value-type="string" table:style-name="ce6">
            <text:p>12 Dec. (px)</text:p>
          </table:table-cell>
          <table:table-cell office:value-type="string" table:style-name="ce6">
            <text:p>12 err Dec. (px)</text:p>
          </table:table-cell>
          <table:table-cell office:value-type="string" table:style-name="ce6">
            <text:p>13 R.A. (px)</text:p>
          </table:table-cell>
          <table:table-cell office:value-type="string" table:style-name="ce6">
            <text:p>13 err R.A. (px)</text:p>
          </table:table-cell>
          <table:table-cell office:value-type="string" table:style-name="ce6">
            <text:p>13 Dec. (px)</text:p>
          </table:table-cell>
          <table:table-cell office:value-type="string" table:style-name="ce6">
            <text:p>13 err Dec. (px)</text:p>
          </table:table-cell>
          <table:table-cell office:value-type="string" table:style-name="ce6">
            <text:p>14 R.A. (px)</text:p>
          </table:table-cell>
          <table:table-cell office:value-type="string" table:style-name="ce6">
            <text:p>14 err R.A. (px)</text:p>
          </table:table-cell>
          <table:table-cell office:value-type="string" table:style-name="ce6">
            <text:p>14 Dec. (px)</text:p>
          </table:table-cell>
          <table:table-cell office:value-type="string" table:style-name="ce6">
            <text:p>14 err Dec. (px)</text:p>
          </table:table-cell>
          <table:table-cell office:value-type="string" table:style-name="ce6">
            <text:p>15 R.A. (px)</text:p>
          </table:table-cell>
          <table:table-cell office:value-type="string" table:style-name="ce6">
            <text:p>15 err R.A. (px)</text:p>
          </table:table-cell>
          <table:table-cell office:value-type="string" table:style-name="ce6">
            <text:p>15 Dec. (px)</text:p>
          </table:table-cell>
          <table:table-cell office:value-type="string" table:style-name="ce6">
            <text:p>15 err Dec. (px)</text:p>
          </table:table-cell>
          <table:table-cell office:value-type="string" table:style-name="ce6">
            <text:p>16 R.A. (px)</text:p>
          </table:table-cell>
          <table:table-cell office:value-type="string" table:style-name="ce6">
            <text:p>16 err R.A. (px)</text:p>
          </table:table-cell>
          <table:table-cell office:value-type="string" table:style-name="ce6">
            <text:p>16 Dec. (px)</text:p>
          </table:table-cell>
          <table:table-cell office:value-type="string" table:style-name="ce6">
            <text:p>16 err Dec. (px)</text:p>
          </table:table-cell>
          <table:table-cell office:value-type="string" table:style-name="ce6">
            <text:p>17 R.A. (px)</text:p>
          </table:table-cell>
          <table:table-cell office:value-type="string" table:style-name="ce6">
            <text:p>17 err R.A. (px)</text:p>
          </table:table-cell>
          <table:table-cell office:value-type="string" table:style-name="ce6">
            <text:p>17 Dec. (px)</text:p>
          </table:table-cell>
          <table:table-cell office:value-type="string" table:style-name="ce6">
            <text:p>17 err Dec. (px)</text:p>
          </table:table-cell>
          <table:table-cell office:value-type="string" table:style-name="ce6">
            <text:p>18 R.A. (px)</text:p>
          </table:table-cell>
          <table:table-cell office:value-type="string" table:style-name="ce6">
            <text:p>18 err R.A. (px)</text:p>
          </table:table-cell>
          <table:table-cell office:value-type="string" table:style-name="ce6">
            <text:p>18 Dec. (px)</text:p>
          </table:table-cell>
          <table:table-cell office:value-type="string" table:style-name="ce6">
            <text:p>18 err Dec. (px)</text:p>
          </table:table-cell>
          <table:table-cell office:value-type="string" table:style-name="ce6">
            <text:p>19 R.A. (px)</text:p>
          </table:table-cell>
          <table:table-cell office:value-type="string" table:style-name="ce6">
            <text:p>19 err R.A. (px)</text:p>
          </table:table-cell>
          <table:table-cell office:value-type="string" table:style-name="ce6">
            <text:p>19 Dec. (px)</text:p>
          </table:table-cell>
          <table:table-cell office:value-type="string" table:style-name="ce6">
            <text:p>19 err Dec. (px)</text:p>
          </table:table-cell>
          <table:table-cell office:value-type="string" table:style-name="ce6">
            <text:p>20 R.A. (px)</text:p>
          </table:table-cell>
          <table:table-cell office:value-type="string" table:style-name="ce6">
            <text:p>20 err R.A. (px)</text:p>
          </table:table-cell>
          <table:table-cell office:value-type="string" table:style-name="ce6">
            <text:p>20 Dec. (px)</text:p>
          </table:table-cell>
          <table:table-cell office:value-type="string" table:style-name="ce6">
            <text:p>20 err Dec. (px)</text:p>
          </table:table-cell>
          <table:table-cell office:value-type="string" table:style-name="ce6">
            <text:p>21 R.A. (px)</text:p>
          </table:table-cell>
          <table:table-cell office:value-type="string" table:style-name="ce6">
            <text:p>21 err R.A. (px)</text:p>
          </table:table-cell>
          <table:table-cell office:value-type="string" table:style-name="ce6">
            <text:p>21 Dec. (px)</text:p>
          </table:table-cell>
          <table:table-cell office:value-type="string" table:style-name="ce6">
            <text:p>21 err Dec. (px)</text:p>
          </table:table-cell>
          <table:table-cell office:value-type="string" table:style-name="ce6">
            <text:p>22 R.A. (px)</text:p>
          </table:table-cell>
          <table:table-cell office:value-type="string" table:style-name="ce6">
            <text:p>22 err R.A. (px)</text:p>
          </table:table-cell>
          <table:table-cell office:value-type="string" table:style-name="ce6">
            <text:p>22 Dec. (px)</text:p>
          </table:table-cell>
          <table:table-cell office:value-type="string" table:style-name="ce6">
            <text:p>22 err Dec. (px)</text:p>
          </table:table-cell>
          <table:table-cell office:value-type="string" table:style-name="ce6">
            <text:p>23 R.A. (px)</text:p>
          </table:table-cell>
          <table:table-cell office:value-type="string" table:style-name="ce6">
            <text:p>23 err R.A. (px)</text:p>
          </table:table-cell>
          <table:table-cell office:value-type="string" table:style-name="ce6">
            <text:p>23 Dec. (px)</text:p>
          </table:table-cell>
          <table:table-cell office:value-type="string" table:style-name="ce6">
            <text:p>23 err Dec. (px)</text:p>
          </table:table-cell>
          <table:table-cell office:value-type="string" table:style-name="ce6">
            <text:p>24 R.A. (px)</text:p>
          </table:table-cell>
          <table:table-cell office:value-type="string" table:style-name="ce6">
            <text:p>24 err R.A. (px)</text:p>
          </table:table-cell>
          <table:table-cell office:value-type="string" table:style-name="ce6">
            <text:p>24 Dec. (px)</text:p>
          </table:table-cell>
          <table:table-cell office:value-type="string" table:style-name="ce6">
            <text:p>24 err Dec. (px)</text:p>
          </table:table-cell>
          <table:table-cell office:value-type="string" table:style-name="ce6">
            <text:p>25 R.A. (px)</text:p>
          </table:table-cell>
          <table:table-cell office:value-type="string" table:style-name="ce6">
            <text:p>25 err R.A. (px)</text:p>
          </table:table-cell>
          <table:table-cell office:value-type="string" table:style-name="ce6">
            <text:p>25 Dec. (px)</text:p>
          </table:table-cell>
          <table:table-cell office:value-type="string" table:style-name="ce6">
            <text:p>25 err Dec. (px)</text:p>
          </table:table-cell>
          <table:table-cell office:value-type="string" table:style-name="ce6">
            <text:p>E1 R.A. (px)</text:p>
          </table:table-cell>
          <table:table-cell office:value-type="string" table:style-name="ce6">
            <text:p>E1 err R.A. (px)</text:p>
          </table:table-cell>
          <table:table-cell office:value-type="string" table:style-name="ce6">
            <text:p>E1 Dec. (px)</text:p>
          </table:table-cell>
          <table:table-cell office:value-type="string" table:style-name="ce6">
            <text:p>E1 err Dec. (px)</text:p>
          </table:table-cell>
          <table:table-cell office:value-type="string" table:style-name="ce6">
            <text:p>E2 R.A. (px)</text:p>
          </table:table-cell>
          <table:table-cell office:value-type="string" table:style-name="ce6">
            <text:p>E2 err R.A. (px)</text:p>
          </table:table-cell>
          <table:table-cell office:value-type="string" table:style-name="ce6">
            <text:p>E2 Dec. (px)</text:p>
          </table:table-cell>
          <table:table-cell office:value-type="string" table:style-name="ce6">
            <text:p>E2 err Dec. (px)</text:p>
          </table:table-cell>
          <table:table-cell office:value-type="string" table:style-name="ce6">
            <text:p>E3 R.A. (px)</text:p>
          </table:table-cell>
          <table:table-cell office:value-type="string" table:style-name="ce6">
            <text:p>E3 err R.A. (px)</text:p>
          </table:table-cell>
          <table:table-cell office:value-type="string" table:style-name="ce6">
            <text:p>E3 Dec. (px)</text:p>
          </table:table-cell>
          <table:table-cell office:value-type="string" table:style-name="ce6">
            <text:p>E3 err Dec. (px)</text:p>
          </table:table-cell>
          <table:table-cell office:value-type="string" table:style-name="ce6">
            <text:p>E4 R.A. (px)</text:p>
          </table:table-cell>
          <table:table-cell office:value-type="string" table:style-name="ce6">
            <text:p>E4 err R.A. (px)</text:p>
          </table:table-cell>
          <table:table-cell office:value-type="string" table:style-name="ce6">
            <text:p>E4 Dec. (px)</text:p>
          </table:table-cell>
          <table:table-cell office:value-type="string" table:style-name="ce6">
            <text:p>E4 err Dec. (px)</text:p>
          </table:table-cell>
          <table:table-cell office:value-type="string" table:style-name="ce6">
            <text:p>E5.1 R.A. (px)</text:p>
          </table:table-cell>
          <table:table-cell office:value-type="string" table:style-name="ce6">
            <text:p>E5.1 err R.A. (px)</text:p>
          </table:table-cell>
          <table:table-cell office:value-type="string" table:style-name="ce6">
            <text:p>E5.1 Dec. (px)</text:p>
          </table:table-cell>
          <table:table-cell office:value-type="string" table:style-name="ce6">
            <text:p>E5.1 err Dec. (px)</text:p>
          </table:table-cell>
          <table:table-cell office:value-type="string" table:style-name="ce6">
            <text:p>E5.2 R.A. (px)</text:p>
          </table:table-cell>
          <table:table-cell office:value-type="string" table:style-name="ce6">
            <text:p>E5.2 err R.A. (px)</text:p>
          </table:table-cell>
          <table:table-cell office:value-type="string" table:style-name="ce6">
            <text:p>E5.2 Dec. (px)</text:p>
          </table:table-cell>
          <table:table-cell office:value-type="string" table:style-name="ce6">
            <text:p>E5.2 err Dec. (px)</text:p>
          </table:table-cell>
          <table:table-cell office:value-type="string" table:style-name="ce6">
            <text:p>E7 R.A. (px)</text:p>
          </table:table-cell>
          <table:table-cell office:value-type="string" table:style-name="ce6">
            <text:p>E7 err R.A. (px)</text:p>
          </table:table-cell>
          <table:table-cell office:value-type="string" table:style-name="ce6">
            <text:p>E7 Dec. (px)</text:p>
          </table:table-cell>
          <table:table-cell office:value-type="string" table:style-name="ce6">
            <text:p>E7 err Dec. (px)</text:p>
          </table:table-cell>
          <table:table-cell office:value-type="string" table:style-name="ce6">
            <text:p>26 R.A. (px)</text:p>
          </table:table-cell>
          <table:table-cell office:value-type="string" table:style-name="ce6">
            <text:p>26 err R.A. (px)</text:p>
          </table:table-cell>
          <table:table-cell office:value-type="string" table:style-name="ce6">
            <text:p>26 Dec. (px)</text:p>
          </table:table-cell>
          <table:table-cell office:value-type="string" table:style-name="ce6">
            <text:p>26 err Dec. (px)</text:p>
          </table:table-cell>
          <table:table-cell office:value-type="string" table:style-name="ce6">
            <text:p>27 R.A. (px)</text:p>
          </table:table-cell>
          <table:table-cell office:value-type="string" table:style-name="ce6">
            <text:p>27 err R.A. (px)</text:p>
          </table:table-cell>
          <table:table-cell office:value-type="string" table:style-name="ce6">
            <text:p>27 Dec. (px)</text:p>
          </table:table-cell>
          <table:table-cell office:value-type="string" table:style-name="ce6">
            <text:p>27 err Dec. (px)</text:p>
          </table:table-cell>
          <table:table-cell office:value-type="string" table:style-name="ce6">
            <text:p>28 R.A. (px)</text:p>
          </table:table-cell>
          <table:table-cell office:value-type="string" table:style-name="ce6">
            <text:p>28 err R.A. (px)</text:p>
          </table:table-cell>
          <table:table-cell office:value-type="string" table:style-name="ce6">
            <text:p>28 Dec. (px)</text:p>
          </table:table-cell>
          <table:table-cell office:value-type="string" table:style-name="ce6">
            <text:p>28 err Dec. (px)</text:p>
          </table:table-cell>
          <table:table-cell office:value-type="string" table:style-name="ce6">
            <text:p>29 R.A. (px)</text:p>
          </table:table-cell>
          <table:table-cell office:value-type="string" table:style-name="ce6">
            <text:p>29 Dec. (px)</text:p>
          </table:table-cell>
          <table:table-cell office:value-type="string" table:style-name="ce6">
            <text:p>29 err R.A. (px)</text:p>
          </table:table-cell>
          <table:table-cell office:value-type="string" table:style-name="ce6">
            <text:p>29 err Dec. (px)</text:p>
          </table:table-cell>
          <table:table-cell office:value-type="string" table:style-name="ce6">
            <text:p>30 R.A. (px)</text:p>
          </table:table-cell>
          <table:table-cell office:value-type="string" table:style-name="ce6">
            <text:p>30 Dec. (px)</text:p>
          </table:table-cell>
          <table:table-cell office:value-type="string" table:style-name="ce6">
            <text:p>30 err R.A. (px)</text:p>
          </table:table-cell>
          <table:table-cell office:value-type="string" table:style-name="ce6">
            <text:p>30 err Dec. (px)</text:p>
          </table:table-cell>
          <table:table-cell office:value-type="string" table:style-name="ce6">
            <text:p>31 R.A. (px)</text:p>
          </table:table-cell>
          <table:table-cell office:value-type="string" table:style-name="ce6">
            <text:p>31 Dec. (px)</text:p>
          </table:table-cell>
          <table:table-cell office:value-type="string" table:style-name="ce6">
            <text:p>31 err R.A. (px)</text:p>
          </table:table-cell>
          <table:table-cell office:value-type="string" table:style-name="ce6">
            <text:p>31 err Dec. (px)</text:p>
          </table:table-cell>
          <table:table-cell office:value-type="string" table:style-name="ce6">
            <text:p>32 R.A. (px)</text:p>
          </table:table-cell>
          <table:table-cell office:value-type="string" table:style-name="ce6">
            <text:p>32 Dec. (px)</text:p>
          </table:table-cell>
          <table:table-cell office:value-type="string" table:style-name="ce6">
            <text:p>32 err R.A. (px)</text:p>
          </table:table-cell>
          <table:table-cell office:value-type="string" table:style-name="ce6">
            <text:p>32 err Dec. (px)</text:p>
          </table:table-cell>
          <table:table-cell office:value-type="string" table:style-name="ce6">
            <text:p>33 R.A. (px)</text:p>
          </table:table-cell>
          <table:table-cell office:value-type="string" table:style-name="ce6">
            <text:p>33 Dec. (px)</text:p>
          </table:table-cell>
          <table:table-cell office:value-type="string" table:style-name="ce6">
            <text:p>33 err R.A. (px)</text:p>
          </table:table-cell>
          <table:table-cell office:value-type="string" table:style-name="ce6">
            <text:p>33 err Dec. (px)</text:p>
          </table:table-cell>
          <table:table-cell table:number-columns-repeated="16183"/>
        </table:table-row>
        <table:table-row table:style-name="ro1">
          <table:table-cell office:value-type="date" office:date-value="2002-08-29T00:00:00" table:style-name="ce7">
            <text:p>2002-08-29</text:p>
          </table:table-cell>
          <table:table-cell office:value-type="float" office:value="685.59" table:style-name="ce1">
            <text:p>685,59</text:p>
          </table:table-cell>
          <table:table-cell office:value-type="float" office:value="0.02" table:style-name="ce1">
            <text:p>0,02</text:p>
          </table:table-cell>
          <table:table-cell office:value-type="float" office:value="764.57" table:style-name="ce1">
            <text:p>764,57</text:p>
          </table:table-cell>
          <table:table-cell office:value-type="float" office:value="0.02" table:style-name="ce1">
            <text:p>0,02</text:p>
          </table:table-cell>
          <table:table-cell office:value-type="float" office:value="785.34" table:style-name="ce1">
            <text:p>785,34</text:p>
          </table:table-cell>
          <table:table-cell office:value-type="float" office:value="0.16" table:style-name="ce1">
            <text:p>0,16</text:p>
          </table:table-cell>
          <table:table-cell office:value-type="float" office:value="709.63" table:style-name="ce1">
            <text:p>709,63</text:p>
          </table:table-cell>
          <table:table-cell office:value-type="float" office:value="0.2" table:style-name="ce1">
            <text:p>0,2</text:p>
          </table:table-cell>
          <table:table-cell office:value-type="float" office:value="793.34" table:style-name="ce1">
            <text:p>793,34</text:p>
          </table:table-cell>
          <table:table-cell office:value-type="float" office:value="0.06" table:style-name="ce1">
            <text:p>0,06</text:p>
          </table:table-cell>
          <table:table-cell office:value-type="float" office:value="718.19" table:style-name="ce1">
            <text:p>718,19</text:p>
          </table:table-cell>
          <table:table-cell office:value-type="float" office:value="0.03" table:style-name="ce1">
            <text:p>0,03</text:p>
          </table:table-cell>
          <table:table-cell office:value-type="float" office:value="800.82" table:style-name="ce1">
            <text:p>800,82</text:p>
          </table:table-cell>
          <table:table-cell office:value-type="float" office:value="0.06" table:style-name="ce1">
            <text:p>0,06</text:p>
          </table:table-cell>
          <table:table-cell office:value-type="float" office:value="726.94" table:style-name="ce1">
            <text:p>726,94</text:p>
          </table:table-cell>
          <table:table-cell office:value-type="float" office:value="0.04" table:style-name="ce1">
            <text:p>0,04</text:p>
          </table:table-cell>
          <table:table-cell office:value-type="float" office:value="793.93" table:style-name="ce1">
            <text:p>793,93</text:p>
          </table:table-cell>
          <table:table-cell office:value-type="float" office:value="0.05" table:style-name="ce1">
            <text:p>0,05</text:p>
          </table:table-cell>
          <table:table-cell office:value-type="float" office:value="732.58" table:style-name="ce1">
            <text:p>732,58</text:p>
          </table:table-cell>
          <table:table-cell office:value-type="float" office:value="0.04" table:style-name="ce1">
            <text:p>0,04</text:p>
          </table:table-cell>
          <table:table-cell office:value-type="float" office:value="793.15" table:style-name="ce1">
            <text:p>793,15</text:p>
          </table:table-cell>
          <table:table-cell office:value-type="float" office:value="0.12" table:style-name="ce1">
            <text:p>0,12</text:p>
          </table:table-cell>
          <table:table-cell office:value-type="float" office:value="726.72" table:style-name="ce1">
            <text:p>726,7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803.01" table:style-name="ce1">
            <text:p>803,01</text:p>
          </table:table-cell>
          <table:table-cell office:value-type="float" office:value="0.09" table:style-name="ce1">
            <text:p>0,09</text:p>
          </table:table-cell>
          <table:table-cell office:value-type="float" office:value="733.65" table:style-name="ce1">
            <text:p>733,65</text:p>
          </table:table-cell>
          <table:table-cell office:value-type="float" office:value="0.06" table:style-name="ce1">
            <text:p>0,06</text:p>
          </table:table-cell>
          <table:table-cell office:value-type="float" office:value="801.27" table:style-name="ce1">
            <text:p>801,27</text:p>
          </table:table-cell>
          <table:table-cell office:value-type="float" office:value="0.03" table:style-name="ce1">
            <text:p>0,03</text:p>
          </table:table-cell>
          <table:table-cell office:value-type="float" office:value="739.99" table:style-name="ce1">
            <text:p>739,99</text:p>
          </table:table-cell>
          <table:table-cell office:value-type="float" office:value="0.03" table:style-name="ce1">
            <text:p>0,03</text:p>
          </table:table-cell>
          <table:table-cell office:value-type="float" office:value="786.13" table:style-name="ce1">
            <text:p>786,13</text:p>
          </table:table-cell>
          <table:table-cell office:value-type="float" office:value="0.09" table:style-name="ce1">
            <text:p>0,09</text:p>
          </table:table-cell>
          <table:table-cell office:value-type="float" office:value="731.19" table:style-name="ce1">
            <text:p>731,19</text:p>
          </table:table-cell>
          <table:table-cell office:value-type="float" office:value="0.06" table:style-name="ce1">
            <text:p>0,06</text:p>
          </table:table-cell>
          <table:table-cell office:value-type="float" office:value="799" table:style-name="ce1">
            <text:p>799</text:p>
          </table:table-cell>
          <table:table-cell office:value-type="float" office:value="2" table:style-name="ce1">
            <text:p>2</text:p>
          </table:table-cell>
          <table:table-cell office:value-type="float" office:value="718" table:style-name="ce1">
            <text:p>718</text:p>
          </table:table-cell>
          <table:table-cell office:value-type="float" office:value="2" table:style-name="ce1">
            <text:p>2</text:p>
          </table:table-cell>
          <table:table-cell office:value-type="float" office:value="789.83" table:style-name="ce1">
            <text:p>789,83</text:p>
          </table:table-cell>
          <table:table-cell office:value-type="float" office:value="2.3800000000000002E-2" table:style-name="ce1">
            <text:p>0,0238</text:p>
          </table:table-cell>
          <table:table-cell office:value-type="float" office:value="753.91" table:style-name="ce1">
            <text:p>753,91</text:p>
          </table:table-cell>
          <table:table-cell office:value-type="float" office:value="2.0400000000000001E-2" table:style-name="ce1">
            <text:p>0,0204</text:p>
          </table:table-cell>
          <table:table-cell office:value-type="float" office:value="795" table:style-name="ce1">
            <text:p>795</text:p>
          </table:table-cell>
          <table:table-cell office:value-type="float" office:value="0.5" table:style-name="ce1">
            <text:p>0,5</text:p>
          </table:table-cell>
          <table:table-cell office:value-type="float" office:value="757" table:style-name="ce1">
            <text:p>757</text:p>
          </table:table-cell>
          <table:table-cell office:value-type="float" office:value="0.5" table:style-name="ce1">
            <text:p>0,5</text:p>
          </table:table-cell>
          <table:table-cell office:value-type="float" office:value="799" table:style-name="ce1">
            <text:p>799</text:p>
          </table:table-cell>
          <table:table-cell office:value-type="float" office:value="0.5" table:style-name="ce1">
            <text:p>0,5</text:p>
          </table:table-cell>
          <table:table-cell office:value-type="float" office:value="755" table:style-name="ce1">
            <text:p>755</text:p>
          </table:table-cell>
          <table:table-cell office:value-type="float" office:value="0.5" table:style-name="ce1">
            <text:p>0,5</text:p>
          </table:table-cell>
          <table:table-cell office:value-type="float" office:value="786" table:style-name="ce1">
            <text:p>786</text:p>
          </table:table-cell>
          <table:table-cell office:value-type="float" office:value="0.5" table:style-name="ce1">
            <text:p>0,5</text:p>
          </table:table-cell>
          <table:table-cell office:value-type="float" office:value="746" table:style-name="ce1">
            <text:p>746</text:p>
          </table:table-cell>
          <table:table-cell office:value-type="float" office:value="0.5" table:style-name="ce1">
            <text:p>0,5</text:p>
          </table:table-cell>
          <table:table-cell office:value-type="float" office:value="795" table:style-name="ce1">
            <text:p>795</text:p>
          </table:table-cell>
          <table:table-cell office:value-type="float" office:value="0.5" table:style-name="ce1">
            <text:p>0,5</text:p>
          </table:table-cell>
          <table:table-cell office:value-type="float" office:value="749" table:style-name="ce1">
            <text:p>749</text:p>
          </table:table-cell>
          <table:table-cell office:value-type="float" office:value="0.5" table:style-name="ce1">
            <text:p>0,5</text:p>
          </table:table-cell>
          <table:table-cell office:value-type="float" office:value="804.21" table:style-name="ce1">
            <text:p>804,21</text:p>
          </table:table-cell>
          <table:table-cell office:value-type="float" office:value="0.122" table:style-name="ce1">
            <text:p>0,122</text:p>
          </table:table-cell>
          <table:table-cell office:value-type="float" office:value="748.7" table:style-name="ce1">
            <text:p>748,7</text:p>
          </table:table-cell>
          <table:table-cell office:value-type="float" office:value="0.33200000000000002" table:style-name="ce1">
            <text:p>0,332</text:p>
          </table:table-cell>
          <table:table-cell office:value-type="float" office:value="805" table:style-name="ce1">
            <text:p>805</text:p>
          </table:table-cell>
          <table:table-cell office:value-type="float" office:value="0.5" table:style-name="ce1">
            <text:p>0,5</text:p>
          </table:table-cell>
          <table:table-cell office:value-type="float" office:value="745" table:style-name="ce1">
            <text:p>745</text:p>
          </table:table-cell>
          <table:table-cell office:value-type="float" office:value="0.5" table:style-name="ce1">
            <text:p>0,5</text:p>
          </table:table-cell>
          <table:table-cell office:value-type="float" office:value="812.61" table:style-name="ce1">
            <text:p>812,61</text:p>
          </table:table-cell>
          <table:table-cell office:value-type="float" office:value="0.08" table:style-name="ce1">
            <text:p>0,08</text:p>
          </table:table-cell>
          <table:table-cell office:value-type="float" office:value="738.53" table:style-name="ce1">
            <text:p>738,53</text:p>
          </table:table-cell>
          <table:table-cell office:value-type="float" office:value="0.13600000000000001" table:style-name="ce1">
            <text:p>0,136</text:p>
          </table:table-cell>
          <table:table-cell office:value-type="float" office:value="819.57" table:style-name="ce1">
            <text:p>819,57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747.94" table:style-name="ce1">
            <text:p>747,94</text:p>
          </table:table-cell>
          <table:table-cell office:value-type="float" office:value="7.5300000000000006E-2" table:style-name="ce1">
            <text:p>0,0753</text:p>
          </table:table-cell>
          <table:table-cell office:value-type="float" office:value="828.36" table:style-name="ce1">
            <text:p>828,36</text:p>
          </table:table-cell>
          <table:table-cell office:value-type="float" office:value="3.5999999999999997E-2" table:style-name="ce1">
            <text:p>0,036</text:p>
          </table:table-cell>
          <table:table-cell office:value-type="float" office:value="749.57" table:style-name="ce1">
            <text:p>749,57</text:p>
          </table:table-cell>
          <table:table-cell office:value-type="float" office:value="3.5999999999999997E-2" table:style-name="ce1">
            <text:p>0,036</text:p>
          </table:table-cell>
          <table:table-cell office:value-type="float" office:value="772.44" table:style-name="ce1">
            <text:p>772,44</text:p>
          </table:table-cell>
          <table:table-cell office:value-type="float" office:value="6.1499999999999999E-2" table:style-name="ce1">
            <text:p>0,0615</text:p>
          </table:table-cell>
          <table:table-cell office:value-type="float" office:value="731.23" table:style-name="ce1">
            <text:p>731,23</text:p>
          </table:table-cell>
          <table:table-cell office:value-type="float" office:value="2.3E-2" table:style-name="ce1">
            <text:p>0,023</text:p>
          </table:table-cell>
          <table:table-cell office:value-type="float" office:value="778.39" table:style-name="ce1">
            <text:p>778,39</text:p>
          </table:table-cell>
          <table:table-cell office:value-type="float" office:value="1.6400000000000001E-2" table:style-name="ce1">
            <text:p>0,0164</text:p>
          </table:table-cell>
          <table:table-cell office:value-type="float" office:value="733.27" table:style-name="ce1">
            <text:p>733,27</text:p>
          </table:table-cell>
          <table:table-cell office:value-type="float" office:value="1.5699999999999999E-2" table:style-name="ce1">
            <text:p>0,0157</text:p>
          </table:table-cell>
          <table:table-cell office:value-type="float" office:value="819.89" table:style-name="ce1">
            <text:p>819,89</text:p>
          </table:table-cell>
          <table:table-cell office:value-type="float" office:value="7.9500000000000001E-2" table:style-name="ce1">
            <text:p>0,0795</text:p>
          </table:table-cell>
          <table:table-cell office:value-type="float" office:value="737.12" table:style-name="ce1">
            <text:p>737,12</text:p>
          </table:table-cell>
          <table:table-cell office:value-type="float" office:value="6.4600000000000005E-2" table:style-name="ce1">
            <text:p>0,0646</text:p>
          </table:table-cell>
          <table:table-cell office:value-type="float" office:value="820.37" table:style-name="ce1">
            <text:p>820,37</text:p>
          </table:table-cell>
          <table:table-cell office:value-type="float" office:value="7.4499999999999997E-2" table:style-name="ce1">
            <text:p>0,0745</text:p>
          </table:table-cell>
          <table:table-cell office:value-type="float" office:value="732.08" table:style-name="ce1">
            <text:p>732,08</text:p>
          </table:table-cell>
          <table:table-cell office:value-type="float" office:value="3.5000000000000003E-2" table:style-name="ce1">
            <text:p>0,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1.09" table:style-name="ce1">
            <text:p>831,09</text:p>
          </table:table-cell>
          <table:table-cell office:value-type="float" office:value="4.48E-2" table:style-name="ce1">
            <text:p>0,0448</text:p>
          </table:table-cell>
          <table:table-cell office:value-type="float" office:value="735.79" table:style-name="ce1">
            <text:p>735,79</text:p>
          </table:table-cell>
          <table:table-cell office:value-type="float" office:value="5.5800000000000002E-2" table:style-name="ce1">
            <text:p>0,0558</text:p>
          </table:table-cell>
          <table:table-cell office:value-type="float" office:value="838.69" table:style-name="ce1">
            <text:p>838,69</text:p>
          </table:table-cell>
          <table:table-cell office:value-type="float" office:value="7.3700000000000002E-2" table:style-name="ce1">
            <text:p>0,0737</text:p>
          </table:table-cell>
          <table:table-cell office:value-type="float" office:value="729.72" table:style-name="ce1">
            <text:p>729,72</text:p>
          </table:table-cell>
          <table:table-cell office:value-type="float" office:value="6.1899999999999997E-2" table:style-name="ce1">
            <text:p>0,0619</text:p>
          </table:table-cell>
          <table:table-cell office:value-type="float" office:value="844.88" table:style-name="ce1">
            <text:p>844,88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733.7" table:style-name="ce1">
            <text:p>733,7</text:p>
          </table:table-cell>
          <table:table-cell office:value-type="float" office:value="0.82299999999999995" table:style-name="ce1">
            <text:p>0,8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5.43" table:style-name="ce1">
            <text:p>835,43</text:p>
          </table:table-cell>
          <table:table-cell office:value-type="float" office:value="3.2099999999999997E-2" table:style-name="ce1">
            <text:p>0,0321</text:p>
          </table:table-cell>
          <table:table-cell office:value-type="float" office:value="722.83" table:style-name="ce1">
            <text:p>722,83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826.01" table:style-name="ce1">
            <text:p>826,01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715.61" table:style-name="ce1">
            <text:p>715,61</text:p>
          </table:table-cell>
          <table:table-cell office:value-type="float" office:value="8.8400000000000006E-2" table:style-name="ce1">
            <text:p>0,0884</text:p>
          </table:table-cell>
          <table:table-cell office:value-type="float" office:value="811.52" table:style-name="ce1">
            <text:p>811,52</text:p>
          </table:table-cell>
          <table:table-cell office:value-type="float" office:value="0.182" table:style-name="ce1">
            <text:p>0,182</text:p>
          </table:table-cell>
          <table:table-cell office:value-type="float" office:value="726.4" table:style-name="ce1">
            <text:p>726,4</text:p>
          </table:table-cell>
          <table:table-cell office:value-type="float" office:value="5.9400000000000001E-2" table:style-name="ce1">
            <text:p>0,0594</text:p>
          </table:table-cell>
          <table:table-cell office:value-type="float" office:value="780.03" table:style-name="ce1">
            <text:p>780,03</text:p>
          </table:table-cell>
          <table:table-cell office:value-type="float" office:value="0.16" table:style-name="ce1">
            <text:p>0,16</text:p>
          </table:table-cell>
          <table:table-cell office:value-type="float" office:value="721.22" table:style-name="ce1">
            <text:p>721,22</text:p>
          </table:table-cell>
          <table:table-cell office:value-type="float" office:value="0.28599999999999998" table:style-name="ce1">
            <text:p>0,2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6.07" table:style-name="ce1">
            <text:p>776,07</text:p>
          </table:table-cell>
          <table:table-cell office:value-type="float" office:value="1.51" table:style-name="ce1">
            <text:p>1,51</text:p>
          </table:table-cell>
          <table:table-cell office:value-type="float" office:value="701.27" table:style-name="ce1">
            <text:p>701,27</text:p>
          </table:table-cell>
          <table:table-cell office:value-type="float" office:value="0.95099999999999996" table:style-name="ce1">
            <text:p>0,951</text:p>
          </table:table-cell>
          <table:table-cell office:value-type="float" office:value="794.81" table:style-name="ce1">
            <text:p>794,81</text:p>
          </table:table-cell>
          <table:table-cell office:value-type="float" office:value="5.57E-2" table:style-name="ce1">
            <text:p>0,0557</text:p>
          </table:table-cell>
          <table:table-cell office:value-type="float" office:value="703.74" table:style-name="ce1">
            <text:p>703,74</text:p>
          </table:table-cell>
          <table:table-cell office:value-type="float" office:value="6.1400000000000003E-2" table:style-name="ce1">
            <text:p>0,0614</text:p>
          </table:table-cell>
          <table:table-cell office:value-type="float" office:value="803.38" table:style-name="ce1">
            <text:p>803,38</text:p>
          </table:table-cell>
          <table:table-cell office:value-type="float" office:value="3.0700000000000002E-2" table:style-name="ce1">
            <text:p>0,0307</text:p>
          </table:table-cell>
          <table:table-cell office:value-type="float" office:value="700.27" table:style-name="ce1">
            <text:p>700,27</text:p>
          </table:table-cell>
          <table:table-cell office:value-type="float" office:value="3.2199999999999999E-2" table:style-name="ce1">
            <text:p>0,0322</text:p>
          </table:table-cell>
          <table:table-cell office:value-type="float" office:value="803.47" table:style-name="ce1">
            <text:p>803,47</text:p>
          </table:table-cell>
          <table:table-cell office:value-type="float" office:value="0.29599999999999999" table:style-name="ce1">
            <text:p>0,296</text:p>
          </table:table-cell>
          <table:table-cell office:value-type="float" office:value="707.75" table:style-name="ce1">
            <text:p>707,75</text:p>
          </table:table-cell>
          <table:table-cell office:value-type="float" office:value="0.34200000000000003" table:style-name="ce1">
            <text:p>0,342</text:p>
          </table:table-cell>
          <table:table-cell office:value-type="float" office:value="804.72" table:style-name="ce1">
            <text:p>804,72</text:p>
          </table:table-cell>
          <table:table-cell office:value-type="float" office:value="0.121" table:style-name="ce1">
            <text:p>0,121</text:p>
          </table:table-cell>
          <table:table-cell office:value-type="float" office:value="710.49" table:style-name="ce1">
            <text:p>710,49</text:p>
          </table:table-cell>
          <table:table-cell office:value-type="float" office:value="0.21299999999999999" table:style-name="ce1">
            <text:p>0,213</text:p>
          </table:table-cell>
          <table:table-cell office:value-type="float" office:value="812.21" table:style-name="ce8">
            <text:p>812,21</text:p>
          </table:table-cell>
          <table:table-cell office:value-type="float" office:value="5.3999999999999999E-2" table:style-name="ce8">
            <text:p>0,054</text:p>
          </table:table-cell>
          <table:table-cell office:value-type="float" office:value="707.62" table:style-name="ce8">
            <text:p>707,62</text:p>
          </table:table-cell>
          <table:table-cell office:value-type="float" office:value="3.7699999999999997E-2" table:style-name="ce8">
            <text:p>0,0377</text:p>
          </table:table-cell>
          <table:table-cell table:number-columns-repeated="4" table:style-name="ce1"/>
          <table:table-cell office:value-type="float" office:value="817.95" table:style-name="ce1">
            <text:p>817,95</text:p>
          </table:table-cell>
          <table:table-cell office:value-type="float" office:value="2.7699999999999999E-2" table:style-name="ce1">
            <text:p>0,0277</text:p>
          </table:table-cell>
          <table:table-cell office:value-type="float" office:value="717.71" table:style-name="ce1">
            <text:p>717,71</text:p>
          </table:table-cell>
          <table:table-cell office:value-type="float" office:value="2.5100000000000001E-2" table:style-name="ce1">
            <text:p>0,0251</text:p>
          </table:table-cell>
          <table:table-cell office:value-type="float" office:value="790.11" table:style-name="ce1">
            <text:p>790,11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699.64" table:style-name="ce1">
            <text:p>699,64</text:p>
          </table:table-cell>
          <table:table-cell office:value-type="float" office:value="0.127" table:style-name="ce1">
            <text:p>0,127</text:p>
          </table:table-cell>
          <table:table-cell office:value-type="float" office:value="812.13" table:style-name="ce9">
            <text:p>812,13</text:p>
          </table:table-cell>
          <table:table-cell office:value-type="float" office:value="0.4" table:style-name="ce9">
            <text:p>0,4</text:p>
          </table:table-cell>
          <table:table-cell office:value-type="float" office:value="737.12" table:style-name="ce9">
            <text:p>737,12</text:p>
          </table:table-cell>
          <table:table-cell office:value-type="float" office:value="0.66" table:style-name="ce9">
            <text:p>0,66</text:p>
          </table:table-cell>
          <table:table-cell office:value-type="float" office:value="781.45" table:style-name="ce1">
            <text:p>781,45</text:p>
          </table:table-cell>
          <table:table-cell office:value-type="float" office:value="0.33600000000000002" table:style-name="ce1">
            <text:p>0,336</text:p>
          </table:table-cell>
          <table:table-cell office:value-type="float" office:value="715.13" table:style-name="ce1">
            <text:p>715,13</text:p>
          </table:table-cell>
          <table:table-cell office:value-type="float" office:value="0.41099999999999998" table:style-name="ce1">
            <text:p>0,411</text:p>
          </table:table-cell>
          <table:table-cell office:value-type="float" office:value="772.6" table:style-name="ce1">
            <text:p>772,6</text:p>
          </table:table-cell>
          <table:table-cell office:value-type="float" office:value="687.3" table:style-name="ce1">
            <text:p>687,3</text:p>
          </table:table-cell>
          <table:table-cell office:value-type="float" office:value="0.11" table:style-name="ce1">
            <text:p>0,11</text:p>
          </table:table-cell>
          <table:table-cell office:value-type="float" office:value="0.23" table:style-name="ce1">
            <text:p>0,23</text:p>
          </table:table-cell>
          <table:table-cell office:value-type="float" office:value="792.35" table:style-name="ce1">
            <text:p>792,35</text:p>
          </table:table-cell>
          <table:table-cell office:value-type="float" office:value="690.38" table:style-name="ce1">
            <text:p>690,38</text:p>
          </table:table-cell>
          <table:table-cell office:value-type="float" office:value="0.05" table:style-name="ce1">
            <text:p>0,05</text:p>
          </table:table-cell>
          <table:table-cell office:value-type="float" office:value="0.15" table:style-name="ce1">
            <text:p>0,15</text:p>
          </table:table-cell>
          <table:table-cell office:value-type="float" office:value="793.05" table:style-name="ce1">
            <text:p>793,05</text:p>
          </table:table-cell>
          <table:table-cell office:value-type="float" office:value="711.58" table:style-name="ce1">
            <text:p>711,58</text:p>
          </table:table-cell>
          <table:table-cell office:value-type="float" office:value="0.38" table:style-name="ce1">
            <text:p>0,38</text:p>
          </table:table-cell>
          <table:table-cell office:value-type="float" office:value="0.15" table:style-name="ce1">
            <text:p>0,15</text:p>
          </table:table-cell>
          <table:table-cell office:value-type="float" office:value="780.49" table:style-name="ce1">
            <text:p>780,49</text:p>
          </table:table-cell>
          <table:table-cell office:value-type="float" office:value="721.44" table:style-name="ce1">
            <text:p>721,44</text:p>
          </table:table-cell>
          <table:table-cell office:value-type="float" office:value="0.11" table:style-name="ce1">
            <text:p>0,11</text:p>
          </table:table-cell>
          <table:table-cell office:value-type="float" office:value="0.16" table:style-name="ce1">
            <text:p>0,16</text:p>
          </table:table-cell>
          <table:table-cell office:value-type="float" office:value="783.52" table:style-name="ce1">
            <text:p>783,52</text:p>
          </table:table-cell>
          <table:table-cell office:value-type="float" office:value="713.28" table:style-name="ce1">
            <text:p>713,28</text:p>
          </table:table-cell>
          <table:table-cell office:value-type="float" office:value="1.52" table:style-name="ce1">
            <text:p>1,52</text:p>
          </table:table-cell>
          <table:table-cell office:value-type="float" office:value="0.51" table:style-name="ce1">
            <text:p>0,51</text:p>
          </table:table-cell>
          <table:table-cell table:number-columns-repeated="16183"/>
        </table:table-row>
        <table:table-row table:style-name="ro1">
          <table:table-cell office:value-type="date" office:date-value="2002-08-30T00:00:00" table:style-name="ce7">
            <text:p>2002-08-30</text:p>
          </table:table-cell>
          <table:table-cell office:value-type="float" office:value="1121.0999999999999" table:style-name="ce1">
            <text:p>1121,1</text:p>
          </table:table-cell>
          <table:table-cell office:value-type="float" office:value="0.03" table:style-name="ce1">
            <text:p>0,03</text:p>
          </table:table-cell>
          <table:table-cell office:value-type="float" office:value="787.88" table:style-name="ce1">
            <text:p>787,88</text:p>
          </table:table-cell>
          <table:table-cell office:value-type="float" office:value="0.03" table:style-name="ce1">
            <text:p>0,03</text:p>
          </table:table-cell>
          <table:table-cell office:value-type="float" office:value="1221" table:style-name="ce1">
            <text:p>1221</text:p>
          </table:table-cell>
          <table:table-cell office:value-type="float" office:value="0.12" table:style-name="ce1">
            <text:p>0,12</text:p>
          </table:table-cell>
          <table:table-cell office:value-type="float" office:value="733.01" table:style-name="ce1">
            <text:p>733,01</text:p>
          </table:table-cell>
          <table:table-cell office:value-type="float" office:value="0.13" table:style-name="ce1">
            <text:p>0,13</text:p>
          </table:table-cell>
          <table:table-cell office:value-type="float" office:value="1229.2" table:style-name="ce1">
            <text:p>1229,2</text:p>
          </table:table-cell>
          <table:table-cell office:value-type="float" office:value="0.08" table:style-name="ce1">
            <text:p>0,08</text:p>
          </table:table-cell>
          <table:table-cell office:value-type="float" office:value="741.59" table:style-name="ce1">
            <text:p>741,59</text:p>
          </table:table-cell>
          <table:table-cell office:value-type="float" office:value="0.04" table:style-name="ce1">
            <text:p>0,04</text:p>
          </table:table-cell>
          <table:table-cell office:value-type="float" office:value="1236.5" table:style-name="ce1">
            <text:p>1236,5</text:p>
          </table:table-cell>
          <table:table-cell office:value-type="float" office:value="0.05" table:style-name="ce1">
            <text:p>0,05</text:p>
          </table:table-cell>
          <table:table-cell office:value-type="float" office:value="750.27" table:style-name="ce1">
            <text:p>750,27</text:p>
          </table:table-cell>
          <table:table-cell office:value-type="float" office:value="0.03" table:style-name="ce1">
            <text:p>0,03</text:p>
          </table:table-cell>
          <table:table-cell office:value-type="float" office:value="1229.5999999999999" table:style-name="ce1">
            <text:p>1229,6</text:p>
          </table:table-cell>
          <table:table-cell office:value-type="float" office:value="0.05" table:style-name="ce1">
            <text:p>0,05</text:p>
          </table:table-cell>
          <table:table-cell office:value-type="float" office:value="755.81" table:style-name="ce1">
            <text:p>755,81</text:p>
          </table:table-cell>
          <table:table-cell office:value-type="float" office:value="0.03" table:style-name="ce1">
            <text:p>0,03</text:p>
          </table:table-cell>
          <table:table-cell office:value-type="float" office:value="1228.5" table:style-name="ce1">
            <text:p>1228,5</text:p>
          </table:table-cell>
          <table:table-cell office:value-type="float" office:value="0.08" table:style-name="ce1">
            <text:p>0,08</text:p>
          </table:table-cell>
          <table:table-cell office:value-type="float" office:value="749.47" table:style-name="ce1">
            <text:p>749,47</text:p>
          </table:table-cell>
          <table:table-cell office:value-type="float" office:value="0.04" table:style-name="ce1">
            <text:p>0,04</text:p>
          </table:table-cell>
          <table:table-cell office:value-type="float" office:value="1238.8" table:style-name="ce1">
            <text:p>1238,8</text:p>
          </table:table-cell>
          <table:table-cell office:value-type="float" office:value="0.1" table:style-name="ce1">
            <text:p>0,1</text:p>
          </table:table-cell>
          <table:table-cell office:value-type="float" office:value="756.91" table:style-name="ce1">
            <text:p>756,91</text:p>
          </table:table-cell>
          <table:table-cell office:value-type="float" office:value="0.08" table:style-name="ce1">
            <text:p>0,08</text:p>
          </table:table-cell>
          <table:table-cell office:value-type="float" office:value="1237" table:style-name="ce1">
            <text:p>1237</text:p>
          </table:table-cell>
          <table:table-cell office:value-type="float" office:value="0.04" table:style-name="ce1">
            <text:p>0,04</text:p>
          </table:table-cell>
          <table:table-cell office:value-type="float" office:value="763.2" table:style-name="ce1">
            <text:p>763,2</text:p>
          </table:table-cell>
          <table:table-cell office:value-type="float" office:value="0.03" table:style-name="ce1">
            <text:p>0,03</text:p>
          </table:table-cell>
          <table:table-cell office:value-type="float" office:value="1222.4000000000001" table:style-name="ce1">
            <text:p>1222,4</text:p>
          </table:table-cell>
          <table:table-cell office:value-type="float" office:value="0.1" table:style-name="ce1">
            <text:p>0,1</text:p>
          </table:table-cell>
          <table:table-cell office:value-type="float" office:value="754.51" table:style-name="ce1">
            <text:p>754,51</text:p>
          </table:table-cell>
          <table:table-cell office:value-type="float" office:value="0.05" table:style-name="ce1">
            <text:p>0,05</text:p>
          </table:table-cell>
          <table:table-cell office:value-type="float" office:value="1234" table:style-name="ce1">
            <text:p>1234</text:p>
          </table:table-cell>
          <table:table-cell office:value-type="float" office:value="2" table:style-name="ce1">
            <text:p>2</text:p>
          </table:table-cell>
          <table:table-cell office:value-type="float" office:value="742" table:style-name="ce1">
            <text:p>742</text:p>
          </table:table-cell>
          <table:table-cell office:value-type="float" office:value="2" table:style-name="ce1">
            <text:p>2</text:p>
          </table:table-cell>
          <table:table-cell office:value-type="float" office:value="1225.5999999999999" table:style-name="ce1">
            <text:p>1225,6</text:p>
          </table:table-cell>
          <table:table-cell office:value-type="float" office:value="3.56E-2" table:style-name="ce1">
            <text:p>0,0356</text:p>
          </table:table-cell>
          <table:table-cell office:value-type="float" office:value="777.13" table:style-name="ce1">
            <text:p>777,13</text:p>
          </table:table-cell>
          <table:table-cell office:value-type="float" office:value="2.0500000000000001E-2" table:style-name="ce1">
            <text:p>0,0205</text:p>
          </table:table-cell>
          <table:table-cell office:value-type="float" office:value="1230.9000000000001" table:style-name="ce1">
            <text:p>1230,9</text:p>
          </table:table-cell>
          <table:table-cell office:value-type="float" office:value="0.14799999999999999" table:style-name="ce1">
            <text:p>0,148</text:p>
          </table:table-cell>
          <table:table-cell office:value-type="float" office:value="780.14" table:style-name="ce1">
            <text:p>780,14</text:p>
          </table:table-cell>
          <table:table-cell office:value-type="float" office:value="0.53800000000000003" table:style-name="ce1">
            <text:p>0,538</text:p>
          </table:table-cell>
          <table:table-cell office:value-type="float" office:value="1234.5999999999999" table:style-name="ce1">
            <text:p>1234,6</text:p>
          </table:table-cell>
          <table:table-cell office:value-type="float" office:value="7.2700000000000001E-2" table:style-name="ce1">
            <text:p>0,0727</text:p>
          </table:table-cell>
          <table:table-cell office:value-type="float" office:value="778.65" table:style-name="ce1">
            <text:p>778,65</text:p>
          </table:table-cell>
          <table:table-cell office:value-type="float" office:value="3.7600000000000001E-2" table:style-name="ce1">
            <text:p>0,0376</text:p>
          </table:table-cell>
          <table:table-cell office:value-type="float" office:value="1222.2" table:style-name="ce1">
            <text:p>1222,2</text:p>
          </table:table-cell>
          <table:table-cell office:value-type="float" office:value="0.39" table:style-name="ce1">
            <text:p>0,39</text:p>
          </table:table-cell>
          <table:table-cell office:value-type="float" office:value="769.76" table:style-name="ce1">
            <text:p>769,76</text:p>
          </table:table-cell>
          <table:table-cell office:value-type="float" office:value="0.24" table:style-name="ce1">
            <text:p>0,24</text:p>
          </table:table-cell>
          <table:table-cell office:value-type="float" office:value="1231" table:style-name="ce1">
            <text:p>1231</text:p>
          </table:table-cell>
          <table:table-cell office:value-type="float" office:value="0.2" table:style-name="ce1">
            <text:p>0,2</text:p>
          </table:table-cell>
          <table:table-cell office:value-type="float" office:value="772.64" table:style-name="ce1">
            <text:p>772,64</text:p>
          </table:table-cell>
          <table:table-cell office:value-type="float" office:value="0.249" table:style-name="ce1">
            <text:p>0,249</text:p>
          </table:table-cell>
          <table:table-cell office:value-type="float" office:value="1240.2" table:style-name="ce1">
            <text:p>1240,2</text:p>
          </table:table-cell>
          <table:table-cell office:value-type="float" office:value="8.9099999999999999E-2" table:style-name="ce1">
            <text:p>0,0891</text:p>
          </table:table-cell>
          <table:table-cell office:value-type="float" office:value="771.37" table:style-name="ce1">
            <text:p>771,37</text:p>
          </table:table-cell>
          <table:table-cell office:value-type="float" office:value="0.221" table:style-name="ce1">
            <text:p>0,221</text:p>
          </table:table-cell>
          <table:table-cell office:value-type="float" office:value="1241" table:style-name="ce1">
            <text:p>1241</text:p>
          </table:table-cell>
          <table:table-cell office:value-type="float" office:value="0.5" table:style-name="ce1">
            <text:p>0,5</text:p>
          </table:table-cell>
          <table:table-cell office:value-type="float" office:value="768" table:style-name="ce1">
            <text:p>768</text:p>
          </table:table-cell>
          <table:table-cell office:value-type="float" office:value="0.5" table:style-name="ce1">
            <text:p>0,5</text:p>
          </table:table-cell>
          <table:table-cell office:value-type="float" office:value="1247.7" table:style-name="ce1">
            <text:p>1247,7</text:p>
          </table:table-cell>
          <table:table-cell office:value-type="float" office:value="0.53500000000000003" table:style-name="ce1">
            <text:p>0,535</text:p>
          </table:table-cell>
          <table:table-cell office:value-type="float" office:value="761.85" table:style-name="ce1">
            <text:p>761,85</text:p>
          </table:table-cell>
          <table:table-cell office:value-type="float" office:value="0.621" table:style-name="ce1">
            <text:p>0,621</text:p>
          </table:table-cell>
          <table:table-cell office:value-type="float" office:value="1255.3" table:style-name="ce1">
            <text:p>1255,3</text:p>
          </table:table-cell>
          <table:table-cell office:value-type="float" office:value="8.5699999999999998E-2" table:style-name="ce1">
            <text:p>0,0857</text:p>
          </table:table-cell>
          <table:table-cell office:value-type="float" office:value="771.47" table:style-name="ce1">
            <text:p>771,47</text:p>
          </table:table-cell>
          <table:table-cell office:value-type="float" office:value="8.8200000000000001E-2" table:style-name="ce1">
            <text:p>0,0882</text:p>
          </table:table-cell>
          <table:table-cell office:value-type="float" office:value="1264.3" table:style-name="ce1">
            <text:p>1264,3</text:p>
          </table:table-cell>
          <table:table-cell office:value-type="float" office:value="1.5299999999999999E-2" table:style-name="ce1">
            <text:p>0,0153</text:p>
          </table:table-cell>
          <table:table-cell office:value-type="float" office:value="773.08" table:style-name="ce1">
            <text:p>773,08</text:p>
          </table:table-cell>
          <table:table-cell office:value-type="float" office:value="1.41E-2" table:style-name="ce1">
            <text:p>0,0141</text:p>
          </table:table-cell>
          <table:table-cell office:value-type="float" office:value="1208.2" table:style-name="ce1">
            <text:p>1208,2</text:p>
          </table:table-cell>
          <table:table-cell office:value-type="float" office:value="4.02E-2" table:style-name="ce1">
            <text:p>0,0402</text:p>
          </table:table-cell>
          <table:table-cell office:value-type="float" office:value="754.51" table:style-name="ce1">
            <text:p>754,51</text:p>
          </table:table-cell>
          <table:table-cell office:value-type="float" office:value="1.1900000000000001E-2" table:style-name="ce1">
            <text:p>0,0119</text:p>
          </table:table-cell>
          <table:table-cell office:value-type="float" office:value="1214.2" table:style-name="ce1">
            <text:p>1214,2</text:p>
          </table:table-cell>
          <table:table-cell office:value-type="float" office:value="2.0400000000000001E-2" table:style-name="ce1">
            <text:p>0,0204</text:p>
          </table:table-cell>
          <table:table-cell office:value-type="float" office:value="756.54" table:style-name="ce1">
            <text:p>756,54</text:p>
          </table:table-cell>
          <table:table-cell office:value-type="float" office:value="1.41E-2" table:style-name="ce1">
            <text:p>0,0141</text:p>
          </table:table-cell>
          <table:table-cell office:value-type="float" office:value="1255" table:style-name="ce1">
            <text:p>1255</text:p>
          </table:table-cell>
          <table:table-cell office:value-type="float" office:value="0.54200000000000004" table:style-name="ce1">
            <text:p>0,542</text:p>
          </table:table-cell>
          <table:table-cell office:value-type="float" office:value="761.28" table:style-name="ce1">
            <text:p>761,28</text:p>
          </table:table-cell>
          <table:table-cell office:value-type="float" office:value="0.35199999999999998" table:style-name="ce1">
            <text:p>0,352</text:p>
          </table:table-cell>
          <table:table-cell office:value-type="float" office:value="1256.2" table:style-name="ce1">
            <text:p>1256,2</text:p>
          </table:table-cell>
          <table:table-cell office:value-type="float" office:value="8.9700000000000002E-2" table:style-name="ce1">
            <text:p>0,0897</text:p>
          </table:table-cell>
          <table:table-cell office:value-type="float" office:value="755.17" table:style-name="ce1">
            <text:p>755,17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66.8" table:style-name="ce1">
            <text:p>1266,8</text:p>
          </table:table-cell>
          <table:table-cell office:value-type="float" office:value="2.5399999999999999E-2" table:style-name="ce1">
            <text:p>0,0254</text:p>
          </table:table-cell>
          <table:table-cell office:value-type="float" office:value="759.13" table:style-name="ce1">
            <text:p>759,13</text:p>
          </table:table-cell>
          <table:table-cell office:value-type="float" office:value="2.0500000000000001E-2" table:style-name="ce1">
            <text:p>0,0205</text:p>
          </table:table-cell>
          <table:table-cell office:value-type="float" office:value="1274.0999999999999" table:style-name="ce1">
            <text:p>1274,1</text:p>
          </table:table-cell>
          <table:table-cell office:value-type="float" office:value="8.2199999999999995E-2" table:style-name="ce1">
            <text:p>0,0822</text:p>
          </table:table-cell>
          <table:table-cell office:value-type="float" office:value="753.06" table:style-name="ce1">
            <text:p>753,06</text:p>
          </table:table-cell>
          <table:table-cell office:value-type="float" office:value="0.25700000000000001" table:style-name="ce1">
            <text:p>0,257</text:p>
          </table:table-cell>
          <table:table-cell office:value-type="float" office:value="1280.0999999999999" table:style-name="ce1">
            <text:p>1280,1</text:p>
          </table:table-cell>
          <table:table-cell office:value-type="float" office:value="0.246" table:style-name="ce1">
            <text:p>0,246</text:p>
          </table:table-cell>
          <table:table-cell office:value-type="float" office:value="755.86" table:style-name="ce1">
            <text:p>755,86</text:p>
          </table:table-cell>
          <table:table-cell office:value-type="float" office:value="0.61199999999999999" table:style-name="ce1">
            <text:p>0,612</text:p>
          </table:table-cell>
          <table:table-cell office:value-type="float" office:value="1275" table:style-name="ce1">
            <text:p>1275</text:p>
          </table:table-cell>
          <table:table-cell office:value-type="float" office:value="1" table:style-name="ce1">
            <text:p>1</text:p>
          </table:table-cell>
          <table:table-cell office:value-type="float" office:value="753" table:style-name="ce1">
            <text:p>753</text:p>
          </table:table-cell>
          <table:table-cell office:value-type="float" office:value="1" table:style-name="ce1">
            <text:p>1</text:p>
          </table:table-cell>
          <table:table-cell office:value-type="float" office:value="1271.3" table:style-name="ce1">
            <text:p>1271,3</text:p>
          </table:table-cell>
          <table:table-cell office:value-type="float" office:value="2.8199999999999999E-2" table:style-name="ce1">
            <text:p>0,0282</text:p>
          </table:table-cell>
          <table:table-cell office:value-type="float" office:value="746" table:style-name="ce1">
            <text:p>746</text:p>
          </table:table-cell>
          <table:table-cell office:value-type="float" office:value="3.0300000000000001E-2" table:style-name="ce1">
            <text:p>0,0303</text:p>
          </table:table-cell>
          <table:table-cell office:value-type="float" office:value="1262" table:style-name="ce1">
            <text:p>1262</text:p>
          </table:table-cell>
          <table:table-cell office:value-type="float" office:value="0.13100000000000001" table:style-name="ce1">
            <text:p>0,131</text:p>
          </table:table-cell>
          <table:table-cell office:value-type="float" office:value="738.9" table:style-name="ce1">
            <text:p>738,9</text:p>
          </table:table-cell>
          <table:table-cell office:value-type="float" office:value="0.13" table:style-name="ce1">
            <text:p>0,13</text:p>
          </table:table-cell>
          <table:table-cell office:value-type="float" office:value="1247.5" table:style-name="ce1">
            <text:p>1247,5</text:p>
          </table:table-cell>
          <table:table-cell office:value-type="float" office:value="0.189" table:style-name="ce1">
            <text:p>0,189</text:p>
          </table:table-cell>
          <table:table-cell office:value-type="float" office:value="749.76" table:style-name="ce1">
            <text:p>749,76</text:p>
          </table:table-cell>
          <table:table-cell office:value-type="float" office:value="4.4699999999999997E-2" table:style-name="ce1">
            <text:p>0,0447</text:p>
          </table:table-cell>
          <table:table-cell office:value-type="float" office:value="1216.5" table:style-name="ce1">
            <text:p>1216,5</text:p>
          </table:table-cell>
          <table:table-cell office:value-type="float" office:value="0.36" table:style-name="ce1">
            <text:p>0,36</text:p>
          </table:table-cell>
          <table:table-cell office:value-type="float" office:value="744.14" table:style-name="ce1">
            <text:p>744,14</text:p>
          </table:table-cell>
          <table:table-cell office:value-type="float" office:value="1.5" table:style-name="ce1">
            <text:p>1,5</text:p>
          </table:table-cell>
          <table:table-cell office:value-type="float" office:value="1213" table:style-name="ce1">
            <text:p>1213</text:p>
          </table:table-cell>
          <table:table-cell office:value-type="float" office:value="0.45600000000000002" table:style-name="ce1">
            <text:p>0,456</text:p>
          </table:table-cell>
          <table:table-cell office:value-type="float" office:value="733.99" table:style-name="ce1">
            <text:p>733,99</text:p>
          </table:table-cell>
          <table:table-cell office:value-type="float" office:value="0.51600000000000001" table:style-name="ce1">
            <text:p>0,516</text:p>
          </table:table-cell>
          <table:table-cell office:value-type="float" office:value="1211" table:style-name="ce1">
            <text:p>1211</text:p>
          </table:table-cell>
          <table:table-cell office:value-type="float" office:value="1" table:style-name="ce1">
            <text:p>1</text:p>
          </table:table-cell>
          <table:table-cell office:value-type="float" office:value="725" table:style-name="ce1">
            <text:p>725</text:p>
          </table:table-cell>
          <table:table-cell office:value-type="float" office:value="1" table:style-name="ce1">
            <text:p>1</text:p>
          </table:table-cell>
          <table:table-cell office:value-type="float" office:value="1230.7" table:style-name="ce1">
            <text:p>1230,7</text:p>
          </table:table-cell>
          <table:table-cell office:value-type="float" office:value="3.4099999999999998E-2" table:style-name="ce1">
            <text:p>0,0341</text:p>
          </table:table-cell>
          <table:table-cell office:value-type="float" office:value="727.22" table:style-name="ce1">
            <text:p>727,22</text:p>
          </table:table-cell>
          <table:table-cell office:value-type="float" office:value="7.7600000000000002E-2" table:style-name="ce1">
            <text:p>0,0776</text:p>
          </table:table-cell>
          <table:table-cell office:value-type="float" office:value="1239.0999999999999" table:style-name="ce1">
            <text:p>1239,1</text:p>
          </table:table-cell>
          <table:table-cell office:value-type="float" office:value="2.7799999999999998E-2" table:style-name="ce1">
            <text:p>0,0278</text:p>
          </table:table-cell>
          <table:table-cell office:value-type="float" office:value="723.58" table:style-name="ce1">
            <text:p>723,58</text:p>
          </table:table-cell>
          <table:table-cell office:value-type="float" office:value="2.1600000000000001E-2" table:style-name="ce1">
            <text:p>0,0216</text:p>
          </table:table-cell>
          <table:table-cell office:value-type="float" office:value="1239.3" table:style-name="ce1">
            <text:p>1239,3</text:p>
          </table:table-cell>
          <table:table-cell office:value-type="float" office:value="0.152" table:style-name="ce1">
            <text:p>0,152</text:p>
          </table:table-cell>
          <table:table-cell office:value-type="float" office:value="731.28" table:style-name="ce1">
            <text:p>731,28</text:p>
          </table:table-cell>
          <table:table-cell office:value-type="float" office:value="0.27300000000000002" table:style-name="ce1">
            <text:p>0,273</text:p>
          </table:table-cell>
          <table:table-cell office:value-type="float" office:value="1240.4000000000001" table:style-name="ce1">
            <text:p>1240,4</text:p>
          </table:table-cell>
          <table:table-cell office:value-type="float" office:value="0.52700000000000002" table:style-name="ce1">
            <text:p>0,527</text:p>
          </table:table-cell>
          <table:table-cell office:value-type="float" office:value="733.06" table:style-name="ce1">
            <text:p>733,06</text:p>
          </table:table-cell>
          <table:table-cell office:value-type="float" office:value="0.42399999999999999" table:style-name="ce1">
            <text:p>0,424</text:p>
          </table:table-cell>
          <table:table-cell office:value-type="float" office:value="1248" table:style-name="ce1">
            <text:p>1248</text:p>
          </table:table-cell>
          <table:table-cell office:value-type="float" office:value="6.0900000000000003E-2" table:style-name="ce1">
            <text:p>0,0609</text:p>
          </table:table-cell>
          <table:table-cell office:value-type="float" office:value="730.95" table:style-name="ce1">
            <text:p>730,95</text:p>
          </table:table-cell>
          <table:table-cell office:value-type="float" office:value="5.7599999999999998E-2" table:style-name="ce1">
            <text:p>0,0576</text:p>
          </table:table-cell>
          <table:table-cell table:number-columns-repeated="4" table:style-name="ce1"/>
          <table:table-cell office:value-type="float" office:value="1253.7" table:style-name="ce1">
            <text:p>1253,7</text:p>
          </table:table-cell>
          <table:table-cell office:value-type="float" office:value="2.98E-2" table:style-name="ce1">
            <text:p>0,0298</text:p>
          </table:table-cell>
          <table:table-cell office:value-type="float" office:value="740.98" table:style-name="ce1">
            <text:p>740,98</text:p>
          </table:table-cell>
          <table:table-cell office:value-type="float" office:value="2.58E-2" table:style-name="ce1">
            <text:p>0,0258</text:p>
          </table:table-cell>
          <table:table-cell office:value-type="float" office:value="1225.9000000000001" table:style-name="ce1">
            <text:p>1225,9</text:p>
          </table:table-cell>
          <table:table-cell office:value-type="float" office:value="0.15" table:style-name="ce1">
            <text:p>0,15</text:p>
          </table:table-cell>
          <table:table-cell office:value-type="float" office:value="722.78" table:style-name="ce1">
            <text:p>722,78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1248" table:style-name="ce9">
            <text:p>1248</text:p>
          </table:table-cell>
          <table:table-cell office:value-type="float" office:value="0.33" table:style-name="ce9">
            <text:p>0,33</text:p>
          </table:table-cell>
          <table:table-cell office:value-type="float" office:value="760.76" table:style-name="ce9">
            <text:p>760,76</text:p>
          </table:table-cell>
          <table:table-cell office:value-type="float" office:value="0.26" table:style-name="ce9">
            <text:p>0,26</text:p>
          </table:table-cell>
          <table:table-cell office:value-type="float" office:value="1215" table:style-name="ce1">
            <text:p>1215</text:p>
          </table:table-cell>
          <table:table-cell office:value-type="float" office:value="1" table:style-name="ce1">
            <text:p>1</text:p>
          </table:table-cell>
          <table:table-cell office:value-type="float" office:value="739" table:style-name="ce1">
            <text:p>739</text:p>
          </table:table-cell>
          <table:table-cell office:value-type="float" office:value="1" table:style-name="ce1">
            <text:p>1</text:p>
          </table:table-cell>
          <table:table-cell office:value-type="float" office:value="1208.0999999999999" table:style-name="ce1">
            <text:p>1208,1</text:p>
          </table:table-cell>
          <table:table-cell office:value-type="float" office:value="710.94" table:style-name="ce1">
            <text:p>710,94</text:p>
          </table:table-cell>
          <table:table-cell office:value-type="float" office:value="0.09" table:style-name="ce1">
            <text:p>0,09</text:p>
          </table:table-cell>
          <table:table-cell office:value-type="float" office:value="0.06" table:style-name="ce1">
            <text:p>0,06</text:p>
          </table:table-cell>
          <table:table-cell office:value-type="float" office:value="1228.4000000000001" table:style-name="ce1">
            <text:p>1228,4</text:p>
          </table:table-cell>
          <table:table-cell office:value-type="float" office:value="713.99" table:style-name="ce1">
            <text:p>713,99</text:p>
          </table:table-cell>
          <table:table-cell office:value-type="float" office:value="0.31" table:style-name="ce1">
            <text:p>0,31</text:p>
          </table:table-cell>
          <table:table-cell office:value-type="float" office:value="0.13" table:style-name="ce1">
            <text:p>0,13</text:p>
          </table:table-cell>
          <table:table-cell office:value-type="float" office:value="1228.5" table:style-name="ce1">
            <text:p>1228,5</text:p>
          </table:table-cell>
          <table:table-cell office:value-type="float" office:value="734.73" table:style-name="ce1">
            <text:p>734,73</text:p>
          </table:table-cell>
          <table:table-cell office:value-type="float" office:value="0.48" table:style-name="ce1">
            <text:p>0,48</text:p>
          </table:table-cell>
          <table:table-cell office:value-type="float" office:value="0.15" table:style-name="ce1">
            <text:p>0,15</text:p>
          </table:table-cell>
          <table:table-cell office:value-type="float" office:value="1216.2" table:style-name="ce1">
            <text:p>1216,2</text:p>
          </table:table-cell>
          <table:table-cell office:value-type="float" office:value="744.45" table:style-name="ce1">
            <text:p>744,45</text:p>
          </table:table-cell>
          <table:table-cell office:value-type="float" office:value="0.16" table:style-name="ce1">
            <text:p>0,16</text:p>
          </table:table-cell>
          <table:table-cell office:value-type="float" office:value="0.24" table:style-name="ce1">
            <text:p>0,24</text:p>
          </table:table-cell>
          <table:table-cell office:value-type="float" office:value="1218.9000000000001" table:style-name="ce1">
            <text:p>1218,9</text:p>
          </table:table-cell>
          <table:table-cell office:value-type="float" office:value="736.46" table:style-name="ce1">
            <text:p>736,46</text:p>
          </table:table-cell>
          <table:table-cell office:value-type="float" office:value="0.11" table:style-name="ce1">
            <text:p>0,11</text:p>
          </table:table-cell>
          <table:table-cell office:value-type="float" office:value="0.22" table:style-name="ce1">
            <text:p>0,22</text:p>
          </table:table-cell>
          <table:table-cell table:number-columns-repeated="16183"/>
        </table:table-row>
        <table:table-row table:style-name="ro1">
          <table:table-cell office:value-type="date" office:date-value="2003-05-10T00:00:00" table:style-name="ce7">
            <text:p>2003-05-10</text:p>
          </table:table-cell>
          <table:table-cell office:value-type="float" office:value="873.79" table:style-name="ce1">
            <text:p>873,79</text:p>
          </table:table-cell>
          <table:table-cell office:value-type="float" office:value="0.04" table:style-name="ce1">
            <text:p>0,04</text:p>
          </table:table-cell>
          <table:table-cell office:value-type="float" office:value="743.43" table:style-name="ce1">
            <text:p>743,43</text:p>
          </table:table-cell>
          <table:table-cell office:value-type="float" office:value="0.04" table:style-name="ce1">
            <text:p>0,04</text:p>
          </table:table-cell>
          <table:table-cell office:value-type="float" office:value="974.42" table:style-name="ce1">
            <text:p>974,42</text:p>
          </table:table-cell>
          <table:table-cell office:value-type="float" office:value="0.1" table:style-name="ce1">
            <text:p>0,1</text:p>
          </table:table-cell>
          <table:table-cell office:value-type="float" office:value="686.39" table:style-name="ce1">
            <text:p>686,39</text:p>
          </table:table-cell>
          <table:table-cell office:value-type="float" office:value="0.1" table:style-name="ce1">
            <text:p>0,1</text:p>
          </table:table-cell>
          <table:table-cell office:value-type="float" office:value="982.09" table:style-name="ce1">
            <text:p>982,09</text:p>
          </table:table-cell>
          <table:table-cell office:value-type="float" office:value="0.04" table:style-name="ce1">
            <text:p>0,04</text:p>
          </table:table-cell>
          <table:table-cell office:value-type="float" office:value="695.06" table:style-name="ce1">
            <text:p>695,06</text:p>
          </table:table-cell>
          <table:table-cell office:value-type="float" office:value="0.03" table:style-name="ce1">
            <text:p>0,03</text:p>
          </table:table-cell>
          <table:table-cell office:value-type="float" office:value="989.62" table:style-name="ce1">
            <text:p>989,6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04.04" table:style-name="ce1">
            <text:p>704,04</text:p>
          </table:table-cell>
          <table:table-cell office:value-type="float" office:value="0.05" table:style-name="ce1">
            <text:p>0,05</text:p>
          </table:table-cell>
          <table:table-cell office:value-type="float" office:value="982.75" table:style-name="ce1">
            <text:p>982,75</text:p>
          </table:table-cell>
          <table:table-cell office:value-type="float" office:value="0.04" table:style-name="ce1">
            <text:p>0,04</text:p>
          </table:table-cell>
          <table:table-cell office:value-type="float" office:value="709.72" table:style-name="ce1">
            <text:p>709,72</text:p>
          </table:table-cell>
          <table:table-cell office:value-type="float" office:value="0.03" table:style-name="ce1">
            <text:p>0,03</text:p>
          </table:table-cell>
          <table:table-cell office:value-type="float" office:value="981.74" table:style-name="ce1">
            <text:p>981,74</text:p>
          </table:table-cell>
          <table:table-cell office:value-type="float" office:value="0.1" table:style-name="ce1">
            <text:p>0,1</text:p>
          </table:table-cell>
          <table:table-cell office:value-type="float" office:value="703.63" table:style-name="ce1">
            <text:p>703,6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91.94" table:style-name="ce1">
            <text:p>991,94</text:p>
          </table:table-cell>
          <table:table-cell office:value-type="float" office:value="0.09" table:style-name="ce1">
            <text:p>0,09</text:p>
          </table:table-cell>
          <table:table-cell office:value-type="float" office:value="710.72" table:style-name="ce1">
            <text:p>710,72</text:p>
          </table:table-cell>
          <table:table-cell office:value-type="float" office:value="0.06" table:style-name="ce1">
            <text:p>0,06</text:p>
          </table:table-cell>
          <table:table-cell office:value-type="float" office:value="990.16" table:style-name="ce1">
            <text:p>990,16</text:p>
          </table:table-cell>
          <table:table-cell office:value-type="float" office:value="0.04" table:style-name="ce1">
            <text:p>0,04</text:p>
          </table:table-cell>
          <table:table-cell office:value-type="float" office:value="716.98" table:style-name="ce1">
            <text:p>716,98</text:p>
          </table:table-cell>
          <table:table-cell office:value-type="float" office:value="0.05" table:style-name="ce1">
            <text:p>0,05</text:p>
          </table:table-cell>
          <table:table-cell office:value-type="float" office:value="974.93" table:style-name="ce1">
            <text:p>974,93</text:p>
          </table:table-cell>
          <table:table-cell office:value-type="float" office:value="0.1" table:style-name="ce1">
            <text:p>0,1</text:p>
          </table:table-cell>
          <table:table-cell office:value-type="float" office:value="708.16" table:style-name="ce1">
            <text:p>708,1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87.93" table:style-name="ce1">
            <text:p>987,93</text:p>
          </table:table-cell>
          <table:table-cell office:value-type="float" office:value="0.21" table:style-name="ce1">
            <text:p>0,21</text:p>
          </table:table-cell>
          <table:table-cell office:value-type="float" office:value="695.36" table:style-name="ce1">
            <text:p>695,3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978.63" table:style-name="ce1">
            <text:p>978,63</text:p>
          </table:table-cell>
          <table:table-cell office:value-type="float" office:value="3.4299999999999997E-2" table:style-name="ce1">
            <text:p>0,0343</text:p>
          </table:table-cell>
          <table:table-cell office:value-type="float" office:value="730.78" table:style-name="ce1">
            <text:p>730,78</text:p>
          </table:table-cell>
          <table:table-cell office:value-type="float" office:value="3.1899999999999998E-2" table:style-name="ce1">
            <text:p>0,0319</text:p>
          </table:table-cell>
          <table:table-cell office:value-type="float" office:value="983.96" table:style-name="ce1">
            <text:p>983,96</text:p>
          </table:table-cell>
          <table:table-cell office:value-type="float" office:value="0.19600000000000001" table:style-name="ce1">
            <text:p>0,196</text:p>
          </table:table-cell>
          <table:table-cell office:value-type="float" office:value="735.33" table:style-name="ce1">
            <text:p>735,33</text:p>
          </table:table-cell>
          <table:table-cell office:value-type="float" office:value="0.39200000000000002" table:style-name="ce1">
            <text:p>0,392</text:p>
          </table:table-cell>
          <table:table-cell office:value-type="float" office:value="988.54" table:style-name="ce1">
            <text:p>988,54</text:p>
          </table:table-cell>
          <table:table-cell office:value-type="float" office:value="0.14499999999999999" table:style-name="ce1">
            <text:p>0,145</text:p>
          </table:table-cell>
          <table:table-cell office:value-type="float" office:value="723.11" table:style-name="ce1">
            <text:p>723,11</text:p>
          </table:table-cell>
          <table:table-cell office:value-type="float" office:value="7.8200000000000006E-2" table:style-name="ce1">
            <text:p>0,0782</text:p>
          </table:table-cell>
          <table:table-cell office:value-type="float" office:value="975.07" table:style-name="ce1">
            <text:p>975,07</text:p>
          </table:table-cell>
          <table:table-cell office:value-type="float" office:value="0.64" table:style-name="ce1">
            <text:p>0,64</text:p>
          </table:table-cell>
          <table:table-cell office:value-type="float" office:value="723.28" table:style-name="ce1">
            <text:p>723,28</text:p>
          </table:table-cell>
          <table:table-cell office:value-type="float" office:value="0.43099999999999999" table:style-name="ce1">
            <text:p>0,431</text:p>
          </table:table-cell>
          <table:table-cell office:value-type="float" office:value="984.09" table:style-name="ce1">
            <text:p>984,09</text:p>
          </table:table-cell>
          <table:table-cell office:value-type="float" office:value="5.7599999999999998E-2" table:style-name="ce1">
            <text:p>0,0576</text:p>
          </table:table-cell>
          <table:table-cell office:value-type="float" office:value="725.65" table:style-name="ce1">
            <text:p>725,65</text:p>
          </table:table-cell>
          <table:table-cell office:value-type="float" office:value="8.1100000000000005E-2" table:style-name="ce1">
            <text:p>0,0811</text:p>
          </table:table-cell>
          <table:table-cell office:value-type="float" office:value="992.89" table:style-name="ce1">
            <text:p>992,89</text:p>
          </table:table-cell>
          <table:table-cell office:value-type="float" office:value="0.128" table:style-name="ce1">
            <text:p>0,128</text:p>
          </table:table-cell>
          <table:table-cell office:value-type="float" office:value="725.53" table:style-name="ce1">
            <text:p>725,53</text:p>
          </table:table-cell>
          <table:table-cell office:value-type="float" office:value="0.13800000000000001" table:style-name="ce1">
            <text:p>0,138</text:p>
          </table:table-cell>
          <table:table-cell office:value-type="float" office:value="994.67" table:style-name="ce1">
            <text:p>994,67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721.76" table:style-name="ce1">
            <text:p>721,76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994.98" table:style-name="ce1">
            <text:p>994,98</text:p>
          </table:table-cell>
          <table:table-cell office:value-type="float" office:value="8.3500000000000005E-2" table:style-name="ce1">
            <text:p>0,0835</text:p>
          </table:table-cell>
          <table:table-cell office:value-type="float" office:value="721.57" table:style-name="ce1">
            <text:p>721,57</text:p>
          </table:table-cell>
          <table:table-cell office:value-type="float" office:value="0.115" table:style-name="ce1">
            <text:p>0,115</text:p>
          </table:table-cell>
          <table:table-cell office:value-type="float" office:value="1008.3" table:style-name="ce1">
            <text:p>1008,3</text:p>
          </table:table-cell>
          <table:table-cell office:value-type="float" office:value="0.254" table:style-name="ce1">
            <text:p>0,254</text:p>
          </table:table-cell>
          <table:table-cell office:value-type="float" office:value="725.37" table:style-name="ce1">
            <text:p>725,37</text:p>
          </table:table-cell>
          <table:table-cell office:value-type="float" office:value="0.48699999999999999" table:style-name="ce1">
            <text:p>0,487</text:p>
          </table:table-cell>
          <table:table-cell office:value-type="float" office:value="1017.1" table:style-name="ce1">
            <text:p>1017,1</text:p>
          </table:table-cell>
          <table:table-cell office:value-type="float" office:value="3.8600000000000002E-2" table:style-name="ce1">
            <text:p>0,0386</text:p>
          </table:table-cell>
          <table:table-cell office:value-type="float" office:value="726.26" table:style-name="ce1">
            <text:p>726,26</text:p>
          </table:table-cell>
          <table:table-cell office:value-type="float" office:value="3.6200000000000003E-2" table:style-name="ce1">
            <text:p>0,0362</text:p>
          </table:table-cell>
          <table:table-cell office:value-type="float" office:value="961.09" table:style-name="ce1">
            <text:p>961,09</text:p>
          </table:table-cell>
          <table:table-cell office:value-type="float" office:value="1.7100000000000001E-2" table:style-name="ce1">
            <text:p>0,0171</text:p>
          </table:table-cell>
          <table:table-cell office:value-type="float" office:value="708.15" table:style-name="ce1">
            <text:p>708,15</text:p>
          </table:table-cell>
          <table:table-cell office:value-type="float" office:value="1.7999999999999999E-2" table:style-name="ce1">
            <text:p>0,018</text:p>
          </table:table-cell>
          <table:table-cell office:value-type="float" office:value="967.2" table:style-name="ce1">
            <text:p>967,2</text:p>
          </table:table-cell>
          <table:table-cell office:value-type="float" office:value="3.1699999999999999E-2" table:style-name="ce1">
            <text:p>0,0317</text:p>
          </table:table-cell>
          <table:table-cell office:value-type="float" office:value="710.15" table:style-name="ce1">
            <text:p>710,15</text:p>
          </table:table-cell>
          <table:table-cell office:value-type="float" office:value="3.0800000000000001E-2" table:style-name="ce1">
            <text:p>0,0308</text:p>
          </table:table-cell>
          <table:table-cell office:value-type="float" office:value="1008.5" table:style-name="ce1">
            <text:p>1008,5</text:p>
          </table:table-cell>
          <table:table-cell office:value-type="float" office:value="9.8299999999999998E-2" table:style-name="ce1">
            <text:p>0,0983</text:p>
          </table:table-cell>
          <table:table-cell office:value-type="float" office:value="714.64" table:style-name="ce1">
            <text:p>714,64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1009.8" table:style-name="ce1">
            <text:p>1009,8</text:p>
          </table:table-cell>
          <table:table-cell office:value-type="float" office:value="0.106" table:style-name="ce1">
            <text:p>0,106</text:p>
          </table:table-cell>
          <table:table-cell office:value-type="float" office:value="709.02" table:style-name="ce1">
            <text:p>709,02</text:p>
          </table:table-cell>
          <table:table-cell office:value-type="float" office:value="5.5199999999999999E-2" table:style-name="ce1">
            <text:p>0,0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19.8" table:style-name="ce1">
            <text:p>1019,8</text:p>
          </table:table-cell>
          <table:table-cell office:value-type="float" office:value="5.2299999999999999E-2" table:style-name="ce1">
            <text:p>0,0523</text:p>
          </table:table-cell>
          <table:table-cell office:value-type="float" office:value="712.91" table:style-name="ce1">
            <text:p>712,91</text:p>
          </table:table-cell>
          <table:table-cell office:value-type="float" office:value="5.5E-2" table:style-name="ce1">
            <text:p>0,055</text:p>
          </table:table-cell>
          <table:table-cell office:value-type="float" office:value="1027.4000000000001" table:style-name="ce1">
            <text:p>1027,4</text:p>
          </table:table-cell>
          <table:table-cell office:value-type="float" office:value="2.87E-2" table:style-name="ce1">
            <text:p>0,0287</text:p>
          </table:table-cell>
          <table:table-cell office:value-type="float" office:value="706.69" table:style-name="ce1">
            <text:p>706,69</text:p>
          </table:table-cell>
          <table:table-cell office:value-type="float" office:value="2.2499999999999999E-2" table:style-name="ce1">
            <text:p>0,0225</text:p>
          </table:table-cell>
          <table:table-cell office:value-type="float" office:value="1033.3" table:style-name="ce1">
            <text:p>1033,3</text:p>
          </table:table-cell>
          <table:table-cell office:value-type="float" office:value="3.6200000000000003E-2" table:style-name="ce1">
            <text:p>0,0362</text:p>
          </table:table-cell>
          <table:table-cell office:value-type="float" office:value="709.79" table:style-name="ce1">
            <text:p>709,79</text:p>
          </table:table-cell>
          <table:table-cell office:value-type="float" office:value="4.0800000000000003E-2" table:style-name="ce1">
            <text:p>0,0408</text:p>
          </table:table-cell>
          <table:table-cell office:value-type="float" office:value="1029" table:style-name="ce1">
            <text:p>1029</text:p>
          </table:table-cell>
          <table:table-cell office:value-type="float" office:value="1" table:style-name="ce1">
            <text:p>1</text:p>
          </table:table-cell>
          <table:table-cell office:value-type="float" office:value="706" table:style-name="ce1">
            <text:p>706</text:p>
          </table:table-cell>
          <table:table-cell office:value-type="float" office:value="1" table:style-name="ce1">
            <text:p>1</text:p>
          </table:table-cell>
          <table:table-cell office:value-type="float" office:value="1024.2" table:style-name="ce1">
            <text:p>1024,2</text:p>
          </table:table-cell>
          <table:table-cell office:value-type="float" office:value="3.4299999999999997E-2" table:style-name="ce1">
            <text:p>0,0343</text:p>
          </table:table-cell>
          <table:table-cell office:value-type="float" office:value="699.47" table:style-name="ce1">
            <text:p>699,47</text:p>
          </table:table-cell>
          <table:table-cell office:value-type="float" office:value="4.6100000000000002E-2" table:style-name="ce1">
            <text:p>0,0461</text:p>
          </table:table-cell>
          <table:table-cell office:value-type="float" office:value="1015.4" table:style-name="ce1">
            <text:p>1015,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692.3" table:style-name="ce1">
            <text:p>692,3</text:p>
          </table:table-cell>
          <table:table-cell office:value-type="float" office:value="0.111" table:style-name="ce1">
            <text:p>0,111</text:p>
          </table:table-cell>
          <table:table-cell office:value-type="float" office:value="1000.7" table:style-name="ce1">
            <text:p>1000,7</text:p>
          </table:table-cell>
          <table:table-cell office:value-type="float" office:value="0.155" table:style-name="ce1">
            <text:p>0,155</text:p>
          </table:table-cell>
          <table:table-cell office:value-type="float" office:value="703.49" table:style-name="ce1">
            <text:p>703,49</text:p>
          </table:table-cell>
          <table:table-cell office:value-type="float" office:value="6.0999999999999999E-2" table:style-name="ce1">
            <text:p>0,061</text:p>
          </table:table-cell>
          <table:table-cell office:value-type="float" office:value="969.52" table:style-name="ce1">
            <text:p>969,52</text:p>
          </table:table-cell>
          <table:table-cell office:value-type="float" office:value="6.83E-2" table:style-name="ce1">
            <text:p>0,0683</text:p>
          </table:table-cell>
          <table:table-cell office:value-type="float" office:value="698.48" table:style-name="ce1">
            <text:p>698,48</text:p>
          </table:table-cell>
          <table:table-cell office:value-type="float" office:value="0.13200000000000001" table:style-name="ce1">
            <text:p>0,132</text:p>
          </table:table-cell>
          <table:table-cell office:value-type="float" office:value="966" table:style-name="ce1">
            <text:p>966</text:p>
          </table:table-cell>
          <table:table-cell office:value-type="float" office:value="0.5" table:style-name="ce1">
            <text:p>0,5</text:p>
          </table:table-cell>
          <table:table-cell office:value-type="float" office:value="687" table:style-name="ce1">
            <text:p>687</text:p>
          </table:table-cell>
          <table:table-cell office:value-type="float" office:value="0.5" table:style-name="ce1">
            <text:p>0,5</text:p>
          </table:table-cell>
          <table:table-cell office:value-type="float" office:value="964.53" table:style-name="ce1">
            <text:p>964,53</text:p>
          </table:table-cell>
          <table:table-cell office:value-type="float" office:value="7.3700000000000002E-2" table:style-name="ce1">
            <text:p>0,0737</text:p>
          </table:table-cell>
          <table:table-cell office:value-type="float" office:value="678.91" table:style-name="ce1">
            <text:p>678,91</text:p>
          </table:table-cell>
          <table:table-cell office:value-type="float" office:value="6.4299999999999996E-2" table:style-name="ce1">
            <text:p>0,0643</text:p>
          </table:table-cell>
          <table:table-cell office:value-type="float" office:value="983.89" table:style-name="ce1">
            <text:p>983,89</text:p>
          </table:table-cell>
          <table:table-cell office:value-type="float" office:value="3.1199999999999999E-2" table:style-name="ce1">
            <text:p>0,0312</text:p>
          </table:table-cell>
          <table:table-cell office:value-type="float" office:value="680.54" table:style-name="ce1">
            <text:p>680,54</text:p>
          </table:table-cell>
          <table:table-cell office:value-type="float" office:value="4.2099999999999999E-2" table:style-name="ce1">
            <text:p>0,0421</text:p>
          </table:table-cell>
          <table:table-cell office:value-type="float" office:value="992.34" table:style-name="ce1">
            <text:p>992,34</text:p>
          </table:table-cell>
          <table:table-cell office:value-type="float" office:value="2.1899999999999999E-2" table:style-name="ce1">
            <text:p>0,0219</text:p>
          </table:table-cell>
          <table:table-cell office:value-type="float" office:value="677.22" table:style-name="ce1">
            <text:p>677,22</text:p>
          </table:table-cell>
          <table:table-cell office:value-type="float" office:value="3.5400000000000001E-2" table:style-name="ce1">
            <text:p>0,0354</text:p>
          </table:table-cell>
          <table:table-cell office:value-type="float" office:value="992.79" table:style-name="ce1">
            <text:p>992,79</text:p>
          </table:table-cell>
          <table:table-cell office:value-type="float" office:value="0.67" table:style-name="ce1">
            <text:p>0,67</text:p>
          </table:table-cell>
          <table:table-cell office:value-type="float" office:value="684.43" table:style-name="ce1">
            <text:p>684,43</text:p>
          </table:table-cell>
          <table:table-cell office:value-type="float" office:value="0.11" table:style-name="ce1">
            <text:p>0,11</text:p>
          </table:table-cell>
          <table:table-cell office:value-type="float" office:value="993.95" table:style-name="ce1">
            <text:p>993,95</text:p>
          </table:table-cell>
          <table:table-cell office:value-type="float" office:value="5.4199999999999998E-2" table:style-name="ce1">
            <text:p>0,0542</text:p>
          </table:table-cell>
          <table:table-cell office:value-type="float" office:value="688.39" table:style-name="ce1">
            <text:p>688,39</text:p>
          </table:table-cell>
          <table:table-cell office:value-type="float" office:value="0.14699999999999999" table:style-name="ce1">
            <text:p>0,147</text:p>
          </table:table-cell>
          <table:table-cell office:value-type="float" office:value="1001.1" table:style-name="ce1">
            <text:p>1001,1</text:p>
          </table:table-cell>
          <table:table-cell office:value-type="float" office:value="7.6499999999999999E-2" table:style-name="ce1">
            <text:p>0,0765</text:p>
          </table:table-cell>
          <table:table-cell office:value-type="float" office:value="684.62" table:style-name="ce1">
            <text:p>684,62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1002" table:style-name="ce1">
            <text:p>1002</text:p>
          </table:table-cell>
          <table:table-cell office:value-type="float" office:value="1" table:style-name="ce1">
            <text:p>1</text:p>
          </table:table-cell>
          <table:table-cell office:value-type="float" office:value="683" table:style-name="ce1">
            <text:p>683</text:p>
          </table:table-cell>
          <table:table-cell office:value-type="float" office:value="1" table:style-name="ce1">
            <text:p>1</text:p>
          </table:table-cell>
          <table:table-cell office:value-type="float" office:value="1006.5" table:style-name="ce1">
            <text:p>1006,5</text:p>
          </table:table-cell>
          <table:table-cell office:value-type="float" office:value="1.2E-2" table:style-name="ce1">
            <text:p>0,012</text:p>
          </table:table-cell>
          <table:table-cell office:value-type="float" office:value="694.54" table:style-name="ce1">
            <text:p>694,54</text:p>
          </table:table-cell>
          <table:table-cell office:value-type="float" office:value="1.18E-2" table:style-name="ce1">
            <text:p>0,0118</text:p>
          </table:table-cell>
          <table:table-cell office:value-type="float" office:value="979.01" table:style-name="ce1">
            <text:p>979,01</text:p>
          </table:table-cell>
          <table:table-cell office:value-type="float" office:value="0.50600000000000001" table:style-name="ce1">
            <text:p>0,506</text:p>
          </table:table-cell>
          <table:table-cell office:value-type="float" office:value="676.56" table:style-name="ce1">
            <text:p>676,56</text:p>
          </table:table-cell>
          <table:table-cell office:value-type="float" office:value="9.8900000000000002E-2" table:style-name="ce1">
            <text:p>0,0989</text:p>
          </table:table-cell>
          <table:table-cell office:value-type="float" office:value="1000.8" table:style-name="ce9">
            <text:p>1000,8</text:p>
          </table:table-cell>
          <table:table-cell office:value-type="float" office:value="0.08" table:style-name="ce9">
            <text:p>0,08</text:p>
          </table:table-cell>
          <table:table-cell office:value-type="float" office:value="714.58" table:style-name="ce9">
            <text:p>714,58</text:p>
          </table:table-cell>
          <table:table-cell office:value-type="float" office:value="0.11" table:style-name="ce9">
            <text:p>0,11</text:p>
          </table:table-cell>
          <table:table-cell office:value-type="float" office:value="369.65" table:style-name="ce1">
            <text:p>369,65</text:p>
          </table:table-cell>
          <table:table-cell office:value-type="float" office:value="0.249" table:style-name="ce1">
            <text:p>0,249</text:p>
          </table:table-cell>
          <table:table-cell office:value-type="float" office:value="691.95" table:style-name="ce1">
            <text:p>691,95</text:p>
          </table:table-cell>
          <table:table-cell office:value-type="float" office:value="0.14199999999999999" table:style-name="ce1">
            <text:p>0,142</text:p>
          </table:table-cell>
          <table:table-cell office:value-type="float" office:value="961.54" table:style-name="ce1">
            <text:p>961,54</text:p>
          </table:table-cell>
          <table:table-cell office:value-type="float" office:value="664.01" table:style-name="ce1">
            <text:p>664,01</text:p>
          </table:table-cell>
          <table:table-cell office:value-type="float" office:value="0.08" table:style-name="ce1">
            <text:p>0,08</text:p>
          </table:table-cell>
          <table:table-cell office:value-type="float" office:value="0.77" table:style-name="ce1">
            <text:p>0,77</text:p>
          </table:table-cell>
          <table:table-cell office:value-type="float" office:value="980.6" table:style-name="ce1">
            <text:p>980,6</text:p>
          </table:table-cell>
          <table:table-cell office:value-type="float" office:value="667.73" table:style-name="ce1">
            <text:p>667,73</text:p>
          </table:table-cell>
          <table:table-cell office:value-type="float" office:value="1.86" table:style-name="ce1">
            <text:p>1,86</text:p>
          </table:table-cell>
          <table:table-cell office:value-type="float" office:value="5.97" table:style-name="ce1">
            <text:p>5,97</text:p>
          </table:table-cell>
          <table:table-cell office:value-type="float" office:value="981.44" table:style-name="ce1">
            <text:p>981,44</text:p>
          </table:table-cell>
          <table:table-cell office:value-type="float" office:value="687.99" table:style-name="ce1">
            <text:p>687,99</text:p>
          </table:table-cell>
          <table:table-cell office:value-type="float" office:value="0.16" table:style-name="ce1">
            <text:p>0,16</text:p>
          </table:table-cell>
          <table:table-cell office:value-type="float" office:value="0.35" table:style-name="ce1">
            <text:p>0,35</text:p>
          </table:table-cell>
          <table:table-cell office:value-type="float" office:value="969.62" table:style-name="ce1">
            <text:p>969,62</text:p>
          </table:table-cell>
          <table:table-cell office:value-type="float" office:value="698.43" table:style-name="ce1">
            <text:p>698,43</text:p>
          </table:table-cell>
          <table:table-cell office:value-type="float" office:value="0.08" table:style-name="ce1">
            <text:p>0,08</text:p>
          </table:table-cell>
          <table:table-cell office:value-type="float" office:value="0.1" table:style-name="ce1">
            <text:p>0,1</text:p>
          </table:table-cell>
          <table:table-cell office:value-type="float" office:value="972.22" table:style-name="ce1">
            <text:p>972,22</text:p>
          </table:table-cell>
          <table:table-cell office:value-type="float" office:value="689.99" table:style-name="ce1">
            <text:p>689,99</text:p>
          </table:table-cell>
          <table:table-cell office:value-type="float" office:value="0.11" table:style-name="ce1">
            <text:p>0,11</text:p>
          </table:table-cell>
          <table:table-cell office:value-type="float" office:value="0.16" table:style-name="ce1">
            <text:p>0,16</text:p>
          </table:table-cell>
          <table:table-cell table:number-columns-repeated="16183"/>
        </table:table-row>
        <table:table-row table:style-name="ro1">
          <table:table-cell office:value-type="date" office:date-value="2004-04-25T00:00:00" table:style-name="ce7">
            <text:p>2004-04-25</text:p>
          </table:table-cell>
          <table:table-cell office:value-type="float" office:value="678.01" table:style-name="ce1">
            <text:p>678,0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40.11" table:style-name="ce1">
            <text:p>640,11</text:p>
          </table:table-cell>
          <table:table-cell office:value-type="float" office:value="0.05" table:style-name="ce1">
            <text:p>0,05</text:p>
          </table:table-cell>
          <table:table-cell office:value-type="float" office:value="778.16" table:style-name="ce1">
            <text:p>778,16</text:p>
          </table:table-cell>
          <table:table-cell office:value-type="float" office:value="0.1" table:style-name="ce1">
            <text:p>0,1</text:p>
          </table:table-cell>
          <table:table-cell office:value-type="float" office:value="580.79999999999995" table:style-name="ce1">
            <text:p>580,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785.78" table:style-name="ce1">
            <text:p>785,78</text:p>
          </table:table-cell>
          <table:table-cell office:value-type="float" office:value="0.04" table:style-name="ce1">
            <text:p>0,04</text:p>
          </table:table-cell>
          <table:table-cell office:value-type="float" office:value="589.59" table:style-name="ce1">
            <text:p>589,59</text:p>
          </table:table-cell>
          <table:table-cell office:value-type="float" office:value="0.03" table:style-name="ce1">
            <text:p>0,03</text:p>
          </table:table-cell>
          <table:table-cell office:value-type="float" office:value="793.5" table:style-name="ce1">
            <text:p>793,5</text:p>
          </table:table-cell>
          <table:table-cell office:value-type="float" office:value="0.09" table:style-name="ce1">
            <text:p>0,09</text:p>
          </table:table-cell>
          <table:table-cell office:value-type="float" office:value="598.65" table:style-name="ce1">
            <text:p>598,6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86.52" table:style-name="ce1">
            <text:p>786,52</text:p>
          </table:table-cell>
          <table:table-cell office:value-type="float" office:value="0.05" table:style-name="ce1">
            <text:p>0,05</text:p>
          </table:table-cell>
          <table:table-cell office:value-type="float" office:value="604.21" table:style-name="ce1">
            <text:p>604,21</text:p>
          </table:table-cell>
          <table:table-cell office:value-type="float" office:value="0.04" table:style-name="ce1">
            <text:p>0,04</text:p>
          </table:table-cell>
          <table:table-cell office:value-type="float" office:value="785.46" table:style-name="ce1">
            <text:p>785,46</text:p>
          </table:table-cell>
          <table:table-cell office:value-type="float" office:value="0.09" table:style-name="ce1">
            <text:p>0,09</text:p>
          </table:table-cell>
          <table:table-cell office:value-type="float" office:value="598" table:style-name="ce1">
            <text:p>598</text:p>
          </table:table-cell>
          <table:table-cell office:value-type="float" office:value="0.06" table:style-name="ce1">
            <text:p>0,06</text:p>
          </table:table-cell>
          <table:table-cell office:value-type="float" office:value="795.87" table:style-name="ce1">
            <text:p>795,87</text:p>
          </table:table-cell>
          <table:table-cell office:value-type="float" office:value="0.12" table:style-name="ce1">
            <text:p>0,12</text:p>
          </table:table-cell>
          <table:table-cell office:value-type="float" office:value="605.23" table:style-name="ce1">
            <text:p>605,23</text:p>
          </table:table-cell>
          <table:table-cell office:value-type="float" office:value="0.09" table:style-name="ce1">
            <text:p>0,09</text:p>
          </table:table-cell>
          <table:table-cell office:value-type="float" office:value="793.97" table:style-name="ce1">
            <text:p>793,97</text:p>
          </table:table-cell>
          <table:table-cell office:value-type="float" office:value="0.04" table:style-name="ce1">
            <text:p>0,04</text:p>
          </table:table-cell>
          <table:table-cell office:value-type="float" office:value="611.38" table:style-name="ce1">
            <text:p>611,38</text:p>
          </table:table-cell>
          <table:table-cell office:value-type="float" office:value="0.04" table:style-name="ce1">
            <text:p>0,04</text:p>
          </table:table-cell>
          <table:table-cell office:value-type="float" office:value="778.81" table:style-name="ce1">
            <text:p>778,81</text:p>
          </table:table-cell>
          <table:table-cell office:value-type="float" office:value="0.1" table:style-name="ce1">
            <text:p>0,1</text:p>
          </table:table-cell>
          <table:table-cell office:value-type="float" office:value="602.59" table:style-name="ce1">
            <text:p>602,5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91.77" table:style-name="ce1">
            <text:p>791,77</text:p>
          </table:table-cell>
          <table:table-cell office:value-type="float" office:value="0.25" table:style-name="ce1">
            <text:p>0,25</text:p>
          </table:table-cell>
          <table:table-cell office:value-type="float" office:value="589.54999999999995" table:style-name="ce1">
            <text:p>589,55</text:p>
          </table:table-cell>
          <table:table-cell office:value-type="float" office:value="0.16" table:style-name="ce1">
            <text:p>0,16</text:p>
          </table:table-cell>
          <table:table-cell office:value-type="float" office:value="782.56" table:style-name="ce1">
            <text:p>782,56</text:p>
          </table:table-cell>
          <table:table-cell office:value-type="float" office:value="3.8199999999999998E-2" table:style-name="ce1">
            <text:p>0,0382</text:p>
          </table:table-cell>
          <table:table-cell office:value-type="float" office:value="625.02" table:style-name="ce1">
            <text:p>625,02</text:p>
          </table:table-cell>
          <table:table-cell office:value-type="float" office:value="3.5700000000000003E-2" table:style-name="ce1">
            <text:p>0,0357</text:p>
          </table:table-cell>
          <table:table-cell office:value-type="float" office:value="787.93" table:style-name="ce1">
            <text:p>787,93</text:p>
          </table:table-cell>
          <table:table-cell office:value-type="float" office:value="0.123" table:style-name="ce1">
            <text:p>0,123</text:p>
          </table:table-cell>
          <table:table-cell office:value-type="float" office:value="629.95000000000005" table:style-name="ce1">
            <text:p>629,95</text:p>
          </table:table-cell>
          <table:table-cell office:value-type="float" office:value="0.33200000000000002" table:style-name="ce1">
            <text:p>0,332</text:p>
          </table:table-cell>
          <table:table-cell office:value-type="float" office:value="792.24" table:style-name="ce1">
            <text:p>792,24</text:p>
          </table:table-cell>
          <table:table-cell office:value-type="float" office:value="7.6200000000000004E-2" table:style-name="ce1">
            <text:p>0,0762</text:p>
          </table:table-cell>
          <table:table-cell office:value-type="float" office:value="626.57000000000005" table:style-name="ce1">
            <text:p>626,57</text:p>
          </table:table-cell>
          <table:table-cell office:value-type="float" office:value="3.9699999999999999E-2" table:style-name="ce1">
            <text:p>0,0397</text:p>
          </table:table-cell>
          <table:table-cell office:value-type="float" office:value="778.86" table:style-name="ce1">
            <text:p>778,86</text:p>
          </table:table-cell>
          <table:table-cell office:value-type="float" office:value="0.19600000000000001" table:style-name="ce1">
            <text:p>0,196</text:p>
          </table:table-cell>
          <table:table-cell office:value-type="float" office:value="617.58000000000004" table:style-name="ce1">
            <text:p>617,58</text:p>
          </table:table-cell>
          <table:table-cell office:value-type="float" office:value="0.109" table:style-name="ce1">
            <text:p>0,109</text:p>
          </table:table-cell>
          <table:table-cell office:value-type="float" office:value="787.84" table:style-name="ce1">
            <text:p>787,84</text:p>
          </table:table-cell>
          <table:table-cell office:value-type="float" office:value="0.16500000000000001" table:style-name="ce1">
            <text:p>0,165</text:p>
          </table:table-cell>
          <table:table-cell office:value-type="float" office:value="620.1" table:style-name="ce1">
            <text:p>620,1</text:p>
          </table:table-cell>
          <table:table-cell office:value-type="float" office:value="0.32" table:style-name="ce1">
            <text:p>0,32</text:p>
          </table:table-cell>
          <table:table-cell office:value-type="float" office:value="796.74" table:style-name="ce1">
            <text:p>796,74</text:p>
          </table:table-cell>
          <table:table-cell office:value-type="float" office:value="0.32300000000000001" table:style-name="ce1">
            <text:p>0,323</text:p>
          </table:table-cell>
          <table:table-cell office:value-type="float" office:value="619.99" table:style-name="ce1">
            <text:p>619,99</text:p>
          </table:table-cell>
          <table:table-cell office:value-type="float" office:value="0.32800000000000001" table:style-name="ce1">
            <text:p>0,328</text:p>
          </table:table-cell>
          <table:table-cell office:value-type="float" office:value="798.56" table:style-name="ce1">
            <text:p>798,56</text:p>
          </table:table-cell>
          <table:table-cell office:value-type="float" office:value="0.33300000000000002" table:style-name="ce1">
            <text:p>0,333</text:p>
          </table:table-cell>
          <table:table-cell office:value-type="float" office:value="616.41999999999996" table:style-name="ce1">
            <text:p>616,42</text:p>
          </table:table-cell>
          <table:table-cell office:value-type="float" office:value="0.33500000000000002" table:style-name="ce1">
            <text:p>0,335</text:p>
          </table:table-cell>
          <table:table-cell office:value-type="float" office:value="806.32" table:style-name="ce1">
            <text:p>806,32</text:p>
          </table:table-cell>
          <table:table-cell office:value-type="float" office:value="0.193" table:style-name="ce1">
            <text:p>0,193</text:p>
          </table:table-cell>
          <table:table-cell office:value-type="float" office:value="613.13" table:style-name="ce1">
            <text:p>613,13</text:p>
          </table:table-cell>
          <table:table-cell office:value-type="float" office:value="0.27100000000000002" table:style-name="ce1">
            <text:p>0,271</text:p>
          </table:table-cell>
          <table:table-cell office:value-type="float" office:value="812.07" table:style-name="ce1">
            <text:p>812,07</text:p>
          </table:table-cell>
          <table:table-cell office:value-type="float" office:value="0.11" table:style-name="ce1">
            <text:p>0,11</text:p>
          </table:table-cell>
          <table:table-cell office:value-type="float" office:value="619.20000000000005" table:style-name="ce1">
            <text:p>619,2</text:p>
          </table:table-cell>
          <table:table-cell office:value-type="float" office:value="0.13900000000000001" table:style-name="ce1">
            <text:p>0,139</text:p>
          </table:table-cell>
          <table:table-cell office:value-type="float" office:value="820.87" table:style-name="ce1">
            <text:p>820,87</text:p>
          </table:table-cell>
          <table:table-cell office:value-type="float" office:value="4.7E-2" table:style-name="ce1">
            <text:p>0,047</text:p>
          </table:table-cell>
          <table:table-cell office:value-type="float" office:value="620.16999999999996" table:style-name="ce1">
            <text:p>620,17</text:p>
          </table:table-cell>
          <table:table-cell office:value-type="float" office:value="4.4600000000000001E-2" table:style-name="ce1">
            <text:p>0,0446</text:p>
          </table:table-cell>
          <table:table-cell office:value-type="float" office:value="764.93" table:style-name="ce1">
            <text:p>764,93</text:p>
          </table:table-cell>
          <table:table-cell office:value-type="float" office:value="3.6400000000000002E-2" table:style-name="ce1">
            <text:p>0,0364</text:p>
          </table:table-cell>
          <table:table-cell office:value-type="float" office:value="602.41999999999996" table:style-name="ce1">
            <text:p>602,42</text:p>
          </table:table-cell>
          <table:table-cell office:value-type="float" office:value="3.6200000000000003E-2" table:style-name="ce1">
            <text:p>0,0362</text:p>
          </table:table-cell>
          <table:table-cell office:value-type="float" office:value="770.9" table:style-name="ce1">
            <text:p>770,9</text:p>
          </table:table-cell>
          <table:table-cell office:value-type="float" office:value="6.1800000000000001E-2" table:style-name="ce1">
            <text:p>0,0618</text:p>
          </table:table-cell>
          <table:table-cell office:value-type="float" office:value="604.19000000000005" table:style-name="ce1">
            <text:p>604,19</text:p>
          </table:table-cell>
          <table:table-cell office:value-type="float" office:value="6.0299999999999999E-2" table:style-name="ce1">
            <text:p>0,0603</text:p>
          </table:table-cell>
          <table:table-cell office:value-type="float" office:value="812.4" table:style-name="ce1">
            <text:p>812,4</text:p>
          </table:table-cell>
          <table:table-cell office:value-type="float" office:value="7.8600000000000003E-2" table:style-name="ce1">
            <text:p>0,0786</text:p>
          </table:table-cell>
          <table:table-cell office:value-type="float" office:value="609.41" table:style-name="ce1">
            <text:p>609,41</text:p>
          </table:table-cell>
          <table:table-cell office:value-type="float" office:value="8.5400000000000004E-2" table:style-name="ce1">
            <text:p>0,0854</text:p>
          </table:table-cell>
          <table:table-cell office:value-type="float" office:value="814.2" table:style-name="ce1">
            <text:p>814,2</text:p>
          </table:table-cell>
          <table:table-cell office:value-type="float" office:value="9.8199999999999996E-2" table:style-name="ce1">
            <text:p>0,0982</text:p>
          </table:table-cell>
          <table:table-cell office:value-type="float" office:value="603.67999999999995" table:style-name="ce1">
            <text:p>603,68</text:p>
          </table:table-cell>
          <table:table-cell office:value-type="float" office:value="7.4800000000000005E-2" table:style-name="ce1">
            <text:p>0,0748</text:p>
          </table:table-cell>
          <table:table-cell office:value-type="float" office:value="810.08" table:style-name="ce1">
            <text:p>810,08</text:p>
          </table:table-cell>
          <table:table-cell office:value-type="float" office:value="0.27900000000000003" table:style-name="ce1">
            <text:p>0,279</text:p>
          </table:table-cell>
          <table:table-cell office:value-type="float" office:value="602.35" table:style-name="ce1">
            <text:p>602,35</text:p>
          </table:table-cell>
          <table:table-cell office:value-type="float" office:value="0.28100000000000003" table:style-name="ce1">
            <text:p>0,281</text:p>
          </table:table-cell>
          <table:table-cell office:value-type="float" office:value="823.42" table:style-name="ce1">
            <text:p>823,42</text:p>
          </table:table-cell>
          <table:table-cell office:value-type="float" office:value="8.1500000000000003E-2" table:style-name="ce1">
            <text:p>0,0815</text:p>
          </table:table-cell>
          <table:table-cell office:value-type="float" office:value="607.19000000000005" table:style-name="ce1">
            <text:p>607,19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30.81" table:style-name="ce1">
            <text:p>830,81</text:p>
          </table:table-cell>
          <table:table-cell office:value-type="float" office:value="6.3899999999999998E-2" table:style-name="ce1">
            <text:p>0,0639</text:p>
          </table:table-cell>
          <table:table-cell office:value-type="float" office:value="601.05999999999995" table:style-name="ce1">
            <text:p>601,06</text:p>
          </table:table-cell>
          <table:table-cell office:value-type="float" office:value="4.7600000000000003E-2" table:style-name="ce1">
            <text:p>0,0476</text:p>
          </table:table-cell>
          <table:table-cell office:value-type="float" office:value="837.46" table:style-name="ce1">
            <text:p>837,46</text:p>
          </table:table-cell>
          <table:table-cell office:value-type="float" office:value="0.129" table:style-name="ce1">
            <text:p>0,129</text:p>
          </table:table-cell>
          <table:table-cell office:value-type="float" office:value="603.92999999999995" table:style-name="ce1">
            <text:p>603,93</text:p>
          </table:table-cell>
          <table:table-cell office:value-type="float" office:value="0.38200000000000001" table:style-name="ce1">
            <text:p>0,382</text:p>
          </table:table-cell>
          <table:table-cell office:value-type="float" office:value="835.02" table:style-name="ce1">
            <text:p>835,02</text:p>
          </table:table-cell>
          <table:table-cell office:value-type="float" office:value="0.23699999999999999" table:style-name="ce1">
            <text:p>0,237</text:p>
          </table:table-cell>
          <table:table-cell office:value-type="float" office:value="599.78" table:style-name="ce1">
            <text:p>599,78</text:p>
          </table:table-cell>
          <table:table-cell office:value-type="float" office:value="0.36799999999999999" table:style-name="ce1">
            <text:p>0,368</text:p>
          </table:table-cell>
          <table:table-cell office:value-type="float" office:value="828.12" table:style-name="ce1">
            <text:p>828,12</text:p>
          </table:table-cell>
          <table:table-cell office:value-type="float" office:value="6.1499999999999999E-2" table:style-name="ce1">
            <text:p>0,0615</text:p>
          </table:table-cell>
          <table:table-cell office:value-type="float" office:value="593.73" table:style-name="ce1">
            <text:p>593,73</text:p>
          </table:table-cell>
          <table:table-cell office:value-type="float" office:value="8.6800000000000002E-2" table:style-name="ce1">
            <text:p>0,0868</text:p>
          </table:table-cell>
          <table:table-cell office:value-type="float" office:value="818.38" table:style-name="ce1">
            <text:p>818,38</text:p>
          </table:table-cell>
          <table:table-cell office:value-type="float" office:value="0.184" table:style-name="ce1">
            <text:p>0,184</text:p>
          </table:table-cell>
          <table:table-cell office:value-type="float" office:value="586.9" table:style-name="ce1">
            <text:p>586,9</text:p>
          </table:table-cell>
          <table:table-cell office:value-type="float" office:value="0.106" table:style-name="ce1">
            <text:p>0,106</text:p>
          </table:table-cell>
          <table:table-cell office:value-type="float" office:value="804.19" table:style-name="ce1">
            <text:p>804,19</text:p>
          </table:table-cell>
          <table:table-cell office:value-type="float" office:value="0.20599999999999999" table:style-name="ce1">
            <text:p>0,206</text:p>
          </table:table-cell>
          <table:table-cell office:value-type="float" office:value="597.79" table:style-name="ce1">
            <text:p>597,79</text:p>
          </table:table-cell>
          <table:table-cell office:value-type="float" office:value="0.20699999999999999" table:style-name="ce1">
            <text:p>0,207</text:p>
          </table:table-cell>
          <table:table-cell office:value-type="float" office:value="773.4" table:style-name="ce1">
            <text:p>773,4</text:p>
          </table:table-cell>
          <table:table-cell office:value-type="float" office:value="9.0499999999999997E-2" table:style-name="ce1">
            <text:p>0,0905</text:p>
          </table:table-cell>
          <table:table-cell office:value-type="float" office:value="593" table:style-name="ce1">
            <text:p>593</text:p>
          </table:table-cell>
          <table:table-cell office:value-type="float" office:value="0.107" table:style-name="ce1">
            <text:p>0,107</text:p>
          </table:table-cell>
          <table:table-cell office:value-type="float" office:value="769.59" table:style-name="ce1">
            <text:p>769,59</text:p>
          </table:table-cell>
          <table:table-cell office:value-type="float" office:value="0.20300000000000001" table:style-name="ce1">
            <text:p>0,203</text:p>
          </table:table-cell>
          <table:table-cell office:value-type="float" office:value="581.30999999999995" table:style-name="ce1">
            <text:p>581,31</text:p>
          </table:table-cell>
          <table:table-cell office:value-type="float" office:value="0.317" table:style-name="ce1">
            <text:p>0,317</text:p>
          </table:table-cell>
          <table:table-cell office:value-type="float" office:value="768.23" table:style-name="ce1">
            <text:p>768,23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573.24" table:style-name="ce1">
            <text:p>573,24</text:p>
          </table:table-cell>
          <table:table-cell office:value-type="float" office:value="0.12" table:style-name="ce1">
            <text:p>0,12</text:p>
          </table:table-cell>
          <table:table-cell office:value-type="float" office:value="787.78" table:style-name="ce1">
            <text:p>787,78</text:p>
          </table:table-cell>
          <table:table-cell office:value-type="float" office:value="6.3200000000000006E-2" table:style-name="ce1">
            <text:p>0,0632</text:p>
          </table:table-cell>
          <table:table-cell office:value-type="float" office:value="574.73" table:style-name="ce1">
            <text:p>574,73</text:p>
          </table:table-cell>
          <table:table-cell office:value-type="float" office:value="7.6600000000000001E-2" table:style-name="ce1">
            <text:p>0,0766</text:p>
          </table:table-cell>
          <table:table-cell office:value-type="float" office:value="796.14" table:style-name="ce1">
            <text:p>796,14</text:p>
          </table:table-cell>
          <table:table-cell office:value-type="float" office:value="4.4999999999999998E-2" table:style-name="ce1">
            <text:p>0,045</text:p>
          </table:table-cell>
          <table:table-cell office:value-type="float" office:value="571.42999999999995" table:style-name="ce1">
            <text:p>571,43</text:p>
          </table:table-cell>
          <table:table-cell office:value-type="float" office:value="4.4600000000000001E-2" table:style-name="ce1">
            <text:p>0,0446</text:p>
          </table:table-cell>
          <table:table-cell office:value-type="float" office:value="796.29" table:style-name="ce1">
            <text:p>796,29</text:p>
          </table:table-cell>
          <table:table-cell office:value-type="float" office:value="6.0100000000000001E-2" table:style-name="ce1">
            <text:p>0,0601</text:p>
          </table:table-cell>
          <table:table-cell office:value-type="float" office:value="578.88" table:style-name="ce1">
            <text:p>578,88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97.66" table:style-name="ce1">
            <text:p>797,66</text:p>
          </table:table-cell>
          <table:table-cell office:value-type="float" office:value="0.129" table:style-name="ce1">
            <text:p>0,129</text:p>
          </table:table-cell>
          <table:table-cell office:value-type="float" office:value="582.38" table:style-name="ce1">
            <text:p>582,38</text:p>
          </table:table-cell>
          <table:table-cell office:value-type="float" office:value="0.16600000000000001" table:style-name="ce1">
            <text:p>0,166</text:p>
          </table:table-cell>
          <table:table-cell office:value-type="float" office:value="804.48" table:style-name="ce1">
            <text:p>804,48</text:p>
          </table:table-cell>
          <table:table-cell office:value-type="float" office:value="0.16900000000000001" table:style-name="ce1">
            <text:p>0,169</text:p>
          </table:table-cell>
          <table:table-cell office:value-type="float" office:value="579.29999999999995" table:style-name="ce1">
            <text:p>579,3</text:p>
          </table:table-cell>
          <table:table-cell office:value-type="float" office:value="0.42599999999999999" table:style-name="ce1">
            <text:p>0,426</text:p>
          </table:table-cell>
          <table:table-cell office:value-type="float" office:value="805.28" table:style-name="ce1">
            <text:p>805,28</text:p>
          </table:table-cell>
          <table:table-cell office:value-type="float" office:value="0.20300000000000001" table:style-name="ce1">
            <text:p>0,203</text:p>
          </table:table-cell>
          <table:table-cell office:value-type="float" office:value="576.71" table:style-name="ce1">
            <text:p>576,71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810" table:style-name="ce1">
            <text:p>810</text:p>
          </table:table-cell>
          <table:table-cell office:value-type="float" office:value="2.0199999999999999E-2" table:style-name="ce1">
            <text:p>0,0202</text:p>
          </table:table-cell>
          <table:table-cell office:value-type="float" office:value="588.82000000000005" table:style-name="ce1">
            <text:p>588,82</text:p>
          </table:table-cell>
          <table:table-cell office:value-type="float" office:value="0.20200000000000001" table:style-name="ce1">
            <text:p>0,202</text:p>
          </table:table-cell>
          <table:table-cell office:value-type="float" office:value="782.48" table:style-name="ce1">
            <text:p>782,48</text:p>
          </table:table-cell>
          <table:table-cell office:value-type="float" office:value="9.8900000000000002E-2" table:style-name="ce1">
            <text:p>0,0989</text:p>
          </table:table-cell>
          <table:table-cell office:value-type="float" office:value="570.97" table:style-name="ce1">
            <text:p>570,97</text:p>
          </table:table-cell>
          <table:table-cell office:value-type="float" office:value="6.4399999999999999E-2" table:style-name="ce1">
            <text:p>0,0644</text:p>
          </table:table-cell>
          <table:table-cell office:value-type="float" office:value="804.67" table:style-name="ce9">
            <text:p>804,67</text:p>
          </table:table-cell>
          <table:table-cell office:value-type="float" office:value="0.13" table:style-name="ce9">
            <text:p>0,13</text:p>
          </table:table-cell>
          <table:table-cell office:value-type="float" office:value="608.41999999999996" table:style-name="ce9">
            <text:p>608,42</text:p>
          </table:table-cell>
          <table:table-cell office:value-type="float" office:value="0.14000000000000001" table:style-name="ce9">
            <text:p>0,14</text:p>
          </table:table-cell>
          <table:table-cell office:value-type="float" office:value="773" table:style-name="ce1">
            <text:p>773</text:p>
          </table:table-cell>
          <table:table-cell office:value-type="float" office:value="1" table:style-name="ce1">
            <text:p>1</text:p>
          </table:table-cell>
          <table:table-cell office:value-type="float" office:value="587" table:style-name="ce1">
            <text:p>587</text:p>
          </table:table-cell>
          <table:table-cell office:value-type="float" office:value="1" table:style-name="ce1">
            <text:p>1</text:p>
          </table:table-cell>
          <table:table-cell office:value-type="float" office:value="765.05" table:style-name="ce1">
            <text:p>765,05</text:p>
          </table:table-cell>
          <table:table-cell office:value-type="float" office:value="558.44000000000005" table:style-name="ce1">
            <text:p>558,44</text:p>
          </table:table-cell>
          <table:table-cell office:value-type="float" office:value="0.06" table:style-name="ce1">
            <text:p>0,06</text:p>
          </table:table-cell>
          <table:table-cell office:value-type="float" office:value="0.05" table:style-name="ce1">
            <text:p>0,05</text:p>
          </table:table-cell>
          <table:table-cell office:value-type="float" office:value="785.01" table:style-name="ce1">
            <text:p>785,01</text:p>
          </table:table-cell>
          <table:table-cell office:value-type="float" office:value="561.78" table:style-name="ce1">
            <text:p>561,78</text:p>
          </table:table-cell>
          <table:table-cell office:value-type="float" office:value="0.06" table:style-name="ce1">
            <text:p>0,06</text:p>
          </table:table-cell>
          <table:table-cell office:value-type="float" office:value="0.09" table:style-name="ce1">
            <text:p>0,09</text:p>
          </table:table-cell>
          <table:table-cell office:value-type="float" office:value="784.94" table:style-name="ce1">
            <text:p>784,94</text:p>
          </table:table-cell>
          <table:table-cell office:value-type="float" office:value="582.35" table:style-name="ce1">
            <text:p>582,35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1" table:style-name="ce1">
            <text:p>0,1</text:p>
          </table:table-cell>
          <table:table-cell office:value-type="float" office:value="773.32" table:style-name="ce1">
            <text:p>773,32</text:p>
          </table:table-cell>
          <table:table-cell office:value-type="float" office:value="592.86" table:style-name="ce1">
            <text:p>592,8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09" table:style-name="ce1">
            <text:p>0,09</text:p>
          </table:table-cell>
          <table:table-cell office:value-type="float" office:value="775.55" table:style-name="ce1">
            <text:p>775,55</text:p>
          </table:table-cell>
          <table:table-cell office:value-type="float" office:value="584.97" table:style-name="ce1">
            <text:p>584,97</text:p>
          </table:table-cell>
          <table:table-cell office:value-type="float" office:value="0.06" table:style-name="ce1">
            <text:p>0,06</text:p>
          </table:table-cell>
          <table:table-cell office:value-type="float" office:value="0.11" table:style-name="ce1">
            <text:p>0,11</text:p>
          </table:table-cell>
          <table:table-cell table:number-columns-repeated="16183"/>
        </table:table-row>
        <table:table-row table:style-name="ro1">
          <table:table-cell office:value-type="date" office:date-value="2004-04-26T00:00:00" table:style-name="ce7">
            <text:p>2004-04-26</text:p>
          </table:table-cell>
          <table:table-cell office:value-type="float" office:value="678.09" table:style-name="ce1">
            <text:p>678,09</text:p>
          </table:table-cell>
          <table:table-cell office:value-type="float" office:value="0.04" table:style-name="ce1">
            <text:p>0,04</text:p>
          </table:table-cell>
          <table:table-cell office:value-type="float" office:value="640.29" table:style-name="ce1">
            <text:p>640,29</text:p>
          </table:table-cell>
          <table:table-cell office:value-type="float" office:value="0.04" table:style-name="ce1">
            <text:p>0,04</text:p>
          </table:table-cell>
          <table:table-cell office:value-type="float" office:value="778.08" table:style-name="ce1">
            <text:p>778,08</text:p>
          </table:table-cell>
          <table:table-cell office:value-type="float" office:value="0.1" table:style-name="ce1">
            <text:p>0,1</text:p>
          </table:table-cell>
          <table:table-cell office:value-type="float" office:value="580.86" table:style-name="ce1">
            <text:p>580,86</text:p>
          </table:table-cell>
          <table:table-cell office:value-type="float" office:value="0.15" table:style-name="ce1">
            <text:p>0,15</text:p>
          </table:table-cell>
          <table:table-cell office:value-type="float" office:value="785.91" table:style-name="ce1">
            <text:p>785,91</text:p>
          </table:table-cell>
          <table:table-cell office:value-type="float" office:value="0.06" table:style-name="ce1">
            <text:p>0,06</text:p>
          </table:table-cell>
          <table:table-cell office:value-type="float" office:value="589.73" table:style-name="ce1">
            <text:p>589,73</text:p>
          </table:table-cell>
          <table:table-cell office:value-type="float" office:value="0.05" table:style-name="ce1">
            <text:p>0,05</text:p>
          </table:table-cell>
          <table:table-cell office:value-type="float" office:value="793.4" table:style-name="ce1">
            <text:p>793,4</text:p>
          </table:table-cell>
          <table:table-cell office:value-type="float" office:value="0.1" table:style-name="ce1">
            <text:p>0,1</text:p>
          </table:table-cell>
          <table:table-cell office:value-type="float" office:value="598.63" table:style-name="ce1">
            <text:p>598,63</text:p>
          </table:table-cell>
          <table:table-cell office:value-type="float" office:value="0.09" table:style-name="ce1">
            <text:p>0,09</text:p>
          </table:table-cell>
          <table:table-cell office:value-type="float" office:value="786.37" table:style-name="ce1">
            <text:p>786,37</text:p>
          </table:table-cell>
          <table:table-cell office:value-type="float" office:value="0.09" table:style-name="ce1">
            <text:p>0,09</text:p>
          </table:table-cell>
          <table:table-cell office:value-type="float" office:value="604.21" table:style-name="ce1">
            <text:p>604,2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85.41" table:style-name="ce1">
            <text:p>785,41</text:p>
          </table:table-cell>
          <table:table-cell office:value-type="float" office:value="0.09" table:style-name="ce1">
            <text:p>0,09</text:p>
          </table:table-cell>
          <table:table-cell office:value-type="float" office:value="598.05999999999995" table:style-name="ce1">
            <text:p>598,06</text:p>
          </table:table-cell>
          <table:table-cell office:value-type="float" office:value="0.06" table:style-name="ce1">
            <text:p>0,06</text:p>
          </table:table-cell>
          <table:table-cell office:value-type="float" office:value="795.66" table:style-name="ce1">
            <text:p>795,66</text:p>
          </table:table-cell>
          <table:table-cell office:value-type="float" office:value="0.1" table:style-name="ce1">
            <text:p>0,1</text:p>
          </table:table-cell>
          <table:table-cell office:value-type="float" office:value="605.28" table:style-name="ce1">
            <text:p>605,28</text:p>
          </table:table-cell>
          <table:table-cell office:value-type="float" office:value="0.05" table:style-name="ce1">
            <text:p>0,05</text:p>
          </table:table-cell>
          <table:table-cell office:value-type="float" office:value="793.92" table:style-name="ce1">
            <text:p>793,92</text:p>
          </table:table-cell>
          <table:table-cell office:value-type="float" office:value="0.04" table:style-name="ce1">
            <text:p>0,04</text:p>
          </table:table-cell>
          <table:table-cell office:value-type="float" office:value="611.47" table:style-name="ce1">
            <text:p>611,47</text:p>
          </table:table-cell>
          <table:table-cell office:value-type="float" office:value="0.04" table:style-name="ce1">
            <text:p>0,04</text:p>
          </table:table-cell>
          <table:table-cell office:value-type="float" office:value="778.52" table:style-name="ce1">
            <text:p>778,52</text:p>
          </table:table-cell>
          <table:table-cell office:value-type="float" office:value="0.09" table:style-name="ce1">
            <text:p>0,09</text:p>
          </table:table-cell>
          <table:table-cell office:value-type="float" office:value="602.73" table:style-name="ce1">
            <text:p>602,73</text:p>
          </table:table-cell>
          <table:table-cell office:value-type="float" office:value="0.06" table:style-name="ce1">
            <text:p>0,06</text:p>
          </table:table-cell>
          <table:table-cell office:value-type="float" office:value="791.93" table:style-name="ce1">
            <text:p>791,93</text:p>
          </table:table-cell>
          <table:table-cell office:value-type="float" office:value="0.47" table:style-name="ce1">
            <text:p>0,47</text:p>
          </table:table-cell>
          <table:table-cell office:value-type="float" office:value="589.48" table:style-name="ce1">
            <text:p>589,48</text:p>
          </table:table-cell>
          <table:table-cell office:value-type="float" office:value="0.21" table:style-name="ce1">
            <text:p>0,21</text:p>
          </table:table-cell>
          <table:table-cell office:value-type="float" office:value="782.55" table:style-name="ce1">
            <text:p>782,55</text:p>
          </table:table-cell>
          <table:table-cell office:value-type="float" office:value="2.3900000000000001E-2" table:style-name="ce1">
            <text:p>0,0239</text:p>
          </table:table-cell>
          <table:table-cell office:value-type="float" office:value="625.1" table:style-name="ce1">
            <text:p>625,1</text:p>
          </table:table-cell>
          <table:table-cell office:value-type="float" office:value="2.3800000000000002E-2" table:style-name="ce1">
            <text:p>0,0238</text:p>
          </table:table-cell>
          <table:table-cell office:value-type="float" office:value="788.13" table:style-name="ce1">
            <text:p>788,13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629.32000000000005" table:style-name="ce1">
            <text:p>629,32</text:p>
          </table:table-cell>
          <table:table-cell office:value-type="float" office:value="0.30399999999999999" table:style-name="ce1">
            <text:p>0,304</text:p>
          </table:table-cell>
          <table:table-cell office:value-type="float" office:value="792.84" table:style-name="ce1">
            <text:p>792,84</text:p>
          </table:table-cell>
          <table:table-cell office:value-type="float" office:value="7.4300000000000005E-2" table:style-name="ce1">
            <text:p>0,0743</text:p>
          </table:table-cell>
          <table:table-cell office:value-type="float" office:value="626.51" table:style-name="ce1">
            <text:p>626,51</text:p>
          </table:table-cell>
          <table:table-cell office:value-type="float" office:value="5.8799999999999998E-2" table:style-name="ce1">
            <text:p>0,0588</text:p>
          </table:table-cell>
          <table:table-cell office:value-type="float" office:value="778.57" table:style-name="ce1">
            <text:p>778,57</text:p>
          </table:table-cell>
          <table:table-cell office:value-type="float" office:value="0.248" table:style-name="ce1">
            <text:p>0,248</text:p>
          </table:table-cell>
          <table:table-cell office:value-type="float" office:value="617.72" table:style-name="ce1">
            <text:p>617,72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787.78" table:style-name="ce1">
            <text:p>787,78</text:p>
          </table:table-cell>
          <table:table-cell office:value-type="float" office:value="0.314" table:style-name="ce1">
            <text:p>0,314</text:p>
          </table:table-cell>
          <table:table-cell office:value-type="float" office:value="620.6" table:style-name="ce1">
            <text:p>620,6</text:p>
          </table:table-cell>
          <table:table-cell office:value-type="float" office:value="0.47899999999999998" table:style-name="ce1">
            <text:p>0,479</text:p>
          </table:table-cell>
          <table:table-cell office:value-type="float" office:value="797" table:style-name="ce1">
            <text:p>797</text:p>
          </table:table-cell>
          <table:table-cell office:value-type="float" office:value="0.5" table:style-name="ce1">
            <text:p>0,5</text:p>
          </table:table-cell>
          <table:table-cell office:value-type="float" office:value="620" table:style-name="ce1">
            <text:p>620</text:p>
          </table:table-cell>
          <table:table-cell office:value-type="float" office:value="0.5" table:style-name="ce1">
            <text:p>0,5</text:p>
          </table:table-cell>
          <table:table-cell office:value-type="float" office:value="798" table:style-name="ce1">
            <text:p>798</text:p>
          </table:table-cell>
          <table:table-cell office:value-type="float" office:value="0.5" table:style-name="ce1">
            <text:p>0,5</text:p>
          </table:table-cell>
          <table:table-cell office:value-type="float" office:value="617" table:style-name="ce1">
            <text:p>617</text:p>
          </table:table-cell>
          <table:table-cell office:value-type="float" office:value="0.5" table:style-name="ce1">
            <text:p>0,5</text:p>
          </table:table-cell>
          <table:table-cell office:value-type="float" office:value="806.51" table:style-name="ce1">
            <text:p>806,51</text:p>
          </table:table-cell>
          <table:table-cell office:value-type="float" office:value="0.129" table:style-name="ce1">
            <text:p>0,129</text:p>
          </table:table-cell>
          <table:table-cell office:value-type="float" office:value="612.94000000000005" table:style-name="ce1">
            <text:p>612,94</text:p>
          </table:table-cell>
          <table:table-cell office:value-type="float" office:value="0.156" table:style-name="ce1">
            <text:p>0,156</text:p>
          </table:table-cell>
          <table:table-cell office:value-type="float" office:value="812.06" table:style-name="ce1">
            <text:p>812,06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619.41999999999996" table:style-name="ce1">
            <text:p>619,42</text:p>
          </table:table-cell>
          <table:table-cell office:value-type="float" office:value="0.115" table:style-name="ce1">
            <text:p>0,115</text:p>
          </table:table-cell>
          <table:table-cell office:value-type="float" office:value="820.88" table:style-name="ce1">
            <text:p>820,88</text:p>
          </table:table-cell>
          <table:table-cell office:value-type="float" office:value="4.6600000000000003E-2" table:style-name="ce1">
            <text:p>0,0466</text:p>
          </table:table-cell>
          <table:table-cell office:value-type="float" office:value="620.23" table:style-name="ce1">
            <text:p>620,23</text:p>
          </table:table-cell>
          <table:table-cell office:value-type="float" office:value="4.3299999999999998E-2" table:style-name="ce1">
            <text:p>0,0433</text:p>
          </table:table-cell>
          <table:table-cell office:value-type="float" office:value="764.96" table:style-name="ce1">
            <text:p>764,96</text:p>
          </table:table-cell>
          <table:table-cell office:value-type="float" office:value="2.07E-2" table:style-name="ce1">
            <text:p>0,0207</text:p>
          </table:table-cell>
          <table:table-cell office:value-type="float" office:value="602.49" table:style-name="ce1">
            <text:p>602,49</text:p>
          </table:table-cell>
          <table:table-cell office:value-type="float" office:value="1.9400000000000001E-2" table:style-name="ce1">
            <text:p>0,0194</text:p>
          </table:table-cell>
          <table:table-cell office:value-type="float" office:value="770.77" table:style-name="ce1">
            <text:p>770,77</text:p>
          </table:table-cell>
          <table:table-cell office:value-type="float" office:value="2.2599999999999999E-2" table:style-name="ce1">
            <text:p>0,0226</text:p>
          </table:table-cell>
          <table:table-cell office:value-type="float" office:value="604.26" table:style-name="ce1">
            <text:p>604,26</text:p>
          </table:table-cell>
          <table:table-cell office:value-type="float" office:value="2.1399999999999999E-2" table:style-name="ce1">
            <text:p>0,0214</text:p>
          </table:table-cell>
          <table:table-cell office:value-type="float" office:value="812.83" table:style-name="ce1">
            <text:p>812,83</text:p>
          </table:table-cell>
          <table:table-cell office:value-type="float" office:value="0.17299999999999999" table:style-name="ce1">
            <text:p>0,173</text:p>
          </table:table-cell>
          <table:table-cell office:value-type="float" office:value="609" table:style-name="ce1">
            <text:p>609</text:p>
          </table:table-cell>
          <table:table-cell office:value-type="float" office:value="0.251" table:style-name="ce1">
            <text:p>0,251</text:p>
          </table:table-cell>
          <table:table-cell office:value-type="float" office:value="813.83" table:style-name="ce1">
            <text:p>813,83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603.75" table:style-name="ce1">
            <text:p>603,75</text:p>
          </table:table-cell>
          <table:table-cell office:value-type="float" office:value="6.1899999999999997E-2" table:style-name="ce1">
            <text:p>0,06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3.81" table:style-name="ce1">
            <text:p>823,81</text:p>
          </table:table-cell>
          <table:table-cell office:value-type="float" office:value="6.5199999999999994E-2" table:style-name="ce1">
            <text:p>0,0652</text:p>
          </table:table-cell>
          <table:table-cell office:value-type="float" office:value="606.89" table:style-name="ce1">
            <text:p>606,89</text:p>
          </table:table-cell>
          <table:table-cell office:value-type="float" office:value="5.79E-2" table:style-name="ce1">
            <text:p>0,0579</text:p>
          </table:table-cell>
          <table:table-cell office:value-type="float" office:value="830.81" table:style-name="ce1">
            <text:p>830,81</text:p>
          </table:table-cell>
          <table:table-cell office:value-type="float" office:value="9.4700000000000006E-2" table:style-name="ce1">
            <text:p>0,0947</text:p>
          </table:table-cell>
          <table:table-cell office:value-type="float" office:value="601.16" table:style-name="ce1">
            <text:p>601,16</text:p>
          </table:table-cell>
          <table:table-cell office:value-type="float" office:value="0.17799999999999999" table:style-name="ce1">
            <text:p>0,178</text:p>
          </table:table-cell>
          <table:table-cell office:value-type="float" office:value="836.89" table:style-name="ce1">
            <text:p>836,89</text:p>
          </table:table-cell>
          <table:table-cell office:value-type="float" office:value="0.247" table:style-name="ce1">
            <text:p>0,247</text:p>
          </table:table-cell>
          <table:table-cell office:value-type="float" office:value="604.02" table:style-name="ce1">
            <text:p>604,02</text:p>
          </table:table-cell>
          <table:table-cell office:value-type="float" office:value="0.3" table:style-name="ce1">
            <text:p>0,3</text:p>
          </table:table-cell>
          <table:table-cell office:value-type="float" office:value="832" table:style-name="ce1">
            <text:p>832</text:p>
          </table:table-cell>
          <table:table-cell office:value-type="float" office:value="1" table:style-name="ce1">
            <text:p>1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827.71" table:style-name="ce1">
            <text:p>827,71</text:p>
          </table:table-cell>
          <table:table-cell office:value-type="float" office:value="6.9500000000000006E-2" table:style-name="ce1">
            <text:p>0,0695</text:p>
          </table:table-cell>
          <table:table-cell office:value-type="float" office:value="593.67999999999995" table:style-name="ce1">
            <text:p>593,68</text:p>
          </table:table-cell>
          <table:table-cell office:value-type="float" office:value="8.8099999999999998E-2" table:style-name="ce1">
            <text:p>0,0881</text:p>
          </table:table-cell>
          <table:table-cell office:value-type="float" office:value="819.06" table:style-name="ce1">
            <text:p>819,06</text:p>
          </table:table-cell>
          <table:table-cell office:value-type="float" office:value="0.20599999999999999" table:style-name="ce1">
            <text:p>0,206</text:p>
          </table:table-cell>
          <table:table-cell office:value-type="float" office:value="587.04999999999995" table:style-name="ce1">
            <text:p>587,05</text:p>
          </table:table-cell>
          <table:table-cell office:value-type="float" office:value="9.98E-2" table:style-name="ce1">
            <text:p>0,0998</text:p>
          </table:table-cell>
          <table:table-cell office:value-type="float" office:value="804.26" table:style-name="ce1">
            <text:p>804,26</text:p>
          </table:table-cell>
          <table:table-cell office:value-type="float" office:value="0.17799999999999999" table:style-name="ce1">
            <text:p>0,178</text:p>
          </table:table-cell>
          <table:table-cell office:value-type="float" office:value="598.14" table:style-name="ce1">
            <text:p>598,14</text:p>
          </table:table-cell>
          <table:table-cell office:value-type="float" office:value="7.0400000000000004E-2" table:style-name="ce1">
            <text:p>0,0704</text:p>
          </table:table-cell>
          <table:table-cell office:value-type="float" office:value="772.94" table:style-name="ce1">
            <text:p>772,94</text:p>
          </table:table-cell>
          <table:table-cell office:value-type="float" office:value="0.14699999999999999" table:style-name="ce1">
            <text:p>0,147</text:p>
          </table:table-cell>
          <table:table-cell office:value-type="float" office:value="592.75" table:style-name="ce1">
            <text:p>592,75</text:p>
          </table:table-cell>
          <table:table-cell office:value-type="float" office:value="0.17699999999999999" table:style-name="ce1">
            <text:p>0,177</text:p>
          </table:table-cell>
          <table:table-cell office:value-type="float" office:value="770" table:style-name="ce1">
            <text:p>770</text:p>
          </table:table-cell>
          <table:table-cell office:value-type="float" office:value="0.5" table:style-name="ce1">
            <text:p>0,5</text:p>
          </table:table-cell>
          <table:table-cell office:value-type="float" office:value="582" table:style-name="ce1">
            <text:p>582</text:p>
          </table:table-cell>
          <table:table-cell office:value-type="float" office:value="0.5" table:style-name="ce1">
            <text:p>0,5</text:p>
          </table:table-cell>
          <table:table-cell office:value-type="float" office:value="767.77" table:style-name="ce1">
            <text:p>767,77</text:p>
          </table:table-cell>
          <table:table-cell office:value-type="float" office:value="8.8099999999999998E-2" table:style-name="ce1">
            <text:p>0,0881</text:p>
          </table:table-cell>
          <table:table-cell office:value-type="float" office:value="573.24" table:style-name="ce1">
            <text:p>573,24</text:p>
          </table:table-cell>
          <table:table-cell office:value-type="float" office:value="0.114" table:style-name="ce1">
            <text:p>0,114</text:p>
          </table:table-cell>
          <table:table-cell office:value-type="float" office:value="787.71" table:style-name="ce1">
            <text:p>787,71</text:p>
          </table:table-cell>
          <table:table-cell office:value-type="float" office:value="4.7100000000000003E-2" table:style-name="ce1">
            <text:p>0,0471</text:p>
          </table:table-cell>
          <table:table-cell office:value-type="float" office:value="574.65" table:style-name="ce1">
            <text:p>574,65</text:p>
          </table:table-cell>
          <table:table-cell office:value-type="float" office:value="4.7500000000000001E-2" table:style-name="ce1">
            <text:p>0,0475</text:p>
          </table:table-cell>
          <table:table-cell office:value-type="float" office:value="796.13" table:style-name="ce1">
            <text:p>796,13</text:p>
          </table:table-cell>
          <table:table-cell office:value-type="float" office:value="2.8000000000000001E-2" table:style-name="ce1">
            <text:p>0,028</text:p>
          </table:table-cell>
          <table:table-cell office:value-type="float" office:value="571.47" table:style-name="ce1">
            <text:p>571,47</text:p>
          </table:table-cell>
          <table:table-cell office:value-type="float" office:value="3.2599999999999997E-2" table:style-name="ce1">
            <text:p>0,0326</text:p>
          </table:table-cell>
          <table:table-cell office:value-type="float" office:value="796.34" table:style-name="ce1">
            <text:p>796,34</text:p>
          </table:table-cell>
          <table:table-cell office:value-type="float" office:value="3.2399999999999998E-2" table:style-name="ce1">
            <text:p>0,0324</text:p>
          </table:table-cell>
          <table:table-cell office:value-type="float" office:value="578.95000000000005" table:style-name="ce1">
            <text:p>578,95</text:p>
          </table:table-cell>
          <table:table-cell office:value-type="float" office:value="4.1700000000000001E-2" table:style-name="ce1">
            <text:p>0,0417</text:p>
          </table:table-cell>
          <table:table-cell office:value-type="float" office:value="797.58" table:style-name="ce1">
            <text:p>797,58</text:p>
          </table:table-cell>
          <table:table-cell office:value-type="float" office:value="6.0400000000000002E-2" table:style-name="ce1">
            <text:p>0,0604</text:p>
          </table:table-cell>
          <table:table-cell office:value-type="float" office:value="582.54999999999995" table:style-name="ce1">
            <text:p>582,55</text:p>
          </table:table-cell>
          <table:table-cell office:value-type="float" office:value="0.122" table:style-name="ce1">
            <text:p>0,122</text:p>
          </table:table-cell>
          <table:table-cell office:value-type="float" office:value="805.2" table:style-name="ce1">
            <text:p>805,2</text:p>
          </table:table-cell>
          <table:table-cell office:value-type="float" office:value="0.109" table:style-name="ce1">
            <text:p>0,109</text:p>
          </table:table-cell>
          <table:table-cell office:value-type="float" office:value="578.71" table:style-name="ce1">
            <text:p>578,71</text:p>
          </table:table-cell>
          <table:table-cell office:value-type="float" office:value="0.129" table:style-name="ce1">
            <text:p>0,129</text:p>
          </table:table-cell>
          <table:table-cell table:number-columns-repeated="4" table:style-name="ce1"/>
          <table:table-cell office:value-type="float" office:value="809.98" table:style-name="ce1">
            <text:p>809,98</text:p>
          </table:table-cell>
          <table:table-cell office:value-type="float" office:value="1.03E-2" table:style-name="ce1">
            <text:p>0,0103</text:p>
          </table:table-cell>
          <table:table-cell office:value-type="float" office:value="588.87" table:style-name="ce1">
            <text:p>588,87</text:p>
          </table:table-cell>
          <table:table-cell office:value-type="float" office:value="1.14E-2" table:style-name="ce1">
            <text:p>0,0114</text:p>
          </table:table-cell>
          <table:table-cell office:value-type="float" office:value="782.22" table:style-name="ce1">
            <text:p>782,22</text:p>
          </table:table-cell>
          <table:table-cell office:value-type="float" office:value="0.245" table:style-name="ce1">
            <text:p>0,245</text:p>
          </table:table-cell>
          <table:table-cell office:value-type="float" office:value="570.94000000000005" table:style-name="ce1">
            <text:p>570,94</text:p>
          </table:table-cell>
          <table:table-cell office:value-type="float" office:value="0.105" table:style-name="ce1">
            <text:p>0,105</text:p>
          </table:table-cell>
          <table:table-cell office:value-type="float" office:value="804.7" table:style-name="ce9">
            <text:p>804,7</text:p>
          </table:table-cell>
          <table:table-cell office:value-type="float" office:value="0.13" table:style-name="ce9">
            <text:p>0,13</text:p>
          </table:table-cell>
          <table:table-cell office:value-type="float" office:value="608.55999999999995" table:style-name="ce9">
            <text:p>608,56</text:p>
          </table:table-cell>
          <table:table-cell office:value-type="float" office:value="0.14000000000000001" table:style-name="ce9">
            <text:p>0,14</text:p>
          </table:table-cell>
          <table:table-cell office:value-type="float" office:value="772.75" table:style-name="ce1">
            <text:p>772,75</text:p>
          </table:table-cell>
          <table:table-cell office:value-type="float" office:value="0.60299999999999998" table:style-name="ce1">
            <text:p>0,603</text:p>
          </table:table-cell>
          <table:table-cell office:value-type="float" office:value="587.54" table:style-name="ce1">
            <text:p>587,54</text:p>
          </table:table-cell>
          <table:table-cell office:value-type="float" office:value="0.26100000000000001" table:style-name="ce1">
            <text:p>0,261</text:p>
          </table:table-cell>
          <table:table-cell office:value-type="float" office:value="765.09" table:style-name="ce1">
            <text:p>765,09</text:p>
          </table:table-cell>
          <table:table-cell office:value-type="float" office:value="558.46" table:style-name="ce1">
            <text:p>558,46</text:p>
          </table:table-cell>
          <table:table-cell office:value-type="float" office:value="0.08" table:style-name="ce1">
            <text:p>0,0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85.02" table:style-name="ce1">
            <text:p>785,02</text:p>
          </table:table-cell>
          <table:table-cell office:value-type="float" office:value="561.77" table:style-name="ce1">
            <text:p>561,77</text:p>
          </table:table-cell>
          <table:table-cell office:value-type="float" office:value="0.05" table:style-name="ce1">
            <text:p>0,05</text:p>
          </table:table-cell>
          <table:table-cell office:value-type="float" office:value="0.11" table:style-name="ce1">
            <text:p>0,11</text:p>
          </table:table-cell>
          <table:table-cell office:value-type="float" office:value="784.87" table:style-name="ce1">
            <text:p>784,87</text:p>
          </table:table-cell>
          <table:table-cell office:value-type="float" office:value="582.37" table:style-name="ce1">
            <text:p>582,37</text:p>
          </table:table-cell>
          <table:table-cell office:value-type="float" office:value="0.13" table:style-name="ce1">
            <text:p>0,13</text:p>
          </table:table-cell>
          <table:table-cell office:value-type="float" office:value="0.1" table:style-name="ce1">
            <text:p>0,1</text:p>
          </table:table-cell>
          <table:table-cell office:value-type="float" office:value="773.2" table:style-name="ce1">
            <text:p>773,2</text:p>
          </table:table-cell>
          <table:table-cell office:value-type="float" office:value="592.91999999999996" table:style-name="ce1">
            <text:p>592,92</text:p>
          </table:table-cell>
          <table:table-cell office:value-type="float" office:value="0.08" table:style-name="ce1">
            <text:p>0,08</text:p>
          </table:table-cell>
          <table:table-cell office:value-type="float" office:value="0.1" table:style-name="ce1">
            <text:p>0,1</text:p>
          </table:table-cell>
          <table:table-cell office:value-type="float" office:value="775.35" table:style-name="ce1">
            <text:p>775,35</text:p>
          </table:table-cell>
          <table:table-cell office:value-type="float" office:value="585.34" table:style-name="ce1">
            <text:p>585,34</text:p>
          </table:table-cell>
          <table:table-cell office:value-type="float" office:value="0.09" table:style-name="ce1">
            <text:p>0,09</text:p>
          </table:table-cell>
          <table:table-cell office:value-type="float" office:value="0.16" table:style-name="ce1">
            <text:p>0,16</text:p>
          </table:table-cell>
          <table:table-cell table:number-columns-repeated="16183"/>
        </table:table-row>
        <table:table-row table:style-name="ro1">
          <table:table-cell office:value-type="date" office:date-value="2005-05-13T00:00:00" table:style-name="ce7">
            <text:p>2005-05-13</text:p>
          </table:table-cell>
          <table:table-cell office:value-type="float" office:value="788.84" table:style-name="ce1">
            <text:p>788,84</text:p>
          </table:table-cell>
          <table:table-cell office:value-type="float" office:value="0.06" table:style-name="ce1">
            <text:p>0,06</text:p>
          </table:table-cell>
          <table:table-cell office:value-type="float" office:value="776.4" table:style-name="ce1">
            <text:p>776,4</text:p>
          </table:table-cell>
          <table:table-cell office:value-type="float" office:value="0.05" table:style-name="ce1">
            <text:p>0,05</text:p>
          </table:table-cell>
          <table:table-cell office:value-type="float" office:value="888.24" table:style-name="ce1">
            <text:p>888,24</text:p>
          </table:table-cell>
          <table:table-cell office:value-type="float" office:value="0.1" table:style-name="ce1">
            <text:p>0,1</text:p>
          </table:table-cell>
          <table:table-cell office:value-type="float" office:value="717.19" table:style-name="ce1">
            <text:p>717,19</text:p>
          </table:table-cell>
          <table:table-cell office:value-type="float" office:value="0.1" table:style-name="ce1">
            <text:p>0,1</text:p>
          </table:table-cell>
          <table:table-cell office:value-type="float" office:value="895.85" table:style-name="ce1">
            <text:p>895,85</text:p>
          </table:table-cell>
          <table:table-cell office:value-type="float" office:value="0.04" table:style-name="ce1">
            <text:p>0,04</text:p>
          </table:table-cell>
          <table:table-cell office:value-type="float" office:value="725.98" table:style-name="ce1">
            <text:p>725,98</text:p>
          </table:table-cell>
          <table:table-cell office:value-type="float" office:value="0.03" table:style-name="ce1">
            <text:p>0,03</text:p>
          </table:table-cell>
          <table:table-cell office:value-type="float" office:value="903.59" table:style-name="ce1">
            <text:p>903,59</text:p>
          </table:table-cell>
          <table:table-cell office:value-type="float" office:value="0.09" table:style-name="ce1">
            <text:p>0,09</text:p>
          </table:table-cell>
          <table:table-cell office:value-type="float" office:value="735.11" table:style-name="ce1">
            <text:p>735,11</text:p>
          </table:table-cell>
          <table:table-cell office:value-type="float" office:value="0.08" table:style-name="ce1">
            <text:p>0,08</text:p>
          </table:table-cell>
          <table:table-cell office:value-type="float" office:value="896.47" table:style-name="ce1">
            <text:p>896,47</text:p>
          </table:table-cell>
          <table:table-cell office:value-type="float" office:value="0.1" table:style-name="ce1">
            <text:p>0,1</text:p>
          </table:table-cell>
          <table:table-cell office:value-type="float" office:value="740.59" table:style-name="ce1">
            <text:p>740,59</text:p>
          </table:table-cell>
          <table:table-cell office:value-type="float" office:value="0.08" table:style-name="ce1">
            <text:p>0,08</text:p>
          </table:table-cell>
          <table:table-cell office:value-type="float" office:value="895.55" table:style-name="ce1">
            <text:p>895,55</text:p>
          </table:table-cell>
          <table:table-cell office:value-type="float" office:value="0.16" table:style-name="ce1">
            <text:p>0,16</text:p>
          </table:table-cell>
          <table:table-cell office:value-type="float" office:value="734.65" table:style-name="ce1">
            <text:p>734,65</text:p>
          </table:table-cell>
          <table:table-cell office:value-type="float" office:value="0.1" table:style-name="ce1">
            <text:p>0,1</text:p>
          </table:table-cell>
          <table:table-cell office:value-type="float" office:value="906.12" table:style-name="ce1">
            <text:p>906,12</text:p>
          </table:table-cell>
          <table:table-cell office:value-type="float" office:value="0.09" table:style-name="ce1">
            <text:p>0,09</text:p>
          </table:table-cell>
          <table:table-cell office:value-type="float" office:value="741.69" table:style-name="ce1">
            <text:p>741,69</text:p>
          </table:table-cell>
          <table:table-cell office:value-type="float" office:value="0.08" table:style-name="ce1">
            <text:p>0,08</text:p>
          </table:table-cell>
          <table:table-cell office:value-type="float" office:value="903.98" table:style-name="ce1">
            <text:p>903,98</text:p>
          </table:table-cell>
          <table:table-cell office:value-type="float" office:value="0.05" table:style-name="ce1">
            <text:p>0,05</text:p>
          </table:table-cell>
          <table:table-cell office:value-type="float" office:value="747.74" table:style-name="ce1">
            <text:p>747,74</text:p>
          </table:table-cell>
          <table:table-cell office:value-type="float" office:value="0.06" table:style-name="ce1">
            <text:p>0,06</text:p>
          </table:table-cell>
          <table:table-cell office:value-type="float" office:value="888.56" table:style-name="ce1">
            <text:p>888,56</text:p>
          </table:table-cell>
          <table:table-cell office:value-type="float" office:value="0.1" table:style-name="ce1">
            <text:p>0,1</text:p>
          </table:table-cell>
          <table:table-cell office:value-type="float" office:value="738.99" table:style-name="ce1">
            <text:p>738,99</text:p>
          </table:table-cell>
          <table:table-cell office:value-type="float" office:value="7.1999999999999995E-2" table:style-name="ce1">
            <text:p>0,072</text:p>
          </table:table-cell>
          <table:table-cell office:value-type="float" office:value="902.22" table:style-name="ce1">
            <text:p>902,22</text:p>
          </table:table-cell>
          <table:table-cell office:value-type="float" office:value="0.3" table:style-name="ce1">
            <text:p>0,3</text:p>
          </table:table-cell>
          <table:table-cell office:value-type="float" office:value="725.79" table:style-name="ce1">
            <text:p>725,79</text:p>
          </table:table-cell>
          <table:table-cell office:value-type="float" office:value="0.24" table:style-name="ce1">
            <text:p>0,24</text:p>
          </table:table-cell>
          <table:table-cell office:value-type="float" office:value="892.69" table:style-name="ce1">
            <text:p>892,69</text:p>
          </table:table-cell>
          <table:table-cell office:value-type="float" office:value="3.2899999999999999E-2" table:style-name="ce1">
            <text:p>0,0329</text:p>
          </table:table-cell>
          <table:table-cell office:value-type="float" office:value="761.31" table:style-name="ce1">
            <text:p>761,31</text:p>
          </table:table-cell>
          <table:table-cell office:value-type="float" office:value="3.1800000000000002E-2" table:style-name="ce1">
            <text:p>0,0318</text:p>
          </table:table-cell>
          <table:table-cell office:value-type="float" office:value="897.99" table:style-name="ce1">
            <text:p>897,99</text:p>
          </table:table-cell>
          <table:table-cell office:value-type="float" office:value="0.88200000000000001" table:style-name="ce1">
            <text:p>0,882</text:p>
          </table:table-cell>
          <table:table-cell office:value-type="float" office:value="765.92" table:style-name="ce1">
            <text:p>765,92</text:p>
          </table:table-cell>
          <table:table-cell office:value-type="float" office:value="0.628" table:style-name="ce1">
            <text:p>0,628</text:p>
          </table:table-cell>
          <table:table-cell office:value-type="float" office:value="902" table:style-name="ce1">
            <text:p>902</text:p>
          </table:table-cell>
          <table:table-cell office:value-type="float" office:value="0.112" table:style-name="ce1">
            <text:p>0,112</text:p>
          </table:table-cell>
          <table:table-cell office:value-type="float" office:value="763.41" table:style-name="ce1">
            <text:p>763,41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88.09" table:style-name="ce1">
            <text:p>888,09</text:p>
          </table:table-cell>
          <table:table-cell office:value-type="float" office:value="0.41699999999999998" table:style-name="ce1">
            <text:p>0,417</text:p>
          </table:table-cell>
          <table:table-cell office:value-type="float" office:value="754.14" table:style-name="ce1">
            <text:p>754,14</text:p>
          </table:table-cell>
          <table:table-cell office:value-type="float" office:value="0.33400000000000002" table:style-name="ce1">
            <text:p>0,334</text:p>
          </table:table-cell>
          <table:table-cell office:value-type="float" office:value="897.58" table:style-name="ce1">
            <text:p>897,58</text:p>
          </table:table-cell>
          <table:table-cell office:value-type="float" office:value="0.36599999999999999" table:style-name="ce1">
            <text:p>0,366</text:p>
          </table:table-cell>
          <table:table-cell office:value-type="float" office:value="756.33" table:style-name="ce1">
            <text:p>756,33</text:p>
          </table:table-cell>
          <table:table-cell office:value-type="float" office:value="0.45" table:style-name="ce1">
            <text:p>0,45</text:p>
          </table:table-cell>
          <table:table-cell office:value-type="float" office:value="907.2" table:style-name="ce1">
            <text:p>907,2</text:p>
          </table:table-cell>
          <table:table-cell office:value-type="float" office:value="8.4699999999999998E-2" table:style-name="ce1">
            <text:p>0,0847</text:p>
          </table:table-cell>
          <table:table-cell office:value-type="float" office:value="756.52" table:style-name="ce1">
            <text:p>756,52</text:p>
          </table:table-cell>
          <table:table-cell office:value-type="float" office:value="9.3399999999999997E-2" table:style-name="ce1">
            <text:p>0,0934</text:p>
          </table:table-cell>
          <table:table-cell office:value-type="float" office:value="909.03" table:style-name="ce1">
            <text:p>909,03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752.49" table:style-name="ce1">
            <text:p>752,49</text:p>
          </table:table-cell>
          <table:table-cell office:value-type="float" office:value="0.13600000000000001" table:style-name="ce1">
            <text:p>0,136</text:p>
          </table:table-cell>
          <table:table-cell office:value-type="float" office:value="916.92" table:style-name="ce1">
            <text:p>916,92</text:p>
          </table:table-cell>
          <table:table-cell office:value-type="float" office:value="0.107" table:style-name="ce1">
            <text:p>0,107</text:p>
          </table:table-cell>
          <table:table-cell office:value-type="float" office:value="749.95" table:style-name="ce1">
            <text:p>749,95</text:p>
          </table:table-cell>
          <table:table-cell office:value-type="float" office:value="0.13400000000000001" table:style-name="ce1">
            <text:p>0,134</text:p>
          </table:table-cell>
          <table:table-cell office:value-type="float" office:value="921.92" table:style-name="ce1">
            <text:p>921,92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755.87" table:style-name="ce1">
            <text:p>755,87</text:p>
          </table:table-cell>
          <table:table-cell office:value-type="float" office:value="6.8000000000000005E-2" table:style-name="ce1">
            <text:p>0,068</text:p>
          </table:table-cell>
          <table:table-cell office:value-type="float" office:value="930.68" table:style-name="ce1">
            <text:p>930,68</text:p>
          </table:table-cell>
          <table:table-cell office:value-type="float" office:value="4.8300000000000003E-2" table:style-name="ce1">
            <text:p>0,0483</text:p>
          </table:table-cell>
          <table:table-cell office:value-type="float" office:value="756.29" table:style-name="ce1">
            <text:p>756,29</text:p>
          </table:table-cell>
          <table:table-cell office:value-type="float" office:value="3.7999999999999999E-2" table:style-name="ce1">
            <text:p>0,038</text:p>
          </table:table-cell>
          <table:table-cell office:value-type="float" office:value="875.12" table:style-name="ce1">
            <text:p>875,12</text:p>
          </table:table-cell>
          <table:table-cell office:value-type="float" office:value="3.4599999999999999E-2" table:style-name="ce1">
            <text:p>0,0346</text:p>
          </table:table-cell>
          <table:table-cell office:value-type="float" office:value="738.58" table:style-name="ce1">
            <text:p>738,58</text:p>
          </table:table-cell>
          <table:table-cell office:value-type="float" office:value="2.1899999999999999E-2" table:style-name="ce1">
            <text:p>0,0219</text:p>
          </table:table-cell>
          <table:table-cell office:value-type="float" office:value="880.82" table:style-name="ce1">
            <text:p>880,82</text:p>
          </table:table-cell>
          <table:table-cell office:value-type="float" office:value="3.1800000000000002E-2" table:style-name="ce1">
            <text:p>0,0318</text:p>
          </table:table-cell>
          <table:table-cell office:value-type="float" office:value="740.16" table:style-name="ce1">
            <text:p>740,16</text:p>
          </table:table-cell>
          <table:table-cell office:value-type="float" office:value="3.04E-2" table:style-name="ce1">
            <text:p>0,0304</text:p>
          </table:table-cell>
          <table:table-cell office:value-type="float" office:value="923.13" table:style-name="ce1">
            <text:p>923,13</text:p>
          </table:table-cell>
          <table:table-cell office:value-type="float" office:value="8.4699999999999998E-2" table:style-name="ce1">
            <text:p>0,0847</text:p>
          </table:table-cell>
          <table:table-cell office:value-type="float" office:value="745.92" table:style-name="ce1">
            <text:p>745,92</text:p>
          </table:table-cell>
          <table:table-cell office:value-type="float" office:value="6.9800000000000001E-2" table:style-name="ce1">
            <text:p>0,0698</text:p>
          </table:table-cell>
          <table:table-cell office:value-type="float" office:value="924.83" table:style-name="ce1">
            <text:p>924,83</text:p>
          </table:table-cell>
          <table:table-cell office:value-type="float" office:value="0.19" table:style-name="ce1">
            <text:p>0,19</text:p>
          </table:table-cell>
          <table:table-cell office:value-type="float" office:value="740.44" table:style-name="ce1">
            <text:p>740,44</text:p>
          </table:table-cell>
          <table:table-cell office:value-type="float" office:value="0.30399999999999999" table:style-name="ce1">
            <text:p>0,304</text:p>
          </table:table-cell>
          <table:table-cell office:value-type="float" office:value="921" table:style-name="ce1">
            <text:p>921</text:p>
          </table:table-cell>
          <table:table-cell office:value-type="float" office:value="1" table:style-name="ce1">
            <text:p>1</text:p>
          </table:table-cell>
          <table:table-cell office:value-type="float" office:value="739" table:style-name="ce1">
            <text:p>739</text:p>
          </table:table-cell>
          <table:table-cell office:value-type="float" office:value="1" table:style-name="ce1">
            <text:p>1</text:p>
          </table:table-cell>
          <table:table-cell office:value-type="float" office:value="934.02" table:style-name="ce1">
            <text:p>934,02</text:p>
          </table:table-cell>
          <table:table-cell office:value-type="float" office:value="7.2999999999999995E-2" table:style-name="ce1">
            <text:p>0,073</text:p>
          </table:table-cell>
          <table:table-cell office:value-type="float" office:value="743" table:style-name="ce1">
            <text:p>743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941.49" table:style-name="ce1">
            <text:p>941,49</text:p>
          </table:table-cell>
          <table:table-cell office:value-type="float" office:value="5.4100000000000002E-2" table:style-name="ce1">
            <text:p>0,0541</text:p>
          </table:table-cell>
          <table:table-cell office:value-type="float" office:value="737.59" table:style-name="ce1">
            <text:p>737,59</text:p>
          </table:table-cell>
          <table:table-cell office:value-type="float" office:value="4.9700000000000001E-2" table:style-name="ce1">
            <text:p>0,0497</text:p>
          </table:table-cell>
          <table:table-cell office:value-type="float" office:value="947.73" table:style-name="ce1">
            <text:p>947,73</text:p>
          </table:table-cell>
          <table:table-cell office:value-type="float" office:value="5.3900000000000003E-2" table:style-name="ce1">
            <text:p>0,0539</text:p>
          </table:table-cell>
          <table:table-cell office:value-type="float" office:value="740.28" table:style-name="ce1">
            <text:p>740,28</text:p>
          </table:table-cell>
          <table:table-cell office:value-type="float" office:value="0.122" table:style-name="ce1">
            <text:p>0,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8.22" table:style-name="ce1">
            <text:p>938,22</text:p>
          </table:table-cell>
          <table:table-cell office:value-type="float" office:value="0.125" table:style-name="ce1">
            <text:p>0,125</text:p>
          </table:table-cell>
          <table:table-cell office:value-type="float" office:value="730.57" table:style-name="ce1">
            <text:p>730,57</text:p>
          </table:table-cell>
          <table:table-cell office:value-type="float" office:value="0.107" table:style-name="ce1">
            <text:p>0,107</text:p>
          </table:table-cell>
          <table:table-cell office:value-type="float" office:value="929.3" table:style-name="ce1">
            <text:p>929,3</text:p>
          </table:table-cell>
          <table:table-cell office:value-type="float" office:value="0.20300000000000001" table:style-name="ce1">
            <text:p>0,203</text:p>
          </table:table-cell>
          <table:table-cell office:value-type="float" office:value="723.24" table:style-name="ce1">
            <text:p>723,24</text:p>
          </table:table-cell>
          <table:table-cell office:value-type="float" office:value="0.121" table:style-name="ce1">
            <text:p>0,121</text:p>
          </table:table-cell>
          <table:table-cell office:value-type="float" office:value="914.48" table:style-name="ce1">
            <text:p>914,48</text:p>
          </table:table-cell>
          <table:table-cell office:value-type="float" office:value="0.25700000000000001" table:style-name="ce1">
            <text:p>0,257</text:p>
          </table:table-cell>
          <table:table-cell office:value-type="float" office:value="734.44" table:style-name="ce1">
            <text:p>734,44</text:p>
          </table:table-cell>
          <table:table-cell office:value-type="float" office:value="0.14099999999999999" table:style-name="ce1">
            <text:p>0,141</text:p>
          </table:table-cell>
          <table:table-cell office:value-type="float" office:value="883.21" table:style-name="ce1">
            <text:p>883,21</text:p>
          </table:table-cell>
          <table:table-cell office:value-type="float" office:value="0.214" table:style-name="ce1">
            <text:p>0,214</text:p>
          </table:table-cell>
          <table:table-cell office:value-type="float" office:value="729.35" table:style-name="ce1">
            <text:p>729,35</text:p>
          </table:table-cell>
          <table:table-cell office:value-type="float" office:value="0.193" table:style-name="ce1">
            <text:p>0,193</text:p>
          </table:table-cell>
          <table:table-cell office:value-type="float" office:value="879.27" table:style-name="ce1">
            <text:p>879,27</text:p>
          </table:table-cell>
          <table:table-cell office:value-type="float" office:value="0.32700000000000001" table:style-name="ce1">
            <text:p>0,327</text:p>
          </table:table-cell>
          <table:table-cell office:value-type="float" office:value="716.87" table:style-name="ce1">
            <text:p>716,87</text:p>
          </table:table-cell>
          <table:table-cell office:value-type="float" office:value="0.624" table:style-name="ce1">
            <text:p>0,624</text:p>
          </table:table-cell>
          <table:table-cell office:value-type="float" office:value="878.57" table:style-name="ce1">
            <text:p>878,57</text:p>
          </table:table-cell>
          <table:table-cell office:value-type="float" office:value="0.128" table:style-name="ce1">
            <text:p>0,128</text:p>
          </table:table-cell>
          <table:table-cell office:value-type="float" office:value="709.17" table:style-name="ce1">
            <text:p>709,17</text:p>
          </table:table-cell>
          <table:table-cell office:value-type="float" office:value="0.20699999999999999" table:style-name="ce1">
            <text:p>0,207</text:p>
          </table:table-cell>
          <table:table-cell office:value-type="float" office:value="898.14" table:style-name="ce1">
            <text:p>898,14</text:p>
          </table:table-cell>
          <table:table-cell office:value-type="float" office:value="6.9699999999999998E-2" table:style-name="ce1">
            <text:p>0,0697</text:p>
          </table:table-cell>
          <table:table-cell office:value-type="float" office:value="710.69" table:style-name="ce1">
            <text:p>710,69</text:p>
          </table:table-cell>
          <table:table-cell office:value-type="float" office:value="8.3799999999999999E-2" table:style-name="ce1">
            <text:p>0,0838</text:p>
          </table:table-cell>
          <table:table-cell office:value-type="float" office:value="906.58" table:style-name="ce1">
            <text:p>906,58</text:p>
          </table:table-cell>
          <table:table-cell office:value-type="float" office:value="3.9100000000000003E-2" table:style-name="ce1">
            <text:p>0,0391</text:p>
          </table:table-cell>
          <table:table-cell office:value-type="float" office:value="707.71" table:style-name="ce1">
            <text:p>707,71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906.7" table:style-name="ce1">
            <text:p>906,7</text:p>
          </table:table-cell>
          <table:table-cell office:value-type="float" office:value="5.16E-2" table:style-name="ce1">
            <text:p>0,0516</text:p>
          </table:table-cell>
          <table:table-cell office:value-type="float" office:value="715.36" table:style-name="ce1">
            <text:p>715,36</text:p>
          </table:table-cell>
          <table:table-cell office:value-type="float" office:value="4.99E-2" table:style-name="ce1">
            <text:p>0,0499</text:p>
          </table:table-cell>
          <table:table-cell office:value-type="float" office:value="907.7" table:style-name="ce1">
            <text:p>907,7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718.19" table:style-name="ce1">
            <text:p>718,19</text:p>
          </table:table-cell>
          <table:table-cell office:value-type="float" office:value="0.34" table:style-name="ce1">
            <text:p>0,34</text:p>
          </table:table-cell>
          <table:table-cell office:value-type="float" office:value="915.12" table:style-name="ce1">
            <text:p>915,12</text:p>
          </table:table-cell>
          <table:table-cell office:value-type="float" office:value="0.184" table:style-name="ce1">
            <text:p>0,184</text:p>
          </table:table-cell>
          <table:table-cell office:value-type="float" office:value="715.94" table:style-name="ce1">
            <text:p>715,94</text:p>
          </table:table-cell>
          <table:table-cell office:value-type="float" office:value="0.60099999999999998" table:style-name="ce1">
            <text:p>0,601</text:p>
          </table:table-cell>
          <table:table-cell office:value-type="float" office:value="916.19" table:style-name="ce1">
            <text:p>916,19</text:p>
          </table:table-cell>
          <table:table-cell office:value-type="float" office:value="0.19700000000000001" table:style-name="ce1">
            <text:p>0,197</text:p>
          </table:table-cell>
          <table:table-cell office:value-type="float" office:value="713.09" table:style-name="ce1">
            <text:p>713,09</text:p>
          </table:table-cell>
          <table:table-cell office:value-type="float" office:value="0.13900000000000001" table:style-name="ce1">
            <text:p>0,139</text:p>
          </table:table-cell>
          <table:table-cell office:value-type="float" office:value="920" table:style-name="ce1">
            <text:p>920</text:p>
          </table:table-cell>
          <table:table-cell office:value-type="float" office:value="1.6799999999999999E-2" table:style-name="ce1">
            <text:p>0,0168</text:p>
          </table:table-cell>
          <table:table-cell office:value-type="float" office:value="725.13" table:style-name="ce1">
            <text:p>725,13</text:p>
          </table:table-cell>
          <table:table-cell office:value-type="float" office:value="1.8800000000000001E-2" table:style-name="ce1">
            <text:p>0,0188</text:p>
          </table:table-cell>
          <table:table-cell office:value-type="float" office:value="892.41" table:style-name="ce1">
            <text:p>892,41</text:p>
          </table:table-cell>
          <table:table-cell office:value-type="float" office:value="0.29899999999999999" table:style-name="ce1">
            <text:p>0,299</text:p>
          </table:table-cell>
          <table:table-cell office:value-type="float" office:value="707.26" table:style-name="ce1">
            <text:p>707,26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915.13" table:style-name="ce9">
            <text:p>915,13</text:p>
          </table:table-cell>
          <table:table-cell office:value-type="float" office:value="0.12" table:style-name="ce9">
            <text:p>0,12</text:p>
          </table:table-cell>
          <table:table-cell office:value-type="float" office:value="744.33" table:style-name="ce9">
            <text:p>744,33</text:p>
          </table:table-cell>
          <table:table-cell office:value-type="float" office:value="0.24" table:style-name="ce9">
            <text:p>0,24</text:p>
          </table:table-cell>
          <table:table-cell office:value-type="float" office:value="883" table:style-name="ce1">
            <text:p>883</text:p>
          </table:table-cell>
          <table:table-cell office:value-type="float" office:value="1" table:style-name="ce1">
            <text:p>1</text:p>
          </table:table-cell>
          <table:table-cell office:value-type="float" office:value="724" table:style-name="ce1">
            <text:p>724</text:p>
          </table:table-cell>
          <table:table-cell office:value-type="float" office:value="1" table:style-name="ce1">
            <text:p>1</text:p>
          </table:table-cell>
          <table:table-cell office:value-type="float" office:value="875.04" table:style-name="ce1">
            <text:p>875,04</text:p>
          </table:table-cell>
          <table:table-cell office:value-type="float" office:value="694.48" table:style-name="ce1">
            <text:p>694,48</text:p>
          </table:table-cell>
          <table:table-cell office:value-type="float" office:value="0.08" table:style-name="ce1">
            <text:p>0,08</text:p>
          </table:table-cell>
          <table:table-cell office:value-type="float" office:value="0.06" table:style-name="ce1">
            <text:p>0,06</text:p>
          </table:table-cell>
          <table:table-cell office:value-type="float" office:value="875.04" table:style-name="ce1">
            <text:p>875,04</text:p>
          </table:table-cell>
          <table:table-cell office:value-type="float" office:value="694.48" table:style-name="ce1">
            <text:p>694,48</text:p>
          </table:table-cell>
          <table:table-cell office:value-type="float" office:value="0.08" table:style-name="ce1">
            <text:p>0,08</text:p>
          </table:table-cell>
          <table:table-cell office:value-type="float" office:value="0.06" table:style-name="ce1">
            <text:p>0,06</text:p>
          </table:table-cell>
          <table:table-cell office:value-type="float" office:value="894.84" table:style-name="ce1">
            <text:p>894,84</text:p>
          </table:table-cell>
          <table:table-cell office:value-type="float" office:value="717.9" table:style-name="ce1">
            <text:p>717,9</text:p>
          </table:table-cell>
          <table:table-cell office:value-type="float" office:value="0.35" table:style-name="ce1">
            <text:p>0,35</text:p>
          </table:table-cell>
          <table:table-cell office:value-type="float" office:value="0.94" table:style-name="ce1">
            <text:p>0,94</text:p>
          </table:table-cell>
          <table:table-cell office:value-type="float" office:value="882.99" table:style-name="ce1">
            <text:p>882,99</text:p>
          </table:table-cell>
          <table:table-cell office:value-type="float" office:value="729.18" table:style-name="ce1">
            <text:p>729,18</text:p>
          </table:table-cell>
          <table:table-cell office:value-type="float" office:value="0.11" table:style-name="ce1">
            <text:p>0,11</text:p>
          </table:table-cell>
          <table:table-cell office:value-type="float" office:value="0.1" table:style-name="ce1">
            <text:p>0,1</text:p>
          </table:table-cell>
          <table:table-cell office:value-type="float" office:value="885.91" table:style-name="ce1">
            <text:p>885,91</text:p>
          </table:table-cell>
          <table:table-cell office:value-type="float" office:value="720.75" table:style-name="ce1">
            <text:p>720,75</text:p>
          </table:table-cell>
          <table:table-cell office:value-type="float" office:value="0.12" table:style-name="ce1">
            <text:p>0,12</text:p>
          </table:table-cell>
          <table:table-cell office:value-type="float" office:value="0.21" table:style-name="ce1">
            <text:p>0,21</text:p>
          </table:table-cell>
          <table:table-cell table:number-columns-repeated="16183"/>
        </table:table-row>
        <table:table-row table:style-name="ro1">
          <table:table-cell office:value-type="date" office:date-value="2006-05-29T00:00:00" table:style-name="ce7">
            <text:p>2006-05-29</text:p>
          </table:table-cell>
          <table:table-cell office:value-type="float" office:value="744.23" table:style-name="ce1">
            <text:p>744,23</text:p>
          </table:table-cell>
          <table:table-cell office:value-type="float" office:value="0.04" table:style-name="ce1">
            <text:p>0,04</text:p>
          </table:table-cell>
          <table:table-cell office:value-type="float" office:value="747.74" table:style-name="ce1">
            <text:p>747,74</text:p>
          </table:table-cell>
          <table:table-cell office:value-type="float" office:value="0.05" table:style-name="ce1">
            <text:p>0,05</text:p>
          </table:table-cell>
          <table:table-cell office:value-type="float" office:value="843.14" table:style-name="ce1">
            <text:p>843,14</text:p>
          </table:table-cell>
          <table:table-cell office:value-type="float" office:value="0.2" table:style-name="ce1">
            <text:p>0,2</text:p>
          </table:table-cell>
          <table:table-cell office:value-type="float" office:value="687.49" table:style-name="ce1">
            <text:p>687,49</text:p>
          </table:table-cell>
          <table:table-cell office:value-type="float" office:value="0.3" table:style-name="ce1">
            <text:p>0,3</text:p>
          </table:table-cell>
          <table:table-cell office:value-type="float" office:value="850.76" table:style-name="ce1">
            <text:p>850,76</text:p>
          </table:table-cell>
          <table:table-cell office:value-type="float" office:value="0.03" table:style-name="ce1">
            <text:p>0,03</text:p>
          </table:table-cell>
          <table:table-cell office:value-type="float" office:value="696.36" table:style-name="ce1">
            <text:p>696,36</text:p>
          </table:table-cell>
          <table:table-cell office:value-type="float" office:value="0.03" table:style-name="ce1">
            <text:p>0,03</text:p>
          </table:table-cell>
          <table:table-cell office:value-type="float" office:value="858.64" table:style-name="ce1">
            <text:p>858,6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05.52" table:style-name="ce1">
            <text:p>705,52</text:p>
          </table:table-cell>
          <table:table-cell office:value-type="float" office:value="0.06" table:style-name="ce1">
            <text:p>0,06</text:p>
          </table:table-cell>
          <table:table-cell office:value-type="float" office:value="851.56" table:style-name="ce1">
            <text:p>851,56</text:p>
          </table:table-cell>
          <table:table-cell office:value-type="float" office:value="0.05" table:style-name="ce1">
            <text:p>0,05</text:p>
          </table:table-cell>
          <table:table-cell office:value-type="float" office:value="710.96" table:style-name="ce1">
            <text:p>710,96</text:p>
          </table:table-cell>
          <table:table-cell office:value-type="float" office:value="0.04" table:style-name="ce1">
            <text:p>0,04</text:p>
          </table:table-cell>
          <table:table-cell office:value-type="float" office:value="850.61" table:style-name="ce1">
            <text:p>850,61</text:p>
          </table:table-cell>
          <table:table-cell office:value-type="float" office:value="0.1" table:style-name="ce1">
            <text:p>0,1</text:p>
          </table:table-cell>
          <table:table-cell office:value-type="float" office:value="705.13" table:style-name="ce1">
            <text:p>705,1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861.22" table:style-name="ce1">
            <text:p>861,22</text:p>
          </table:table-cell>
          <table:table-cell office:value-type="float" office:value="0.12" table:style-name="ce1">
            <text:p>0,12</text:p>
          </table:table-cell>
          <table:table-cell office:value-type="float" office:value="712.07" table:style-name="ce1">
            <text:p>712,07</text:p>
          </table:table-cell>
          <table:table-cell office:value-type="float" office:value="0.1" table:style-name="ce1">
            <text:p>0,1</text:p>
          </table:table-cell>
          <table:table-cell office:value-type="float" office:value="859.04" table:style-name="ce1">
            <text:p>859,0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18.03" table:style-name="ce1">
            <text:p>718,03</text:p>
          </table:table-cell>
          <table:table-cell office:value-type="float" office:value="0.09" table:style-name="ce1">
            <text:p>0,09</text:p>
          </table:table-cell>
          <table:table-cell office:value-type="float" office:value="843.51" table:style-name="ce1">
            <text:p>843,51</text:p>
          </table:table-cell>
          <table:table-cell office:value-type="float" office:value="0.08" table:style-name="ce1">
            <text:p>0,08</text:p>
          </table:table-cell>
          <table:table-cell office:value-type="float" office:value="709.32" table:style-name="ce1">
            <text:p>709,3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856.87" table:style-name="ce1">
            <text:p>856,87</text:p>
          </table:table-cell>
          <table:table-cell office:value-type="float" office:value="0.65" table:style-name="ce1">
            <text:p>0,65</text:p>
          </table:table-cell>
          <table:table-cell office:value-type="float" office:value="696.53" table:style-name="ce1">
            <text:p>696,53</text:p>
          </table:table-cell>
          <table:table-cell office:value-type="float" office:value="0.22" table:style-name="ce1">
            <text:p>0,22</text:p>
          </table:table-cell>
          <table:table-cell office:value-type="float" office:value="847.72" table:style-name="ce1">
            <text:p>847,72</text:p>
          </table:table-cell>
          <table:table-cell office:value-type="float" office:value="2.4500000000000001E-2" table:style-name="ce1">
            <text:p>0,0245</text:p>
          </table:table-cell>
          <table:table-cell office:value-type="float" office:value="731.44" table:style-name="ce1">
            <text:p>731,44</text:p>
          </table:table-cell>
          <table:table-cell office:value-type="float" office:value="2.47E-2" table:style-name="ce1">
            <text:p>0,0247</text:p>
          </table:table-cell>
          <table:table-cell office:value-type="float" office:value="853.87" table:style-name="ce1">
            <text:p>853,87</text:p>
          </table:table-cell>
          <table:table-cell office:value-type="float" office:value="0.48099999999999998" table:style-name="ce1">
            <text:p>0,481</text:p>
          </table:table-cell>
          <table:table-cell office:value-type="float" office:value="735.49" table:style-name="ce1">
            <text:p>735,49</text:p>
          </table:table-cell>
          <table:table-cell office:value-type="float" office:value="0.53600000000000003" table:style-name="ce1">
            <text:p>0,536</text:p>
          </table:table-cell>
          <table:table-cell office:value-type="float" office:value="858.13" table:style-name="ce1">
            <text:p>858,13</text:p>
          </table:table-cell>
          <table:table-cell office:value-type="float" office:value="0.155" table:style-name="ce1">
            <text:p>0,155</text:p>
          </table:table-cell>
          <table:table-cell office:value-type="float" office:value="733.36" table:style-name="ce1">
            <text:p>733,36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844.18" table:style-name="ce1">
            <text:p>844,18</text:p>
          </table:table-cell>
          <table:table-cell office:value-type="float" office:value="0.501" table:style-name="ce1">
            <text:p>0,501</text:p>
          </table:table-cell>
          <table:table-cell office:value-type="float" office:value="724.17" table:style-name="ce1">
            <text:p>724,17</text:p>
          </table:table-cell>
          <table:table-cell office:value-type="float" office:value="0.158" table:style-name="ce1">
            <text:p>0,158</text:p>
          </table:table-cell>
          <table:table-cell office:value-type="float" office:value="853.01" table:style-name="ce1">
            <text:p>853,01</text:p>
          </table:table-cell>
          <table:table-cell office:value-type="float" office:value="0.18099999999999999" table:style-name="ce1">
            <text:p>0,181</text:p>
          </table:table-cell>
          <table:table-cell office:value-type="float" office:value="726.97" table:style-name="ce1">
            <text:p>726,97</text:p>
          </table:table-cell>
          <table:table-cell office:value-type="float" office:value="0.246" table:style-name="ce1">
            <text:p>0,246</text:p>
          </table:table-cell>
          <table:table-cell office:value-type="float" office:value="861.78" table:style-name="ce1">
            <text:p>861,78</text:p>
          </table:table-cell>
          <table:table-cell office:value-type="float" office:value="0.21299999999999999" table:style-name="ce1">
            <text:p>0,213</text:p>
          </table:table-cell>
          <table:table-cell office:value-type="float" office:value="728.96" table:style-name="ce1">
            <text:p>728,96</text:p>
          </table:table-cell>
          <table:table-cell office:value-type="float" office:value="0.23899999999999999" table:style-name="ce1">
            <text:p>0,239</text:p>
          </table:table-cell>
          <table:table-cell office:value-type="float" office:value="863.53" table:style-name="ce1">
            <text:p>863,53</text:p>
          </table:table-cell>
          <table:table-cell office:value-type="float" office:value="0.76500000000000001" table:style-name="ce1">
            <text:p>0,765</text:p>
          </table:table-cell>
          <table:table-cell office:value-type="float" office:value="724.09" table:style-name="ce1">
            <text:p>724,09</text:p>
          </table:table-cell>
          <table:table-cell office:value-type="float" office:value="0.33900000000000002" table:style-name="ce1">
            <text:p>0,339</text:p>
          </table:table-cell>
          <table:table-cell office:value-type="float" office:value="871.96" table:style-name="ce1">
            <text:p>871,96</text:p>
          </table:table-cell>
          <table:table-cell office:value-type="float" office:value="0.16600000000000001" table:style-name="ce1">
            <text:p>0,166</text:p>
          </table:table-cell>
          <table:table-cell office:value-type="float" office:value="720.41" table:style-name="ce1">
            <text:p>720,41</text:p>
          </table:table-cell>
          <table:table-cell office:value-type="float" office:value="0.21" table:style-name="ce1">
            <text:p>0,21</text:p>
          </table:table-cell>
          <table:table-cell office:value-type="float" office:value="877.02" table:style-name="ce1">
            <text:p>877,02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725.63" table:style-name="ce1">
            <text:p>725,63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85.65" table:style-name="ce1">
            <text:p>885,65</text:p>
          </table:table-cell>
          <table:table-cell office:value-type="float" office:value="3.5299999999999998E-2" table:style-name="ce1">
            <text:p>0,0353</text:p>
          </table:table-cell>
          <table:table-cell office:value-type="float" office:value="726.07" table:style-name="ce1">
            <text:p>726,07</text:p>
          </table:table-cell>
          <table:table-cell office:value-type="float" office:value="3.5499999999999997E-2" table:style-name="ce1">
            <text:p>0,0355</text:p>
          </table:table-cell>
          <table:table-cell office:value-type="float" office:value="830.01" table:style-name="ce1">
            <text:p>830,01</text:p>
          </table:table-cell>
          <table:table-cell office:value-type="float" office:value="3.7499999999999999E-2" table:style-name="ce1">
            <text:p>0,0375</text:p>
          </table:table-cell>
          <table:table-cell office:value-type="float" office:value="708.81" table:style-name="ce1">
            <text:p>708,81</text:p>
          </table:table-cell>
          <table:table-cell office:value-type="float" office:value="3.7100000000000001E-2" table:style-name="ce1">
            <text:p>0,0371</text:p>
          </table:table-cell>
          <table:table-cell office:value-type="float" office:value="835.58" table:style-name="ce1">
            <text:p>835,58</text:p>
          </table:table-cell>
          <table:table-cell office:value-type="float" office:value="0.03" table:style-name="ce1">
            <text:p>0,03</text:p>
          </table:table-cell>
          <table:table-cell office:value-type="float" office:value="710.14" table:style-name="ce1">
            <text:p>710,14</text:p>
          </table:table-cell>
          <table:table-cell office:value-type="float" office:value="2.8199999999999999E-2" table:style-name="ce1">
            <text:p>0,0282</text:p>
          </table:table-cell>
          <table:table-cell office:value-type="float" office:value="878.05" table:style-name="ce1">
            <text:p>878,05</text:p>
          </table:table-cell>
          <table:table-cell office:value-type="float" office:value="6.4399999999999999E-2" table:style-name="ce1">
            <text:p>0,0644</text:p>
          </table:table-cell>
          <table:table-cell office:value-type="float" office:value="716.71" table:style-name="ce1">
            <text:p>716,71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880.13" table:style-name="ce1">
            <text:p>880,13</text:p>
          </table:table-cell>
          <table:table-cell office:value-type="float" office:value="9.0499999999999997E-2" table:style-name="ce1">
            <text:p>0,0905</text:p>
          </table:table-cell>
          <table:table-cell office:value-type="float" office:value="710.83" table:style-name="ce1">
            <text:p>710,83</text:p>
          </table:table-cell>
          <table:table-cell office:value-type="float" office:value="6.88E-2" table:style-name="ce1">
            <text:p>0,0688</text:p>
          </table:table-cell>
          <table:table-cell office:value-type="float" office:value="875.92" table:style-name="ce1">
            <text:p>875,92</text:p>
          </table:table-cell>
          <table:table-cell office:value-type="float" office:value="0.19600000000000001" table:style-name="ce1">
            <text:p>0,196</text:p>
          </table:table-cell>
          <table:table-cell office:value-type="float" office:value="708.92" table:style-name="ce1">
            <text:p>708,92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888.65" table:style-name="ce1">
            <text:p>888,65</text:p>
          </table:table-cell>
          <table:table-cell office:value-type="float" office:value="3.7100000000000001E-2" table:style-name="ce1">
            <text:p>0,0371</text:p>
          </table:table-cell>
          <table:table-cell office:value-type="float" office:value="713.36" table:style-name="ce1">
            <text:p>713,36</text:p>
          </table:table-cell>
          <table:table-cell office:value-type="float" office:value="6.3700000000000007E-2" table:style-name="ce1">
            <text:p>0,0637</text:p>
          </table:table-cell>
          <table:table-cell office:value-type="float" office:value="896.01" table:style-name="ce1">
            <text:p>896,01</text:p>
          </table:table-cell>
          <table:table-cell office:value-type="float" office:value="0.108" table:style-name="ce1">
            <text:p>0,108</text:p>
          </table:table-cell>
          <table:table-cell office:value-type="float" office:value="707.86" table:style-name="ce1">
            <text:p>707,86</text:p>
          </table:table-cell>
          <table:table-cell office:value-type="float" office:value="8.6599999999999996E-2" table:style-name="ce1">
            <text:p>0,0866</text:p>
          </table:table-cell>
          <table:table-cell office:value-type="float" office:value="902.6" table:style-name="ce1">
            <text:p>902,6</text:p>
          </table:table-cell>
          <table:table-cell office:value-type="float" office:value="0.193" table:style-name="ce1">
            <text:p>0,193</text:p>
          </table:table-cell>
          <table:table-cell office:value-type="float" office:value="710.4" table:style-name="ce1">
            <text:p>710,4</text:p>
          </table:table-cell>
          <table:table-cell office:value-type="float" office:value="0.41799999999999998" table:style-name="ce1">
            <text:p>0,418</text:p>
          </table:table-cell>
          <table:table-cell office:value-type="float" office:value="899.33" table:style-name="ce1">
            <text:p>899,33</text:p>
          </table:table-cell>
          <table:table-cell office:value-type="float" office:value="0.252" table:style-name="ce1">
            <text:p>0,252</text:p>
          </table:table-cell>
          <table:table-cell office:value-type="float" office:value="706.19" table:style-name="ce1">
            <text:p>706,19</text:p>
          </table:table-cell>
          <table:table-cell office:value-type="float" office:value="0.188" table:style-name="ce1">
            <text:p>0,188</text:p>
          </table:table-cell>
          <table:table-cell office:value-type="float" office:value="893.45" table:style-name="ce1">
            <text:p>893,45</text:p>
          </table:table-cell>
          <table:table-cell office:value-type="float" office:value="8.72E-2" table:style-name="ce1">
            <text:p>0,0872</text:p>
          </table:table-cell>
          <table:table-cell office:value-type="float" office:value="700.51" table:style-name="ce1">
            <text:p>700,51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884.49" table:style-name="ce1">
            <text:p>884,49</text:p>
          </table:table-cell>
          <table:table-cell office:value-type="float" office:value="0.26700000000000002" table:style-name="ce1">
            <text:p>0,267</text:p>
          </table:table-cell>
          <table:table-cell office:value-type="float" office:value="693.62" table:style-name="ce1">
            <text:p>693,62</text:p>
          </table:table-cell>
          <table:table-cell office:value-type="float" office:value="0.109" table:style-name="ce1">
            <text:p>0,109</text:p>
          </table:table-cell>
          <table:table-cell office:value-type="float" office:value="869.5" table:style-name="ce1">
            <text:p>869,5</text:p>
          </table:table-cell>
          <table:table-cell office:value-type="float" office:value="0.60199999999999998" table:style-name="ce1">
            <text:p>0,602</text:p>
          </table:table-cell>
          <table:table-cell office:value-type="float" office:value="705.11" table:style-name="ce1">
            <text:p>705,11</text:p>
          </table:table-cell>
          <table:table-cell office:value-type="float" office:value="0.64500000000000002" table:style-name="ce1">
            <text:p>0,645</text:p>
          </table:table-cell>
          <table:table-cell office:value-type="float" office:value="838.17" table:style-name="ce1">
            <text:p>838,17</text:p>
          </table:table-cell>
          <table:table-cell office:value-type="float" office:value="0.13100000000000001" table:style-name="ce1">
            <text:p>0,131</text:p>
          </table:table-cell>
          <table:table-cell office:value-type="float" office:value="699.84" table:style-name="ce1">
            <text:p>699,84</text:p>
          </table:table-cell>
          <table:table-cell office:value-type="float" office:value="0.20300000000000001" table:style-name="ce1">
            <text:p>0,203</text:p>
          </table:table-cell>
          <table:table-cell office:value-type="float" office:value="834.43" table:style-name="ce1">
            <text:p>834,43</text:p>
          </table:table-cell>
          <table:table-cell office:value-type="float" office:value="8.0699999999999994E-2" table:style-name="ce1">
            <text:p>0,0807</text:p>
          </table:table-cell>
          <table:table-cell office:value-type="float" office:value="688.04" table:style-name="ce1">
            <text:p>688,04</text:p>
          </table:table-cell>
          <table:table-cell office:value-type="float" office:value="0.13400000000000001" table:style-name="ce1">
            <text:p>0,134</text:p>
          </table:table-cell>
          <table:table-cell office:value-type="float" office:value="833.31" table:style-name="ce1">
            <text:p>833,31</text:p>
          </table:table-cell>
          <table:table-cell office:value-type="float" office:value="0.315" table:style-name="ce1">
            <text:p>0,315</text:p>
          </table:table-cell>
          <table:table-cell office:value-type="float" office:value="679.98" table:style-name="ce1">
            <text:p>679,98</text:p>
          </table:table-cell>
          <table:table-cell office:value-type="float" office:value="0.38500000000000001" table:style-name="ce1">
            <text:p>0,385</text:p>
          </table:table-cell>
          <table:table-cell office:value-type="float" office:value="853.06" table:style-name="ce1">
            <text:p>853,06</text:p>
          </table:table-cell>
          <table:table-cell office:value-type="float" office:value="5.21E-2" table:style-name="ce1">
            <text:p>0,0521</text:p>
          </table:table-cell>
          <table:table-cell office:value-type="float" office:value="680.71" table:style-name="ce1">
            <text:p>680,71</text:p>
          </table:table-cell>
          <table:table-cell office:value-type="float" office:value="7.4300000000000005E-2" table:style-name="ce1">
            <text:p>0,0743</text:p>
          </table:table-cell>
          <table:table-cell office:value-type="float" office:value="861.61" table:style-name="ce1">
            <text:p>861,61</text:p>
          </table:table-cell>
          <table:table-cell office:value-type="float" office:value="4.9200000000000001E-2" table:style-name="ce1">
            <text:p>0,0492</text:p>
          </table:table-cell>
          <table:table-cell office:value-type="float" office:value="677.81" table:style-name="ce1">
            <text:p>677,81</text:p>
          </table:table-cell>
          <table:table-cell office:value-type="float" office:value="5.6399999999999999E-2" table:style-name="ce1">
            <text:p>0,0564</text:p>
          </table:table-cell>
          <table:table-cell office:value-type="float" office:value="861.72" table:style-name="ce1">
            <text:p>861,72</text:p>
          </table:table-cell>
          <table:table-cell office:value-type="float" office:value="5.5300000000000002E-2" table:style-name="ce1">
            <text:p>0,0553</text:p>
          </table:table-cell>
          <table:table-cell office:value-type="float" office:value="685.45" table:style-name="ce1">
            <text:p>685,45</text:p>
          </table:table-cell>
          <table:table-cell office:value-type="float" office:value="4.9399999999999999E-2" table:style-name="ce1">
            <text:p>0,0494</text:p>
          </table:table-cell>
          <table:table-cell office:value-type="float" office:value="863.24" table:style-name="ce1">
            <text:p>863,2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689.92" table:style-name="ce1">
            <text:p>689,92</text:p>
          </table:table-cell>
          <table:table-cell office:value-type="float" office:value="0.20499999999999999" table:style-name="ce1">
            <text:p>0,205</text:p>
          </table:table-cell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float" office:value="686" table:style-name="ce1">
            <text:p>686</text:p>
          </table:table-cell>
          <table:table-cell office:value-type="float" office:value="1" table:style-name="ce1">
            <text:p>1</text:p>
          </table:table-cell>
          <table:table-cell office:value-type="float" office:value="871" table:style-name="ce1">
            <text:p>871</text:p>
          </table:table-cell>
          <table:table-cell office:value-type="float" office:value="1" table:style-name="ce1">
            <text:p>1</text:p>
          </table:table-cell>
          <table:table-cell office:value-type="float" office:value="684" table:style-name="ce1">
            <text:p>684</text:p>
          </table:table-cell>
          <table:table-cell office:value-type="float" office:value="1" table:style-name="ce1">
            <text:p>1</text:p>
          </table:table-cell>
          <table:table-cell office:value-type="float" office:value="874.76" table:style-name="ce1">
            <text:p>874,76</text:p>
          </table:table-cell>
          <table:table-cell office:value-type="float" office:value="4.7E-2" table:style-name="ce1">
            <text:p>0,047</text:p>
          </table:table-cell>
          <table:table-cell office:value-type="float" office:value="695.24" table:style-name="ce1">
            <text:p>695,24</text:p>
          </table:table-cell>
          <table:table-cell office:value-type="float" office:value="5.6899999999999999E-2" table:style-name="ce1">
            <text:p>0,0569</text:p>
          </table:table-cell>
          <table:table-cell office:value-type="float" office:value="847.54" table:style-name="ce1">
            <text:p>847,54</text:p>
          </table:table-cell>
          <table:table-cell office:value-type="float" office:value="4.7E-2" table:style-name="ce1">
            <text:p>0,047</text:p>
          </table:table-cell>
          <table:table-cell office:value-type="float" office:value="677.17" table:style-name="ce1">
            <text:p>677,17</text:p>
          </table:table-cell>
          <table:table-cell office:value-type="float" office:value="3.61E-2" table:style-name="ce1">
            <text:p>0,0361</text:p>
          </table:table-cell>
          <table:table-cell office:value-type="float" office:value="870.14" table:style-name="ce9">
            <text:p>870,14</text:p>
          </table:table-cell>
          <table:table-cell office:value-type="float" office:value="0.11" table:style-name="ce9">
            <text:p>0,11</text:p>
          </table:table-cell>
          <table:table-cell office:value-type="float" office:value="714.39" table:style-name="ce9">
            <text:p>714,39</text:p>
          </table:table-cell>
          <table:table-cell office:value-type="float" office:value="0.18" table:style-name="ce9">
            <text:p>0,18</text:p>
          </table:table-cell>
          <table:table-cell office:value-type="float" office:value="838.76" table:style-name="ce1">
            <text:p>838,76</text:p>
          </table:table-cell>
          <table:table-cell office:value-type="float" office:value="0.224" table:style-name="ce1">
            <text:p>0,224</text:p>
          </table:table-cell>
          <table:table-cell office:value-type="float" office:value="692.96" table:style-name="ce1">
            <text:p>692,96</text:p>
          </table:table-cell>
          <table:table-cell office:value-type="float" office:value="0.221" table:style-name="ce1">
            <text:p>0,221</text:p>
          </table:table-cell>
          <table:table-cell office:value-type="float" office:value="829.74" table:style-name="ce1">
            <text:p>829,74</text:p>
          </table:table-cell>
          <table:table-cell office:value-type="float" office:value="664.34" table:style-name="ce1">
            <text:p>664,34</text:p>
          </table:table-cell>
          <table:table-cell office:value-type="float" office:value="0.23" table:style-name="ce1">
            <text:p>0,23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850.44" table:style-name="ce1">
            <text:p>850,44</text:p>
          </table:table-cell>
          <table:table-cell office:value-type="float" office:value="667.83" table:style-name="ce1">
            <text:p>667,83</text:p>
          </table:table-cell>
          <table:table-cell office:value-type="float" office:value="0.05" table:style-name="ce1">
            <text:p>0,05</text:p>
          </table:table-cell>
          <table:table-cell office:value-type="float" office:value="0.08" table:style-name="ce1">
            <text:p>0,08</text:p>
          </table:table-cell>
          <table:table-cell office:value-type="float" office:value="849.62" table:style-name="ce1">
            <text:p>849,62</text:p>
          </table:table-cell>
          <table:table-cell office:value-type="float" office:value="689.18" table:style-name="ce1">
            <text:p>689,1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24" table:style-name="ce1">
            <text:p>0,24</text:p>
          </table:table-cell>
          <table:table-cell office:value-type="float" office:value="838.11" table:style-name="ce1">
            <text:p>838,11</text:p>
          </table:table-cell>
          <table:table-cell office:value-type="float" office:value="699.61" table:style-name="ce1">
            <text:p>699,6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11" table:style-name="ce1">
            <text:p>0,11</text:p>
          </table:table-cell>
          <table:table-cell office:value-type="float" office:value="840.57" table:style-name="ce1">
            <text:p>840,57</text:p>
          </table:table-cell>
          <table:table-cell office:value-type="float" office:value="691.4" table:style-name="ce1">
            <text:p>691,4</text:p>
          </table:table-cell>
          <table:table-cell office:value-type="float" office:value="0.09" table:style-name="ce1">
            <text:p>0,09</text:p>
          </table:table-cell>
          <table:table-cell office:value-type="float" office:value="0.18" table:style-name="ce1">
            <text:p>0,18</text:p>
          </table:table-cell>
          <table:table-cell table:number-columns-repeated="16183"/>
        </table:table-row>
        <table:table-row table:style-name="ro1">
          <table:table-cell office:value-type="date" office:date-value="2007-04-01T00:00:00" table:style-name="ce7">
            <text:p>2007-04-01</text:p>
          </table:table-cell>
          <table:table-cell office:value-type="float" office:value="1043.3" table:style-name="ce1">
            <text:p>1043,3</text:p>
          </table:table-cell>
          <table:table-cell office:value-type="float" office:value="0.02" table:style-name="ce1">
            <text:p>0,02</text:p>
          </table:table-cell>
          <table:table-cell office:value-type="float" office:value="1050.8" table:style-name="ce1">
            <text:p>1050,8</text:p>
          </table:table-cell>
          <table:table-cell office:value-type="float" office:value="0.02" table:style-name="ce1">
            <text:p>0,02</text:p>
          </table:table-cell>
          <table:table-cell office:value-type="float" office:value="1141.9000000000001" table:style-name="ce1">
            <text:p>1141,9</text:p>
          </table:table-cell>
          <table:table-cell office:value-type="float" office:value="0.1" table:style-name="ce1">
            <text:p>0,1</text:p>
          </table:table-cell>
          <table:table-cell office:value-type="float" office:value="990.24" table:style-name="ce1">
            <text:p>990,24</text:p>
          </table:table-cell>
          <table:table-cell office:value-type="float" office:value="0.11" table:style-name="ce1">
            <text:p>0,11</text:p>
          </table:table-cell>
          <table:table-cell office:value-type="float" office:value="1149.7" table:style-name="ce1">
            <text:p>1149,7</text:p>
          </table:table-cell>
          <table:table-cell office:value-type="float" office:value="0.05" table:style-name="ce1">
            <text:p>0,05</text:p>
          </table:table-cell>
          <table:table-cell office:value-type="float" office:value="999.13" table:style-name="ce1">
            <text:p>999,13</text:p>
          </table:table-cell>
          <table:table-cell office:value-type="float" office:value="0.04" table:style-name="ce1">
            <text:p>0,04</text:p>
          </table:table-cell>
          <table:table-cell office:value-type="float" office:value="1157.5999999999999" table:style-name="ce1">
            <text:p>1157,6</text:p>
          </table:table-cell>
          <table:table-cell office:value-type="float" office:value="0.1" table:style-name="ce1">
            <text:p>0,1</text:p>
          </table:table-cell>
          <table:table-cell office:value-type="float" office:value="1008.4" table:style-name="ce1">
            <text:p>1008,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150.5" table:style-name="ce1">
            <text:p>1150,5</text:p>
          </table:table-cell>
          <table:table-cell office:value-type="float" office:value="0.05" table:style-name="ce1">
            <text:p>0,05</text:p>
          </table:table-cell>
          <table:table-cell office:value-type="float" office:value="1013.8" table:style-name="ce1">
            <text:p>1013,8</text:p>
          </table:table-cell>
          <table:table-cell office:value-type="float" office:value="0.04" table:style-name="ce1">
            <text:p>0,04</text:p>
          </table:table-cell>
          <table:table-cell office:value-type="float" office:value="1149.5999999999999" table:style-name="ce1">
            <text:p>1149,6</text:p>
          </table:table-cell>
          <table:table-cell office:value-type="float" office:value="0.1" table:style-name="ce1">
            <text:p>0,1</text:p>
          </table:table-cell>
          <table:table-cell office:value-type="float" office:value="1007.9" table:style-name="ce1">
            <text:p>1007,9</text:p>
          </table:table-cell>
          <table:table-cell office:value-type="float" office:value="0.06" table:style-name="ce1">
            <text:p>0,06</text:p>
          </table:table-cell>
          <table:table-cell office:value-type="float" office:value="1160.3" table:style-name="ce1">
            <text:p>1160,3</text:p>
          </table:table-cell>
          <table:table-cell office:value-type="float" office:value="0.06" table:style-name="ce1">
            <text:p>0,06</text:p>
          </table:table-cell>
          <table:table-cell office:value-type="float" office:value="1014.9" table:style-name="ce1">
            <text:p>1014,9</text:p>
          </table:table-cell>
          <table:table-cell office:value-type="float" office:value="0.04" table:style-name="ce1">
            <text:p>0,04</text:p>
          </table:table-cell>
          <table:table-cell office:value-type="float" office:value="1158.0999999999999" table:style-name="ce1">
            <text:p>1158,1</text:p>
          </table:table-cell>
          <table:table-cell office:value-type="float" office:value="0.05" table:style-name="ce1">
            <text:p>0,05</text:p>
          </table:table-cell>
          <table:table-cell office:value-type="float" office:value="1020.9" table:style-name="ce1">
            <text:p>1020,9</text:p>
          </table:table-cell>
          <table:table-cell office:value-type="float" office:value="0.06" table:style-name="ce1">
            <text:p>0,06</text:p>
          </table:table-cell>
          <table:table-cell office:value-type="float" office:value="1143.0999999999999" table:style-name="ce1">
            <text:p>1143,1</text:p>
          </table:table-cell>
          <table:table-cell office:value-type="float" office:value="0.15" table:style-name="ce1">
            <text:p>0,15</text:p>
          </table:table-cell>
          <table:table-cell office:value-type="float" office:value="1012.4" table:style-name="ce1">
            <text:p>1012,4</text:p>
          </table:table-cell>
          <table:table-cell office:value-type="float" office:value="0.09" table:style-name="ce1">
            <text:p>0,09</text:p>
          </table:table-cell>
          <table:table-cell office:value-type="float" office:value="1156.5999999999999" table:style-name="ce1">
            <text:p>1156,6</text:p>
          </table:table-cell>
          <table:table-cell office:value-type="float" office:value="0.81" table:style-name="ce1">
            <text:p>0,81</text:p>
          </table:table-cell>
          <table:table-cell office:value-type="float" office:value="998.79" table:style-name="ce1">
            <text:p>998,79</text:p>
          </table:table-cell>
          <table:table-cell office:value-type="float" office:value="0.24" table:style-name="ce1">
            <text:p>0,24</text:p>
          </table:table-cell>
          <table:table-cell office:value-type="float" office:value="1146.9000000000001" table:style-name="ce1">
            <text:p>1146,9</text:p>
          </table:table-cell>
          <table:table-cell office:value-type="float" office:value="2.8500000000000001E-2" table:style-name="ce1">
            <text:p>0,0285</text:p>
          </table:table-cell>
          <table:table-cell office:value-type="float" office:value="1034.0999999999999" table:style-name="ce1">
            <text:p>1034,1</text:p>
          </table:table-cell>
          <table:table-cell office:value-type="float" office:value="2.6200000000000001E-2" table:style-name="ce1">
            <text:p>0,0262</text:p>
          </table:table-cell>
          <table:table-cell office:value-type="float" office:value="1153" table:style-name="ce1">
            <text:p>1153</text:p>
          </table:table-cell>
          <table:table-cell office:value-type="float" office:value="1" table:style-name="ce1">
            <text:p>1</text:p>
          </table:table-cell>
          <table:table-cell office:value-type="float" office:value="1039" table:style-name="ce1">
            <text:p>1039</text:p>
          </table:table-cell>
          <table:table-cell office:value-type="float" office:value="1" table:style-name="ce1">
            <text:p>1</text:p>
          </table:table-cell>
          <table:table-cell office:value-type="float" office:value="1156" table:style-name="ce1">
            <text:p>1156</text:p>
          </table:table-cell>
          <table:table-cell office:value-type="float" office:value="1" table:style-name="ce1">
            <text:p>1</text:p>
          </table:table-cell>
          <table:table-cell office:value-type="float" office:value="1037" table:style-name="ce1">
            <text:p>1037</text:p>
          </table:table-cell>
          <table:table-cell office:value-type="float" office:value="1" table:style-name="ce1">
            <text:p>1</text:p>
          </table:table-cell>
          <table:table-cell office:value-type="float" office:value="1142.0999999999999" table:style-name="ce1">
            <text:p>1142,1</text:p>
          </table:table-cell>
          <table:table-cell office:value-type="float" office:value="0.19800000000000001" table:style-name="ce1">
            <text:p>0,198</text:p>
          </table:table-cell>
          <table:table-cell office:value-type="float" office:value="1026.7" table:style-name="ce1">
            <text:p>1026,7</text:p>
          </table:table-cell>
          <table:table-cell office:value-type="float" office:value="9.2299999999999993E-2" table:style-name="ce1">
            <text:p>0,0923</text:p>
          </table:table-cell>
          <table:table-cell office:value-type="float" office:value="1152" table:style-name="ce1">
            <text:p>1152</text:p>
          </table:table-cell>
          <table:table-cell office:value-type="float" office:value="0.38800000000000001" table:style-name="ce1">
            <text:p>0,388</text:p>
          </table:table-cell>
          <table:table-cell office:value-type="float" office:value="1030.8" table:style-name="ce1">
            <text:p>1030,8</text:p>
          </table:table-cell>
          <table:table-cell office:value-type="float" office:value="0.56699999999999995" table:style-name="ce1">
            <text:p>0,567</text:p>
          </table:table-cell>
          <table:table-cell office:value-type="float" office:value="1161.5999999999999" table:style-name="ce1">
            <text:p>1161,6</text:p>
          </table:table-cell>
          <table:table-cell office:value-type="float" office:value="0.2" table:style-name="ce1">
            <text:p>0,2</text:p>
          </table:table-cell>
          <table:table-cell office:value-type="float" office:value="1030.4000000000001" table:style-name="ce1">
            <text:p>1030,4</text:p>
          </table:table-cell>
          <table:table-cell office:value-type="float" office:value="0.98399999999999999" table:style-name="ce1">
            <text:p>0,984</text:p>
          </table:table-cell>
          <table:table-cell office:value-type="float" office:value="1163" table:style-name="ce1">
            <text:p>1163</text:p>
          </table:table-cell>
          <table:table-cell office:value-type="float" office:value="0.14799999999999999" table:style-name="ce1">
            <text:p>0,148</text:p>
          </table:table-cell>
          <table:table-cell office:value-type="float" office:value="1026.0999999999999" table:style-name="ce1">
            <text:p>1026,1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1171.0999999999999" table:style-name="ce1">
            <text:p>1171,1</text:p>
          </table:table-cell>
          <table:table-cell office:value-type="float" office:value="5.4800000000000001E-2" table:style-name="ce1">
            <text:p>0,0548</text:p>
          </table:table-cell>
          <table:table-cell office:value-type="float" office:value="1023.2" table:style-name="ce1">
            <text:p>1023,2</text:p>
          </table:table-cell>
          <table:table-cell office:value-type="float" office:value="6.2700000000000006E-2" table:style-name="ce1">
            <text:p>0,0627</text:p>
          </table:table-cell>
          <table:table-cell office:value-type="float" office:value="1176.0999999999999" table:style-name="ce1">
            <text:p>1176,1</text:p>
          </table:table-cell>
          <table:table-cell office:value-type="float" office:value="5.9900000000000002E-2" table:style-name="ce1">
            <text:p>0,0599</text:p>
          </table:table-cell>
          <table:table-cell office:value-type="float" office:value="1028.0999999999999" table:style-name="ce1">
            <text:p>1028,1</text:p>
          </table:table-cell>
          <table:table-cell office:value-type="float" office:value="8.1100000000000005E-2" table:style-name="ce1">
            <text:p>0,0811</text:p>
          </table:table-cell>
          <table:table-cell office:value-type="float" office:value="1184.7" table:style-name="ce1">
            <text:p>1184,7</text:p>
          </table:table-cell>
          <table:table-cell office:value-type="float" office:value="3.4700000000000002E-2" table:style-name="ce1">
            <text:p>0,0347</text:p>
          </table:table-cell>
          <table:table-cell office:value-type="float" office:value="1028.5999999999999" table:style-name="ce1">
            <text:p>1028,6</text:p>
          </table:table-cell>
          <table:table-cell office:value-type="float" office:value="3.39E-2" table:style-name="ce1">
            <text:p>0,0339</text:p>
          </table:table-cell>
          <table:table-cell office:value-type="float" office:value="1129.3" table:style-name="ce1">
            <text:p>1129,3</text:p>
          </table:table-cell>
          <table:table-cell office:value-type="float" office:value="3.1199999999999999E-2" table:style-name="ce1">
            <text:p>0,0312</text:p>
          </table:table-cell>
          <table:table-cell office:value-type="float" office:value="1011.6" table:style-name="ce1">
            <text:p>1011,6</text:p>
          </table:table-cell>
          <table:table-cell office:value-type="float" office:value="2.3400000000000001E-2" table:style-name="ce1">
            <text:p>0,0234</text:p>
          </table:table-cell>
          <table:table-cell office:value-type="float" office:value="1134.4000000000001" table:style-name="ce1">
            <text:p>1134,4</text:p>
          </table:table-cell>
          <table:table-cell office:value-type="float" office:value="3.2399999999999998E-2" table:style-name="ce1">
            <text:p>0,0324</text:p>
          </table:table-cell>
          <table:table-cell office:value-type="float" office:value="1012.6" table:style-name="ce1">
            <text:p>1012,6</text:p>
          </table:table-cell>
          <table:table-cell office:value-type="float" office:value="2.2700000000000001E-2" table:style-name="ce1">
            <text:p>0,0227</text:p>
          </table:table-cell>
          <table:table-cell office:value-type="float" office:value="1177.5" table:style-name="ce1">
            <text:p>1177,5</text:p>
          </table:table-cell>
          <table:table-cell office:value-type="float" office:value="2.2800000000000001E-2" table:style-name="ce1">
            <text:p>0,0228</text:p>
          </table:table-cell>
          <table:table-cell office:value-type="float" office:value="1019.4" table:style-name="ce1">
            <text:p>1019,4</text:p>
          </table:table-cell>
          <table:table-cell office:value-type="float" office:value="3.2000000000000001E-2" table:style-name="ce1">
            <text:p>0,032</text:p>
          </table:table-cell>
          <table:table-cell office:value-type="float" office:value="1179.4000000000001" table:style-name="ce1">
            <text:p>1179,4</text:p>
          </table:table-cell>
          <table:table-cell office:value-type="float" office:value="5.2699999999999997E-2" table:style-name="ce1">
            <text:p>0,0527</text:p>
          </table:table-cell>
          <table:table-cell office:value-type="float" office:value="1013.7" table:style-name="ce1">
            <text:p>1013,7</text:p>
          </table:table-cell>
          <table:table-cell office:value-type="float" office:value="4.5400000000000003E-2" table:style-name="ce1">
            <text:p>0,0454</text:p>
          </table:table-cell>
          <table:table-cell office:value-type="float" office:value="1175" table:style-name="ce1">
            <text:p>1175</text:p>
          </table:table-cell>
          <table:table-cell office:value-type="float" office:value="5.6899999999999999E-2" table:style-name="ce1">
            <text:p>0,0569</text:p>
          </table:table-cell>
          <table:table-cell office:value-type="float" office:value="1011.6" table:style-name="ce1">
            <text:p>1011,6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1187.7" table:style-name="ce1">
            <text:p>1187,7</text:p>
          </table:table-cell>
          <table:table-cell office:value-type="float" office:value="3.4500000000000003E-2" table:style-name="ce1">
            <text:p>0,0345</text:p>
          </table:table-cell>
          <table:table-cell office:value-type="float" office:value="1016" table:style-name="ce1">
            <text:p>1016</text:p>
          </table:table-cell>
          <table:table-cell office:value-type="float" office:value="3.3000000000000002E-2" table:style-name="ce1">
            <text:p>0,033</text:p>
          </table:table-cell>
          <table:table-cell office:value-type="float" office:value="1194.8" table:style-name="ce1">
            <text:p>1194,8</text:p>
          </table:table-cell>
          <table:table-cell office:value-type="float" office:value="0.27700000000000002" table:style-name="ce1">
            <text:p>0,277</text:p>
          </table:table-cell>
          <table:table-cell office:value-type="float" office:value="1010.6" table:style-name="ce1">
            <text:p>1010,6</text:p>
          </table:table-cell>
          <table:table-cell office:value-type="float" office:value="0.44400000000000001" table:style-name="ce1">
            <text:p>0,444</text:p>
          </table:table-cell>
          <table:table-cell office:value-type="float" office:value="1201.9000000000001" table:style-name="ce1">
            <text:p>1201,9</text:p>
          </table:table-cell>
          <table:table-cell office:value-type="float" office:value="552" table:style-name="ce1">
            <text:p>552</text:p>
          </table:table-cell>
          <table:table-cell office:value-type="float" office:value="1013.1" table:style-name="ce1">
            <text:p>1013,1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1198.5999999999999" table:style-name="ce1">
            <text:p>1198,6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1009.1" table:style-name="ce1">
            <text:p>1009,1</text:p>
          </table:table-cell>
          <table:table-cell office:value-type="float" office:value="0.219" table:style-name="ce1">
            <text:p>0,219</text:p>
          </table:table-cell>
          <table:table-cell office:value-type="float" office:value="1192.2" table:style-name="ce1">
            <text:p>1192,2</text:p>
          </table:table-cell>
          <table:table-cell office:value-type="float" office:value="6.3E-2" table:style-name="ce1">
            <text:p>0,063</text:p>
          </table:table-cell>
          <table:table-cell office:value-type="float" office:value="1003.2" table:style-name="ce1">
            <text:p>1003,2</text:p>
          </table:table-cell>
          <table:table-cell office:value-type="float" office:value="7.22E-2" table:style-name="ce1">
            <text:p>0,0722</text:p>
          </table:table-cell>
          <table:table-cell office:value-type="float" office:value="1184.4000000000001" table:style-name="ce1">
            <text:p>1184,4</text:p>
          </table:table-cell>
          <table:table-cell office:value-type="float" office:value="8.6900000000000005E-2" table:style-name="ce1">
            <text:p>0,0869</text:p>
          </table:table-cell>
          <table:table-cell office:value-type="float" office:value="996.26" table:style-name="ce1">
            <text:p>996,26</text:p>
          </table:table-cell>
          <table:table-cell office:value-type="float" office:value="4.7100000000000003E-2" table:style-name="ce1">
            <text:p>0,0471</text:p>
          </table:table-cell>
          <table:table-cell office:value-type="float" office:value="1168.7" table:style-name="ce1">
            <text:p>1168,7</text:p>
          </table:table-cell>
          <table:table-cell office:value-type="float" office:value="0.27500000000000002" table:style-name="ce1">
            <text:p>0,275</text:p>
          </table:table-cell>
          <table:table-cell office:value-type="float" office:value="1008" table:style-name="ce1">
            <text:p>1008</text:p>
          </table:table-cell>
          <table:table-cell office:value-type="float" office:value="5.8500000000000003E-2" table:style-name="ce1">
            <text:p>0,0585</text:p>
          </table:table-cell>
          <table:table-cell office:value-type="float" office:value="1136.7" table:style-name="ce1">
            <text:p>1136,7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1001.8" table:style-name="ce1">
            <text:p>1001,8</text:p>
          </table:table-cell>
          <table:table-cell office:value-type="float" office:value="0.39100000000000001" table:style-name="ce1">
            <text:p>0,391</text:p>
          </table:table-cell>
          <table:table-cell office:value-type="float" office:value="1133.9000000000001" table:style-name="ce1">
            <text:p>1133,9</text:p>
          </table:table-cell>
          <table:table-cell office:value-type="float" office:value="0.16400000000000001" table:style-name="ce1">
            <text:p>0,164</text:p>
          </table:table-cell>
          <table:table-cell office:value-type="float" office:value="991.25" table:style-name="ce1">
            <text:p>991,25</text:p>
          </table:table-cell>
          <table:table-cell office:value-type="float" office:value="0.155" table:style-name="ce1">
            <text:p>0,155</text:p>
          </table:table-cell>
          <table:table-cell office:value-type="float" office:value="1131.5" table:style-name="ce1">
            <text:p>1131,5</text:p>
          </table:table-cell>
          <table:table-cell office:value-type="float" office:value="7.3899999999999993E-2" table:style-name="ce1">
            <text:p>0,0739</text:p>
          </table:table-cell>
          <table:table-cell office:value-type="float" office:value="982.25" table:style-name="ce1">
            <text:p>982,25</text:p>
          </table:table-cell>
          <table:table-cell office:value-type="float" office:value="0.108" table:style-name="ce1">
            <text:p>0,108</text:p>
          </table:table-cell>
          <table:table-cell office:value-type="float" office:value="1152.2" table:style-name="ce1">
            <text:p>1152,2</text:p>
          </table:table-cell>
          <table:table-cell office:value-type="float" office:value="0.111" table:style-name="ce1">
            <text:p>0,111</text:p>
          </table:table-cell>
          <table:table-cell office:value-type="float" office:value="982.97" table:style-name="ce1">
            <text:p>982,97</text:p>
          </table:table-cell>
          <table:table-cell office:value-type="float" office:value="9.0899999999999995E-2" table:style-name="ce1">
            <text:p>0,0909</text:p>
          </table:table-cell>
          <table:table-cell office:value-type="float" office:value="1160.8" table:style-name="ce1">
            <text:p>1160,8</text:p>
          </table:table-cell>
          <table:table-cell office:value-type="float" office:value="2.1299999999999999E-2" table:style-name="ce1">
            <text:p>0,0213</text:p>
          </table:table-cell>
          <table:table-cell office:value-type="float" office:value="980.56" table:style-name="ce1">
            <text:p>980,56</text:p>
          </table:table-cell>
          <table:table-cell office:value-type="float" office:value="2.47E-2" table:style-name="ce1">
            <text:p>0,0247</text:p>
          </table:table-cell>
          <table:table-cell office:value-type="float" office:value="1160.8" table:style-name="ce1">
            <text:p>1160,8</text:p>
          </table:table-cell>
          <table:table-cell office:value-type="float" office:value="3.7100000000000001E-2" table:style-name="ce1">
            <text:p>0,0371</text:p>
          </table:table-cell>
          <table:table-cell office:value-type="float" office:value="987.95" table:style-name="ce1">
            <text:p>987,95</text:p>
          </table:table-cell>
          <table:table-cell office:value-type="float" office:value="3.7999999999999999E-2" table:style-name="ce1">
            <text:p>0,038</text:p>
          </table:table-cell>
          <table:table-cell office:value-type="float" office:value="1161.9000000000001" table:style-name="ce1">
            <text:p>1161,9</text:p>
          </table:table-cell>
          <table:table-cell office:value-type="float" office:value="3.8699999999999998E-2" table:style-name="ce1">
            <text:p>0,0387</text:p>
          </table:table-cell>
          <table:table-cell office:value-type="float" office:value="991.34" table:style-name="ce1">
            <text:p>991,34</text:p>
          </table:table-cell>
          <table:table-cell office:value-type="float" office:value="9.3100000000000002E-2" table:style-name="ce1">
            <text:p>0,0931</text:p>
          </table:table-cell>
          <table:table-cell office:value-type="float" office:value="1169.4000000000001" table:style-name="ce1">
            <text:p>1169,4</text:p>
          </table:table-cell>
          <table:table-cell office:value-type="float" office:value="9.5299999999999996E-2" table:style-name="ce1">
            <text:p>0,0953</text:p>
          </table:table-cell>
          <table:table-cell office:value-type="float" office:value="988.4" table:style-name="ce1">
            <text:p>988,4</text:p>
          </table:table-cell>
          <table:table-cell office:value-type="float" office:value="0.153" table:style-name="ce1">
            <text:p>0,153</text:p>
          </table:table-cell>
          <table:table-cell office:value-type="float" office:value="1171" table:style-name="ce1">
            <text:p>1171</text:p>
          </table:table-cell>
          <table:table-cell office:value-type="float" office:value="1" table:style-name="ce1">
            <text:p>1</text:p>
          </table:table-cell>
          <table:table-cell office:value-type="float" office:value="987" table:style-name="ce1">
            <text:p>987</text:p>
          </table:table-cell>
          <table:table-cell office:value-type="float" office:value="1" table:style-name="ce1">
            <text:p>1</text:p>
          </table:table-cell>
          <table:table-cell office:value-type="float" office:value="1173.8" table:style-name="ce1">
            <text:p>1173,8</text:p>
          </table:table-cell>
          <table:table-cell office:value-type="float" office:value="1.34E-2" table:style-name="ce1">
            <text:p>0,0134</text:p>
          </table:table-cell>
          <table:table-cell office:value-type="float" office:value="997.97" table:style-name="ce1">
            <text:p>997,97</text:p>
          </table:table-cell>
          <table:table-cell office:value-type="float" office:value="1.4E-2" table:style-name="ce1">
            <text:p>0,014</text:p>
          </table:table-cell>
          <table:table-cell office:value-type="float" office:value="1146.3" table:style-name="ce1">
            <text:p>1146,3</text:p>
          </table:table-cell>
          <table:table-cell office:value-type="float" office:value="4.6899999999999997E-2" table:style-name="ce1">
            <text:p>0,0469</text:p>
          </table:table-cell>
          <table:table-cell office:value-type="float" office:value="980.14" table:style-name="ce1">
            <text:p>980,14</text:p>
          </table:table-cell>
          <table:table-cell office:value-type="float" office:value="2.9700000000000001E-2" table:style-name="ce1">
            <text:p>0,0297</text:p>
          </table:table-cell>
          <table:table-cell office:value-type="float" office:value="899.22" table:style-name="ce9">
            <text:p>899,22</text:p>
          </table:table-cell>
          <table:table-cell office:value-type="float" office:value="0.1" table:style-name="ce9">
            <text:p>0,1</text:p>
          </table:table-cell>
          <table:table-cell office:value-type="float" office:value="746.71" table:style-name="ce9">
            <text:p>746,71</text:p>
          </table:table-cell>
          <table:table-cell office:value-type="float" office:value="0.3" table:style-name="ce9">
            <text:p>0,3</text:p>
          </table:table-cell>
          <table:table-cell office:value-type="float" office:value="1136.9000000000001" table:style-name="ce1">
            <text:p>1136,9</text:p>
          </table:table-cell>
          <table:table-cell office:value-type="float" office:value="0.36499999999999999" table:style-name="ce1">
            <text:p>0,365</text:p>
          </table:table-cell>
          <table:table-cell office:value-type="float" office:value="996.67" table:style-name="ce1">
            <text:p>996,67</text:p>
          </table:table-cell>
          <table:table-cell office:value-type="float" office:value="0.25" table:style-name="ce1">
            <text:p>0,25</text:p>
          </table:table-cell>
          <table:table-cell office:value-type="float" office:value="861.87" table:style-name="ce1">
            <text:p>861,87</text:p>
          </table:table-cell>
          <table:table-cell office:value-type="float" office:value="705.18" table:style-name="ce1">
            <text:p>705,18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12" table:style-name="ce1">
            <text:p>0,12</text:p>
          </table:table-cell>
          <table:table-cell office:value-type="float" office:value="879.19" table:style-name="ce1">
            <text:p>879,19</text:p>
          </table:table-cell>
          <table:table-cell office:value-type="float" office:value="701.06" table:style-name="ce1">
            <text:p>701,06</text:p>
          </table:table-cell>
          <table:table-cell office:value-type="float" office:value="0.05" table:style-name="ce1">
            <text:p>0,05</text:p>
          </table:table-cell>
          <table:table-cell office:value-type="float" office:value="0.09" table:style-name="ce1">
            <text:p>0,09</text:p>
          </table:table-cell>
          <table:table-cell office:value-type="float" office:value="879.18" table:style-name="ce1">
            <text:p>879,18</text:p>
          </table:table-cell>
          <table:table-cell office:value-type="float" office:value="722.46" table:style-name="ce1">
            <text:p>722,46</text:p>
          </table:table-cell>
          <table:table-cell office:value-type="float" office:value="0.11" table:style-name="ce1">
            <text:p>0,11</text:p>
          </table:table-cell>
          <table:table-cell office:value-type="float" office:value="0.22" table:style-name="ce1">
            <text:p>0,22</text:p>
          </table:table-cell>
          <table:table-cell office:value-type="float" office:value="867.06" table:style-name="ce1">
            <text:p>867,06</text:p>
          </table:table-cell>
          <table:table-cell office:value-type="float" office:value="732.18" table:style-name="ce1">
            <text:p>732,18</text:p>
          </table:table-cell>
          <table:table-cell office:value-type="float" office:value="1.91" table:style-name="ce1">
            <text:p>1,91</text:p>
          </table:table-cell>
          <table:table-cell office:value-type="float" office:value="1.18" table:style-name="ce1">
            <text:p>1,18</text:p>
          </table:table-cell>
          <table:table-cell office:value-type="float" office:value="869.77" table:style-name="ce1">
            <text:p>869,77</text:p>
          </table:table-cell>
          <table:table-cell office:value-type="float" office:value="723.58" table:style-name="ce1">
            <text:p>723,58</text:p>
          </table:table-cell>
          <table:table-cell office:value-type="float" office:value="0.17" table:style-name="ce1">
            <text:p>0,17</text:p>
          </table:table-cell>
          <table:table-cell office:value-type="float" office:value="0.33" table:style-name="ce1">
            <text:p>0,33</text:p>
          </table:table-cell>
          <table:table-cell table:number-columns-repeated="16183"/>
        </table:table-row>
        <table:table-row table:style-name="ro1">
          <table:table-cell office:value-type="date" office:date-value="2007-05-15T00:00:00" table:style-name="ce7">
            <text:p>2007-05-15</text:p>
          </table:table-cell>
          <table:table-cell office:value-type="float" office:value="1040.2" table:style-name="ce1">
            <text:p>1040,2</text:p>
          </table:table-cell>
          <table:table-cell office:value-type="float" office:value="0.06" table:style-name="ce1">
            <text:p>0,06</text:p>
          </table:table-cell>
          <table:table-cell office:value-type="float" office:value="1052.2" table:style-name="ce1">
            <text:p>1052,2</text:p>
          </table:table-cell>
          <table:table-cell office:value-type="float" office:value="0.05" table:style-name="ce1">
            <text:p>0,05</text:p>
          </table:table-cell>
          <table:table-cell office:value-type="float" office:value="1138.7" table:style-name="ce1">
            <text:p>1138,7</text:p>
          </table:table-cell>
          <table:table-cell office:value-type="float" office:value="0.1" table:style-name="ce1">
            <text:p>0,1</text:p>
          </table:table-cell>
          <table:table-cell office:value-type="float" office:value="991.3" table:style-name="ce1">
            <text:p>991,3</text:p>
          </table:table-cell>
          <table:table-cell office:value-type="float" office:value="0.1" table:style-name="ce1">
            <text:p>0,1</text:p>
          </table:table-cell>
          <table:table-cell office:value-type="float" office:value="1146.7" table:style-name="ce1">
            <text:p>1146,7</text:p>
          </table:table-cell>
          <table:table-cell office:value-type="float" office:value="0.04" table:style-name="ce1">
            <text:p>0,04</text:p>
          </table:table-cell>
          <table:table-cell office:value-type="float" office:value="1000.1" table:style-name="ce1">
            <text:p>1000,1</text:p>
          </table:table-cell>
          <table:table-cell office:value-type="float" office:value="0.04" table:style-name="ce1">
            <text:p>0,04</text:p>
          </table:table-cell>
          <table:table-cell office:value-type="float" office:value="1154.7" table:style-name="ce1">
            <text:p>1154,7</text:p>
          </table:table-cell>
          <table:table-cell office:value-type="float" office:value="0.08" table:style-name="ce1">
            <text:p>0,08</text:p>
          </table:table-cell>
          <table:table-cell office:value-type="float" office:value="1009.5" table:style-name="ce1">
            <text:p>1009,5</text:p>
          </table:table-cell>
          <table:table-cell office:value-type="float" office:value="0.06" table:style-name="ce1">
            <text:p>0,06</text:p>
          </table:table-cell>
          <table:table-cell office:value-type="float" office:value="1147.4000000000001" table:style-name="ce1">
            <text:p>1147,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014.8" table:style-name="ce1">
            <text:p>1014,8</text:p>
          </table:table-cell>
          <table:table-cell office:value-type="float" office:value="0.06" table:style-name="ce1">
            <text:p>0,06</text:p>
          </table:table-cell>
          <table:table-cell office:value-type="float" office:value="1146.5999999999999" table:style-name="ce1">
            <text:p>1146,6</text:p>
          </table:table-cell>
          <table:table-cell office:value-type="float" office:value="0.15" table:style-name="ce1">
            <text:p>0,15</text:p>
          </table:table-cell>
          <table:table-cell office:value-type="float" office:value="1008.8" table:style-name="ce1">
            <text:p>1008,8</text:p>
          </table:table-cell>
          <table:table-cell office:value-type="float" office:value="0.09" table:style-name="ce1">
            <text:p>0,09</text:p>
          </table:table-cell>
          <table:table-cell office:value-type="float" office:value="1157.2" table:style-name="ce1">
            <text:p>1157,2</text:p>
          </table:table-cell>
          <table:table-cell office:value-type="float" office:value="0.12" table:style-name="ce1">
            <text:p>0,12</text:p>
          </table:table-cell>
          <table:table-cell office:value-type="float" office:value="1016" table:style-name="ce1">
            <text:p>101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155" table:style-name="ce1">
            <text:p>1155</text:p>
          </table:table-cell>
          <table:table-cell office:value-type="float" office:value="0.05" table:style-name="ce1">
            <text:p>0,05</text:p>
          </table:table-cell>
          <table:table-cell office:value-type="float" office:value="1021.8" table:style-name="ce1">
            <text:p>1021,8</text:p>
          </table:table-cell>
          <table:table-cell office:value-type="float" office:value="0.06" table:style-name="ce1">
            <text:p>0,06</text:p>
          </table:table-cell>
          <table:table-cell office:value-type="float" office:value="1139.5" table:style-name="ce1">
            <text:p>1139,5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013.5" table:style-name="ce1">
            <text:p>1013,5</text:p>
          </table:table-cell>
          <table:table-cell office:value-type="float" office:value="0.08" table:style-name="ce1">
            <text:p>0,08</text:p>
          </table:table-cell>
          <table:table-cell office:value-type="float" office:value="1152.7" table:style-name="ce1">
            <text:p>1152,7</text:p>
          </table:table-cell>
          <table:table-cell office:value-type="float" office:value="0.21" table:style-name="ce1">
            <text:p>0,21</text:p>
          </table:table-cell>
          <table:table-cell office:value-type="float" office:value="1000.4" table:style-name="ce1">
            <text:p>1000,4</text:p>
          </table:table-cell>
          <table:table-cell office:value-type="float" office:value="0.12" table:style-name="ce1">
            <text:p>0,12</text:p>
          </table:table-cell>
          <table:table-cell office:value-type="float" office:value="1143.7" table:style-name="ce1">
            <text:p>1143,7</text:p>
          </table:table-cell>
          <table:table-cell office:value-type="float" office:value="2.7799999999999998E-2" table:style-name="ce1">
            <text:p>0,0278</text:p>
          </table:table-cell>
          <table:table-cell office:value-type="float" office:value="1035.0999999999999" table:style-name="ce1">
            <text:p>1035,1</text:p>
          </table:table-cell>
          <table:table-cell office:value-type="float" office:value="2.3099999999999999E-2" table:style-name="ce1">
            <text:p>0,0231</text:p>
          </table:table-cell>
          <table:table-cell office:value-type="float" office:value="1149.5" table:style-name="ce1">
            <text:p>1149,5</text:p>
          </table:table-cell>
          <table:table-cell office:value-type="float" office:value="0.67500000000000004" table:style-name="ce1">
            <text:p>0,675</text:p>
          </table:table-cell>
          <table:table-cell office:value-type="float" office:value="1040.5999999999999" table:style-name="ce1">
            <text:p>1040,6</text:p>
          </table:table-cell>
          <table:table-cell office:value-type="float" office:value="0.38800000000000001" table:style-name="ce1">
            <text:p>0,388</text:p>
          </table:table-cell>
          <table:table-cell office:value-type="float" office:value="1153.9000000000001" table:style-name="ce1">
            <text:p>1153,9</text:p>
          </table:table-cell>
          <table:table-cell office:value-type="float" office:value="0.23499999999999999" table:style-name="ce1">
            <text:p>0,235</text:p>
          </table:table-cell>
          <table:table-cell office:value-type="float" office:value="1037.5" table:style-name="ce1">
            <text:p>1037,5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1140.4000000000001" table:style-name="ce1">
            <text:p>1140,4</text:p>
          </table:table-cell>
          <table:table-cell office:value-type="float" office:value="0.33900000000000002" table:style-name="ce1">
            <text:p>0,339</text:p>
          </table:table-cell>
          <table:table-cell office:value-type="float" office:value="1027.9000000000001" table:style-name="ce1">
            <text:p>1027,9</text:p>
          </table:table-cell>
          <table:table-cell office:value-type="float" office:value="0.309" table:style-name="ce1">
            <text:p>0,309</text:p>
          </table:table-cell>
          <table:table-cell office:value-type="float" office:value="1149.2" table:style-name="ce1">
            <text:p>1149,2</text:p>
          </table:table-cell>
          <table:table-cell office:value-type="float" office:value="0.157" table:style-name="ce1">
            <text:p>0,157</text:p>
          </table:table-cell>
          <table:table-cell office:value-type="float" office:value="1032.0999999999999" table:style-name="ce1">
            <text:p>1032,1</text:p>
          </table:table-cell>
          <table:table-cell office:value-type="float" office:value="0.39" table:style-name="ce1">
            <text:p>0,39</text:p>
          </table:table-cell>
          <table:table-cell office:value-type="float" office:value="1158.7" table:style-name="ce1">
            <text:p>1158,7</text:p>
          </table:table-cell>
          <table:table-cell office:value-type="float" office:value="0.34" table:style-name="ce1">
            <text:p>0,34</text:p>
          </table:table-cell>
          <table:table-cell office:value-type="float" office:value="1031.7" table:style-name="ce1">
            <text:p>1031,7</text:p>
          </table:table-cell>
          <table:table-cell office:value-type="float" office:value="1.49" table:style-name="ce1">
            <text:p>1,49</text:p>
          </table:table-cell>
          <table:table-cell office:value-type="float" office:value="1159.4000000000001" table:style-name="ce1">
            <text:p>1159,4</text:p>
          </table:table-cell>
          <table:table-cell office:value-type="float" office:value="0.157" table:style-name="ce1">
            <text:p>0,157</text:p>
          </table:table-cell>
          <table:table-cell office:value-type="float" office:value="1027.0999999999999" table:style-name="ce1">
            <text:p>1027,1</text:p>
          </table:table-cell>
          <table:table-cell office:value-type="float" office:value="6.1899999999999997E-2" table:style-name="ce1">
            <text:p>0,0619</text:p>
          </table:table-cell>
          <table:table-cell office:value-type="float" office:value="1168.0999999999999" table:style-name="ce1">
            <text:p>1168,1</text:p>
          </table:table-cell>
          <table:table-cell office:value-type="float" office:value="3.9800000000000002E-2" table:style-name="ce1">
            <text:p>0,0398</text:p>
          </table:table-cell>
          <table:table-cell office:value-type="float" office:value="1024.5" table:style-name="ce1">
            <text:p>1024,5</text:p>
          </table:table-cell>
          <table:table-cell office:value-type="float" office:value="4.2700000000000002E-2" table:style-name="ce1">
            <text:p>0,0427</text:p>
          </table:table-cell>
          <table:table-cell office:value-type="float" office:value="1173.2" table:style-name="ce1">
            <text:p>1173,2</text:p>
          </table:table-cell>
          <table:table-cell office:value-type="float" office:value="9.2399999999999996E-2" table:style-name="ce1">
            <text:p>0,0924</text:p>
          </table:table-cell>
          <table:table-cell office:value-type="float" office:value="1028.5" table:style-name="ce1">
            <text:p>1028,5</text:p>
          </table:table-cell>
          <table:table-cell office:value-type="float" office:value="0.217" table:style-name="ce1">
            <text:p>0,217</text:p>
          </table:table-cell>
          <table:table-cell office:value-type="float" office:value="1182.2" table:style-name="ce1">
            <text:p>1182,2</text:p>
          </table:table-cell>
          <table:table-cell office:value-type="float" office:value="5.5500000000000001E-2" table:style-name="ce1">
            <text:p>0,0555</text:p>
          </table:table-cell>
          <table:table-cell office:value-type="float" office:value="1029.5999999999999" table:style-name="ce1">
            <text:p>1029,6</text:p>
          </table:table-cell>
          <table:table-cell office:value-type="float" office:value="4.0800000000000003E-2" table:style-name="ce1">
            <text:p>0,0408</text:p>
          </table:table-cell>
          <table:table-cell office:value-type="float" office:value="1126" table:style-name="ce1">
            <text:p>1126</text:p>
          </table:table-cell>
          <table:table-cell office:value-type="float" office:value="6.1899999999999997E-2" table:style-name="ce1">
            <text:p>0,0619</text:p>
          </table:table-cell>
          <table:table-cell office:value-type="float" office:value="1012.4" table:style-name="ce1">
            <text:p>1012,4</text:p>
          </table:table-cell>
          <table:table-cell office:value-type="float" office:value="2.3099999999999999E-2" table:style-name="ce1">
            <text:p>0,0231</text:p>
          </table:table-cell>
          <table:table-cell office:value-type="float" office:value="1131.4000000000001" table:style-name="ce1">
            <text:p>1131,4</text:p>
          </table:table-cell>
          <table:table-cell office:value-type="float" office:value="5.2200000000000003E-2" table:style-name="ce1">
            <text:p>0,0522</text:p>
          </table:table-cell>
          <table:table-cell office:value-type="float" office:value="1013.6" table:style-name="ce1">
            <text:p>1013,6</text:p>
          </table:table-cell>
          <table:table-cell office:value-type="float" office:value="2.4299999999999999E-2" table:style-name="ce1">
            <text:p>0,0243</text:p>
          </table:table-cell>
          <table:table-cell office:value-type="float" office:value="1174.2" table:style-name="ce1">
            <text:p>1174,2</text:p>
          </table:table-cell>
          <table:table-cell office:value-type="float" office:value="0.109" table:style-name="ce1">
            <text:p>0,109</text:p>
          </table:table-cell>
          <table:table-cell office:value-type="float" office:value="1020.2" table:style-name="ce1">
            <text:p>1020,2</text:p>
          </table:table-cell>
          <table:table-cell office:value-type="float" office:value="8.2100000000000006E-2" table:style-name="ce1">
            <text:p>0,0821</text:p>
          </table:table-cell>
          <table:table-cell office:value-type="float" office:value="1176.4000000000001" table:style-name="ce1">
            <text:p>1176,4</text:p>
          </table:table-cell>
          <table:table-cell office:value-type="float" office:value="0.14499999999999999" table:style-name="ce1">
            <text:p>0,145</text:p>
          </table:table-cell>
          <table:table-cell office:value-type="float" office:value="1014.4" table:style-name="ce1">
            <text:p>1014,4</text:p>
          </table:table-cell>
          <table:table-cell office:value-type="float" office:value="0.29599999999999999" table:style-name="ce1">
            <text:p>0,296</text:p>
          </table:table-cell>
          <table:table-cell office:value-type="float" office:value="1172.3" table:style-name="ce1">
            <text:p>1172,3</text:p>
          </table:table-cell>
          <table:table-cell office:value-type="float" office:value="5.6500000000000002E-2" table:style-name="ce1">
            <text:p>0,0565</text:p>
          </table:table-cell>
          <table:table-cell office:value-type="float" office:value="1012.6" table:style-name="ce1">
            <text:p>1012,6</text:p>
          </table:table-cell>
          <table:table-cell office:value-type="float" office:value="7.4700000000000003E-2" table:style-name="ce1">
            <text:p>0,0747</text:p>
          </table:table-cell>
          <table:table-cell office:value-type="float" office:value="1184.7" table:style-name="ce1">
            <text:p>1184,7</text:p>
          </table:table-cell>
          <table:table-cell office:value-type="float" office:value="2.8299999999999999E-2" table:style-name="ce1">
            <text:p>0,0283</text:p>
          </table:table-cell>
          <table:table-cell office:value-type="float" office:value="1016.6" table:style-name="ce1">
            <text:p>1016,6</text:p>
          </table:table-cell>
          <table:table-cell office:value-type="float" office:value="4.3200000000000002E-2" table:style-name="ce1">
            <text:p>0,0432</text:p>
          </table:table-cell>
          <table:table-cell office:value-type="float" office:value="1191.9000000000001" table:style-name="ce1">
            <text:p>1191,9</text:p>
          </table:table-cell>
          <table:table-cell office:value-type="float" office:value="6.0999999999999999E-2" table:style-name="ce1">
            <text:p>0,061</text:p>
          </table:table-cell>
          <table:table-cell office:value-type="float" office:value="1011.7" table:style-name="ce1">
            <text:p>1011,7</text:p>
          </table:table-cell>
          <table:table-cell office:value-type="float" office:value="0.17799999999999999" table:style-name="ce1">
            <text:p>0,178</text:p>
          </table:table-cell>
          <table:table-cell office:value-type="float" office:value="1198.3" table:style-name="ce1">
            <text:p>1198,3</text:p>
          </table:table-cell>
          <table:table-cell office:value-type="float" office:value="5.4199999999999998E-2" table:style-name="ce1">
            <text:p>0,0542</text:p>
          </table:table-cell>
          <table:table-cell office:value-type="float" office:value="1013.4" table:style-name="ce1">
            <text:p>1013,4</text:p>
          </table:table-cell>
          <table:table-cell office:value-type="float" office:value="0.109" table:style-name="ce1">
            <text:p>0,109</text:p>
          </table:table-cell>
          <table:table-cell office:value-type="float" office:value="1196.0999999999999" table:style-name="ce1">
            <text:p>1196,1</text:p>
          </table:table-cell>
          <table:table-cell office:value-type="float" office:value="0.44" table:style-name="ce1">
            <text:p>0,44</text:p>
          </table:table-cell>
          <table:table-cell office:value-type="float" office:value="1009.2" table:style-name="ce1">
            <text:p>1009,2</text:p>
          </table:table-cell>
          <table:table-cell office:value-type="float" office:value="0.51300000000000001" table:style-name="ce1">
            <text:p>0,513</text:p>
          </table:table-cell>
          <table:table-cell office:value-type="float" office:value="1189.5" table:style-name="ce1">
            <text:p>1189,5</text:p>
          </table:table-cell>
          <table:table-cell office:value-type="float" office:value="8.6099999999999996E-2" table:style-name="ce1">
            <text:p>0,0861</text:p>
          </table:table-cell>
          <table:table-cell office:value-type="float" office:value="1004.3" table:style-name="ce1">
            <text:p>1004,3</text:p>
          </table:table-cell>
          <table:table-cell office:value-type="float" office:value="0.104" table:style-name="ce1">
            <text:p>0,104</text:p>
          </table:table-cell>
          <table:table-cell office:value-type="float" office:value="1181.2" table:style-name="ce1">
            <text:p>1181,2</text:p>
          </table:table-cell>
          <table:table-cell office:value-type="float" office:value="0.121" table:style-name="ce1">
            <text:p>0,121</text:p>
          </table:table-cell>
          <table:table-cell office:value-type="float" office:value="997.32" table:style-name="ce1">
            <text:p>997,32</text:p>
          </table:table-cell>
          <table:table-cell office:value-type="float" office:value="6.5600000000000006E-2" table:style-name="ce1">
            <text:p>0,0656</text:p>
          </table:table-cell>
          <table:table-cell office:value-type="float" office:value="1165.7" table:style-name="ce1">
            <text:p>1165,7</text:p>
          </table:table-cell>
          <table:table-cell office:value-type="float" office:value="0.115" table:style-name="ce1">
            <text:p>0,115</text:p>
          </table:table-cell>
          <table:table-cell office:value-type="float" office:value="1008.9" table:style-name="ce1">
            <text:p>1008,9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1132.9000000000001" table:style-name="ce1">
            <text:p>1132,9</text:p>
          </table:table-cell>
          <table:table-cell office:value-type="float" office:value="0.25600000000000001" table:style-name="ce1">
            <text:p>0,256</text:p>
          </table:table-cell>
          <table:table-cell office:value-type="float" office:value="1002" table:style-name="ce1">
            <text:p>1002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1130.5999999999999" table:style-name="ce1">
            <text:p>1130,6</text:p>
          </table:table-cell>
          <table:table-cell office:value-type="float" office:value="0.115" table:style-name="ce1">
            <text:p>0,115</text:p>
          </table:table-cell>
          <table:table-cell office:value-type="float" office:value="992.38" table:style-name="ce1">
            <text:p>992,38</text:p>
          </table:table-cell>
          <table:table-cell office:value-type="float" office:value="0.20599999999999999" table:style-name="ce1">
            <text:p>0,206</text:p>
          </table:table-cell>
          <table:table-cell office:value-type="float" office:value="1128.7" table:style-name="ce1">
            <text:p>1128,7</text:p>
          </table:table-cell>
          <table:table-cell office:value-type="float" office:value="6.2700000000000006E-2" table:style-name="ce1">
            <text:p>0,0627</text:p>
          </table:table-cell>
          <table:table-cell office:value-type="float" office:value="983.15" table:style-name="ce1">
            <text:p>983,15</text:p>
          </table:table-cell>
          <table:table-cell office:value-type="float" office:value="0.124" table:style-name="ce1">
            <text:p>0,124</text:p>
          </table:table-cell>
          <table:table-cell office:value-type="float" office:value="1149.0999999999999" table:style-name="ce1">
            <text:p>1149,1</text:p>
          </table:table-cell>
          <table:table-cell office:value-type="float" office:value="4.8300000000000003E-2" table:style-name="ce1">
            <text:p>0,0483</text:p>
          </table:table-cell>
          <table:table-cell office:value-type="float" office:value="983.95" table:style-name="ce1">
            <text:p>983,95</text:p>
          </table:table-cell>
          <table:table-cell office:value-type="float" office:value="5.8700000000000002E-2" table:style-name="ce1">
            <text:p>0,0587</text:p>
          </table:table-cell>
          <table:table-cell office:value-type="float" office:value="1157.7" table:style-name="ce1">
            <text:p>1157,7</text:p>
          </table:table-cell>
          <table:table-cell office:value-type="float" office:value="1.7899999999999999E-2" table:style-name="ce1">
            <text:p>0,0179</text:p>
          </table:table-cell>
          <table:table-cell office:value-type="float" office:value="981.46" table:style-name="ce1">
            <text:p>981,46</text:p>
          </table:table-cell>
          <table:table-cell office:value-type="float" office:value="2.1399999999999999E-2" table:style-name="ce1">
            <text:p>0,0214</text:p>
          </table:table-cell>
          <table:table-cell office:value-type="float" office:value="1158" table:style-name="ce1">
            <text:p>1158</text:p>
          </table:table-cell>
          <table:table-cell office:value-type="float" office:value="0.108" table:style-name="ce1">
            <text:p>0,108</text:p>
          </table:table-cell>
          <table:table-cell office:value-type="float" office:value="988.93" table:style-name="ce1">
            <text:p>988,93</text:p>
          </table:table-cell>
          <table:table-cell office:value-type="float" office:value="4.5100000000000001E-2" table:style-name="ce1">
            <text:p>0,0451</text:p>
          </table:table-cell>
          <table:table-cell office:value-type="float" office:value="1158.9000000000001" table:style-name="ce1">
            <text:p>1158,9</text:p>
          </table:table-cell>
          <table:table-cell office:value-type="float" office:value="4.2700000000000002E-2" table:style-name="ce1">
            <text:p>0,0427</text:p>
          </table:table-cell>
          <table:table-cell office:value-type="float" office:value="992.35" table:style-name="ce1">
            <text:p>992,35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1166" table:style-name="ce1">
            <text:p>1166</text:p>
          </table:table-cell>
          <table:table-cell office:value-type="float" office:value="0.26500000000000001" table:style-name="ce1">
            <text:p>0,265</text:p>
          </table:table-cell>
          <table:table-cell office:value-type="float" office:value="990.4" table:style-name="ce1">
            <text:p>990,4</text:p>
          </table:table-cell>
          <table:table-cell office:value-type="float" office:value="0.65500000000000003" table:style-name="ce1">
            <text:p>0,655</text:p>
          </table:table-cell>
          <table:table-cell office:value-type="float" office:value="1167.4000000000001" table:style-name="ce1">
            <text:p>1167,4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987.37" table:style-name="ce1">
            <text:p>987,37</text:p>
          </table:table-cell>
          <table:table-cell office:value-type="float" office:value="6.6699999999999995E-2" table:style-name="ce1">
            <text:p>0,0667</text:p>
          </table:table-cell>
          <table:table-cell office:value-type="float" office:value="1170.5999999999999" table:style-name="ce1">
            <text:p>1170,6</text:p>
          </table:table-cell>
          <table:table-cell office:value-type="float" office:value="1.1599999999999999E-2" table:style-name="ce1">
            <text:p>0,0116</text:p>
          </table:table-cell>
          <table:table-cell office:value-type="float" office:value="998.94" table:style-name="ce1">
            <text:p>998,94</text:p>
          </table:table-cell>
          <table:table-cell office:value-type="float" office:value="1.18E-2" table:style-name="ce1">
            <text:p>0,0118</text:p>
          </table:table-cell>
          <table:table-cell office:value-type="float" office:value="1143.5" table:style-name="ce1">
            <text:p>1143,5</text:p>
          </table:table-cell>
          <table:table-cell office:value-type="float" office:value="0.24199999999999999" table:style-name="ce1">
            <text:p>0,242</text:p>
          </table:table-cell>
          <table:table-cell office:value-type="float" office:value="981.26" table:style-name="ce1">
            <text:p>981,26</text:p>
          </table:table-cell>
          <table:table-cell office:value-type="float" office:value="6.3E-2" table:style-name="ce1">
            <text:p>0,063</text:p>
          </table:table-cell>
          <table:table-cell table:number-columns-repeated="4" table:style-name="ce1"/>
          <table:table-cell office:value-type="float" office:value="1133.3" table:style-name="ce1">
            <text:p>1133,3</text:p>
          </table:table-cell>
          <table:table-cell office:value-type="float" office:value="0.40600000000000003" table:style-name="ce1">
            <text:p>0,406</text:p>
          </table:table-cell>
          <table:table-cell office:value-type="float" office:value="998.16" table:style-name="ce1">
            <text:p>998,16</text:p>
          </table:table-cell>
          <table:table-cell office:value-type="float" office:value="0.59799999999999998" table:style-name="ce1">
            <text:p>0,598</text:p>
          </table:table-cell>
          <table:table-cell table:number-columns-repeated="16203" table:style-name="ce1"/>
        </table:table-row>
        <table:table-row table:style-name="ro1">
          <table:table-cell office:value-type="date" office:date-value="2007-05-16T00:00:00" table:style-name="ce7">
            <text:p>2007-05-16</text:p>
          </table:table-cell>
          <table:table-cell office:value-type="float" office:value="1011.6" table:style-name="ce1">
            <text:p>1011,6</text:p>
          </table:table-cell>
          <table:table-cell office:value-type="float" office:value="0.04" table:style-name="ce1">
            <text:p>0,04</text:p>
          </table:table-cell>
          <table:table-cell office:value-type="float" office:value="1074.3" table:style-name="ce1">
            <text:p>1074,3</text:p>
          </table:table-cell>
          <table:table-cell office:value-type="float" office:value="0.04" table:style-name="ce1">
            <text:p>0,04</text:p>
          </table:table-cell>
          <table:table-cell office:value-type="float" office:value="1110.0999999999999" table:style-name="ce1">
            <text:p>1110,1</text:p>
          </table:table-cell>
          <table:table-cell office:value-type="float" office:value="0.1" table:style-name="ce1">
            <text:p>0,1</text:p>
          </table:table-cell>
          <table:table-cell office:value-type="float" office:value="1013.9" table:style-name="ce1">
            <text:p>1013,9</text:p>
          </table:table-cell>
          <table:table-cell office:value-type="float" office:value="0.2" table:style-name="ce1">
            <text:p>0,2</text:p>
          </table:table-cell>
          <table:table-cell office:value-type="float" office:value="1118.2" table:style-name="ce1">
            <text:p>1118,2</text:p>
          </table:table-cell>
          <table:table-cell office:value-type="float" office:value="0.04" table:style-name="ce1">
            <text:p>0,04</text:p>
          </table:table-cell>
          <table:table-cell office:value-type="float" office:value="1022.7" table:style-name="ce1">
            <text:p>1022,7</text:p>
          </table:table-cell>
          <table:table-cell office:value-type="float" office:value="0.04" table:style-name="ce1">
            <text:p>0,04</text:p>
          </table:table-cell>
          <table:table-cell office:value-type="float" office:value="1126" table:style-name="ce1">
            <text:p>1126</text:p>
          </table:table-cell>
          <table:table-cell office:value-type="float" office:value="0.08" table:style-name="ce1">
            <text:p>0,08</text:p>
          </table:table-cell>
          <table:table-cell office:value-type="float" office:value="1032" table:style-name="ce1">
            <text:p>1032</text:p>
          </table:table-cell>
          <table:table-cell office:value-type="float" office:value="0.06" table:style-name="ce1">
            <text:p>0,06</text:p>
          </table:table-cell>
          <table:table-cell office:value-type="float" office:value="1118.7" table:style-name="ce1">
            <text:p>1118,7</text:p>
          </table:table-cell>
          <table:table-cell office:value-type="float" office:value="8.7499999999999994E-2" table:style-name="ce1">
            <text:p>0,0875</text:p>
          </table:table-cell>
          <table:table-cell office:value-type="float" office:value="1037" table:style-name="ce1">
            <text:p>1037</text:p>
          </table:table-cell>
          <table:table-cell office:value-type="float" office:value="0.08" table:style-name="ce1">
            <text:p>0,08</text:p>
          </table:table-cell>
          <table:table-cell office:value-type="float" office:value="1118.0999999999999" table:style-name="ce1">
            <text:p>1118,1</text:p>
          </table:table-cell>
          <table:table-cell office:value-type="float" office:value="0.09" table:style-name="ce1">
            <text:p>0,09</text:p>
          </table:table-cell>
          <table:table-cell office:value-type="float" office:value="1031.3" table:style-name="ce1">
            <text:p>1031,3</text:p>
          </table:table-cell>
          <table:table-cell office:value-type="float" office:value="0.05" table:style-name="ce1">
            <text:p>0,05</text:p>
          </table:table-cell>
          <table:table-cell office:value-type="float" office:value="1128.7" table:style-name="ce1">
            <text:p>1128,7</text:p>
          </table:table-cell>
          <table:table-cell office:value-type="float" office:value="0.05" table:style-name="ce1">
            <text:p>0,05</text:p>
          </table:table-cell>
          <table:table-cell office:value-type="float" office:value="1038.5" table:style-name="ce1">
            <text:p>1038,5</text:p>
          </table:table-cell>
          <table:table-cell office:value-type="float" office:value="0.04" table:style-name="ce1">
            <text:p>0,04</text:p>
          </table:table-cell>
          <table:table-cell office:value-type="float" office:value="1126.4000000000001" table:style-name="ce1">
            <text:p>1126,4</text:p>
          </table:table-cell>
          <table:table-cell office:value-type="float" office:value="0.03" table:style-name="ce1">
            <text:p>0,03</text:p>
          </table:table-cell>
          <table:table-cell office:value-type="float" office:value="1044.2" table:style-name="ce1">
            <text:p>1044,2</text:p>
          </table:table-cell>
          <table:table-cell office:value-type="float" office:value="0.04" table:style-name="ce1">
            <text:p>0,04</text:p>
          </table:table-cell>
          <table:table-cell office:value-type="float" office:value="1111.0999999999999" table:style-name="ce1">
            <text:p>1111,1</text:p>
          </table:table-cell>
          <table:table-cell office:value-type="float" office:value="0.09" table:style-name="ce1">
            <text:p>0,09</text:p>
          </table:table-cell>
          <table:table-cell office:value-type="float" office:value="1035.9000000000001" table:style-name="ce1">
            <text:p>1035,9</text:p>
          </table:table-cell>
          <table:table-cell office:value-type="float" office:value="0.06" table:style-name="ce1">
            <text:p>0,06</text:p>
          </table:table-cell>
          <table:table-cell office:value-type="float" office:value="1123.5999999999999" table:style-name="ce1">
            <text:p>1123,6</text:p>
          </table:table-cell>
          <table:table-cell office:value-type="float" office:value="0.25" table:style-name="ce1">
            <text:p>0,25</text:p>
          </table:table-cell>
          <table:table-cell office:value-type="float" office:value="1023.4" table:style-name="ce1">
            <text:p>1023,4</text:p>
          </table:table-cell>
          <table:table-cell office:value-type="float" office:value="0.15" table:style-name="ce1">
            <text:p>0,15</text:p>
          </table:table-cell>
          <table:table-cell office:value-type="float" office:value="1115.2" table:style-name="ce1">
            <text:p>1115,2</text:p>
          </table:table-cell>
          <table:table-cell office:value-type="float" office:value="3.0499999999999999E-2" table:style-name="ce1">
            <text:p>0,0305</text:p>
          </table:table-cell>
          <table:table-cell office:value-type="float" office:value="1057.5999999999999" table:style-name="ce1">
            <text:p>1057,6</text:p>
          </table:table-cell>
          <table:table-cell office:value-type="float" office:value="2.9399999999999999E-2" table:style-name="ce1">
            <text:p>0,0294</text:p>
          </table:table-cell>
          <table:table-cell office:value-type="float" office:value="1121.2" table:style-name="ce1">
            <text:p>1121,2</text:p>
          </table:table-cell>
          <table:table-cell office:value-type="float" office:value="0.20300000000000001" table:style-name="ce1">
            <text:p>0,203</text:p>
          </table:table-cell>
          <table:table-cell office:value-type="float" office:value="1062.3" table:style-name="ce1">
            <text:p>1062,3</text:p>
          </table:table-cell>
          <table:table-cell office:value-type="float" office:value="0.255" table:style-name="ce1">
            <text:p>0,255</text:p>
          </table:table-cell>
          <table:table-cell office:value-type="float" office:value="1125.3" table:style-name="ce1">
            <text:p>1125,3</text:p>
          </table:table-cell>
          <table:table-cell office:value-type="float" office:value="0.214" table:style-name="ce1">
            <text:p>0,214</text:p>
          </table:table-cell>
          <table:table-cell office:value-type="float" office:value="1059.5" table:style-name="ce1">
            <text:p>1059,5</text:p>
          </table:table-cell>
          <table:table-cell office:value-type="float" office:value="0.32500000000000001" table:style-name="ce1">
            <text:p>0,325</text:p>
          </table:table-cell>
          <table:table-cell office:value-type="float" office:value="1110.5" table:style-name="ce1">
            <text:p>1110,5</text:p>
          </table:table-cell>
          <table:table-cell office:value-type="float" office:value="0.32500000000000001" table:style-name="ce1">
            <text:p>0,325</text:p>
          </table:table-cell>
          <table:table-cell office:value-type="float" office:value="1050.2" table:style-name="ce1">
            <text:p>1050,2</text:p>
          </table:table-cell>
          <table:table-cell office:value-type="float" office:value="0.20100000000000001" table:style-name="ce1">
            <text:p>0,201</text:p>
          </table:table-cell>
          <table:table-cell office:value-type="float" office:value="1120" table:style-name="ce1">
            <text:p>1120</text:p>
          </table:table-cell>
          <table:table-cell office:value-type="float" office:value="0.5" table:style-name="ce1">
            <text:p>0,5</text:p>
          </table:table-cell>
          <table:table-cell office:value-type="float" office:value="1054" table:style-name="ce1">
            <text:p>1054</text:p>
          </table:table-cell>
          <table:table-cell office:value-type="float" office:value="0.5" table:style-name="ce1">
            <text:p>0,5</text:p>
          </table:table-cell>
          <table:table-cell office:value-type="float" office:value="1130" table:style-name="ce1">
            <text:p>1130</text:p>
          </table:table-cell>
          <table:table-cell office:value-type="float" office:value="0.5" table:style-name="ce1">
            <text:p>0,5</text:p>
          </table:table-cell>
          <table:table-cell office:value-type="float" office:value="1054" table:style-name="ce1">
            <text:p>1054</text:p>
          </table:table-cell>
          <table:table-cell office:value-type="float" office:value="0.5" table:style-name="ce1">
            <text:p>0,5</text:p>
          </table:table-cell>
          <table:table-cell office:value-type="float" office:value="1131" table:style-name="ce1">
            <text:p>1131</text:p>
          </table:table-cell>
          <table:table-cell office:value-type="float" office:value="0.5" table:style-name="ce1">
            <text:p>0,5</text:p>
          </table:table-cell>
          <table:table-cell office:value-type="float" office:value="1051" table:style-name="ce1">
            <text:p>1051</text:p>
          </table:table-cell>
          <table:table-cell office:value-type="float" office:value="0.5" table:style-name="ce1">
            <text:p>0,5</text:p>
          </table:table-cell>
          <table:table-cell office:value-type="float" office:value="1140" table:style-name="ce1">
            <text:p>1140</text:p>
          </table:table-cell>
          <table:table-cell office:value-type="float" office:value="0.123" table:style-name="ce1">
            <text:p>0,123</text:p>
          </table:table-cell>
          <table:table-cell office:value-type="float" office:value="1046.9000000000001" table:style-name="ce1">
            <text:p>1046,9</text:p>
          </table:table-cell>
          <table:table-cell office:value-type="float" office:value="0.13100000000000001" table:style-name="ce1">
            <text:p>0,131</text:p>
          </table:table-cell>
          <table:table-cell office:value-type="float" office:value="1144" table:style-name="ce1">
            <text:p>1144</text:p>
          </table:table-cell>
          <table:table-cell office:value-type="float" office:value="9.0300000000000005E-2" table:style-name="ce1">
            <text:p>0,0903</text:p>
          </table:table-cell>
          <table:table-cell office:value-type="float" office:value="1051.0999999999999" table:style-name="ce1">
            <text:p>1051,1</text:p>
          </table:table-cell>
          <table:table-cell office:value-type="float" office:value="6.0299999999999999E-2" table:style-name="ce1">
            <text:p>0,0603</text:p>
          </table:table-cell>
          <table:table-cell office:value-type="float" office:value="1153" table:style-name="ce1">
            <text:p>1153</text:p>
          </table:table-cell>
          <table:table-cell office:value-type="float" office:value="6.08E-2" table:style-name="ce1">
            <text:p>0,0608</text:p>
          </table:table-cell>
          <table:table-cell office:value-type="float" office:value="1051.8" table:style-name="ce1">
            <text:p>1051,8</text:p>
          </table:table-cell>
          <table:table-cell office:value-type="float" office:value="7.1800000000000003E-2" table:style-name="ce1">
            <text:p>0,0718</text:p>
          </table:table-cell>
          <table:table-cell office:value-type="float" office:value="1097.3" table:style-name="ce1">
            <text:p>1097,3</text:p>
          </table:table-cell>
          <table:table-cell office:value-type="float" office:value="4.5199999999999997E-2" table:style-name="ce1">
            <text:p>0,0452</text:p>
          </table:table-cell>
          <table:table-cell office:value-type="float" office:value="1035.0999999999999" table:style-name="ce1">
            <text:p>1035,1</text:p>
          </table:table-cell>
          <table:table-cell office:value-type="float" office:value="2.63E-2" table:style-name="ce1">
            <text:p>0,0263</text:p>
          </table:table-cell>
          <table:table-cell office:value-type="float" office:value="1102.5" table:style-name="ce1">
            <text:p>1102,5</text:p>
          </table:table-cell>
          <table:table-cell office:value-type="float" office:value="3.7699999999999997E-2" table:style-name="ce1">
            <text:p>0,0377</text:p>
          </table:table-cell>
          <table:table-cell office:value-type="float" office:value="1036" table:style-name="ce1">
            <text:p>1036</text:p>
          </table:table-cell>
          <table:table-cell office:value-type="float" office:value="2.3900000000000001E-2" table:style-name="ce1">
            <text:p>0,0239</text:p>
          </table:table-cell>
          <table:table-cell office:value-type="float" office:value="1145.5999999999999" table:style-name="ce1">
            <text:p>1145,6</text:p>
          </table:table-cell>
          <table:table-cell office:value-type="float" office:value="0.113" table:style-name="ce1">
            <text:p>0,113</text:p>
          </table:table-cell>
          <table:table-cell office:value-type="float" office:value="1043.0999999999999" table:style-name="ce1">
            <text:p>1043,1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1147.8" table:style-name="ce1">
            <text:p>1147,8</text:p>
          </table:table-cell>
          <table:table-cell office:value-type="float" office:value="6.9599999999999995E-2" table:style-name="ce1">
            <text:p>0,0696</text:p>
          </table:table-cell>
          <table:table-cell office:value-type="float" office:value="1037.5999999999999" table:style-name="ce1">
            <text:p>1037,6</text:p>
          </table:table-cell>
          <table:table-cell office:value-type="float" office:value="6.6900000000000001E-2" table:style-name="ce1">
            <text:p>0,06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56.4000000000001" table:style-name="ce1">
            <text:p>1156,4</text:p>
          </table:table-cell>
          <table:table-cell office:value-type="float" office:value="7.8299999999999995E-2" table:style-name="ce1">
            <text:p>0,0783</text:p>
          </table:table-cell>
          <table:table-cell office:value-type="float" office:value="1038.8" table:style-name="ce1">
            <text:p>1038,8</text:p>
          </table:table-cell>
          <table:table-cell office:value-type="float" office:value="6.2300000000000001E-2" table:style-name="ce1">
            <text:p>0,0623</text:p>
          </table:table-cell>
          <table:table-cell office:value-type="float" office:value="1163.5" table:style-name="ce1">
            <text:p>1163,5</text:p>
          </table:table-cell>
          <table:table-cell office:value-type="float" office:value="0.155" table:style-name="ce1">
            <text:p>0,155</text:p>
          </table:table-cell>
          <table:table-cell office:value-type="float" office:value="1034.5999999999999" table:style-name="ce1">
            <text:p>1034,6</text:p>
          </table:table-cell>
          <table:table-cell office:value-type="float" office:value="0.27400000000000002" table:style-name="ce1">
            <text:p>0,274</text:p>
          </table:table-cell>
          <table:table-cell office:value-type="float" office:value="1169.7" table:style-name="ce1">
            <text:p>1169,7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1035.5999999999999" table:style-name="ce1">
            <text:p>1035,6</text:p>
          </table:table-cell>
          <table:table-cell office:value-type="float" office:value="0.13" table:style-name="ce1">
            <text:p>0,13</text:p>
          </table:table-cell>
          <table:table-cell office:value-type="float" office:value="1166.3" table:style-name="ce1">
            <text:p>1166,3</text:p>
          </table:table-cell>
          <table:table-cell office:value-type="float" office:value="0.66200000000000003" table:style-name="ce1">
            <text:p>0,662</text:p>
          </table:table-cell>
          <table:table-cell office:value-type="float" office:value="1031.7" table:style-name="ce1">
            <text:p>1031,7</text:p>
          </table:table-cell>
          <table:table-cell office:value-type="float" office:value="0.21299999999999999" table:style-name="ce1">
            <text:p>0,213</text:p>
          </table:table-cell>
          <table:table-cell office:value-type="float" office:value="1160.9000000000001" table:style-name="ce1">
            <text:p>1160,9</text:p>
          </table:table-cell>
          <table:table-cell office:value-type="float" office:value="0.106" table:style-name="ce1">
            <text:p>0,106</text:p>
          </table:table-cell>
          <table:table-cell office:value-type="float" office:value="1026.9000000000001" table:style-name="ce1">
            <text:p>1026,9</text:p>
          </table:table-cell>
          <table:table-cell office:value-type="float" office:value="0.115" table:style-name="ce1">
            <text:p>0,115</text:p>
          </table:table-cell>
          <table:table-cell office:value-type="float" office:value="1153.5" table:style-name="ce1">
            <text:p>1153,5</text:p>
          </table:table-cell>
          <table:table-cell office:value-type="float" office:value="0.125" table:style-name="ce1">
            <text:p>0,125</text:p>
          </table:table-cell>
          <table:table-cell office:value-type="float" office:value="1019.8" table:style-name="ce1">
            <text:p>1019,8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1138" table:style-name="ce1">
            <text:p>1138</text:p>
          </table:table-cell>
          <table:table-cell office:value-type="float" office:value="0.151" table:style-name="ce1">
            <text:p>0,151</text:p>
          </table:table-cell>
          <table:table-cell office:value-type="float" office:value="1031.5999999999999" table:style-name="ce1">
            <text:p>1031,6</text:p>
          </table:table-cell>
          <table:table-cell office:value-type="float" office:value="8.0399999999999999E-2" table:style-name="ce1">
            <text:p>0,0804</text:p>
          </table:table-cell>
          <table:table-cell office:value-type="float" office:value="1103.5999999999999" table:style-name="ce1">
            <text:p>1103,6</text:p>
          </table:table-cell>
          <table:table-cell office:value-type="float" office:value="0.27700000000000002" table:style-name="ce1">
            <text:p>0,277</text:p>
          </table:table-cell>
          <table:table-cell office:value-type="float" office:value="1025.0999999999999" table:style-name="ce1">
            <text:p>1025,1</text:p>
          </table:table-cell>
          <table:table-cell office:value-type="float" office:value="0.58599999999999997" table:style-name="ce1">
            <text:p>0,586</text:p>
          </table:table-cell>
          <table:table-cell office:value-type="float" office:value="1102.7" table:style-name="ce1">
            <text:p>1102,7</text:p>
          </table:table-cell>
          <table:table-cell office:value-type="float" office:value="0.76800000000000002" table:style-name="ce1">
            <text:p>0,768</text:p>
          </table:table-cell>
          <table:table-cell office:value-type="float" office:value="1015" table:style-name="ce1">
            <text:p>1015</text:p>
          </table:table-cell>
          <table:table-cell office:value-type="float" office:value="0.67200000000000004" table:style-name="ce1">
            <text:p>0,672</text:p>
          </table:table-cell>
          <table:table-cell office:value-type="float" office:value="1100" table:style-name="ce1">
            <text:p>1100</text:p>
          </table:table-cell>
          <table:table-cell office:value-type="float" office:value="0.5" table:style-name="ce1">
            <text:p>0,5</text:p>
          </table:table-cell>
          <table:table-cell office:value-type="float" office:value="1006" table:style-name="ce1">
            <text:p>1006</text:p>
          </table:table-cell>
          <table:table-cell office:value-type="float" office:value="0.5" table:style-name="ce1">
            <text:p>0,5</text:p>
          </table:table-cell>
          <table:table-cell office:value-type="float" office:value="1120.3" table:style-name="ce1">
            <text:p>1120,3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1006.3" table:style-name="ce1">
            <text:p>1006,3</text:p>
          </table:table-cell>
          <table:table-cell office:value-type="float" office:value="0.26300000000000001" table:style-name="ce1">
            <text:p>0,263</text:p>
          </table:table-cell>
          <table:table-cell office:value-type="float" office:value="1129.2" table:style-name="ce1">
            <text:p>1129,2</text:p>
          </table:table-cell>
          <table:table-cell office:value-type="float" office:value="3.8899999999999997E-2" table:style-name="ce1">
            <text:p>0,0389</text:p>
          </table:table-cell>
          <table:table-cell office:value-type="float" office:value="1003.9" table:style-name="ce1">
            <text:p>1003,9</text:p>
          </table:table-cell>
          <table:table-cell office:value-type="float" office:value="6.13E-2" table:style-name="ce1">
            <text:p>0,0613</text:p>
          </table:table-cell>
          <table:table-cell office:value-type="float" office:value="1129.2" table:style-name="ce1">
            <text:p>1129,2</text:p>
          </table:table-cell>
          <table:table-cell office:value-type="float" office:value="0.11" table:style-name="ce1">
            <text:p>0,11</text:p>
          </table:table-cell>
          <table:table-cell office:value-type="float" office:value="1011.4" table:style-name="ce1">
            <text:p>1011,4</text:p>
          </table:table-cell>
          <table:table-cell office:value-type="float" office:value="7.2300000000000003E-2" table:style-name="ce1">
            <text:p>0,0723</text:p>
          </table:table-cell>
          <table:table-cell office:value-type="float" office:value="1130.0999999999999" table:style-name="ce1">
            <text:p>1130,1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1014.5" table:style-name="ce1">
            <text:p>1014,5</text:p>
          </table:table-cell>
          <table:table-cell office:value-type="float" office:value="0.182" table:style-name="ce1">
            <text:p>0,182</text:p>
          </table:table-cell>
          <table:table-cell office:value-type="float" office:value="1137.5999999999999" table:style-name="ce1">
            <text:p>1137,6</text:p>
          </table:table-cell>
          <table:table-cell office:value-type="float" office:value="0.20499999999999999" table:style-name="ce1">
            <text:p>0,205</text:p>
          </table:table-cell>
          <table:table-cell office:value-type="float" office:value="1011.9" table:style-name="ce1">
            <text:p>1011,9</text:p>
          </table:table-cell>
          <table:table-cell office:value-type="float" office:value="0.41199999999999998" table:style-name="ce1">
            <text:p>0,412</text:p>
          </table:table-cell>
          <table:table-cell office:value-type="float" office:value="1140.4000000000001" table:style-name="ce1">
            <text:p>1140,4</text:p>
          </table:table-cell>
          <table:table-cell office:value-type="float" office:value="0.159" table:style-name="ce1">
            <text:p>0,159</text:p>
          </table:table-cell>
          <table:table-cell office:value-type="float" office:value="1008.2" table:style-name="ce1">
            <text:p>1008,2</text:p>
          </table:table-cell>
          <table:table-cell office:value-type="float" office:value="0.125" table:style-name="ce1">
            <text:p>0,125</text:p>
          </table:table-cell>
          <table:table-cell office:value-type="float" office:value="1142.2" table:style-name="ce1">
            <text:p>1142,2</text:p>
          </table:table-cell>
          <table:table-cell office:value-type="float" office:value="5.62E-2" table:style-name="ce1">
            <text:p>0,0562</text:p>
          </table:table-cell>
          <table:table-cell office:value-type="float" office:value="1021.4" table:style-name="ce1">
            <text:p>1021,4</text:p>
          </table:table-cell>
          <table:table-cell office:value-type="float" office:value="5.6500000000000002E-2" table:style-name="ce1">
            <text:p>0,0565</text:p>
          </table:table-cell>
          <table:table-cell office:value-type="float" office:value="1114.3" table:style-name="ce1">
            <text:p>1114,3</text:p>
          </table:table-cell>
          <table:table-cell office:value-type="float" office:value="0.84299999999999997" table:style-name="ce1">
            <text:p>0,843</text:p>
          </table:table-cell>
          <table:table-cell office:value-type="float" office:value="1004.4" table:style-name="ce1">
            <text:p>1004,4</text:p>
          </table:table-cell>
          <table:table-cell office:value-type="float" office:value="0.34100000000000003" table:style-name="ce1">
            <text:p>0,341</text:p>
          </table:table-cell>
          <table:table-cell table:number-columns-repeated="4" table:style-name="ce1"/>
          <table:table-cell office:value-type="float" office:value="1104" table:style-name="ce1">
            <text:p>1104</text:p>
          </table:table-cell>
          <table:table-cell office:value-type="float" office:value="1" table:style-name="ce1">
            <text:p>1</text:p>
          </table:table-cell>
          <table:table-cell office:value-type="float" office:value="1020" table:style-name="ce1">
            <text:p>1020</text:p>
          </table:table-cell>
          <table:table-cell office:value-type="float" office:value="1" table:style-name="ce1">
            <text:p>1</text:p>
          </table:table-cell>
          <table:table-cell table:number-columns-repeated="16203" table:style-name="ce1"/>
        </table:table-row>
        <table:table-row table:style-name="ro1">
          <table:table-cell office:value-type="date" office:date-value="2007-05-17T00:00:00" table:style-name="ce7">
            <text:p>2007-05-17</text:p>
          </table:table-cell>
          <table:table-cell office:value-type="float" office:value="1038.9000000000001" table:style-name="ce1">
            <text:p>1038,9</text:p>
          </table:table-cell>
          <table:table-cell office:value-type="float" office:value="0.08" table:style-name="ce1">
            <text:p>0,08</text:p>
          </table:table-cell>
          <table:table-cell office:value-type="float" office:value="1061.0999999999999" table:style-name="ce1">
            <text:p>1061,1</text:p>
          </table:table-cell>
          <table:table-cell office:value-type="float" office:value="0.08" table:style-name="ce1">
            <text:p>0,08</text:p>
          </table:table-cell>
          <table:table-cell office:value-type="float" office:value="1137.5" table:style-name="ce1">
            <text:p>1137,5</text:p>
          </table:table-cell>
          <table:table-cell office:value-type="float" office:value="0.1" table:style-name="ce1">
            <text:p>0,1</text:p>
          </table:table-cell>
          <table:table-cell office:value-type="float" office:value="1000.6" table:style-name="ce1">
            <text:p>1000,6</text:p>
          </table:table-cell>
          <table:table-cell office:value-type="float" office:value="0.1" table:style-name="ce1">
            <text:p>0,1</text:p>
          </table:table-cell>
          <table:table-cell office:value-type="float" office:value="1145.4000000000001" table:style-name="ce1">
            <text:p>1145,4</text:p>
          </table:table-cell>
          <table:table-cell office:value-type="float" office:value="0.04" table:style-name="ce1">
            <text:p>0,04</text:p>
          </table:table-cell>
          <table:table-cell office:value-type="float" office:value="1009.3" table:style-name="ce1">
            <text:p>1009,3</text:p>
          </table:table-cell>
          <table:table-cell office:value-type="float" office:value="0.04" table:style-name="ce1">
            <text:p>0,04</text:p>
          </table:table-cell>
          <table:table-cell office:value-type="float" office:value="1153.5" table:style-name="ce1">
            <text:p>1153,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018.7" table:style-name="ce1">
            <text:p>1018,7</text:p>
          </table:table-cell>
          <table:table-cell office:value-type="float" office:value="0.05" table:style-name="ce1">
            <text:p>0,05</text:p>
          </table:table-cell>
          <table:table-cell office:value-type="float" office:value="1146.3" table:style-name="ce1">
            <text:p>1146,3</text:p>
          </table:table-cell>
          <table:table-cell office:value-type="float" office:value="4.5999999999999999E-2" table:style-name="ce1">
            <text:p>0,046</text:p>
          </table:table-cell>
          <table:table-cell office:value-type="float" office:value="1024" table:style-name="ce1">
            <text:p>1024</text:p>
          </table:table-cell>
          <table:table-cell office:value-type="float" office:value="0.03" table:style-name="ce1">
            <text:p>0,03</text:p>
          </table:table-cell>
          <table:table-cell office:value-type="float" office:value="1145.4000000000001" table:style-name="ce1">
            <text:p>1145,4</text:p>
          </table:table-cell>
          <table:table-cell office:value-type="float" office:value="0.1" table:style-name="ce1">
            <text:p>0,1</text:p>
          </table:table-cell>
          <table:table-cell office:value-type="float" office:value="1018.3" table:style-name="ce1">
            <text:p>1018,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156" table:style-name="ce1">
            <text:p>115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025.2" table:style-name="ce1">
            <text:p>1025,2</text:p>
          </table:table-cell>
          <table:table-cell office:value-type="float" office:value="0.04" table:style-name="ce1">
            <text:p>0,04</text:p>
          </table:table-cell>
          <table:table-cell office:value-type="float" office:value="1153.7" table:style-name="ce1">
            <text:p>1153,7</text:p>
          </table:table-cell>
          <table:table-cell office:value-type="float" office:value="4.8000000000000001E-2" table:style-name="ce1">
            <text:p>0,048</text:p>
          </table:table-cell>
          <table:table-cell office:value-type="float" office:value="1030.9000000000001" table:style-name="ce1">
            <text:p>1030,9</text:p>
          </table:table-cell>
          <table:table-cell office:value-type="float" office:value="0.1" table:style-name="ce1">
            <text:p>0,1</text:p>
          </table:table-cell>
          <table:table-cell office:value-type="float" office:value="1138.5999999999999" table:style-name="ce1">
            <text:p>1138,6</text:p>
          </table:table-cell>
          <table:table-cell office:value-type="float" office:value="0.13" table:style-name="ce1">
            <text:p>0,13</text:p>
          </table:table-cell>
          <table:table-cell office:value-type="float" office:value="1022.6" table:style-name="ce1">
            <text:p>1022,6</text:p>
          </table:table-cell>
          <table:table-cell office:value-type="float" office:value="0.09" table:style-name="ce1">
            <text:p>0,09</text:p>
          </table:table-cell>
          <table:table-cell office:value-type="float" office:value="1151.3" table:style-name="ce1">
            <text:p>1151,3</text:p>
          </table:table-cell>
          <table:table-cell office:value-type="float" office:value="0.52" table:style-name="ce1">
            <text:p>0,52</text:p>
          </table:table-cell>
          <table:table-cell office:value-type="float" office:value="1010.5" table:style-name="ce1">
            <text:p>1010,5</text:p>
          </table:table-cell>
          <table:table-cell office:value-type="float" office:value="0.44" table:style-name="ce1">
            <text:p>0,44</text:p>
          </table:table-cell>
          <table:table-cell office:value-type="float" office:value="1142.5999999999999" table:style-name="ce1">
            <text:p>1142,6</text:p>
          </table:table-cell>
          <table:table-cell office:value-type="float" office:value="3.6499999999999998E-2" table:style-name="ce1">
            <text:p>0,0365</text:p>
          </table:table-cell>
          <table:table-cell office:value-type="float" office:value="1044.3" table:style-name="ce1">
            <text:p>1044,3</text:p>
          </table:table-cell>
          <table:table-cell office:value-type="float" office:value="3.4799999999999998E-2" table:style-name="ce1">
            <text:p>0,0348</text:p>
          </table:table-cell>
          <table:table-cell office:value-type="float" office:value="1148.5999999999999" table:style-name="ce1">
            <text:p>1148,6</text:p>
          </table:table-cell>
          <table:table-cell office:value-type="float" office:value="0.23100000000000001" table:style-name="ce1">
            <text:p>0,231</text:p>
          </table:table-cell>
          <table:table-cell office:value-type="float" office:value="1049.2" table:style-name="ce1">
            <text:p>1049,2</text:p>
          </table:table-cell>
          <table:table-cell office:value-type="float" office:value="0.248" table:style-name="ce1">
            <text:p>0,248</text:p>
          </table:table-cell>
          <table:table-cell office:value-type="float" office:value="1152.5" table:style-name="ce1">
            <text:p>1152,5</text:p>
          </table:table-cell>
          <table:table-cell office:value-type="float" office:value="0.159" table:style-name="ce1">
            <text:p>0,159</text:p>
          </table:table-cell>
          <table:table-cell office:value-type="float" office:value="1046.3" table:style-name="ce1">
            <text:p>1046,3</text:p>
          </table:table-cell>
          <table:table-cell office:value-type="float" office:value="0.46300000000000002" table:style-name="ce1">
            <text:p>0,463</text:p>
          </table:table-cell>
          <table:table-cell office:value-type="float" office:value="1137.5" table:style-name="ce1">
            <text:p>1137,5</text:p>
          </table:table-cell>
          <table:table-cell office:value-type="float" office:value="0.22800000000000001" table:style-name="ce1">
            <text:p>0,228</text:p>
          </table:table-cell>
          <table:table-cell office:value-type="float" office:value="1036.9000000000001" table:style-name="ce1">
            <text:p>1036,9</text:p>
          </table:table-cell>
          <table:table-cell office:value-type="float" office:value="9.74E-2" table:style-name="ce1">
            <text:p>0,0974</text:p>
          </table:table-cell>
          <table:table-cell office:value-type="float" office:value="1147.5" table:style-name="ce1">
            <text:p>1147,5</text:p>
          </table:table-cell>
          <table:table-cell office:value-type="float" office:value="0.23899999999999999" table:style-name="ce1">
            <text:p>0,239</text:p>
          </table:table-cell>
          <table:table-cell office:value-type="float" office:value="1040.2" table:style-name="ce1">
            <text:p>1040,2</text:p>
          </table:table-cell>
          <table:table-cell office:value-type="float" office:value="0.15" table:style-name="ce1">
            <text:p>0,15</text:p>
          </table:table-cell>
          <table:table-cell office:value-type="float" office:value="1157.4000000000001" table:style-name="ce1">
            <text:p>1157,4</text:p>
          </table:table-cell>
          <table:table-cell office:value-type="float" office:value="0.125" table:style-name="ce1">
            <text:p>0,125</text:p>
          </table:table-cell>
          <table:table-cell office:value-type="float" office:value="1040.0999999999999" table:style-name="ce1">
            <text:p>1040,1</text:p>
          </table:table-cell>
          <table:table-cell office:value-type="float" office:value="0.51500000000000001" table:style-name="ce1">
            <text:p>0,515</text:p>
          </table:table-cell>
          <table:table-cell office:value-type="float" office:value="1158.4000000000001" table:style-name="ce1">
            <text:p>1158,4</text:p>
          </table:table-cell>
          <table:table-cell office:value-type="float" office:value="0.158" table:style-name="ce1">
            <text:p>0,158</text:p>
          </table:table-cell>
          <table:table-cell office:value-type="float" office:value="1036.4000000000001" table:style-name="ce1">
            <text:p>1036,4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1167.3" table:style-name="ce1">
            <text:p>1167,3</text:p>
          </table:table-cell>
          <table:table-cell office:value-type="float" office:value="4.0800000000000003E-2" table:style-name="ce1">
            <text:p>0,0408</text:p>
          </table:table-cell>
          <table:table-cell office:value-type="float" office:value="1033.7" table:style-name="ce1">
            <text:p>1033,7</text:p>
          </table:table-cell>
          <table:table-cell office:value-type="float" office:value="5.7799999999999997E-2" table:style-name="ce1">
            <text:p>0,0578</text:p>
          </table:table-cell>
          <table:table-cell office:value-type="float" office:value="1171.5999999999999" table:style-name="ce1">
            <text:p>1171,6</text:p>
          </table:table-cell>
          <table:table-cell office:value-type="float" office:value="4.4200000000000003E-2" table:style-name="ce1">
            <text:p>0,0442</text:p>
          </table:table-cell>
          <table:table-cell office:value-type="float" office:value="1038.3" table:style-name="ce1">
            <text:p>1038,3</text:p>
          </table:table-cell>
          <table:table-cell office:value-type="float" office:value="4.1099999999999998E-2" table:style-name="ce1">
            <text:p>0,0411</text:p>
          </table:table-cell>
          <table:table-cell office:value-type="float" office:value="1180.3" table:style-name="ce1">
            <text:p>1180,3</text:p>
          </table:table-cell>
          <table:table-cell office:value-type="float" office:value="1.7999999999999999E-2" table:style-name="ce1">
            <text:p>0,018</text:p>
          </table:table-cell>
          <table:table-cell office:value-type="float" office:value="1038.8" table:style-name="ce1">
            <text:p>1038,8</text:p>
          </table:table-cell>
          <table:table-cell office:value-type="float" office:value="0.02" table:style-name="ce1">
            <text:p>0,02</text:p>
          </table:table-cell>
          <table:table-cell office:value-type="float" office:value="1124.7" table:style-name="ce1">
            <text:p>1124,7</text:p>
          </table:table-cell>
          <table:table-cell office:value-type="float" office:value="1.8599999999999998E-2" table:style-name="ce1">
            <text:p>0,0186</text:p>
          </table:table-cell>
          <table:table-cell office:value-type="float" office:value="1021.8" table:style-name="ce1">
            <text:p>1021,8</text:p>
          </table:table-cell>
          <table:table-cell office:value-type="float" office:value="8.5400000000000007E-3" table:style-name="ce1">
            <text:p>0,00854</text:p>
          </table:table-cell>
          <table:table-cell office:value-type="float" office:value="1130.2" table:style-name="ce1">
            <text:p>1130,2</text:p>
          </table:table-cell>
          <table:table-cell office:value-type="float" office:value="8.2600000000000007E-2" table:style-name="ce1">
            <text:p>0,0826</text:p>
          </table:table-cell>
          <table:table-cell office:value-type="float" office:value="1022.8" table:style-name="ce1">
            <text:p>1022,8</text:p>
          </table:table-cell>
          <table:table-cell office:value-type="float" office:value="3.3300000000000003E-2" table:style-name="ce1">
            <text:p>0,0333</text:p>
          </table:table-cell>
          <table:table-cell office:value-type="float" office:value="1173.2" table:style-name="ce1">
            <text:p>1173,2</text:p>
          </table:table-cell>
          <table:table-cell office:value-type="float" office:value="4.5100000000000001E-2" table:style-name="ce1">
            <text:p>0,0451</text:p>
          </table:table-cell>
          <table:table-cell office:value-type="float" office:value="1029.7" table:style-name="ce1">
            <text:p>1029,7</text:p>
          </table:table-cell>
          <table:table-cell office:value-type="float" office:value="4.2200000000000001E-2" table:style-name="ce1">
            <text:p>0,0422</text:p>
          </table:table-cell>
          <table:table-cell office:value-type="float" office:value="1175.5" table:style-name="ce1">
            <text:p>1175,5</text:p>
          </table:table-cell>
          <table:table-cell office:value-type="float" office:value="0.41899999999999998" table:style-name="ce1">
            <text:p>0,419</text:p>
          </table:table-cell>
          <table:table-cell office:value-type="float" office:value="1023.9" table:style-name="ce1">
            <text:p>1023,9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171.8" table:style-name="ce1">
            <text:p>1171,8</text:p>
          </table:table-cell>
          <table:table-cell office:value-type="float" office:value="7.4499999999999997E-2" table:style-name="ce1">
            <text:p>0,0745</text:p>
          </table:table-cell>
          <table:table-cell office:value-type="float" office:value="1022.9" table:style-name="ce1">
            <text:p>1022,9</text:p>
          </table:table-cell>
          <table:table-cell office:value-type="float" office:value="5.8999999999999997E-2" table:style-name="ce1">
            <text:p>0,059</text:p>
          </table:table-cell>
          <table:table-cell office:value-type="float" office:value="1183.5" table:style-name="ce1">
            <text:p>1183,5</text:p>
          </table:table-cell>
          <table:table-cell office:value-type="float" office:value="1.7100000000000001E-2" table:style-name="ce1">
            <text:p>0,0171</text:p>
          </table:table-cell>
          <table:table-cell office:value-type="float" office:value="1025.5999999999999" table:style-name="ce1">
            <text:p>1025,6</text:p>
          </table:table-cell>
          <table:table-cell office:value-type="float" office:value="2.8199999999999999E-2" table:style-name="ce1">
            <text:p>0,0282</text:p>
          </table:table-cell>
          <table:table-cell office:value-type="float" office:value="1190.5999999999999" table:style-name="ce1">
            <text:p>1190,6</text:p>
          </table:table-cell>
          <table:table-cell office:value-type="float" office:value="0.123" table:style-name="ce1">
            <text:p>0,123</text:p>
          </table:table-cell>
          <table:table-cell office:value-type="float" office:value="1021.4" table:style-name="ce1">
            <text:p>1021,4</text:p>
          </table:table-cell>
          <table:table-cell office:value-type="float" office:value="0.27800000000000002" table:style-name="ce1">
            <text:p>0,278</text:p>
          </table:table-cell>
          <table:table-cell office:value-type="float" office:value="1196.7" table:style-name="ce1">
            <text:p>1196,7</text:p>
          </table:table-cell>
          <table:table-cell office:value-type="float" office:value="8.1199999999999994E-2" table:style-name="ce1">
            <text:p>0,0812</text:p>
          </table:table-cell>
          <table:table-cell office:value-type="float" office:value="1022.4" table:style-name="ce1">
            <text:p>1022,4</text:p>
          </table:table-cell>
          <table:table-cell office:value-type="float" office:value="0.16500000000000001" table:style-name="ce1">
            <text:p>0,165</text:p>
          </table:table-cell>
          <table:table-cell office:value-type="float" office:value="1193.8" table:style-name="ce1">
            <text:p>1193,8</text:p>
          </table:table-cell>
          <table:table-cell office:value-type="float" office:value="0.159" table:style-name="ce1">
            <text:p>0,159</text:p>
          </table:table-cell>
          <table:table-cell office:value-type="float" office:value="1019.5" table:style-name="ce1">
            <text:p>1019,5</text:p>
          </table:table-cell>
          <table:table-cell office:value-type="float" office:value="7.6799999999999993E-2" table:style-name="ce1">
            <text:p>0,0768</text:p>
          </table:table-cell>
          <table:table-cell office:value-type="float" office:value="1187.9000000000001" table:style-name="ce1">
            <text:p>1187,9</text:p>
          </table:table-cell>
          <table:table-cell office:value-type="float" office:value="8.3400000000000002E-2" table:style-name="ce1">
            <text:p>0,0834</text:p>
          </table:table-cell>
          <table:table-cell office:value-type="float" office:value="1013.6" table:style-name="ce1">
            <text:p>1013,6</text:p>
          </table:table-cell>
          <table:table-cell office:value-type="float" office:value="0.1" table:style-name="ce1">
            <text:p>0,1</text:p>
          </table:table-cell>
          <table:table-cell office:value-type="float" office:value="1180.4000000000001" table:style-name="ce1">
            <text:p>1180,4</text:p>
          </table:table-cell>
          <table:table-cell office:value-type="float" office:value="0.159" table:style-name="ce1">
            <text:p>0,159</text:p>
          </table:table-cell>
          <table:table-cell office:value-type="float" office:value="1006.5" table:style-name="ce1">
            <text:p>1006,5</text:p>
          </table:table-cell>
          <table:table-cell office:value-type="float" office:value="8.6599999999999996E-2" table:style-name="ce1">
            <text:p>0,0866</text:p>
          </table:table-cell>
          <table:table-cell office:value-type="float" office:value="1165.3" table:style-name="ce1">
            <text:p>1165,3</text:p>
          </table:table-cell>
          <table:table-cell office:value-type="float" office:value="0.17100000000000001" table:style-name="ce1">
            <text:p>0,171</text:p>
          </table:table-cell>
          <table:table-cell office:value-type="float" office:value="1018.2" table:style-name="ce1">
            <text:p>1018,2</text:p>
          </table:table-cell>
          <table:table-cell office:value-type="float" office:value="0.112" table:style-name="ce1">
            <text:p>0,112</text:p>
          </table:table-cell>
          <table:table-cell office:value-type="float" office:value="1132.3" table:style-name="ce1">
            <text:p>1132,3</text:p>
          </table:table-cell>
          <table:table-cell office:value-type="float" office:value="0.26700000000000002" table:style-name="ce1">
            <text:p>0,267</text:p>
          </table:table-cell>
          <table:table-cell office:value-type="float" office:value="1012.1" table:style-name="ce1">
            <text:p>1012,1</text:p>
          </table:table-cell>
          <table:table-cell office:value-type="float" office:value="0.82" table:style-name="ce1">
            <text:p>0,82</text:p>
          </table:table-cell>
          <table:table-cell office:value-type="float" office:value="1129.4000000000001" table:style-name="ce1">
            <text:p>1129,4</text:p>
          </table:table-cell>
          <table:table-cell office:value-type="float" office:value="9.2200000000000004E-2" table:style-name="ce1">
            <text:p>0,0922</text:p>
          </table:table-cell>
          <table:table-cell office:value-type="float" office:value="1001.5" table:style-name="ce1">
            <text:p>1001,5</text:p>
          </table:table-cell>
          <table:table-cell office:value-type="float" office:value="9.3299999999999994E-2" table:style-name="ce1">
            <text:p>0,0933</text:p>
          </table:table-cell>
          <table:table-cell office:value-type="float" office:value="1127.7" table:style-name="ce1">
            <text:p>1127,7</text:p>
          </table:table-cell>
          <table:table-cell office:value-type="float" office:value="7.9299999999999995E-2" table:style-name="ce1">
            <text:p>0,0793</text:p>
          </table:table-cell>
          <table:table-cell office:value-type="float" office:value="992.56" table:style-name="ce1">
            <text:p>992,56</text:p>
          </table:table-cell>
          <table:table-cell office:value-type="float" office:value="6.3399999999999998E-2" table:style-name="ce1">
            <text:p>0,0634</text:p>
          </table:table-cell>
          <table:table-cell office:value-type="float" office:value="1147.7" table:style-name="ce1">
            <text:p>1147,7</text:p>
          </table:table-cell>
          <table:table-cell office:value-type="float" office:value="6.7100000000000007E-2" table:style-name="ce1">
            <text:p>0,0671</text:p>
          </table:table-cell>
          <table:table-cell office:value-type="float" office:value="993.41" table:style-name="ce1">
            <text:p>993,41</text:p>
          </table:table-cell>
          <table:table-cell office:value-type="float" office:value="0.14799999999999999" table:style-name="ce1">
            <text:p>0,148</text:p>
          </table:table-cell>
          <table:table-cell office:value-type="float" office:value="1156.4000000000001" table:style-name="ce1">
            <text:p>1156,4</text:p>
          </table:table-cell>
          <table:table-cell office:value-type="float" office:value="3.61E-2" table:style-name="ce1">
            <text:p>0,0361</text:p>
          </table:table-cell>
          <table:table-cell office:value-type="float" office:value="990.38" table:style-name="ce1">
            <text:p>990,38</text:p>
          </table:table-cell>
          <table:table-cell office:value-type="float" office:value="0.111" table:style-name="ce1">
            <text:p>0,111</text:p>
          </table:table-cell>
          <table:table-cell office:value-type="float" office:value="1156.8" table:style-name="ce1">
            <text:p>1156,8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998.25" table:style-name="ce1">
            <text:p>998,25</text:p>
          </table:table-cell>
          <table:table-cell office:value-type="float" office:value="3.6299999999999999E-2" table:style-name="ce1">
            <text:p>0,0363</text:p>
          </table:table-cell>
          <table:table-cell office:value-type="float" office:value="1158.7" table:style-name="ce1">
            <text:p>1158,7</text:p>
          </table:table-cell>
          <table:table-cell office:value-type="float" office:value="0.438" table:style-name="ce1">
            <text:p>0,438</text:p>
          </table:table-cell>
          <table:table-cell office:value-type="float" office:value="1003" table:style-name="ce1">
            <text:p>1003</text:p>
          </table:table-cell>
          <table:table-cell office:value-type="float" office:value="0.27400000000000002" table:style-name="ce1">
            <text:p>0,274</text:p>
          </table:table-cell>
          <table:table-cell office:value-type="float" office:value="1165.0999999999999" table:style-name="ce1">
            <text:p>1165,1</text:p>
          </table:table-cell>
          <table:table-cell office:value-type="float" office:value="0.20899999999999999" table:style-name="ce1">
            <text:p>0,209</text:p>
          </table:table-cell>
          <table:table-cell office:value-type="float" office:value="991.1" table:style-name="ce1">
            <text:p>991,1</text:p>
          </table:table-cell>
          <table:table-cell office:value-type="float" office:value="0.42499999999999999" table:style-name="ce1">
            <text:p>0,425</text:p>
          </table:table-cell>
          <table:table-cell office:value-type="float" office:value="1167" table:style-name="ce1">
            <text:p>1167</text:p>
          </table:table-cell>
          <table:table-cell office:value-type="float" office:value="0.13200000000000001" table:style-name="ce1">
            <text:p>0,132</text:p>
          </table:table-cell>
          <table:table-cell office:value-type="float" office:value="996.02" table:style-name="ce1">
            <text:p>996,02</text:p>
          </table:table-cell>
          <table:table-cell office:value-type="float" office:value="6.9699999999999998E-2" table:style-name="ce1">
            <text:p>0,0697</text:p>
          </table:table-cell>
          <table:table-cell office:value-type="float" office:value="1169.4000000000001" table:style-name="ce1">
            <text:p>1169,4</text:p>
          </table:table-cell>
          <table:table-cell office:value-type="float" office:value="1.9099999999999999E-2" table:style-name="ce1">
            <text:p>0,0191</text:p>
          </table:table-cell>
          <table:table-cell office:value-type="float" office:value="1008.2" table:style-name="ce1">
            <text:p>1008,2</text:p>
          </table:table-cell>
          <table:table-cell office:value-type="float" office:value="2.8199999999999999E-2" table:style-name="ce1">
            <text:p>0,0282</text:p>
          </table:table-cell>
          <table:table-cell office:value-type="float" office:value="1147.7" table:style-name="ce1">
            <text:p>1147,7</text:p>
          </table:table-cell>
          <table:table-cell office:value-type="float" office:value="6.7100000000000007E-2" table:style-name="ce1">
            <text:p>0,0671</text:p>
          </table:table-cell>
          <table:table-cell office:value-type="float" office:value="993.41" table:style-name="ce1">
            <text:p>993,41</text:p>
          </table:table-cell>
          <table:table-cell office:value-type="float" office:value="0.14799999999999999" table:style-name="ce1">
            <text:p>0,148</text:p>
          </table:table-cell>
          <table:table-cell table:number-columns-repeated="4" table:style-name="ce1"/>
          <table:table-cell office:value-type="float" office:value="1132.2" table:style-name="ce1">
            <text:p>1132,2</text:p>
          </table:table-cell>
          <table:table-cell office:value-type="float" office:value="0.435" table:style-name="ce1">
            <text:p>0,435</text:p>
          </table:table-cell>
          <table:table-cell office:value-type="float" office:value="1007.6" table:style-name="ce1">
            <text:p>1007,6</text:p>
          </table:table-cell>
          <table:table-cell office:value-type="float" office:value="0.81599999999999995" table:style-name="ce1">
            <text:p>0,816</text:p>
          </table:table-cell>
          <table:table-cell table:number-columns-repeated="16203" table:style-name="ce1"/>
        </table:table-row>
        <table:table-row table:style-name="ro1">
          <table:table-cell office:value-type="date" office:date-value="2007-05-18T00:00:00" table:style-name="ce7">
            <text:p>2007-05-18</text:p>
          </table:table-cell>
          <table:table-cell office:value-type="float" office:value="1050.3" table:style-name="ce1">
            <text:p>1050,3</text:p>
          </table:table-cell>
          <table:table-cell office:value-type="float" office:value="0.02" table:style-name="ce1">
            <text:p>0,02</text:p>
          </table:table-cell>
          <table:table-cell office:value-type="float" office:value="1051" table:style-name="ce1">
            <text:p>1051</text:p>
          </table:table-cell>
          <table:table-cell office:value-type="float" office:value="0.02" table:style-name="ce1">
            <text:p>0,02</text:p>
          </table:table-cell>
          <table:table-cell office:value-type="float" office:value="1148.5" table:style-name="ce1">
            <text:p>1148,5</text:p>
          </table:table-cell>
          <table:table-cell office:value-type="float" office:value="0.11" table:style-name="ce1">
            <text:p>0,11</text:p>
          </table:table-cell>
          <table:table-cell office:value-type="float" office:value="990.64" table:style-name="ce1">
            <text:p>990,64</text:p>
          </table:table-cell>
          <table:table-cell office:value-type="float" office:value="0.13" table:style-name="ce1">
            <text:p>0,13</text:p>
          </table:table-cell>
          <table:table-cell office:value-type="float" office:value="1156.8" table:style-name="ce1">
            <text:p>1156,8</text:p>
          </table:table-cell>
          <table:table-cell office:value-type="float" office:value="0.06" table:style-name="ce1">
            <text:p>0,06</text:p>
          </table:table-cell>
          <table:table-cell office:value-type="float" office:value="999.32" table:style-name="ce1">
            <text:p>999,32</text:p>
          </table:table-cell>
          <table:table-cell office:value-type="float" office:value="0.04" table:style-name="ce1">
            <text:p>0,04</text:p>
          </table:table-cell>
          <table:table-cell office:value-type="float" office:value="1164.7" table:style-name="ce1">
            <text:p>1164,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008.6" table:style-name="ce1">
            <text:p>1008,6</text:p>
          </table:table-cell>
          <table:table-cell office:value-type="float" office:value="0.06" table:style-name="ce1">
            <text:p>0,06</text:p>
          </table:table-cell>
          <table:table-cell office:value-type="float" office:value="1157.5999999999999" table:style-name="ce1">
            <text:p>1157,6</text:p>
          </table:table-cell>
          <table:table-cell office:value-type="float" office:value="0.05" table:style-name="ce1">
            <text:p>0,05</text:p>
          </table:table-cell>
          <table:table-cell office:value-type="float" office:value="1013.9" table:style-name="ce1">
            <text:p>1013,9</text:p>
          </table:table-cell>
          <table:table-cell office:value-type="float" office:value="0.04" table:style-name="ce1">
            <text:p>0,04</text:p>
          </table:table-cell>
          <table:table-cell office:value-type="float" office:value="1157" table:style-name="ce1">
            <text:p>1157</text:p>
          </table:table-cell>
          <table:table-cell office:value-type="float" office:value="0.15" table:style-name="ce1">
            <text:p>0,15</text:p>
          </table:table-cell>
          <table:table-cell office:value-type="float" office:value="1008.1" table:style-name="ce1">
            <text:p>1008,1</text:p>
          </table:table-cell>
          <table:table-cell office:value-type="float" office:value="0.09" table:style-name="ce1">
            <text:p>0,09</text:p>
          </table:table-cell>
          <table:table-cell office:value-type="float" office:value="1167.3" table:style-name="ce1">
            <text:p>1167,3</text:p>
          </table:table-cell>
          <table:table-cell office:value-type="float" office:value="0.12" table:style-name="ce1">
            <text:p>0,12</text:p>
          </table:table-cell>
          <table:table-cell office:value-type="float" office:value="1015.2" table:style-name="ce1">
            <text:p>1015,2</text:p>
          </table:table-cell>
          <table:table-cell office:value-type="float" office:value="0.1" table:style-name="ce1">
            <text:p>0,1</text:p>
          </table:table-cell>
          <table:table-cell office:value-type="float" office:value="1165.0999999999999" table:style-name="ce1">
            <text:p>1165,1</text:p>
          </table:table-cell>
          <table:table-cell office:value-type="float" office:value="0.08" table:style-name="ce1">
            <text:p>0,08</text:p>
          </table:table-cell>
          <table:table-cell office:value-type="float" office:value="1021" table:style-name="ce1">
            <text:p>1021</text:p>
          </table:table-cell>
          <table:table-cell office:value-type="float" office:value="0.1" table:style-name="ce1">
            <text:p>0,1</text:p>
          </table:table-cell>
          <table:table-cell office:value-type="float" office:value="1149.7" table:style-name="ce1">
            <text:p>1149,7</text:p>
          </table:table-cell>
          <table:table-cell office:value-type="float" office:value="0.11" table:style-name="ce1">
            <text:p>0,11</text:p>
          </table:table-cell>
          <table:table-cell office:value-type="float" office:value="1012.6" table:style-name="ce1">
            <text:p>1012,6</text:p>
          </table:table-cell>
          <table:table-cell office:value-type="float" office:value="0.08" table:style-name="ce1">
            <text:p>0,08</text:p>
          </table:table-cell>
          <table:table-cell office:value-type="float" office:value="1162.8" table:style-name="ce1">
            <text:p>1162,8</text:p>
          </table:table-cell>
          <table:table-cell office:value-type="float" office:value="0.36" table:style-name="ce1">
            <text:p>0,36</text:p>
          </table:table-cell>
          <table:table-cell office:value-type="float" office:value="1000.1" table:style-name="ce1">
            <text:p>1000,1</text:p>
          </table:table-cell>
          <table:table-cell office:value-type="float" office:value="0.26" table:style-name="ce1">
            <text:p>0,26</text:p>
          </table:table-cell>
          <table:table-cell office:value-type="float" office:value="1153.9000000000001" table:style-name="ce1">
            <text:p>1153,9</text:p>
          </table:table-cell>
          <table:table-cell office:value-type="float" office:value="3.9600000000000003E-2" table:style-name="ce1">
            <text:p>0,0396</text:p>
          </table:table-cell>
          <table:table-cell office:value-type="float" office:value="1034.3" table:style-name="ce1">
            <text:p>1034,3</text:p>
          </table:table-cell>
          <table:table-cell office:value-type="float" office:value="4.8800000000000003E-2" table:style-name="ce1">
            <text:p>0,0488</text:p>
          </table:table-cell>
          <table:table-cell office:value-type="float" office:value="1160" table:style-name="ce1">
            <text:p>1160</text:p>
          </table:table-cell>
          <table:table-cell office:value-type="float" office:value="0.14099999999999999" table:style-name="ce1">
            <text:p>0,141</text:p>
          </table:table-cell>
          <table:table-cell office:value-type="float" office:value="1038.9000000000001" table:style-name="ce1">
            <text:p>1038,9</text:p>
          </table:table-cell>
          <table:table-cell office:value-type="float" office:value="0.23300000000000001" table:style-name="ce1">
            <text:p>0,233</text:p>
          </table:table-cell>
          <table:table-cell office:value-type="float" office:value="1164.4000000000001" table:style-name="ce1">
            <text:p>1164,4</text:p>
          </table:table-cell>
          <table:table-cell office:value-type="float" office:value="0.14199999999999999" table:style-name="ce1">
            <text:p>0,142</text:p>
          </table:table-cell>
          <table:table-cell office:value-type="float" office:value="1036.2" table:style-name="ce1">
            <text:p>1036,2</text:p>
          </table:table-cell>
          <table:table-cell office:value-type="float" office:value="0.375" table:style-name="ce1">
            <text:p>0,375</text:p>
          </table:table-cell>
          <table:table-cell office:value-type="float" office:value="1148.4000000000001" table:style-name="ce1">
            <text:p>1148,4</text:p>
          </table:table-cell>
          <table:table-cell office:value-type="float" office:value="0.36299999999999999" table:style-name="ce1">
            <text:p>0,363</text:p>
          </table:table-cell>
          <table:table-cell office:value-type="float" office:value="1027.0999999999999" table:style-name="ce1">
            <text:p>1027,1</text:p>
          </table:table-cell>
          <table:table-cell office:value-type="float" office:value="0.20799999999999999" table:style-name="ce1">
            <text:p>0,208</text:p>
          </table:table-cell>
          <table:table-cell office:value-type="float" office:value="1159" table:style-name="ce1">
            <text:p>1159</text:p>
          </table:table-cell>
          <table:table-cell office:value-type="float" office:value="0.5" table:style-name="ce1">
            <text:p>0,5</text:p>
          </table:table-cell>
          <table:table-cell office:value-type="float" office:value="1031" table:style-name="ce1">
            <text:p>1031</text:p>
          </table:table-cell>
          <table:table-cell office:value-type="float" office:value="0.5" table:style-name="ce1">
            <text:p>0,5</text:p>
          </table:table-cell>
          <table:table-cell office:value-type="float" office:value="1168.0999999999999" table:style-name="ce1">
            <text:p>1168,1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1032.5999999999999" table:style-name="ce1">
            <text:p>1032,6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1169.5999999999999" table:style-name="ce1">
            <text:p>1169,6</text:p>
          </table:table-cell>
          <table:table-cell office:value-type="float" office:value="0.69899999999999995" table:style-name="ce1">
            <text:p>0,699</text:p>
          </table:table-cell>
          <table:table-cell office:value-type="float" office:value="1027.9000000000001" table:style-name="ce1">
            <text:p>1027,9</text:p>
          </table:table-cell>
          <table:table-cell office:value-type="float" office:value="0.29799999999999999" table:style-name="ce1">
            <text:p>0,298</text:p>
          </table:table-cell>
          <table:table-cell office:value-type="float" office:value="1179" table:style-name="ce1">
            <text:p>1179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1023.8" table:style-name="ce1">
            <text:p>1023,8</text:p>
          </table:table-cell>
          <table:table-cell office:value-type="float" office:value="0.12" table:style-name="ce1">
            <text:p>0,12</text:p>
          </table:table-cell>
          <table:table-cell office:value-type="float" office:value="1183" table:style-name="ce1">
            <text:p>1183</text:p>
          </table:table-cell>
          <table:table-cell office:value-type="float" office:value="9.3100000000000002E-2" table:style-name="ce1">
            <text:p>0,0931</text:p>
          </table:table-cell>
          <table:table-cell office:value-type="float" office:value="1028.0999999999999" table:style-name="ce1">
            <text:p>1028,1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1191.7" table:style-name="ce1">
            <text:p>1191,7</text:p>
          </table:table-cell>
          <table:table-cell office:value-type="float" office:value="1.83E-2" table:style-name="ce1">
            <text:p>0,0183</text:p>
          </table:table-cell>
          <table:table-cell office:value-type="float" office:value="1028.7" table:style-name="ce1">
            <text:p>1028,7</text:p>
          </table:table-cell>
          <table:table-cell office:value-type="float" office:value="1.72E-2" table:style-name="ce1">
            <text:p>0,0172</text:p>
          </table:table-cell>
          <table:table-cell office:value-type="float" office:value="1136.2" table:style-name="ce1">
            <text:p>1136,2</text:p>
          </table:table-cell>
          <table:table-cell office:value-type="float" office:value="1.9400000000000001E-2" table:style-name="ce1">
            <text:p>0,0194</text:p>
          </table:table-cell>
          <table:table-cell office:value-type="float" office:value="1011.8" table:style-name="ce1">
            <text:p>1011,8</text:p>
          </table:table-cell>
          <table:table-cell office:value-type="float" office:value="1.14E-2" table:style-name="ce1">
            <text:p>0,0114</text:p>
          </table:table-cell>
          <table:table-cell office:value-type="float" office:value="1141.3" table:style-name="ce1">
            <text:p>1141,3</text:p>
          </table:table-cell>
          <table:table-cell office:value-type="float" office:value="6.1100000000000002E-2" table:style-name="ce1">
            <text:p>0,0611</text:p>
          </table:table-cell>
          <table:table-cell office:value-type="float" office:value="1012.8" table:style-name="ce1">
            <text:p>1012,8</text:p>
          </table:table-cell>
          <table:table-cell office:value-type="float" office:value="2.58E-2" table:style-name="ce1">
            <text:p>0,0258</text:p>
          </table:table-cell>
          <table:table-cell office:value-type="float" office:value="1184.5999999999999" table:style-name="ce1">
            <text:p>1184,6</text:p>
          </table:table-cell>
          <table:table-cell office:value-type="float" office:value="4.8000000000000001E-2" table:style-name="ce1">
            <text:p>0,048</text:p>
          </table:table-cell>
          <table:table-cell office:value-type="float" office:value="1019.6" table:style-name="ce1">
            <text:p>1019,6</text:p>
          </table:table-cell>
          <table:table-cell office:value-type="float" office:value="4.5600000000000002E-2" table:style-name="ce1">
            <text:p>0,0456</text:p>
          </table:table-cell>
          <table:table-cell office:value-type="float" office:value="1186.4000000000001" table:style-name="ce1">
            <text:p>1186,4</text:p>
          </table:table-cell>
          <table:table-cell office:value-type="float" office:value="0.19800000000000001" table:style-name="ce1">
            <text:p>0,198</text:p>
          </table:table-cell>
          <table:table-cell office:value-type="float" office:value="1014.3" table:style-name="ce1">
            <text:p>1014,3</text:p>
          </table:table-cell>
          <table:table-cell office:value-type="float" office:value="0.161" table:style-name="ce1">
            <text:p>0,161</text:p>
          </table:table-cell>
          <table:table-cell office:value-type="float" office:value="1182.3" table:style-name="ce1">
            <text:p>1182,3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1012.2" table:style-name="ce1">
            <text:p>1012,2</text:p>
          </table:table-cell>
          <table:table-cell office:value-type="float" office:value="0.115" table:style-name="ce1">
            <text:p>0,115</text:p>
          </table:table-cell>
          <table:table-cell office:value-type="float" office:value="1194.9000000000001" table:style-name="ce1">
            <text:p>1194,9</text:p>
          </table:table-cell>
          <table:table-cell office:value-type="float" office:value="2.3900000000000001E-2" table:style-name="ce1">
            <text:p>0,0239</text:p>
          </table:table-cell>
          <table:table-cell office:value-type="float" office:value="1016.1" table:style-name="ce1">
            <text:p>1016,1</text:p>
          </table:table-cell>
          <table:table-cell office:value-type="float" office:value="2.3300000000000001E-2" table:style-name="ce1">
            <text:p>0,0233</text:p>
          </table:table-cell>
          <table:table-cell office:value-type="float" office:value="1202" table:style-name="ce1">
            <text:p>1202</text:p>
          </table:table-cell>
          <table:table-cell office:value-type="float" office:value="0.26800000000000002" table:style-name="ce1">
            <text:p>0,268</text:p>
          </table:table-cell>
          <table:table-cell office:value-type="float" office:value="1011" table:style-name="ce1">
            <text:p>1011</text:p>
          </table:table-cell>
          <table:table-cell office:value-type="float" office:value="0.159" table:style-name="ce1">
            <text:p>0,159</text:p>
          </table:table-cell>
          <table:table-cell office:value-type="float" office:value="1208.5999999999999" table:style-name="ce1">
            <text:p>1208,6</text:p>
          </table:table-cell>
          <table:table-cell office:value-type="float" office:value="0.45500000000000002" table:style-name="ce1">
            <text:p>0,455</text:p>
          </table:table-cell>
          <table:table-cell office:value-type="float" office:value="1012.7" table:style-name="ce1">
            <text:p>1012,7</text:p>
          </table:table-cell>
          <table:table-cell office:value-type="float" office:value="0.55300000000000005" table:style-name="ce1">
            <text:p>0,553</text:p>
          </table:table-cell>
          <table:table-cell office:value-type="float" office:value="1205.5999999999999" table:style-name="ce1">
            <text:p>1205,6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1009.2" table:style-name="ce1">
            <text:p>1009,2</text:p>
          </table:table-cell>
          <table:table-cell office:value-type="float" office:value="0.106" table:style-name="ce1">
            <text:p>0,106</text:p>
          </table:table-cell>
          <table:table-cell office:value-type="float" office:value="1199.5" table:style-name="ce1">
            <text:p>1199,5</text:p>
          </table:table-cell>
          <table:table-cell office:value-type="float" office:value="5.1700000000000003E-2" table:style-name="ce1">
            <text:p>0,0517</text:p>
          </table:table-cell>
          <table:table-cell office:value-type="float" office:value="1003.5" table:style-name="ce1">
            <text:p>1003,5</text:p>
          </table:table-cell>
          <table:table-cell office:value-type="float" office:value="5.0599999999999999E-2" table:style-name="ce1">
            <text:p>0,0506</text:p>
          </table:table-cell>
          <table:table-cell office:value-type="float" office:value="1191.8" table:style-name="ce1">
            <text:p>1191,8</text:p>
          </table:table-cell>
          <table:table-cell office:value-type="float" office:value="0.113" table:style-name="ce1">
            <text:p>0,113</text:p>
          </table:table-cell>
          <table:table-cell office:value-type="float" office:value="996.49" table:style-name="ce1">
            <text:p>996,49</text:p>
          </table:table-cell>
          <table:table-cell office:value-type="float" office:value="7.0099999999999996E-2" table:style-name="ce1">
            <text:p>0,0701</text:p>
          </table:table-cell>
          <table:table-cell office:value-type="float" office:value="1176.3" table:style-name="ce1">
            <text:p>1176,3</text:p>
          </table:table-cell>
          <table:table-cell office:value-type="float" office:value="0.156" table:style-name="ce1">
            <text:p>0,156</text:p>
          </table:table-cell>
          <table:table-cell office:value-type="float" office:value="1008.1" table:style-name="ce1">
            <text:p>1008,1</text:p>
          </table:table-cell>
          <table:table-cell office:value-type="float" office:value="4.5600000000000002E-2" table:style-name="ce1">
            <text:p>0,0456</text:p>
          </table:table-cell>
          <table:table-cell office:value-type="float" office:value="1143.4000000000001" table:style-name="ce1">
            <text:p>1143,4</text:p>
          </table:table-cell>
          <table:table-cell office:value-type="float" office:value="0.18099999999999999" table:style-name="ce1">
            <text:p>0,181</text:p>
          </table:table-cell>
          <table:table-cell office:value-type="float" office:value="1001.2" table:style-name="ce1">
            <text:p>1001,2</text:p>
          </table:table-cell>
          <table:table-cell office:value-type="float" office:value="0.78500000000000003" table:style-name="ce1">
            <text:p>0,785</text:p>
          </table:table-cell>
          <table:table-cell office:value-type="float" office:value="1140.3" table:style-name="ce1">
            <text:p>1140,3</text:p>
          </table:table-cell>
          <table:table-cell office:value-type="float" office:value="0.69299999999999995" table:style-name="ce1">
            <text:p>0,693</text:p>
          </table:table-cell>
          <table:table-cell office:value-type="float" office:value="990.59" table:style-name="ce1">
            <text:p>990,59</text:p>
          </table:table-cell>
          <table:table-cell office:value-type="float" office:value="0.315" table:style-name="ce1">
            <text:p>0,315</text:p>
          </table:table-cell>
          <table:table-cell office:value-type="float" office:value="1139.0999999999999" table:style-name="ce1">
            <text:p>1139,1</text:p>
          </table:table-cell>
          <table:table-cell office:value-type="float" office:value="0.51600000000000001" table:style-name="ce1">
            <text:p>0,516</text:p>
          </table:table-cell>
          <table:table-cell office:value-type="float" office:value="982.14" table:style-name="ce1">
            <text:p>982,14</text:p>
          </table:table-cell>
          <table:table-cell office:value-type="float" office:value="0.189" table:style-name="ce1">
            <text:p>0,189</text:p>
          </table:table-cell>
          <table:table-cell office:value-type="float" office:value="1158.9000000000001" table:style-name="ce1">
            <text:p>1158,9</text:p>
          </table:table-cell>
          <table:table-cell office:value-type="float" office:value="7.2700000000000001E-2" table:style-name="ce1">
            <text:p>0,0727</text:p>
          </table:table-cell>
          <table:table-cell office:value-type="float" office:value="982.77" table:style-name="ce1">
            <text:p>982,77</text:p>
          </table:table-cell>
          <table:table-cell office:value-type="float" office:value="0.128" table:style-name="ce1">
            <text:p>0,128</text:p>
          </table:table-cell>
          <table:table-cell office:value-type="float" office:value="1167.9000000000001" table:style-name="ce1">
            <text:p>1167,9</text:p>
          </table:table-cell>
          <table:table-cell office:value-type="float" office:value="3.0099999999999998E-2" table:style-name="ce1">
            <text:p>0,0301</text:p>
          </table:table-cell>
          <table:table-cell office:value-type="float" office:value="980.71" table:style-name="ce1">
            <text:p>980,71</text:p>
          </table:table-cell>
          <table:table-cell office:value-type="float" office:value="4.9700000000000001E-2" table:style-name="ce1">
            <text:p>0,0497</text:p>
          </table:table-cell>
          <table:table-cell office:value-type="float" office:value="1167.9000000000001" table:style-name="ce1">
            <text:p>1167,9</text:p>
          </table:table-cell>
          <table:table-cell office:value-type="float" office:value="7.1099999999999997E-2" table:style-name="ce1">
            <text:p>0,0711</text:p>
          </table:table-cell>
          <table:table-cell office:value-type="float" office:value="988.21" table:style-name="ce1">
            <text:p>988,21</text:p>
          </table:table-cell>
          <table:table-cell office:value-type="float" office:value="5.8799999999999998E-2" table:style-name="ce1">
            <text:p>0,0588</text:p>
          </table:table-cell>
          <table:table-cell office:value-type="float" office:value="1169.0999999999999" table:style-name="ce1">
            <text:p>1169,1</text:p>
          </table:table-cell>
          <table:table-cell office:value-type="float" office:value="7.9899999999999999E-2" table:style-name="ce1">
            <text:p>0,0799</text:p>
          </table:table-cell>
          <table:table-cell office:value-type="float" office:value="992.17" table:style-name="ce1">
            <text:p>992,17</text:p>
          </table:table-cell>
          <table:table-cell office:value-type="float" office:value="0.13" table:style-name="ce1">
            <text:p>0,13</text:p>
          </table:table-cell>
          <table:table-cell office:value-type="float" office:value="1177" table:style-name="ce1">
            <text:p>1177</text:p>
          </table:table-cell>
          <table:table-cell office:value-type="float" office:value="1" table:style-name="ce1">
            <text:p>1</text:p>
          </table:table-cell>
          <table:table-cell office:value-type="float" office:value="989" table:style-name="ce1">
            <text:p>989</text:p>
          </table:table-cell>
          <table:table-cell office:value-type="float" office:value="1" table:style-name="ce1">
            <text:p>1</text:p>
          </table:table-cell>
          <table:table-cell office:value-type="float" office:value="1178" table:style-name="ce1">
            <text:p>1178</text:p>
          </table:table-cell>
          <table:table-cell office:value-type="float" office:value="1" table:style-name="ce1">
            <text:p>1</text:p>
          </table:table-cell>
          <table:table-cell office:value-type="float" office:value="987" table:style-name="ce1">
            <text:p>987</text:p>
          </table:table-cell>
          <table:table-cell office:value-type="float" office:value="1" table:style-name="ce1">
            <text:p>1</text:p>
          </table:table-cell>
          <table:table-cell office:value-type="float" office:value="1180.8" table:style-name="ce1">
            <text:p>1180,8</text:p>
          </table:table-cell>
          <table:table-cell office:value-type="float" office:value="2.5100000000000001E-2" table:style-name="ce1">
            <text:p>0,0251</text:p>
          </table:table-cell>
          <table:table-cell office:value-type="float" office:value="998.18" table:style-name="ce1">
            <text:p>998,18</text:p>
          </table:table-cell>
          <table:table-cell office:value-type="float" office:value="2.9600000000000001E-2" table:style-name="ce1">
            <text:p>0,0296</text:p>
          </table:table-cell>
          <table:table-cell office:value-type="float" office:value="1153.7" table:style-name="ce1">
            <text:p>1153,7</text:p>
          </table:table-cell>
          <table:table-cell office:value-type="float" office:value="0.34499999999999997" table:style-name="ce1">
            <text:p>0,345</text:p>
          </table:table-cell>
          <table:table-cell office:value-type="float" office:value="980.13" table:style-name="ce1">
            <text:p>980,13</text:p>
          </table:table-cell>
          <table:table-cell office:value-type="float" office:value="0.125" table:style-name="ce1">
            <text:p>0,125</text:p>
          </table:table-cell>
          <table:table-cell table:number-columns-repeated="4" table:style-name="ce1"/>
          <table:table-cell office:value-type="float" office:value="1143" table:style-name="ce1">
            <text:p>1143</text:p>
          </table:table-cell>
          <table:table-cell office:value-type="float" office:value="1" table:style-name="ce1">
            <text:p>1</text:p>
          </table:table-cell>
          <table:table-cell office:value-type="float" office:value="997" table:style-name="ce1">
            <text:p>997</text:p>
          </table:table-cell>
          <table:table-cell office:value-type="float" office:value="1" table:style-name="ce1">
            <text:p>1</text:p>
          </table:table-cell>
          <table:table-cell table:number-columns-repeated="16203" table:style-name="ce1"/>
        </table:table-row>
        <table:table-row table:style-name="ro1">
          <table:table-cell office:value-type="date" office:date-value="2007-05-19T00:00:00" table:style-name="ce10">
            <text:p>2007-05-19</text:p>
          </table:table-cell>
          <table:table-cell office:value-type="float" office:value="972.05" table:style-name="ce1">
            <text:p>972,05</text:p>
          </table:table-cell>
          <table:table-cell office:value-type="float" office:value="0.05" table:style-name="ce1">
            <text:p>0,05</text:p>
          </table:table-cell>
          <table:table-cell office:value-type="float" office:value="1042.4000000000001" table:style-name="ce1">
            <text:p>1042,4</text:p>
          </table:table-cell>
          <table:table-cell office:value-type="float" office:value="0.04" table:style-name="ce1">
            <text:p>0,04</text:p>
          </table:table-cell>
          <table:table-cell office:value-type="float" office:value="1070.7" table:style-name="ce1">
            <text:p>1070,7</text:p>
          </table:table-cell>
          <table:table-cell office:value-type="float" office:value="0.1" table:style-name="ce1">
            <text:p>0,1</text:p>
          </table:table-cell>
          <table:table-cell office:value-type="float" office:value="981.88" table:style-name="ce1">
            <text:p>981,88</text:p>
          </table:table-cell>
          <table:table-cell office:value-type="float" office:value="0.11" table:style-name="ce1">
            <text:p>0,11</text:p>
          </table:table-cell>
          <table:table-cell office:value-type="float" office:value="1078.7" table:style-name="ce1">
            <text:p>1078,7</text:p>
          </table:table-cell>
          <table:table-cell office:value-type="float" office:value="0.04" table:style-name="ce1">
            <text:p>0,04</text:p>
          </table:table-cell>
          <table:table-cell office:value-type="float" office:value="991.04" table:style-name="ce1">
            <text:p>991,04</text:p>
          </table:table-cell>
          <table:table-cell office:value-type="float" office:value="0.03" table:style-name="ce1">
            <text:p>0,03</text:p>
          </table:table-cell>
          <table:table-cell office:value-type="float" office:value="1086.0999999999999" table:style-name="ce1">
            <text:p>1086,1</text:p>
          </table:table-cell>
          <table:table-cell office:value-type="float" office:value="0.1" table:style-name="ce1">
            <text:p>0,1</text:p>
          </table:table-cell>
          <table:table-cell office:value-type="float" office:value="1000.3" table:style-name="ce1">
            <text:p>1000,3</text:p>
          </table:table-cell>
          <table:table-cell office:value-type="float" office:value="0.09" table:style-name="ce1">
            <text:p>0,09</text:p>
          </table:table-cell>
          <table:table-cell office:value-type="float" office:value="1079.2" table:style-name="ce1">
            <text:p>1079,2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1005.3" table:style-name="ce1">
            <text:p>1005,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078.7" table:style-name="ce1">
            <text:p>1078,7</text:p>
          </table:table-cell>
          <table:table-cell office:value-type="float" office:value="0.09" table:style-name="ce1">
            <text:p>0,09</text:p>
          </table:table-cell>
          <table:table-cell office:value-type="float" office:value="999.5" table:style-name="ce1">
            <text:p>999,5</text:p>
          </table:table-cell>
          <table:table-cell office:value-type="float" office:value="0.05" table:style-name="ce1">
            <text:p>0,05</text:p>
          </table:table-cell>
          <table:table-cell office:value-type="float" office:value="1088.9000000000001" table:style-name="ce1">
            <text:p>1088,9</text:p>
          </table:table-cell>
          <table:table-cell office:value-type="float" office:value="0.12" table:style-name="ce1">
            <text:p>0,12</text:p>
          </table:table-cell>
          <table:table-cell office:value-type="float" office:value="1006.8" table:style-name="ce1">
            <text:p>1006,8</text:p>
          </table:table-cell>
          <table:table-cell office:value-type="float" office:value="0.12" table:style-name="ce1">
            <text:p>0,12</text:p>
          </table:table-cell>
          <table:table-cell office:value-type="float" office:value="1086.8" table:style-name="ce1">
            <text:p>1086,8</text:p>
          </table:table-cell>
          <table:table-cell office:value-type="float" office:value="0.06" table:style-name="ce1">
            <text:p>0,06</text:p>
          </table:table-cell>
          <table:table-cell office:value-type="float" office:value="1012.5" table:style-name="ce1">
            <text:p>1012,5</text:p>
          </table:table-cell>
          <table:table-cell office:value-type="float" office:value="0.08" table:style-name="ce1">
            <text:p>0,08</text:p>
          </table:table-cell>
          <table:table-cell office:value-type="float" office:value="1070.4000000000001" table:style-name="ce1">
            <text:p>1070,4</text:p>
          </table:table-cell>
          <table:table-cell office:value-type="float" office:value="0.11" table:style-name="ce1">
            <text:p>0,11</text:p>
          </table:table-cell>
          <table:table-cell office:value-type="float" office:value="1004.3" table:style-name="ce1">
            <text:p>1004,3</text:p>
          </table:table-cell>
          <table:table-cell office:value-type="float" office:value="0.1" table:style-name="ce1">
            <text:p>0,1</text:p>
          </table:table-cell>
          <table:table-cell office:value-type="float" office:value="1084.5" table:style-name="ce1">
            <text:p>1084,5</text:p>
          </table:table-cell>
          <table:table-cell office:value-type="float" office:value="0.53" table:style-name="ce1">
            <text:p>0,53</text:p>
          </table:table-cell>
          <table:table-cell office:value-type="float" office:value="991.75" table:style-name="ce1">
            <text:p>991,75</text:p>
          </table:table-cell>
          <table:table-cell office:value-type="float" office:value="0.22" table:style-name="ce1">
            <text:p>0,22</text:p>
          </table:table-cell>
          <table:table-cell office:value-type="float" office:value="1075.5999999999999" table:style-name="ce1">
            <text:p>1075,6</text:p>
          </table:table-cell>
          <table:table-cell office:value-type="float" office:value="7.0199999999999999E-2" table:style-name="ce1">
            <text:p>0,0702</text:p>
          </table:table-cell>
          <table:table-cell office:value-type="float" office:value="1025.9000000000001" table:style-name="ce1">
            <text:p>1025,9</text:p>
          </table:table-cell>
          <table:table-cell office:value-type="float" office:value="6.1499999999999999E-2" table:style-name="ce1">
            <text:p>0,0615</text:p>
          </table:table-cell>
          <table:table-cell office:value-type="float" office:value="1084" table:style-name="ce1">
            <text:p>1084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" table:style-name="ce1">
            <text:p>1</text:p>
          </table:table-cell>
          <table:table-cell office:value-type="float" office:value="1086" table:style-name="ce1">
            <text:p>1086</text:p>
          </table:table-cell>
          <table:table-cell office:value-type="float" office:value="0.5" table:style-name="ce1">
            <text:p>0,5</text:p>
          </table:table-cell>
          <table:table-cell office:value-type="float" office:value="1028" table:style-name="ce1">
            <text:p>1028</text:p>
          </table:table-cell>
          <table:table-cell office:value-type="float" office:value="0.5" table:style-name="ce1">
            <text:p>0,5</text:p>
          </table:table-cell>
          <table:table-cell office:value-type="float" office:value="1072" table:style-name="ce1">
            <text:p>1072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float" office:value="1" table:style-name="ce1">
            <text:p>1</text:p>
          </table:table-cell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float" office:value="1021" table:style-name="ce1">
            <text:p>1021</text:p>
          </table:table-cell>
          <table:table-cell office:value-type="float" office:value="1" table:style-name="ce1">
            <text:p>1</text:p>
          </table:table-cell>
          <table:table-cell office:value-type="float" office:value="1090" table:style-name="ce1">
            <text:p>1090</text:p>
          </table:table-cell>
          <table:table-cell office:value-type="float" office:value="0.76400000000000001" table:style-name="ce1">
            <text:p>0,764</text:p>
          </table:table-cell>
          <table:table-cell office:value-type="float" office:value="1023.2" table:style-name="ce1">
            <text:p>1023,2</text:p>
          </table:table-cell>
          <table:table-cell office:value-type="float" office:value="0.69" table:style-name="ce1">
            <text:p>0,69</text:p>
          </table:table-cell>
          <table:table-cell office:value-type="float" office:value="1090.4000000000001" table:style-name="ce1">
            <text:p>1090,4</text:p>
          </table:table-cell>
          <table:table-cell office:value-type="float" office:value="8.9800000000000005E-2" table:style-name="ce1">
            <text:p>0,0898</text:p>
          </table:table-cell>
          <table:table-cell office:value-type="float" office:value="1019.3" table:style-name="ce1">
            <text:p>1019,3</text:p>
          </table:table-cell>
          <table:table-cell office:value-type="float" office:value="0.124" table:style-name="ce1">
            <text:p>0,124</text:p>
          </table:table-cell>
          <table:table-cell table:number-columns-repeated="72" table:style-name="ce1"/>
          <table:table-cell office:value-type="float" office:value="1080.5999999999999" table:style-name="ce1">
            <text:p>1080,6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974.49" table:style-name="ce1">
            <text:p>974,49</text:p>
          </table:table-cell>
          <table:table-cell office:value-type="float" office:value="0.151" table:style-name="ce1">
            <text:p>0,151</text:p>
          </table:table-cell>
          <table:table-cell office:value-type="float" office:value="1089.7" table:style-name="ce1">
            <text:p>1089,7</text:p>
          </table:table-cell>
          <table:table-cell office:value-type="float" office:value="3.9E-2" table:style-name="ce1">
            <text:p>0,039</text:p>
          </table:table-cell>
          <table:table-cell office:value-type="float" office:value="972.35" table:style-name="ce1">
            <text:p>972,35</text:p>
          </table:table-cell>
          <table:table-cell office:value-type="float" office:value="4.7E-2" table:style-name="ce1">
            <text:p>0,047</text:p>
          </table:table-cell>
          <table:table-cell office:value-type="float" office:value="1089.5999999999999" table:style-name="ce1">
            <text:p>1089,6</text:p>
          </table:table-cell>
          <table:table-cell office:value-type="float" office:value="5.6300000000000003E-2" table:style-name="ce1">
            <text:p>0,0563</text:p>
          </table:table-cell>
          <table:table-cell office:value-type="float" office:value="979.98" table:style-name="ce1">
            <text:p>979,98</text:p>
          </table:table-cell>
          <table:table-cell office:value-type="float" office:value="5.0799999999999998E-2" table:style-name="ce1">
            <text:p>0,0508</text:p>
          </table:table-cell>
          <table:table-cell office:value-type="float" office:value="1091.4000000000001" table:style-name="ce1">
            <text:p>1091,4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985.33" table:style-name="ce1">
            <text:p>985,33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1098.8" table:style-name="ce1">
            <text:p>1098,8</text:p>
          </table:table-cell>
          <table:table-cell office:value-type="float" office:value="9.4100000000000003E-2" table:style-name="ce1">
            <text:p>0,0941</text:p>
          </table:table-cell>
          <table:table-cell office:value-type="float" office:value="979.58" table:style-name="ce1">
            <text:p>979,58</text:p>
          </table:table-cell>
          <table:table-cell office:value-type="float" office:value="0.111" table:style-name="ce1">
            <text:p>0,111</text:p>
          </table:table-cell>
          <table:table-cell table:number-columns-repeated="4" table:style-name="ce1"/>
          <table:table-cell office:value-type="float" office:value="1102.4000000000001" table:style-name="ce1">
            <text:p>1102,4</text:p>
          </table:table-cell>
          <table:table-cell office:value-type="float" office:value="4.5699999999999998E-2" table:style-name="ce1">
            <text:p>0,0457</text:p>
          </table:table-cell>
          <table:table-cell office:value-type="float" office:value="989.88" table:style-name="ce1">
            <text:p>989,88</text:p>
          </table:table-cell>
          <table:table-cell office:value-type="float" office:value="5.1499999999999997E-2" table:style-name="ce1">
            <text:p>0,0515</text:p>
          </table:table-cell>
          <table:table-cell table:number-columns-repeated="16215" table:style-name="ce1"/>
        </table:table-row>
        <table:table-row table:style-name="ro1">
          <table:table-cell office:value-type="date" office:date-value="2007-05-22T00:00:00" table:style-name="ce7">
            <text:p>2007-05-22</text:p>
          </table:table-cell>
          <table:table-cell office:value-type="float" office:value="808.75" table:style-name="ce1">
            <text:p>808,75</text:p>
          </table:table-cell>
          <table:table-cell office:value-type="float" office:value="0.02" table:style-name="ce1">
            <text:p>0,02</text:p>
          </table:table-cell>
          <table:table-cell office:value-type="float" office:value="812.64" table:style-name="ce1">
            <text:p>812,64</text:p>
          </table:table-cell>
          <table:table-cell office:value-type="float" office:value="0.02" table:style-name="ce1">
            <text:p>0,02</text:p>
          </table:table-cell>
          <table:table-cell office:value-type="float" office:value="907.15" table:style-name="ce1">
            <text:p>907,15</text:p>
          </table:table-cell>
          <table:table-cell office:value-type="float" office:value="0.2" table:style-name="ce1">
            <text:p>0,2</text:p>
          </table:table-cell>
          <table:table-cell office:value-type="float" office:value="752.18" table:style-name="ce1">
            <text:p>752,18</text:p>
          </table:table-cell>
          <table:table-cell office:value-type="float" office:value="0.23" table:style-name="ce1">
            <text:p>0,23</text:p>
          </table:table-cell>
          <table:table-cell office:value-type="float" office:value="915.17" table:style-name="ce1">
            <text:p>915,17</text:p>
          </table:table-cell>
          <table:table-cell office:value-type="float" office:value="0.04" table:style-name="ce1">
            <text:p>0,04</text:p>
          </table:table-cell>
          <table:table-cell office:value-type="float" office:value="760.98" table:style-name="ce1">
            <text:p>760,98</text:p>
          </table:table-cell>
          <table:table-cell office:value-type="float" office:value="0.03" table:style-name="ce1">
            <text:p>0,03</text:p>
          </table:table-cell>
          <table:table-cell office:value-type="float" office:value="923.04" table:style-name="ce1">
            <text:p>923,04</text:p>
          </table:table-cell>
          <table:table-cell office:value-type="float" office:value="0.1" table:style-name="ce1">
            <text:p>0,1</text:p>
          </table:table-cell>
          <table:table-cell office:value-type="float" office:value="770.31" table:style-name="ce1">
            <text:p>770,31</text:p>
          </table:table-cell>
          <table:table-cell office:value-type="float" office:value="0.08" table:style-name="ce1">
            <text:p>0,08</text:p>
          </table:table-cell>
          <table:table-cell office:value-type="float" office:value="916.05" table:style-name="ce1">
            <text:p>916,05</text:p>
          </table:table-cell>
          <table:table-cell office:value-type="float" office:value="6.9000000000000006E-2" table:style-name="ce1">
            <text:p>0,069</text:p>
          </table:table-cell>
          <table:table-cell office:value-type="float" office:value="775.61" table:style-name="ce1">
            <text:p>775,61</text:p>
          </table:table-cell>
          <table:table-cell office:value-type="float" office:value="0.04" table:style-name="ce1">
            <text:p>0,04</text:p>
          </table:table-cell>
          <table:table-cell office:value-type="float" office:value="915.35" table:style-name="ce1">
            <text:p>915,35</text:p>
          </table:table-cell>
          <table:table-cell office:value-type="float" office:value="0.1" table:style-name="ce1">
            <text:p>0,1</text:p>
          </table:table-cell>
          <table:table-cell office:value-type="float" office:value="770.08" table:style-name="ce1">
            <text:p>770,08</text:p>
          </table:table-cell>
          <table:table-cell office:value-type="float" office:value="0.08" table:style-name="ce1">
            <text:p>0,08</text:p>
          </table:table-cell>
          <table:table-cell office:value-type="float" office:value="925.42" table:style-name="ce1">
            <text:p>925,42</text:p>
          </table:table-cell>
          <table:table-cell office:value-type="float" office:value="0.17" table:style-name="ce1">
            <text:p>0,17</text:p>
          </table:table-cell>
          <table:table-cell office:value-type="float" office:value="776.96" table:style-name="ce1">
            <text:p>776,96</text:p>
          </table:table-cell>
          <table:table-cell office:value-type="float" office:value="0.1" table:style-name="ce1">
            <text:p>0,1</text:p>
          </table:table-cell>
          <table:table-cell office:value-type="float" office:value="923.49" table:style-name="ce1">
            <text:p>923,49</text:p>
          </table:table-cell>
          <table:table-cell office:value-type="float" office:value="0.06" table:style-name="ce1">
            <text:p>0,06</text:p>
          </table:table-cell>
          <table:table-cell office:value-type="float" office:value="782.63" table:style-name="ce1">
            <text:p>782,63</text:p>
          </table:table-cell>
          <table:table-cell office:value-type="float" office:value="0.06" table:style-name="ce1">
            <text:p>0,06</text:p>
          </table:table-cell>
          <table:table-cell office:value-type="float" office:value="907.89" table:style-name="ce1">
            <text:p>907,89</text:p>
          </table:table-cell>
          <table:table-cell office:value-type="float" office:value="0.13" table:style-name="ce1">
            <text:p>0,13</text:p>
          </table:table-cell>
          <table:table-cell office:value-type="float" office:value="774.07" table:style-name="ce1">
            <text:p>774,07</text:p>
          </table:table-cell>
          <table:table-cell office:value-type="float" office:value="0.11" table:style-name="ce1">
            <text:p>0,11</text:p>
          </table:table-cell>
          <table:table-cell office:value-type="float" office:value="921.52" table:style-name="ce1">
            <text:p>921,52</text:p>
          </table:table-cell>
          <table:table-cell office:value-type="float" office:value="0.48" table:style-name="ce1">
            <text:p>0,48</text:p>
          </table:table-cell>
          <table:table-cell office:value-type="float" office:value="760.89" table:style-name="ce1">
            <text:p>760,89</text:p>
          </table:table-cell>
          <table:table-cell office:value-type="float" office:value="0.2" table:style-name="ce1">
            <text:p>0,2</text:p>
          </table:table-cell>
          <table:table-cell office:value-type="float" office:value="912.37" table:style-name="ce1">
            <text:p>912,37</text:p>
          </table:table-cell>
          <table:table-cell office:value-type="float" office:value="3.5900000000000001E-2" table:style-name="ce1">
            <text:p>0,0359</text:p>
          </table:table-cell>
          <table:table-cell office:value-type="float" office:value="795.98" table:style-name="ce1">
            <text:p>795,98</text:p>
          </table:table-cell>
          <table:table-cell office:value-type="float" office:value="4.0399999999999998E-2" table:style-name="ce1">
            <text:p>0,0404</text:p>
          </table:table-cell>
          <table:table-cell office:value-type="float" office:value="918.13" table:style-name="ce1">
            <text:p>918,13</text:p>
          </table:table-cell>
          <table:table-cell office:value-type="float" office:value="0.127" table:style-name="ce1">
            <text:p>0,127</text:p>
          </table:table-cell>
          <table:table-cell office:value-type="float" office:value="801.47" table:style-name="ce1">
            <text:p>801,47</text:p>
          </table:table-cell>
          <table:table-cell office:value-type="float" office:value="0.23699999999999999" table:style-name="ce1">
            <text:p>0,237</text:p>
          </table:table-cell>
          <table:table-cell office:value-type="float" office:value="922.28" table:style-name="ce1">
            <text:p>922,28</text:p>
          </table:table-cell>
          <table:table-cell office:value-type="float" office:value="6.5799999999999997E-2" table:style-name="ce1">
            <text:p>0,0658</text:p>
          </table:table-cell>
          <table:table-cell office:value-type="float" office:value="798.13" table:style-name="ce1">
            <text:p>798,13</text:p>
          </table:table-cell>
          <table:table-cell office:value-type="float" office:value="5.7200000000000001E-2" table:style-name="ce1">
            <text:p>0,0572</text:p>
          </table:table-cell>
          <table:table-cell office:value-type="float" office:value="907.78" table:style-name="ce1">
            <text:p>907,78</text:p>
          </table:table-cell>
          <table:table-cell office:value-type="float" office:value="0.123" table:style-name="ce1">
            <text:p>0,123</text:p>
          </table:table-cell>
          <table:table-cell office:value-type="float" office:value="788.53" table:style-name="ce1">
            <text:p>788,53</text:p>
          </table:table-cell>
          <table:table-cell office:value-type="float" office:value="7.3800000000000004E-2" table:style-name="ce1">
            <text:p>0,0738</text:p>
          </table:table-cell>
          <table:table-cell office:value-type="float" office:value="918" table:style-name="ce1">
            <text:p>918</text:p>
          </table:table-cell>
          <table:table-cell office:value-type="float" office:value="0.5" table:style-name="ce1">
            <text:p>0,5</text:p>
          </table:table-cell>
          <table:table-cell office:value-type="float" office:value="793" table:style-name="ce1">
            <text:p>793</text:p>
          </table:table-cell>
          <table:table-cell office:value-type="float" office:value="0.5" table:style-name="ce1">
            <text:p>0,5</text:p>
          </table:table-cell>
          <table:table-cell office:value-type="float" office:value="927" table:style-name="ce1">
            <text:p>927</text:p>
          </table:table-cell>
          <table:table-cell office:value-type="float" office:value="0.5" table:style-name="ce1">
            <text:p>0,5</text:p>
          </table:table-cell>
          <table:table-cell office:value-type="float" office:value="792" table:style-name="ce1">
            <text:p>792</text:p>
          </table:table-cell>
          <table:table-cell office:value-type="float" office:value="0.5" table:style-name="ce1">
            <text:p>0,5</text:p>
          </table:table-cell>
          <table:table-cell office:value-type="float" office:value="928" table:style-name="ce1">
            <text:p>928</text:p>
          </table:table-cell>
          <table:table-cell office:value-type="float" office:value="1" table:style-name="ce1">
            <text:p>1</text:p>
          </table:table-cell>
          <table:table-cell office:value-type="float" office:value="790" table:style-name="ce1">
            <text:p>790</text:p>
          </table:table-cell>
          <table:table-cell office:value-type="float" office:value="1" table:style-name="ce1">
            <text:p>1</text:p>
          </table:table-cell>
          <table:table-cell office:value-type="float" office:value="936.99" table:style-name="ce1">
            <text:p>936,99</text:p>
          </table:table-cell>
          <table:table-cell office:value-type="float" office:value="3.8600000000000002E-2" table:style-name="ce1">
            <text:p>0,0386</text:p>
          </table:table-cell>
          <table:table-cell office:value-type="float" office:value="785.18" table:style-name="ce1">
            <text:p>785,18</text:p>
          </table:table-cell>
          <table:table-cell office:value-type="float" office:value="4.7899999999999998E-2" table:style-name="ce1">
            <text:p>0,0479</text:p>
          </table:table-cell>
          <table:table-cell office:value-type="float" office:value="941.33" table:style-name="ce1">
            <text:p>941,33</text:p>
          </table:table-cell>
          <table:table-cell office:value-type="float" office:value="9.1600000000000001E-2" table:style-name="ce1">
            <text:p>0,0916</text:p>
          </table:table-cell>
          <table:table-cell office:value-type="float" office:value="789.78" table:style-name="ce1">
            <text:p>789,78</text:p>
          </table:table-cell>
          <table:table-cell office:value-type="float" office:value="7.1900000000000006E-2" table:style-name="ce1">
            <text:p>0,0719</text:p>
          </table:table-cell>
          <table:table-cell office:value-type="float" office:value="950.02" table:style-name="ce1">
            <text:p>950,02</text:p>
          </table:table-cell>
          <table:table-cell office:value-type="float" office:value="2.0899999999999998E-2" table:style-name="ce1">
            <text:p>0,0209</text:p>
          </table:table-cell>
          <table:table-cell office:value-type="float" office:value="790.41" table:style-name="ce1">
            <text:p>790,41</text:p>
          </table:table-cell>
          <table:table-cell office:value-type="float" office:value="2.1499999999999998E-2" table:style-name="ce1">
            <text:p>0,0215</text:p>
          </table:table-cell>
          <table:table-cell office:value-type="float" office:value="894.57" table:style-name="ce1">
            <text:p>894,57</text:p>
          </table:table-cell>
          <table:table-cell office:value-type="float" office:value="2.3199999999999998E-2" table:style-name="ce1">
            <text:p>0,0232</text:p>
          </table:table-cell>
          <table:table-cell office:value-type="float" office:value="773.37" table:style-name="ce1">
            <text:p>773,37</text:p>
          </table:table-cell>
          <table:table-cell office:value-type="float" office:value="1.15E-2" table:style-name="ce1">
            <text:p>0,0115</text:p>
          </table:table-cell>
          <table:table-cell office:value-type="float" office:value="899.67" table:style-name="ce1">
            <text:p>899,67</text:p>
          </table:table-cell>
          <table:table-cell office:value-type="float" office:value="2.4500000000000001E-2" table:style-name="ce1">
            <text:p>0,0245</text:p>
          </table:table-cell>
          <table:table-cell office:value-type="float" office:value="774.34" table:style-name="ce1">
            <text:p>774,34</text:p>
          </table:table-cell>
          <table:table-cell office:value-type="float" office:value="2.12E-2" table:style-name="ce1">
            <text:p>0,0212</text:p>
          </table:table-cell>
          <table:table-cell office:value-type="float" office:value="943.27" table:style-name="ce1">
            <text:p>943,27</text:p>
          </table:table-cell>
          <table:table-cell office:value-type="float" office:value="5.8200000000000002E-2" table:style-name="ce1">
            <text:p>0,0582</text:p>
          </table:table-cell>
          <table:table-cell office:value-type="float" office:value="781.19" table:style-name="ce1">
            <text:p>781,19</text:p>
          </table:table-cell>
          <table:table-cell office:value-type="float" office:value="6.5500000000000003E-2" table:style-name="ce1">
            <text:p>0,0655</text:p>
          </table:table-cell>
          <table:table-cell office:value-type="float" office:value="945.31" table:style-name="ce1">
            <text:p>945,31</text:p>
          </table:table-cell>
          <table:table-cell office:value-type="float" office:value="1.05" table:style-name="ce1">
            <text:p>1,05</text:p>
          </table:table-cell>
          <table:table-cell office:value-type="float" office:value="775.97" table:style-name="ce1">
            <text:p>775,97</text:p>
          </table:table-cell>
          <table:table-cell office:value-type="float" office:value="0.22900000000000001" table:style-name="ce1">
            <text:p>0,229</text:p>
          </table:table-cell>
          <table:table-cell office:value-type="float" office:value="941.45" table:style-name="ce1">
            <text:p>941,45</text:p>
          </table:table-cell>
          <table:table-cell office:value-type="float" office:value="9.6500000000000002E-2" table:style-name="ce1">
            <text:p>0,0965</text:p>
          </table:table-cell>
          <table:table-cell office:value-type="float" office:value="774.18" table:style-name="ce1">
            <text:p>774,18</text:p>
          </table:table-cell>
          <table:table-cell office:value-type="float" office:value="6.0999999999999999E-2" table:style-name="ce1">
            <text:p>0,061</text:p>
          </table:table-cell>
          <table:table-cell office:value-type="float" office:value="953.41" table:style-name="ce1">
            <text:p>953,41</text:p>
          </table:table-cell>
          <table:table-cell office:value-type="float" office:value="2.2100000000000002E-2" table:style-name="ce1">
            <text:p>0,0221</text:p>
          </table:table-cell>
          <table:table-cell office:value-type="float" office:value="777.85" table:style-name="ce1">
            <text:p>777,85</text:p>
          </table:table-cell>
          <table:table-cell office:value-type="float" office:value="3.09E-2" table:style-name="ce1">
            <text:p>0,0309</text:p>
          </table:table-cell>
          <table:table-cell office:value-type="float" office:value="960.39" table:style-name="ce1">
            <text:p>960,39</text:p>
          </table:table-cell>
          <table:table-cell office:value-type="float" office:value="7.8E-2" table:style-name="ce1">
            <text:p>0,078</text:p>
          </table:table-cell>
          <table:table-cell office:value-type="float" office:value="772.62" table:style-name="ce1">
            <text:p>772,62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966.77" table:style-name="ce1">
            <text:p>966,77</text:p>
          </table:table-cell>
          <table:table-cell office:value-type="float" office:value="0.36599999999999999" table:style-name="ce1">
            <text:p>0,366</text:p>
          </table:table-cell>
          <table:table-cell office:value-type="float" office:value="774.83" table:style-name="ce1">
            <text:p>774,83</text:p>
          </table:table-cell>
          <table:table-cell office:value-type="float" office:value="0.48299999999999998" table:style-name="ce1">
            <text:p>0,483</text:p>
          </table:table-cell>
          <table:table-cell office:value-type="float" office:value="964.25" table:style-name="ce1">
            <text:p>964,25</text:p>
          </table:table-cell>
          <table:table-cell office:value-type="float" office:value="8.5300000000000001E-2" table:style-name="ce1">
            <text:p>0,0853</text:p>
          </table:table-cell>
          <table:table-cell office:value-type="float" office:value="771.08" table:style-name="ce1">
            <text:p>771,08</text:p>
          </table:table-cell>
          <table:table-cell office:value-type="float" office:value="6.9500000000000006E-2" table:style-name="ce1">
            <text:p>0,0695</text:p>
          </table:table-cell>
          <table:table-cell office:value-type="float" office:value="958.09" table:style-name="ce1">
            <text:p>958,09</text:p>
          </table:table-cell>
          <table:table-cell office:value-type="float" office:value="4.4200000000000003E-2" table:style-name="ce1">
            <text:p>0,0442</text:p>
          </table:table-cell>
          <table:table-cell office:value-type="float" office:value="765.18" table:style-name="ce1">
            <text:p>765,18</text:p>
          </table:table-cell>
          <table:table-cell office:value-type="float" office:value="5.6300000000000003E-2" table:style-name="ce1">
            <text:p>0,0563</text:p>
          </table:table-cell>
          <table:table-cell office:value-type="float" office:value="949.79" table:style-name="ce1">
            <text:p>949,79</text:p>
          </table:table-cell>
          <table:table-cell office:value-type="float" office:value="0.104" table:style-name="ce1">
            <text:p>0,104</text:p>
          </table:table-cell>
          <table:table-cell office:value-type="float" office:value="758.26" table:style-name="ce1">
            <text:p>758,26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934.54" table:style-name="ce1">
            <text:p>934,54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769.99" table:style-name="ce1">
            <text:p>769,99</text:p>
          </table:table-cell>
          <table:table-cell office:value-type="float" office:value="4.7E-2" table:style-name="ce1">
            <text:p>0,047</text:p>
          </table:table-cell>
          <table:table-cell office:value-type="float" office:value="901.72" table:style-name="ce1">
            <text:p>901,72</text:p>
          </table:table-cell>
          <table:table-cell office:value-type="float" office:value="0.36899999999999999" table:style-name="ce1">
            <text:p>0,369</text:p>
          </table:table-cell>
          <table:table-cell office:value-type="float" office:value="763.48" table:style-name="ce1">
            <text:p>763,48</text:p>
          </table:table-cell>
          <table:table-cell office:value-type="float" office:value="0.94599999999999995" table:style-name="ce1">
            <text:p>0,946</text:p>
          </table:table-cell>
          <table:table-cell office:value-type="float" office:value="900" table:style-name="ce1">
            <text:p>900</text:p>
          </table:table-cell>
          <table:table-cell office:value-type="float" office:value="1" table:style-name="ce1">
            <text:p>1</text:p>
          </table:table-cell>
          <table:table-cell office:value-type="float" office:value="753" table:style-name="ce1">
            <text:p>753</text:p>
          </table:table-cell>
          <table:table-cell office:value-type="float" office:value="1" table:style-name="ce1">
            <text:p>1</text:p>
          </table:table-cell>
          <table:table-cell office:value-type="float" office:value="896.92" table:style-name="ce1">
            <text:p>896,9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744.04" table:style-name="ce1">
            <text:p>744,04</text:p>
          </table:table-cell>
          <table:table-cell office:value-type="float" office:value="9.8100000000000007E-2" table:style-name="ce1">
            <text:p>0,0981</text:p>
          </table:table-cell>
          <table:table-cell office:value-type="float" office:value="917.66" table:style-name="ce1">
            <text:p>917,66</text:p>
          </table:table-cell>
          <table:table-cell office:value-type="float" office:value="5.9799999999999999E-2" table:style-name="ce1">
            <text:p>0,0598</text:p>
          </table:table-cell>
          <table:table-cell office:value-type="float" office:value="744.85" table:style-name="ce1">
            <text:p>744,85</text:p>
          </table:table-cell>
          <table:table-cell office:value-type="float" office:value="7.8100000000000003E-2" table:style-name="ce1">
            <text:p>0,0781</text:p>
          </table:table-cell>
          <table:table-cell office:value-type="float" office:value="926.23" table:style-name="ce1">
            <text:p>926,23</text:p>
          </table:table-cell>
          <table:table-cell office:value-type="float" office:value="3.6499999999999998E-2" table:style-name="ce1">
            <text:p>0,0365</text:p>
          </table:table-cell>
          <table:table-cell office:value-type="float" office:value="742.38" table:style-name="ce1">
            <text:p>742,38</text:p>
          </table:table-cell>
          <table:table-cell office:value-type="float" office:value="4.3400000000000001E-2" table:style-name="ce1">
            <text:p>0,0434</text:p>
          </table:table-cell>
          <table:table-cell office:value-type="float" office:value="926.23" table:style-name="ce1">
            <text:p>926,23</text:p>
          </table:table-cell>
          <table:table-cell office:value-type="float" office:value="4.3299999999999998E-2" table:style-name="ce1">
            <text:p>0,0433</text:p>
          </table:table-cell>
          <table:table-cell office:value-type="float" office:value="749.94" table:style-name="ce1">
            <text:p>749,94</text:p>
          </table:table-cell>
          <table:table-cell office:value-type="float" office:value="5.7000000000000002E-2" table:style-name="ce1">
            <text:p>0,057</text:p>
          </table:table-cell>
          <table:table-cell office:value-type="float" office:value="928.31" table:style-name="ce1">
            <text:p>928,31</text:p>
          </table:table-cell>
          <table:table-cell office:value-type="float" office:value="0.155" table:style-name="ce1">
            <text:p>0,155</text:p>
          </table:table-cell>
          <table:table-cell office:value-type="float" office:value="755.03" table:style-name="ce1">
            <text:p>755,03</text:p>
          </table:table-cell>
          <table:table-cell office:value-type="float" office:value="0.112" table:style-name="ce1">
            <text:p>0,112</text:p>
          </table:table-cell>
          <table:table-cell office:value-type="float" office:value="935" table:style-name="ce1">
            <text:p>935</text:p>
          </table:table-cell>
          <table:table-cell table:style-name="ce1"/>
          <table:table-cell office:value-type="float" office:value="751" table:style-name="ce1">
            <text:p>751</text:p>
          </table:table-cell>
          <table:table-cell table:style-name="ce1"/>
          <table:table-cell office:value-type="float" office:value="936.5" table:style-name="ce1">
            <text:p>936,5</text:p>
          </table:table-cell>
          <table:table-cell table:number-columns-repeated="3" table:style-name="ce1"/>
          <table:table-cell office:value-type="float" office:value="939.2" table:style-name="ce1">
            <text:p>939,2</text:p>
          </table:table-cell>
          <table:table-cell office:value-type="float" office:value="1.7600000000000001E-2" table:style-name="ce1">
            <text:p>0,0176</text:p>
          </table:table-cell>
          <table:table-cell office:value-type="float" office:value="759.75" table:style-name="ce1">
            <text:p>759,75</text:p>
          </table:table-cell>
          <table:table-cell office:value-type="float" office:value="3.2899999999999999E-2" table:style-name="ce1">
            <text:p>0,0329</text:p>
          </table:table-cell>
          <table:table-cell office:value-type="float" office:value="911.9" table:style-name="ce1">
            <text:p>911,9</text:p>
          </table:table-cell>
          <table:table-cell office:value-type="float" office:value="7.7499999999999999E-2" table:style-name="ce1">
            <text:p>0,0775</text:p>
          </table:table-cell>
          <table:table-cell office:value-type="float" office:value="742.02" table:style-name="ce1">
            <text:p>742,02</text:p>
          </table:table-cell>
          <table:table-cell office:value-type="float" office:value="3.4299999999999997E-2" table:style-name="ce1">
            <text:p>0,0343</text:p>
          </table:table-cell>
          <table:table-cell office:value-type="float" office:value="934.74" table:style-name="ce9">
            <text:p>934,74</text:p>
          </table:table-cell>
          <table:table-cell office:value-type="float" office:value="0.06" table:style-name="ce9">
            <text:p>0,06</text:p>
          </table:table-cell>
          <table:table-cell office:value-type="float" office:value="778.68" table:style-name="ce9">
            <text:p>778,68</text:p>
          </table:table-cell>
          <table:table-cell office:value-type="float" office:value="0.08" table:style-name="ce9">
            <text:p>0,08</text:p>
          </table:table-cell>
          <table:table-cell office:value-type="float" office:value="901.6" table:style-name="ce1">
            <text:p>901,6</text:p>
          </table:table-cell>
          <table:table-cell office:value-type="float" office:value="1.25" table:style-name="ce1">
            <text:p>1,25</text:p>
          </table:table-cell>
          <table:table-cell office:value-type="float" office:value="758.67" table:style-name="ce1">
            <text:p>758,67</text:p>
          </table:table-cell>
          <table:table-cell office:value-type="float" office:value="0.34399999999999997" table:style-name="ce1">
            <text:p>0,344</text:p>
          </table:table-cell>
          <table:table-cell office:value-type="float" office:value="896.04" table:style-name="ce1">
            <text:p>896,04</text:p>
          </table:table-cell>
          <table:table-cell office:value-type="float" office:value="736.98" table:style-name="ce1">
            <text:p>736,98</text:p>
          </table:table-cell>
          <table:table-cell office:value-type="float" office:value="0.32" table:style-name="ce1">
            <text:p>0,32</text:p>
          </table:table-cell>
          <table:table-cell office:value-type="float" office:value="0.24" table:style-name="ce1">
            <text:p>0,24</text:p>
          </table:table-cell>
          <table:table-cell office:value-type="float" office:value="914.92" table:style-name="ce1">
            <text:p>914,92</text:p>
          </table:table-cell>
          <table:table-cell office:value-type="float" office:value="732.45" table:style-name="ce1">
            <text:p>732,45</text:p>
          </table:table-cell>
          <table:table-cell office:value-type="float" office:value="0.06" table:style-name="ce1">
            <text:p>0,06</text:p>
          </table:table-cell>
          <table:table-cell office:value-type="float" office:value="0.15" table:style-name="ce1">
            <text:p>0,15</text:p>
          </table:table-cell>
          <table:table-cell office:value-type="float" office:value="913.96" table:style-name="ce1">
            <text:p>913,96</text:p>
          </table:table-cell>
          <table:table-cell office:value-type="float" office:value="754.4" table:style-name="ce1">
            <text:p>754,4</text:p>
          </table:table-cell>
          <table:table-cell office:value-type="float" office:value="2.5299999999999998" table:style-name="ce1">
            <text:p>2,53</text:p>
          </table:table-cell>
          <table:table-cell office:value-type="float" office:value="2.15" table:style-name="ce1">
            <text:p>2,15</text:p>
          </table:table-cell>
          <table:table-cell office:value-type="float" office:value="902.04" table:style-name="ce1">
            <text:p>902,04</text:p>
          </table:table-cell>
          <table:table-cell office:value-type="float" office:value="763.65" table:style-name="ce1">
            <text:p>763,65</text:p>
          </table:table-cell>
          <table:table-cell office:value-type="float" office:value="3.45" table:style-name="ce1">
            <text:p>3,45</text:p>
          </table:table-cell>
          <table:table-cell office:value-type="float" office:value="2.09" table:style-name="ce1">
            <text:p>2,09</text:p>
          </table:table-cell>
          <table:table-cell office:value-type="float" office:value="904.87" table:style-name="ce1">
            <text:p>904,87</text:p>
          </table:table-cell>
          <table:table-cell office:value-type="float" office:value="756.03" table:style-name="ce1">
            <text:p>756,03</text:p>
          </table:table-cell>
          <table:table-cell office:value-type="float" office:value="0.11" table:style-name="ce1">
            <text:p>0,11</text:p>
          </table:table-cell>
          <table:table-cell office:value-type="float" office:value="0.18" table:style-name="ce1">
            <text:p>0,18</text:p>
          </table:table-cell>
          <table:table-cell table:number-columns-repeated="16183"/>
        </table:table-row>
        <table:table-row table:style-name="ro1">
          <table:table-cell office:value-type="date" office:date-value="2007-05-23T00:00:00" table:style-name="ce7">
            <text:p>2007-05-23</text:p>
          </table:table-cell>
          <table:table-cell office:value-type="float" office:value="1057" table:style-name="ce1">
            <text:p>1057</text:p>
          </table:table-cell>
          <table:table-cell office:value-type="float" office:value="0.03" table:style-name="ce1">
            <text:p>0,03</text:p>
          </table:table-cell>
          <table:table-cell office:value-type="float" office:value="1082.5999999999999" table:style-name="ce1">
            <text:p>1082,6</text:p>
          </table:table-cell>
          <table:table-cell office:value-type="float" office:value="0.03" table:style-name="ce1">
            <text:p>0,03</text:p>
          </table:table-cell>
          <table:table-cell office:value-type="float" office:value="1155.5" table:style-name="ce1">
            <text:p>1155,5</text:p>
          </table:table-cell>
          <table:table-cell office:value-type="float" office:value="0.09" table:style-name="ce1">
            <text:p>0,09</text:p>
          </table:table-cell>
          <table:table-cell office:value-type="float" office:value="1022.2" table:style-name="ce1">
            <text:p>1022,2</text:p>
          </table:table-cell>
          <table:table-cell office:value-type="float" office:value="0.13" table:style-name="ce1">
            <text:p>0,13</text:p>
          </table:table-cell>
          <table:table-cell office:value-type="float" office:value="1163.4000000000001" table:style-name="ce1">
            <text:p>1163,4</text:p>
          </table:table-cell>
          <table:table-cell office:value-type="float" office:value="0.04" table:style-name="ce1">
            <text:p>0,04</text:p>
          </table:table-cell>
          <table:table-cell office:value-type="float" office:value="1031" table:style-name="ce1">
            <text:p>1031</text:p>
          </table:table-cell>
          <table:table-cell office:value-type="float" office:value="0.03" table:style-name="ce1">
            <text:p>0,03</text:p>
          </table:table-cell>
          <table:table-cell office:value-type="float" office:value="1171.5999999999999" table:style-name="ce1">
            <text:p>1171,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040.3" table:style-name="ce1">
            <text:p>1040,3</text:p>
          </table:table-cell>
          <table:table-cell office:value-type="float" office:value="0.06" table:style-name="ce1">
            <text:p>0,06</text:p>
          </table:table-cell>
          <table:table-cell office:value-type="float" office:value="1164.3" table:style-name="ce1">
            <text:p>1164,3</text:p>
          </table:table-cell>
          <table:table-cell office:value-type="float" office:value="0.06" table:style-name="ce1">
            <text:p>0,06</text:p>
          </table:table-cell>
          <table:table-cell office:value-type="float" office:value="1045.7" table:style-name="ce1">
            <text:p>1045,7</text:p>
          </table:table-cell>
          <table:table-cell office:value-type="float" office:value="0.06" table:style-name="ce1">
            <text:p>0,06</text:p>
          </table:table-cell>
          <table:table-cell office:value-type="float" office:value="1163.5999999999999" table:style-name="ce1">
            <text:p>1163,6</text:p>
          </table:table-cell>
          <table:table-cell office:value-type="float" office:value="0.1" table:style-name="ce1">
            <text:p>0,1</text:p>
          </table:table-cell>
          <table:table-cell office:value-type="float" office:value="1040.2" table:style-name="ce1">
            <text:p>1040,2</text:p>
          </table:table-cell>
          <table:table-cell office:value-type="float" office:value="0.08" table:style-name="ce1">
            <text:p>0,08</text:p>
          </table:table-cell>
          <table:table-cell office:value-type="float" office:value="1174" table:style-name="ce1">
            <text:p>1174</text:p>
          </table:table-cell>
          <table:table-cell office:value-type="float" office:value="0.24" table:style-name="ce1">
            <text:p>0,24</text:p>
          </table:table-cell>
          <table:table-cell office:value-type="float" office:value="1047.0999999999999" table:style-name="ce1">
            <text:p>1047,1</text:p>
          </table:table-cell>
          <table:table-cell office:value-type="float" office:value="0.23" table:style-name="ce1">
            <text:p>0,23</text:p>
          </table:table-cell>
          <table:table-cell office:value-type="float" office:value="1171.8" table:style-name="ce1">
            <text:p>1171,8</text:p>
          </table:table-cell>
          <table:table-cell office:value-type="float" office:value="0.08" table:style-name="ce1">
            <text:p>0,08</text:p>
          </table:table-cell>
          <table:table-cell office:value-type="float" office:value="1052.5999999999999" table:style-name="ce1">
            <text:p>1052,6</text:p>
          </table:table-cell>
          <table:table-cell office:value-type="float" office:value="0.1" table:style-name="ce1">
            <text:p>0,1</text:p>
          </table:table-cell>
          <table:table-cell office:value-type="float" office:value="1157.0999999999999" table:style-name="ce1">
            <text:p>1157,1</text:p>
          </table:table-cell>
          <table:table-cell office:value-type="float" office:value="0.11" table:style-name="ce1">
            <text:p>0,11</text:p>
          </table:table-cell>
          <table:table-cell office:value-type="float" office:value="1044.3" table:style-name="ce1">
            <text:p>1044,3</text:p>
          </table:table-cell>
          <table:table-cell office:value-type="float" office:value="0.06" table:style-name="ce1">
            <text:p>0,06</text:p>
          </table:table-cell>
          <table:table-cell office:value-type="float" office:value="1169.8" table:style-name="ce1">
            <text:p>1169,8</text:p>
          </table:table-cell>
          <table:table-cell office:value-type="float" office:value="0.3" table:style-name="ce1">
            <text:p>0,3</text:p>
          </table:table-cell>
          <table:table-cell office:value-type="float" office:value="1031.4000000000001" table:style-name="ce1">
            <text:p>1031,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160.7" table:style-name="ce1">
            <text:p>1160,7</text:p>
          </table:table-cell>
          <table:table-cell office:value-type="float" office:value="3.8300000000000001E-2" table:style-name="ce1">
            <text:p>0,0383</text:p>
          </table:table-cell>
          <table:table-cell office:value-type="float" office:value="1066" table:style-name="ce1">
            <text:p>1066</text:p>
          </table:table-cell>
          <table:table-cell office:value-type="float" office:value="3.4599999999999999E-2" table:style-name="ce1">
            <text:p>0,0346</text:p>
          </table:table-cell>
          <table:table-cell office:value-type="float" office:value="1167" table:style-name="ce1">
            <text:p>1167</text:p>
          </table:table-cell>
          <table:table-cell office:value-type="float" office:value="8.7099999999999997E-2" table:style-name="ce1">
            <text:p>0,0871</text:p>
          </table:table-cell>
          <table:table-cell office:value-type="float" office:value="1071.4000000000001" table:style-name="ce1">
            <text:p>1071,4</text:p>
          </table:table-cell>
          <table:table-cell office:value-type="float" office:value="0.182" table:style-name="ce1">
            <text:p>0,182</text:p>
          </table:table-cell>
          <table:table-cell office:value-type="float" office:value="1170.4000000000001" table:style-name="ce1">
            <text:p>1170,4</text:p>
          </table:table-cell>
          <table:table-cell office:value-type="float" office:value="0.188" table:style-name="ce1">
            <text:p>0,188</text:p>
          </table:table-cell>
          <table:table-cell office:value-type="float" office:value="1068.4000000000001" table:style-name="ce1">
            <text:p>1068,4</text:p>
          </table:table-cell>
          <table:table-cell office:value-type="float" office:value="8.0600000000000005E-2" table:style-name="ce1">
            <text:p>0,0806</text:p>
          </table:table-cell>
          <table:table-cell office:value-type="float" office:value="1156" table:style-name="ce1">
            <text:p>1156</text:p>
          </table:table-cell>
          <table:table-cell office:value-type="float" office:value="0.124" table:style-name="ce1">
            <text:p>0,124</text:p>
          </table:table-cell>
          <table:table-cell office:value-type="float" office:value="1058.7" table:style-name="ce1">
            <text:p>1058,7</text:p>
          </table:table-cell>
          <table:table-cell office:value-type="float" office:value="6.9800000000000001E-2" table:style-name="ce1">
            <text:p>0,0698</text:p>
          </table:table-cell>
          <table:table-cell office:value-type="float" office:value="1165.3" table:style-name="ce1">
            <text:p>1165,3</text:p>
          </table:table-cell>
          <table:table-cell office:value-type="float" office:value="0.36299999999999999" table:style-name="ce1">
            <text:p>0,363</text:p>
          </table:table-cell>
          <table:table-cell office:value-type="float" office:value="1062.2" table:style-name="ce1">
            <text:p>1062,2</text:p>
          </table:table-cell>
          <table:table-cell office:value-type="float" office:value="0.185" table:style-name="ce1">
            <text:p>0,185</text:p>
          </table:table-cell>
          <table:table-cell office:value-type="float" office:value="1175.0999999999999" table:style-name="ce1">
            <text:p>1175,1</text:p>
          </table:table-cell>
          <table:table-cell office:value-type="float" office:value="0.25" table:style-name="ce1">
            <text:p>0,25</text:p>
          </table:table-cell>
          <table:table-cell office:value-type="float" office:value="1062.0999999999999" table:style-name="ce1">
            <text:p>1062,1</text:p>
          </table:table-cell>
          <table:table-cell office:value-type="float" office:value="0.25" table:style-name="ce1">
            <text:p>0,25</text:p>
          </table:table-cell>
          <table:table-cell office:value-type="float" office:value="1176.0999999999999" table:style-name="ce1">
            <text:p>1176,1</text:p>
          </table:table-cell>
          <table:table-cell office:value-type="float" office:value="0.251" table:style-name="ce1">
            <text:p>0,251</text:p>
          </table:table-cell>
          <table:table-cell office:value-type="float" office:value="1058.5" table:style-name="ce1">
            <text:p>1058,5</text:p>
          </table:table-cell>
          <table:table-cell office:value-type="float" office:value="0.28799999999999998" table:style-name="ce1">
            <text:p>0,288</text:p>
          </table:table-cell>
          <table:table-cell office:value-type="float" office:value="1185.3" table:style-name="ce1">
            <text:p>1185,3</text:p>
          </table:table-cell>
          <table:table-cell office:value-type="float" office:value="3.27E-2" table:style-name="ce1">
            <text:p>0,0327</text:p>
          </table:table-cell>
          <table:table-cell office:value-type="float" office:value="1055.2" table:style-name="ce1">
            <text:p>1055,2</text:p>
          </table:table-cell>
          <table:table-cell office:value-type="float" office:value="4.4699999999999997E-2" table:style-name="ce1">
            <text:p>0,0447</text:p>
          </table:table-cell>
          <table:table-cell office:value-type="float" office:value="1189.8" table:style-name="ce1">
            <text:p>1189,8</text:p>
          </table:table-cell>
          <table:table-cell office:value-type="float" office:value="6.2E-2" table:style-name="ce1">
            <text:p>0,062</text:p>
          </table:table-cell>
          <table:table-cell office:value-type="float" office:value="1059.7" table:style-name="ce1">
            <text:p>1059,7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1198.3" table:style-name="ce1">
            <text:p>1198,3</text:p>
          </table:table-cell>
          <table:table-cell office:value-type="float" office:value="1.6799999999999999E-2" table:style-name="ce1">
            <text:p>0,0168</text:p>
          </table:table-cell>
          <table:table-cell office:value-type="float" office:value="1060.4000000000001" table:style-name="ce1">
            <text:p>1060,4</text:p>
          </table:table-cell>
          <table:table-cell office:value-type="float" office:value="1.55E-2" table:style-name="ce1">
            <text:p>0,0155</text:p>
          </table:table-cell>
          <table:table-cell office:value-type="float" office:value="1143" table:style-name="ce1">
            <text:p>1143</text:p>
          </table:table-cell>
          <table:table-cell office:value-type="float" office:value="2.5899999999999999E-2" table:style-name="ce1">
            <text:p>0,0259</text:p>
          </table:table-cell>
          <table:table-cell office:value-type="float" office:value="1043.4000000000001" table:style-name="ce1">
            <text:p>1043,4</text:p>
          </table:table-cell>
          <table:table-cell office:value-type="float" office:value="1.9099999999999999E-2" table:style-name="ce1">
            <text:p>0,0191</text:p>
          </table:table-cell>
          <table:table-cell office:value-type="float" office:value="1147.9000000000001" table:style-name="ce1">
            <text:p>1147,9</text:p>
          </table:table-cell>
          <table:table-cell office:value-type="float" office:value="3.2300000000000002E-2" table:style-name="ce1">
            <text:p>0,0323</text:p>
          </table:table-cell>
          <table:table-cell office:value-type="float" office:value="1044.3" table:style-name="ce1">
            <text:p>1044,3</text:p>
          </table:table-cell>
          <table:table-cell office:value-type="float" office:value="2.7400000000000001E-2" table:style-name="ce1">
            <text:p>0,0274</text:p>
          </table:table-cell>
          <table:table-cell office:value-type="float" office:value="1191.4000000000001" table:style-name="ce1">
            <text:p>1191,4</text:p>
          </table:table-cell>
          <table:table-cell office:value-type="float" office:value="9.0700000000000003E-2" table:style-name="ce1">
            <text:p>0,0907</text:p>
          </table:table-cell>
          <table:table-cell office:value-type="float" office:value="1051.2" table:style-name="ce1">
            <text:p>1051,2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1192.8" table:style-name="ce1">
            <text:p>1192,8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045.8" table:style-name="ce1">
            <text:p>1045,8</text:p>
          </table:table-cell>
          <table:table-cell office:value-type="float" office:value="0.36" table:style-name="ce1">
            <text:p>0,36</text:p>
          </table:table-cell>
          <table:table-cell office:value-type="float" office:value="1191" table:style-name="ce1">
            <text:p>1191</text:p>
          </table:table-cell>
          <table:table-cell office:value-type="float" office:value="1" table:style-name="ce1">
            <text:p>1</text:p>
          </table:table-cell>
          <table:table-cell office:value-type="float" office:value="1044" table:style-name="ce1">
            <text:p>1044</text:p>
          </table:table-cell>
          <table:table-cell office:value-type="float" office:value="1" table:style-name="ce1">
            <text:p>1</text:p>
          </table:table-cell>
          <table:table-cell office:value-type="float" office:value="1201.5" table:style-name="ce1">
            <text:p>1201,5</text:p>
          </table:table-cell>
          <table:table-cell office:value-type="float" office:value="1.6500000000000001E-2" table:style-name="ce1">
            <text:p>0,0165</text:p>
          </table:table-cell>
          <table:table-cell office:value-type="float" office:value="1047.5" table:style-name="ce1">
            <text:p>1047,5</text:p>
          </table:table-cell>
          <table:table-cell office:value-type="float" office:value="3.0200000000000001E-2" table:style-name="ce1">
            <text:p>0,0302</text:p>
          </table:table-cell>
          <table:table-cell office:value-type="float" office:value="1208.9000000000001" table:style-name="ce1">
            <text:p>1208,9</text:p>
          </table:table-cell>
          <table:table-cell office:value-type="float" office:value="6.4600000000000005E-2" table:style-name="ce1">
            <text:p>0,0646</text:p>
          </table:table-cell>
          <table:table-cell office:value-type="float" office:value="1043.3" table:style-name="ce1">
            <text:p>1043,3</text:p>
          </table:table-cell>
          <table:table-cell office:value-type="float" office:value="0.251" table:style-name="ce1">
            <text:p>0,251</text:p>
          </table:table-cell>
          <table:table-cell office:value-type="float" office:value="1215.5" table:style-name="ce1">
            <text:p>1215,5</text:p>
          </table:table-cell>
          <table:table-cell office:value-type="float" office:value="0.40300000000000002" table:style-name="ce1">
            <text:p>0,403</text:p>
          </table:table-cell>
          <table:table-cell office:value-type="float" office:value="1045" table:style-name="ce1">
            <text:p>1045</text:p>
          </table:table-cell>
          <table:table-cell office:value-type="float" office:value="1.04" table:style-name="ce1">
            <text:p>1,04</text:p>
          </table:table-cell>
          <table:table-cell office:value-type="float" office:value="1212.8" table:style-name="ce1">
            <text:p>1212,8</text:p>
          </table:table-cell>
          <table:table-cell office:value-type="float" office:value="0.39900000000000002" table:style-name="ce1">
            <text:p>0,399</text:p>
          </table:table-cell>
          <table:table-cell office:value-type="float" office:value="1041.0999999999999" table:style-name="ce1">
            <text:p>1041,1</text:p>
          </table:table-cell>
          <table:table-cell office:value-type="float" office:value="0.18" table:style-name="ce1">
            <text:p>0,18</text:p>
          </table:table-cell>
          <table:table-cell office:value-type="float" office:value="1206.2" table:style-name="ce1">
            <text:p>1206,2</text:p>
          </table:table-cell>
          <table:table-cell office:value-type="float" office:value="2.9899999999999999E-2" table:style-name="ce1">
            <text:p>0,0299</text:p>
          </table:table-cell>
          <table:table-cell office:value-type="float" office:value="1035.2" table:style-name="ce1">
            <text:p>1035,2</text:p>
          </table:table-cell>
          <table:table-cell office:value-type="float" office:value="4.9700000000000001E-2" table:style-name="ce1">
            <text:p>0,0497</text:p>
          </table:table-cell>
          <table:table-cell office:value-type="float" office:value="1198.4000000000001" table:style-name="ce1">
            <text:p>1198,4</text:p>
          </table:table-cell>
          <table:table-cell office:value-type="float" office:value="8.4900000000000003E-2" table:style-name="ce1">
            <text:p>0,0849</text:p>
          </table:table-cell>
          <table:table-cell office:value-type="float" office:value="1028.2" table:style-name="ce1">
            <text:p>1028,2</text:p>
          </table:table-cell>
          <table:table-cell office:value-type="float" office:value="7.7600000000000002E-2" table:style-name="ce1">
            <text:p>0,0776</text:p>
          </table:table-cell>
          <table:table-cell office:value-type="float" office:value="1182.8" table:style-name="ce1">
            <text:p>1182,8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1039.7" table:style-name="ce1">
            <text:p>1039,7</text:p>
          </table:table-cell>
          <table:table-cell office:value-type="float" office:value="0.13600000000000001" table:style-name="ce1">
            <text:p>0,136</text:p>
          </table:table-cell>
          <table:table-cell office:value-type="float" office:value="1150" table:style-name="ce1">
            <text:p>1150</text:p>
          </table:table-cell>
          <table:table-cell office:value-type="float" office:value="1" table:style-name="ce1">
            <text:p>1</text:p>
          </table:table-cell>
          <table:table-cell office:value-type="float" office:value="1032" table:style-name="ce1">
            <text:p>1032</text:p>
          </table:table-cell>
          <table:table-cell office:value-type="float" office:value="1" table:style-name="ce1">
            <text:p>1</text:p>
          </table:table-cell>
          <table:table-cell office:value-type="float" office:value="1148" table:style-name="ce1">
            <text:p>1148</text:p>
          </table:table-cell>
          <table:table-cell office:value-type="float" office:value="1" table:style-name="ce1">
            <text:p>1</text:p>
          </table:table-cell>
          <table:table-cell office:value-type="float" office:value="1023" table:style-name="ce1">
            <text:p>1023</text:p>
          </table:table-cell>
          <table:table-cell office:value-type="float" office:value="1" table:style-name="ce1">
            <text:p>1</text:p>
          </table:table-cell>
          <table:table-cell office:value-type="float" office:value="1146" table:style-name="ce1">
            <text:p>1146</text:p>
          </table:table-cell>
          <table:table-cell office:value-type="float" office:value="0.875" table:style-name="ce1">
            <text:p>0,875</text:p>
          </table:table-cell>
          <table:table-cell office:value-type="float" office:value="1014.1" table:style-name="ce1">
            <text:p>1014,1</text:p>
          </table:table-cell>
          <table:table-cell office:value-type="float" office:value="0.76100000000000001" table:style-name="ce1">
            <text:p>0,761</text:p>
          </table:table-cell>
          <table:table-cell office:value-type="float" office:value="1156.9000000000001" table:style-name="ce1">
            <text:p>1156,9</text:p>
          </table:table-cell>
          <table:table-cell office:value-type="float" office:value="6.6500000000000004E-2" table:style-name="ce1">
            <text:p>0,0665</text:p>
          </table:table-cell>
          <table:table-cell office:value-type="float" office:value="1014.8" table:style-name="ce1">
            <text:p>1014,8</text:p>
          </table:table-cell>
          <table:table-cell office:value-type="float" office:value="8.14E-2" table:style-name="ce1">
            <text:p>0,0814</text:p>
          </table:table-cell>
          <table:table-cell office:value-type="float" office:value="1174.5" table:style-name="ce1">
            <text:p>1174,5</text:p>
          </table:table-cell>
          <table:table-cell office:value-type="float" office:value="3.7600000000000001E-2" table:style-name="ce1">
            <text:p>0,0376</text:p>
          </table:table-cell>
          <table:table-cell office:value-type="float" office:value="1012.4" table:style-name="ce1">
            <text:p>1012,4</text:p>
          </table:table-cell>
          <table:table-cell office:value-type="float" office:value="4.5499999999999999E-2" table:style-name="ce1">
            <text:p>0,0455</text:p>
          </table:table-cell>
          <table:table-cell office:value-type="float" office:value="1174.5999999999999" table:style-name="ce1">
            <text:p>1174,6</text:p>
          </table:table-cell>
          <table:table-cell office:value-type="float" office:value="4.6699999999999998E-2" table:style-name="ce1">
            <text:p>0,0467</text:p>
          </table:table-cell>
          <table:table-cell office:value-type="float" office:value="1019.9" table:style-name="ce1">
            <text:p>1019,9</text:p>
          </table:table-cell>
          <table:table-cell office:value-type="float" office:value="5.7500000000000002E-2" table:style-name="ce1">
            <text:p>0,0575</text:p>
          </table:table-cell>
          <table:table-cell office:value-type="float" office:value="1176.7" table:style-name="ce1">
            <text:p>1176,7</text:p>
          </table:table-cell>
          <table:table-cell office:value-type="float" office:value="0.115" table:style-name="ce1">
            <text:p>0,115</text:p>
          </table:table-cell>
          <table:table-cell office:value-type="float" office:value="1024.8" table:style-name="ce1">
            <text:p>1024,8</text:p>
          </table:table-cell>
          <table:table-cell office:value-type="float" office:value="9.5299999999999996E-2" table:style-name="ce1">
            <text:p>0,0953</text:p>
          </table:table-cell>
          <table:table-cell office:value-type="float" office:value="1183" table:style-name="ce1">
            <text:p>1183</text:p>
          </table:table-cell>
          <table:table-cell office:value-type="float" office:value="1" table:style-name="ce1">
            <text:p>1</text:p>
          </table:table-cell>
          <table:table-cell office:value-type="float" office:value="1021" table:style-name="ce1">
            <text:p>1021</text:p>
          </table:table-cell>
          <table:table-cell office:value-type="float" office:value="1" table:style-name="ce1">
            <text:p>1</text:p>
          </table:table-cell>
          <table:table-cell office:value-type="float" office:value="1184.5" table:style-name="ce1">
            <text:p>1184,5</text:p>
          </table:table-cell>
          <table:table-cell office:value-type="float" office:value="1" table:style-name="ce1">
            <text:p>1</text:p>
          </table:table-cell>
          <table:table-cell office:value-type="float" office:value="1019" table:style-name="ce1">
            <text:p>1019</text:p>
          </table:table-cell>
          <table:table-cell office:value-type="float" office:value="1" table:style-name="ce1">
            <text:p>1</text:p>
          </table:table-cell>
          <table:table-cell office:value-type="float" office:value="1187.5" table:style-name="ce1">
            <text:p>1187,5</text:p>
          </table:table-cell>
          <table:table-cell office:value-type="float" office:value="7.7299999999999994E-2" table:style-name="ce1">
            <text:p>0,0773</text:p>
          </table:table-cell>
          <table:table-cell office:value-type="float" office:value="1029.7" table:style-name="ce1">
            <text:p>1029,7</text:p>
          </table:table-cell>
          <table:table-cell office:value-type="float" office:value="9.8799999999999999E-2" table:style-name="ce1">
            <text:p>0,0988</text:p>
          </table:table-cell>
          <table:table-cell office:value-type="float" office:value="1159.4000000000001" table:style-name="ce1">
            <text:p>1159,4</text:p>
          </table:table-cell>
          <table:table-cell office:value-type="float" office:value="0.4" table:style-name="ce1">
            <text:p>0,4</text:p>
          </table:table-cell>
          <table:table-cell office:value-type="float" office:value="1012.3" table:style-name="ce1">
            <text:p>1012,3</text:p>
          </table:table-cell>
          <table:table-cell office:value-type="float" office:value="0.29199999999999998" table:style-name="ce1">
            <text:p>0,292</text:p>
          </table:table-cell>
          <table:table-cell office:value-type="float" office:value="1183.0999999999999" table:style-name="ce9">
            <text:p>1183,1</text:p>
          </table:table-cell>
          <table:table-cell office:value-type="float" office:value="0.06" table:style-name="ce9">
            <text:p>0,06</text:p>
          </table:table-cell>
          <table:table-cell office:value-type="float" office:value="1048.7" table:style-name="ce9">
            <text:p>1048,7</text:p>
          </table:table-cell>
          <table:table-cell office:value-type="float" office:value="7.0000000000000007E-2" table:style-name="ce9">
            <text:p>0,07</text:p>
          </table:table-cell>
          <table:table-cell office:value-type="float" office:value="1151.2" table:style-name="ce1">
            <text:p>1151,2</text:p>
          </table:table-cell>
          <table:table-cell office:value-type="float" office:value="0.30299999999999999" table:style-name="ce1">
            <text:p>0,303</text:p>
          </table:table-cell>
          <table:table-cell office:value-type="float" office:value="1027.8" table:style-name="ce1">
            <text:p>1027,8</text:p>
          </table:table-cell>
          <table:table-cell office:value-type="float" office:value="0.182" table:style-name="ce1">
            <text:p>0,182</text:p>
          </table:table-cell>
          <table:table-cell office:value-type="float" office:value="1145" table:style-name="ce1">
            <text:p>1145</text:p>
          </table:table-cell>
          <table:table-cell office:value-type="float" office:value="1007.5" table:style-name="ce1">
            <text:p>1007,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63.5" table:style-name="ce1">
            <text:p>1163,5</text:p>
          </table:table-cell>
          <table:table-cell office:value-type="float" office:value="1001.9" table:style-name="ce1">
            <text:p>1001,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162" table:style-name="ce1">
            <text:p>1162</text:p>
          </table:table-cell>
          <table:table-cell office:value-type="float" office:value="1024" table:style-name="ce1">
            <text:p>1024</text:p>
          </table:table-cell>
          <table:table-cell office:value-type="float" office:value="1.31" table:style-name="ce1">
            <text:p>1,31</text:p>
          </table:table-cell>
          <table:table-cell office:value-type="float" office:value="0.43" table:style-name="ce1">
            <text:p>0,43</text:p>
          </table:table-cell>
          <table:table-cell office:value-type="float" office:value="1150.5999999999999" table:style-name="ce1">
            <text:p>1150,6</text:p>
          </table:table-cell>
          <table:table-cell office:value-type="float" office:value="1033.5999999999999" table:style-name="ce1">
            <text:p>1033,6</text:p>
          </table:table-cell>
          <table:table-cell office:value-type="float" office:value="0.4" table:style-name="ce1">
            <text:p>0,4</text:p>
          </table:table-cell>
          <table:table-cell office:value-type="float" office:value="0.49" table:style-name="ce1">
            <text:p>0,49</text:p>
          </table:table-cell>
          <table:table-cell office:value-type="float" office:value="1153.0999999999999" table:style-name="ce1">
            <text:p>1153,1</text:p>
          </table:table-cell>
          <table:table-cell office:value-type="float" office:value="1026.0999999999999" table:style-name="ce1">
            <text:p>1026,1</text:p>
          </table:table-cell>
          <table:table-cell office:value-type="float" office:value="0.11" table:style-name="ce1">
            <text:p>0,11</text:p>
          </table:table-cell>
          <table:table-cell office:value-type="float" office:value="0.17" table:style-name="ce1">
            <text:p>0,17</text:p>
          </table:table-cell>
          <table:table-cell table:number-columns-repeated="16183"/>
        </table:table-row>
        <table:table-row table:style-name="ro1">
          <table:table-cell office:value-type="date" office:date-value="2008-05-26T00:00:00" table:style-name="ce7">
            <text:p>2008-05-26</text:p>
          </table:table-cell>
          <table:table-cell office:value-type="float" office:value="1020" table:style-name="ce1">
            <text:p>1020</text:p>
          </table:table-cell>
          <table:table-cell office:value-type="float" office:value="0.1" table:style-name="ce1">
            <text:p>0,1</text:p>
          </table:table-cell>
          <table:table-cell office:value-type="float" office:value="1110.9000000000001" table:style-name="ce1">
            <text:p>1110,9</text:p>
          </table:table-cell>
          <table:table-cell office:value-type="float" office:value="0.1" table:style-name="ce1">
            <text:p>0,1</text:p>
          </table:table-cell>
          <table:table-cell office:value-type="float" office:value="1117.9000000000001" table:style-name="ce1">
            <text:p>1117,9</text:p>
          </table:table-cell>
          <table:table-cell office:value-type="float" office:value="0.1" table:style-name="ce1">
            <text:p>0,1</text:p>
          </table:table-cell>
          <table:table-cell office:value-type="float" office:value="1049.4000000000001" table:style-name="ce1">
            <text:p>1049,4</text:p>
          </table:table-cell>
          <table:table-cell office:value-type="float" office:value="0.1" table:style-name="ce1">
            <text:p>0,1</text:p>
          </table:table-cell>
          <table:table-cell office:value-type="float" office:value="1125.8" table:style-name="ce1">
            <text:p>1125,8</text:p>
          </table:table-cell>
          <table:table-cell office:value-type="float" office:value="0.1" table:style-name="ce1">
            <text:p>0,1</text:p>
          </table:table-cell>
          <table:table-cell office:value-type="float" office:value="1058.3" table:style-name="ce1">
            <text:p>1058,3</text:p>
          </table:table-cell>
          <table:table-cell office:value-type="float" office:value="0.1" table:style-name="ce1">
            <text:p>0,1</text:p>
          </table:table-cell>
          <table:table-cell office:value-type="float" office:value="1134" table:style-name="ce1">
            <text:p>1134</text:p>
          </table:table-cell>
          <table:table-cell office:value-type="float" office:value="0.1" table:style-name="ce1">
            <text:p>0,1</text:p>
          </table:table-cell>
          <table:table-cell office:value-type="float" office:value="1067.7" table:style-name="ce1">
            <text:p>1067,7</text:p>
          </table:table-cell>
          <table:table-cell office:value-type="float" office:value="0.1" table:style-name="ce1">
            <text:p>0,1</text:p>
          </table:table-cell>
          <table:table-cell office:value-type="float" office:value="1126.8" table:style-name="ce1">
            <text:p>1126,8</text:p>
          </table:table-cell>
          <table:table-cell office:value-type="float" office:value="0.1" table:style-name="ce1">
            <text:p>0,1</text:p>
          </table:table-cell>
          <table:table-cell office:value-type="float" office:value="1073" table:style-name="ce1">
            <text:p>1073</text:p>
          </table:table-cell>
          <table:table-cell office:value-type="float" office:value="0.1" table:style-name="ce1">
            <text:p>0,1</text:p>
          </table:table-cell>
          <table:table-cell office:value-type="float" office:value="1125.9000000000001" table:style-name="ce1">
            <text:p>1125,9</text:p>
          </table:table-cell>
          <table:table-cell office:value-type="float" office:value="0.1" table:style-name="ce1">
            <text:p>0,1</text:p>
          </table:table-cell>
          <table:table-cell office:value-type="float" office:value="1067.0999999999999" table:style-name="ce1">
            <text:p>1067,1</text:p>
          </table:table-cell>
          <table:table-cell office:value-type="float" office:value="0.1" table:style-name="ce1">
            <text:p>0,1</text:p>
          </table:table-cell>
          <table:table-cell office:value-type="float" office:value="1136.4000000000001" table:style-name="ce1">
            <text:p>1136,4</text:p>
          </table:table-cell>
          <table:table-cell office:value-type="float" office:value="0.2" table:style-name="ce1">
            <text:p>0,2</text:p>
          </table:table-cell>
          <table:table-cell office:value-type="float" office:value="1074.4000000000001" table:style-name="ce1">
            <text:p>1074,4</text:p>
          </table:table-cell>
          <table:table-cell office:value-type="float" office:value="0.1" table:style-name="ce1">
            <text:p>0,1</text:p>
          </table:table-cell>
          <table:table-cell office:value-type="float" office:value="1134.4000000000001" table:style-name="ce1">
            <text:p>1134,4</text:p>
          </table:table-cell>
          <table:table-cell office:value-type="float" office:value="0.1" table:style-name="ce1">
            <text:p>0,1</text:p>
          </table:table-cell>
          <table:table-cell office:value-type="float" office:value="1079.9000000000001" table:style-name="ce1">
            <text:p>1079,9</text:p>
          </table:table-cell>
          <table:table-cell office:value-type="float" office:value="0.1" table:style-name="ce1">
            <text:p>0,1</text:p>
          </table:table-cell>
          <table:table-cell office:value-type="float" office:value="1119" table:style-name="ce1">
            <text:p>1119</text:p>
          </table:table-cell>
          <table:table-cell office:value-type="float" office:value="0.16" table:style-name="ce1">
            <text:p>0,16</text:p>
          </table:table-cell>
          <table:table-cell office:value-type="float" office:value="1071.5" table:style-name="ce1">
            <text:p>1071,5</text:p>
          </table:table-cell>
          <table:table-cell office:value-type="float" office:value="0.1" table:style-name="ce1">
            <text:p>0,1</text:p>
          </table:table-cell>
          <table:table-cell office:value-type="float" office:value="1132.4000000000001" table:style-name="ce1">
            <text:p>1132,4</text:p>
          </table:table-cell>
          <table:table-cell office:value-type="float" office:value="0.46500000000000002" table:style-name="ce1">
            <text:p>0,465</text:p>
          </table:table-cell>
          <table:table-cell office:value-type="float" office:value="1058" table:style-name="ce1">
            <text:p>1058</text:p>
          </table:table-cell>
          <table:table-cell office:value-type="float" office:value="0.22" table:style-name="ce1">
            <text:p>0,22</text:p>
          </table:table-cell>
          <table:table-cell office:value-type="float" office:value="1123.2" table:style-name="ce1">
            <text:p>1123,2</text:p>
          </table:table-cell>
          <table:table-cell office:value-type="float" office:value="2.2100000000000002E-2" table:style-name="ce1">
            <text:p>0,0221</text:p>
          </table:table-cell>
          <table:table-cell office:value-type="float" office:value="1093" table:style-name="ce1">
            <text:p>1093</text:p>
          </table:table-cell>
          <table:table-cell office:value-type="float" office:value="2.2200000000000001E-2" table:style-name="ce1">
            <text:p>0,0222</text:p>
          </table:table-cell>
          <table:table-cell office:value-type="float" office:value="1130.2" table:style-name="ce1">
            <text:p>1130,2</text:p>
          </table:table-cell>
          <table:table-cell office:value-type="float" office:value="0.2" table:style-name="ce1">
            <text:p>0,2</text:p>
          </table:table-cell>
          <table:table-cell office:value-type="float" office:value="1098.5" table:style-name="ce1">
            <text:p>1098,5</text:p>
          </table:table-cell>
          <table:table-cell office:value-type="float" office:value="0.2" table:style-name="ce1">
            <text:p>0,2</text:p>
          </table:table-cell>
          <table:table-cell office:value-type="float" office:value="1133" table:style-name="ce1">
            <text:p>1133</text:p>
          </table:table-cell>
          <table:table-cell office:value-type="float" office:value="1" table:style-name="ce1">
            <text:p>1</text:p>
          </table:table-cell>
          <table:table-cell office:value-type="float" office:value="1097" table:style-name="ce1">
            <text:p>1097</text:p>
          </table:table-cell>
          <table:table-cell office:value-type="float" office:value="1" table:style-name="ce1">
            <text:p>1</text:p>
          </table:table-cell>
          <table:table-cell office:value-type="float" office:value="1118.9000000000001" table:style-name="ce1">
            <text:p>1118,9</text:p>
          </table:table-cell>
          <table:table-cell office:value-type="float" office:value="0.2" table:style-name="ce1">
            <text:p>0,2</text:p>
          </table:table-cell>
          <table:table-cell office:value-type="float" office:value="1085.8" table:style-name="ce1">
            <text:p>1085,8</text:p>
          </table:table-cell>
          <table:table-cell office:value-type="float" office:value="0.08" table:style-name="ce1">
            <text:p>0,08</text:p>
          </table:table-cell>
          <table:table-cell office:value-type="float" office:value="1128.5" table:style-name="ce1">
            <text:p>1128,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089" table:style-name="ce1">
            <text:p>1089</text:p>
          </table:table-cell>
          <table:table-cell office:value-type="float" office:value="0.11" table:style-name="ce1">
            <text:p>0,11</text:p>
          </table:table-cell>
          <table:table-cell office:value-type="float" office:value="1134.4000000000001" table:style-name="ce1">
            <text:p>1134,4</text:p>
          </table:table-cell>
          <table:table-cell office:value-type="float" office:value="4.1399999999999999E-2" table:style-name="ce1">
            <text:p>0,0414</text:p>
          </table:table-cell>
          <table:table-cell office:value-type="float" office:value="1080.2" table:style-name="ce1">
            <text:p>1080,2</text:p>
          </table:table-cell>
          <table:table-cell office:value-type="float" office:value="0.04" table:style-name="ce1">
            <text:p>0,04</text:p>
          </table:table-cell>
          <table:table-cell office:value-type="float" office:value="1136.2" table:style-name="ce1">
            <text:p>1136,2</text:p>
          </table:table-cell>
          <table:table-cell office:value-type="float" office:value="0.2" table:style-name="ce1">
            <text:p>0,2</text:p>
          </table:table-cell>
          <table:table-cell office:value-type="float" office:value="1074.5" table:style-name="ce1">
            <text:p>1074,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147.5999999999999" table:style-name="ce1">
            <text:p>1147,6</text:p>
          </table:table-cell>
          <table:table-cell office:value-type="float" office:value="0.05" table:style-name="ce1">
            <text:p>0,05</text:p>
          </table:table-cell>
          <table:table-cell office:value-type="float" office:value="1082.5" table:style-name="ce1">
            <text:p>1082,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152.4000000000001" table:style-name="ce1">
            <text:p>1152,4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1087" table:style-name="ce1">
            <text:p>1087</text:p>
          </table:table-cell>
          <table:table-cell office:value-type="float" office:value="0.29699999999999999" table:style-name="ce1">
            <text:p>0,297</text:p>
          </table:table-cell>
          <table:table-cell office:value-type="float" office:value="1160.7" table:style-name="ce1">
            <text:p>1160,7</text:p>
          </table:table-cell>
          <table:table-cell office:value-type="float" office:value="0.04" table:style-name="ce1">
            <text:p>0,04</text:p>
          </table:table-cell>
          <table:table-cell office:value-type="float" office:value="1086.9000000000001" table:style-name="ce1">
            <text:p>1086,9</text:p>
          </table:table-cell>
          <table:table-cell office:value-type="float" office:value="0.04" table:style-name="ce1">
            <text:p>0,04</text:p>
          </table:table-cell>
          <table:table-cell office:value-type="float" office:value="1105.2" table:style-name="ce1">
            <text:p>1105,2</text:p>
          </table:table-cell>
          <table:table-cell office:value-type="float" office:value="2.4400000000000002E-2" table:style-name="ce1">
            <text:p>0,0244</text:p>
          </table:table-cell>
          <table:table-cell office:value-type="float" office:value="1070.5999999999999" table:style-name="ce1">
            <text:p>1070,6</text:p>
          </table:table-cell>
          <table:table-cell office:value-type="float" office:value="2.4E-2" table:style-name="ce1">
            <text:p>0,024</text:p>
          </table:table-cell>
          <table:table-cell office:value-type="float" office:value="1110.5999999999999" table:style-name="ce1">
            <text:p>1110,6</text:p>
          </table:table-cell>
          <table:table-cell office:value-type="float" office:value="2.5000000000000001E-2" table:style-name="ce1">
            <text:p>0,025</text:p>
          </table:table-cell>
          <table:table-cell office:value-type="float" office:value="1071.4000000000001" table:style-name="ce1">
            <text:p>1071,4</text:p>
          </table:table-cell>
          <table:table-cell office:value-type="float" office:value="2.4E-2" table:style-name="ce1">
            <text:p>0,024</text:p>
          </table:table-cell>
          <table:table-cell office:value-type="float" office:value="1154.3" table:style-name="ce1">
            <text:p>1154,3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1078.5999999999999" table:style-name="ce1">
            <text:p>1078,6</text:p>
          </table:table-cell>
          <table:table-cell office:value-type="float" office:value="0.09" table:style-name="ce1">
            <text:p>0,09</text:p>
          </table:table-cell>
          <table:table-cell office:value-type="float" office:value="1156.0999999999999" table:style-name="ce1">
            <text:p>1156,1</text:p>
          </table:table-cell>
          <table:table-cell office:value-type="float" office:value="0.06" table:style-name="ce1">
            <text:p>0,06</text:p>
          </table:table-cell>
          <table:table-cell office:value-type="float" office:value="1072.7" table:style-name="ce1">
            <text:p>1072,7</text:p>
          </table:table-cell>
          <table:table-cell office:value-type="float" office:value="0.06" table:style-name="ce1">
            <text:p>0,06</text:p>
          </table:table-cell>
          <table:table-cell office:value-type="float" office:value="1151.4000000000001" table:style-name="ce1">
            <text:p>1151,4</text:p>
          </table:table-cell>
          <table:table-cell office:value-type="float" office:value="0.13" table:style-name="ce1">
            <text:p>0,13</text:p>
          </table:table-cell>
          <table:table-cell office:value-type="float" office:value="1070.5999999999999" table:style-name="ce1">
            <text:p>1070,6</text:p>
          </table:table-cell>
          <table:table-cell office:value-type="float" office:value="0.16200000000000001" table:style-name="ce1">
            <text:p>0,162</text:p>
          </table:table-cell>
          <table:table-cell office:value-type="float" office:value="1164.2" table:style-name="ce1">
            <text:p>1164,2</text:p>
          </table:table-cell>
          <table:table-cell office:value-type="float" office:value="0.13400000000000001" table:style-name="ce1">
            <text:p>0,134</text:p>
          </table:table-cell>
          <table:table-cell office:value-type="float" office:value="1074.5999999999999" table:style-name="ce1">
            <text:p>1074,6</text:p>
          </table:table-cell>
          <table:table-cell office:value-type="float" office:value="0.20200000000000001" table:style-name="ce1">
            <text:p>0,202</text:p>
          </table:table-cell>
          <table:table-cell office:value-type="float" office:value="1171.3" table:style-name="ce1">
            <text:p>1171,3</text:p>
          </table:table-cell>
          <table:table-cell office:value-type="float" office:value="8.9300000000000004E-2" table:style-name="ce1">
            <text:p>0,0893</text:p>
          </table:table-cell>
          <table:table-cell office:value-type="float" office:value="1069.5" table:style-name="ce1">
            <text:p>1069,5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1178.2" table:style-name="ce1">
            <text:p>1178,2</text:p>
          </table:table-cell>
          <table:table-cell office:value-type="float" office:value="0.2" table:style-name="ce1">
            <text:p>0,2</text:p>
          </table:table-cell>
          <table:table-cell office:value-type="float" office:value="1071.8" table:style-name="ce1">
            <text:p>1071,8</text:p>
          </table:table-cell>
          <table:table-cell office:value-type="float" office:value="0.4" table:style-name="ce1">
            <text:p>0,4</text:p>
          </table:table-cell>
          <table:table-cell office:value-type="float" office:value="1176" table:style-name="ce1">
            <text:p>1176</text:p>
          </table:table-cell>
          <table:table-cell office:value-type="float" office:value="1" table:style-name="ce1">
            <text:p>1</text:p>
          </table:table-cell>
          <table:table-cell office:value-type="float" office:value="1067" table:style-name="ce1">
            <text:p>1067</text:p>
          </table:table-cell>
          <table:table-cell office:value-type="float" office:value="2" table:style-name="ce1">
            <text:p>2</text:p>
          </table:table-cell>
          <table:table-cell office:value-type="float" office:value="1168.7" table:style-name="ce1">
            <text:p>1168,7</text:p>
          </table:table-cell>
          <table:table-cell office:value-type="float" office:value="0.14099999999999999" table:style-name="ce1">
            <text:p>0,141</text:p>
          </table:table-cell>
          <table:table-cell office:value-type="float" office:value="1062" table:style-name="ce1">
            <text:p>1062</text:p>
          </table:table-cell>
          <table:table-cell office:value-type="float" office:value="0.112" table:style-name="ce1">
            <text:p>0,112</text:p>
          </table:table-cell>
          <table:table-cell office:value-type="float" office:value="1160.9000000000001" table:style-name="ce1">
            <text:p>1160,9</text:p>
          </table:table-cell>
          <table:table-cell office:value-type="float" office:value="0.15" table:style-name="ce1">
            <text:p>0,15</text:p>
          </table:table-cell>
          <table:table-cell office:value-type="float" office:value="10551.1" table:style-name="ce1">
            <text:p>10551,1</text:p>
          </table:table-cell>
          <table:table-cell office:value-type="float" office:value="0.08" table:style-name="ce1">
            <text:p>0,08</text:p>
          </table:table-cell>
          <table:table-cell office:value-type="float" office:value="1145.2" table:style-name="ce1">
            <text:p>1145,2</text:p>
          </table:table-cell>
          <table:table-cell office:value-type="float" office:value="0.3" table:style-name="ce1">
            <text:p>0,3</text:p>
          </table:table-cell>
          <table:table-cell office:value-type="float" office:value="1066.8" table:style-name="ce1">
            <text:p>1066,8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1113.0999999999999" table:style-name="ce1">
            <text:p>1113,1</text:p>
          </table:table-cell>
          <table:table-cell office:value-type="float" office:value="0.14199999999999999" table:style-name="ce1">
            <text:p>0,142</text:p>
          </table:table-cell>
          <table:table-cell office:value-type="float" office:value="1061.5999999999999" table:style-name="ce1">
            <text:p>1061,6</text:p>
          </table:table-cell>
          <table:table-cell office:value-type="float" office:value="0.22" table:style-name="ce1">
            <text:p>0,22</text:p>
          </table:table-cell>
          <table:table-cell office:value-type="float" office:value="1109" table:style-name="ce1">
            <text:p>1109</text:p>
          </table:table-cell>
          <table:table-cell office:value-type="float" office:value="6.5000000000000002E-2" table:style-name="ce1">
            <text:p>0,065</text:p>
          </table:table-cell>
          <table:table-cell office:value-type="float" office:value="1049.4000000000001" table:style-name="ce1">
            <text:p>1049,4</text:p>
          </table:table-cell>
          <table:table-cell office:value-type="float" office:value="0.1" table:style-name="ce1">
            <text:p>0,1</text:p>
          </table:table-cell>
          <table:table-cell office:value-type="float" office:value="1107.9000000000001" table:style-name="ce1">
            <text:p>1107,9</text:p>
          </table:table-cell>
          <table:table-cell office:value-type="float" office:value="0.12" table:style-name="ce1">
            <text:p>0,12</text:p>
          </table:table-cell>
          <table:table-cell office:value-type="float" office:value="1041.4000000000001" table:style-name="ce1">
            <text:p>1041,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128.5" table:style-name="ce1">
            <text:p>1128,5</text:p>
          </table:table-cell>
          <table:table-cell office:value-type="float" office:value="6.0400000000000002E-2" table:style-name="ce1">
            <text:p>0,0604</text:p>
          </table:table-cell>
          <table:table-cell office:value-type="float" office:value="1041.7" table:style-name="ce1">
            <text:p>1041,7</text:p>
          </table:table-cell>
          <table:table-cell office:value-type="float" office:value="8.2600000000000007E-2" table:style-name="ce1">
            <text:p>0,0826</text:p>
          </table:table-cell>
          <table:table-cell office:value-type="float" office:value="1137" table:style-name="ce1">
            <text:p>1137</text:p>
          </table:table-cell>
          <table:table-cell office:value-type="float" office:value="3.7600000000000001E-2" table:style-name="ce1">
            <text:p>0,0376</text:p>
          </table:table-cell>
          <table:table-cell office:value-type="float" office:value="1039.4000000000001" table:style-name="ce1">
            <text:p>1039,4</text:p>
          </table:table-cell>
          <table:table-cell office:value-type="float" office:value="4.2500000000000003E-2" table:style-name="ce1">
            <text:p>0,0425</text:p>
          </table:table-cell>
          <table:table-cell office:value-type="float" office:value="1137" table:style-name="ce1">
            <text:p>1137</text:p>
          </table:table-cell>
          <table:table-cell office:value-type="float" office:value="4.0300000000000002E-2" table:style-name="ce1">
            <text:p>0,0403</text:p>
          </table:table-cell>
          <table:table-cell office:value-type="float" office:value="1046.8" table:style-name="ce1">
            <text:p>1046,8</text:p>
          </table:table-cell>
          <table:table-cell office:value-type="float" office:value="4.9500000000000002E-2" table:style-name="ce1">
            <text:p>0,0495</text:p>
          </table:table-cell>
          <table:table-cell office:value-type="float" office:value="1139.2" table:style-name="ce1">
            <text:p>1139,2</text:p>
          </table:table-cell>
          <table:table-cell office:value-type="float" office:value="0.28399999999999997" table:style-name="ce1">
            <text:p>0,284</text:p>
          </table:table-cell>
          <table:table-cell office:value-type="float" office:value="1052" table:style-name="ce1">
            <text:p>1052</text:p>
          </table:table-cell>
          <table:table-cell office:value-type="float" office:value="0.222" table:style-name="ce1">
            <text:p>0,222</text:p>
          </table:table-cell>
          <table:table-cell office:value-type="float" office:value="1145.5" table:style-name="ce1">
            <text:p>1145,5</text:p>
          </table:table-cell>
          <table:table-cell office:value-type="float" office:value="1" table:style-name="ce1">
            <text:p>1</text:p>
          </table:table-cell>
          <table:table-cell office:value-type="float" office:value="1048" table:style-name="ce1">
            <text:p>1048</text:p>
          </table:table-cell>
          <table:table-cell office:value-type="float" office:value="1" table:style-name="ce1">
            <text:p>1</text:p>
          </table:table-cell>
          <table:table-cell office:value-type="float" office:value="1147" table:style-name="ce1">
            <text:p>1147</text:p>
          </table:table-cell>
          <table:table-cell office:value-type="float" office:value="1" table:style-name="ce1">
            <text:p>1</text:p>
          </table:table-cell>
          <table:table-cell office:value-type="float" office:value="1045" table:style-name="ce1">
            <text:p>1045</text:p>
          </table:table-cell>
          <table:table-cell office:value-type="float" office:value="1" table:style-name="ce1">
            <text:p>1</text:p>
          </table:table-cell>
          <table:table-cell office:value-type="float" office:value="1149.5999999999999" table:style-name="ce1">
            <text:p>1149,6</text:p>
          </table:table-cell>
          <table:table-cell office:value-type="float" office:value="2.4400000000000002E-2" table:style-name="ce1">
            <text:p>0,0244</text:p>
          </table:table-cell>
          <table:table-cell office:value-type="float" office:value="1056.7" table:style-name="ce1">
            <text:p>1056,7</text:p>
          </table:table-cell>
          <table:table-cell office:value-type="float" office:value="2.7799999999999998E-2" table:style-name="ce1">
            <text:p>0,0278</text:p>
          </table:table-cell>
          <table:table-cell office:value-type="float" office:value="1122.3" table:style-name="ce1">
            <text:p>1122,3</text:p>
          </table:table-cell>
          <table:table-cell office:value-type="float" office:value="9.3799999999999994E-2" table:style-name="ce1">
            <text:p>0,0938</text:p>
          </table:table-cell>
          <table:table-cell office:value-type="float" office:value="1039.4000000000001" table:style-name="ce1">
            <text:p>1039,4</text:p>
          </table:table-cell>
          <table:table-cell office:value-type="float" office:value="9.8400000000000001E-2" table:style-name="ce1">
            <text:p>0,0984</text:p>
          </table:table-cell>
          <table:table-cell office:value-type="float" office:value="875.38" table:style-name="ce9">
            <text:p>875,38</text:p>
          </table:table-cell>
          <table:table-cell office:value-type="float" office:value="0.77" table:style-name="ce9">
            <text:p>0,77</text:p>
          </table:table-cell>
          <table:table-cell office:value-type="float" office:value="805.8" table:style-name="ce9">
            <text:p>805,8</text:p>
          </table:table-cell>
          <table:table-cell office:value-type="float" office:value="0.21" table:style-name="ce9">
            <text:p>0,21</text:p>
          </table:table-cell>
          <table:table-cell office:value-type="float" office:value="1112.4000000000001" table:style-name="ce1">
            <text:p>1112,4</text:p>
          </table:table-cell>
          <table:table-cell office:value-type="float" office:value="0.34799999999999998" table:style-name="ce1">
            <text:p>0,348</text:p>
          </table:table-cell>
          <table:table-cell office:value-type="float" office:value="1056" table:style-name="ce1">
            <text:p>1056</text:p>
          </table:table-cell>
          <table:table-cell office:value-type="float" office:value="0.153" table:style-name="ce1">
            <text:p>0,153</text:p>
          </table:table-cell>
          <table:table-cell office:value-type="float" office:value="837.52" table:style-name="ce1">
            <text:p>837,52</text:p>
          </table:table-cell>
          <table:table-cell office:value-type="float" office:value="764.24" table:style-name="ce1">
            <text:p>764,24</text:p>
          </table:table-cell>
          <table:table-cell office:value-type="float" office:value="0.11" table:style-name="ce1">
            <text:p>0,11</text:p>
          </table:table-cell>
          <table:table-cell office:value-type="float" office:value="0.1" table:style-name="ce1">
            <text:p>0,1</text:p>
          </table:table-cell>
          <table:table-cell office:value-type="float" office:value="855.37" table:style-name="ce1">
            <text:p>855,37</text:p>
          </table:table-cell>
          <table:table-cell office:value-type="float" office:value="759.97" table:style-name="ce1">
            <text:p>759,97</text:p>
          </table:table-cell>
          <table:table-cell office:value-type="float" office:value="0.04" table:style-name="ce1">
            <text:p>0,04</text:p>
          </table:table-cell>
          <table:table-cell office:value-type="float" office:value="0.08" table:style-name="ce1">
            <text:p>0,08</text:p>
          </table:table-cell>
          <table:table-cell office:value-type="float" office:value="854.71" table:style-name="ce1">
            <text:p>854,71</text:p>
          </table:table-cell>
          <table:table-cell office:value-type="float" office:value="780.73" table:style-name="ce1">
            <text:p>780,73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843.48" table:style-name="ce1">
            <text:p>843,48</text:p>
          </table:table-cell>
          <table:table-cell office:value-type="float" office:value="791.47" table:style-name="ce1">
            <text:p>791,47</text:p>
          </table:table-cell>
          <table:table-cell office:value-type="float" office:value="0.21" table:style-name="ce1">
            <text:p>0,21</text:p>
          </table:table-cell>
          <table:table-cell office:value-type="float" office:value="0.3" table:style-name="ce1">
            <text:p>0,3</text:p>
          </table:table-cell>
          <table:table-cell office:value-type="float" office:value="845.66" table:style-name="ce1">
            <text:p>845,66</text:p>
          </table:table-cell>
          <table:table-cell office:value-type="float" office:value="783.38" table:style-name="ce1">
            <text:p>783,38</text:p>
          </table:table-cell>
          <table:table-cell office:value-type="float" office:value="0.18" table:style-name="ce1">
            <text:p>0,18</text:p>
          </table:table-cell>
          <table:table-cell office:value-type="float" office:value="0.22" table:style-name="ce1">
            <text:p>0,22</text:p>
          </table:table-cell>
          <table:table-cell table:number-columns-repeated="16183"/>
        </table:table-row>
        <table:table-row table:style-name="ro1">
          <table:table-cell office:value-type="date" office:date-value="2008-05-30T00:00:00" table:style-name="ce7">
            <text:p>2008-05-30</text:p>
          </table:table-cell>
          <table:table-cell office:value-type="float" office:value="988.24" table:style-name="ce1">
            <text:p>988,24</text:p>
          </table:table-cell>
          <table:table-cell office:value-type="float" office:value="0.1" table:style-name="ce1">
            <text:p>0,1</text:p>
          </table:table-cell>
          <table:table-cell office:value-type="float" office:value="1100.9000000000001" table:style-name="ce1">
            <text:p>1100,9</text:p>
          </table:table-cell>
          <table:table-cell office:value-type="float" office:value="0.1" table:style-name="ce1">
            <text:p>0,1</text:p>
          </table:table-cell>
          <table:table-cell office:value-type="float" office:value="1086.0999999999999" table:style-name="ce1">
            <text:p>1086,1</text:p>
          </table:table-cell>
          <table:table-cell office:value-type="float" office:value="0.1" table:style-name="ce1">
            <text:p>0,1</text:p>
          </table:table-cell>
          <table:table-cell office:value-type="float" office:value="1039.5" table:style-name="ce1">
            <text:p>1039,5</text:p>
          </table:table-cell>
          <table:table-cell office:value-type="float" office:value="0.1" table:style-name="ce1">
            <text:p>0,1</text:p>
          </table:table-cell>
          <table:table-cell office:value-type="float" office:value="1094" table:style-name="ce1">
            <text:p>1094</text:p>
          </table:table-cell>
          <table:table-cell office:value-type="float" office:value="0.1" table:style-name="ce1">
            <text:p>0,1</text:p>
          </table:table-cell>
          <table:table-cell office:value-type="float" office:value="1048.4000000000001" table:style-name="ce1">
            <text:p>1048,4</text:p>
          </table:table-cell>
          <table:table-cell office:value-type="float" office:value="0.1" table:style-name="ce1">
            <text:p>0,1</text:p>
          </table:table-cell>
          <table:table-cell office:value-type="float" office:value="1102.2" table:style-name="ce1">
            <text:p>1102,2</text:p>
          </table:table-cell>
          <table:table-cell office:value-type="float" office:value="0.1" table:style-name="ce1">
            <text:p>0,1</text:p>
          </table:table-cell>
          <table:table-cell office:value-type="float" office:value="1057.8" table:style-name="ce1">
            <text:p>1057,8</text:p>
          </table:table-cell>
          <table:table-cell office:value-type="float" office:value="0.1" table:style-name="ce1">
            <text:p>0,1</text:p>
          </table:table-cell>
          <table:table-cell office:value-type="float" office:value="1095" table:style-name="ce1">
            <text:p>1095</text:p>
          </table:table-cell>
          <table:table-cell office:value-type="float" office:value="0.1" table:style-name="ce1">
            <text:p>0,1</text:p>
          </table:table-cell>
          <table:table-cell office:value-type="float" office:value="1063.2" table:style-name="ce1">
            <text:p>1063,2</text:p>
          </table:table-cell>
          <table:table-cell office:value-type="float" office:value="0.1" table:style-name="ce1">
            <text:p>0,1</text:p>
          </table:table-cell>
          <table:table-cell office:value-type="float" office:value="1093.9000000000001" table:style-name="ce1">
            <text:p>1093,9</text:p>
          </table:table-cell>
          <table:table-cell office:value-type="float" office:value="0.4" table:style-name="ce1">
            <text:p>0,4</text:p>
          </table:table-cell>
          <table:table-cell office:value-type="float" office:value="1057.3" table:style-name="ce1">
            <text:p>1057,3</text:p>
          </table:table-cell>
          <table:table-cell office:value-type="float" office:value="0.3" table:style-name="ce1">
            <text:p>0,3</text:p>
          </table:table-cell>
          <table:table-cell office:value-type="float" office:value="1104.5999999999999" table:style-name="ce1">
            <text:p>1104,6</text:p>
          </table:table-cell>
          <table:table-cell office:value-type="float" office:value="0.2" table:style-name="ce1">
            <text:p>0,2</text:p>
          </table:table-cell>
          <table:table-cell office:value-type="float" office:value="1064.5" table:style-name="ce1">
            <text:p>1064,5</text:p>
          </table:table-cell>
          <table:table-cell office:value-type="float" office:value="0.1" table:style-name="ce1">
            <text:p>0,1</text:p>
          </table:table-cell>
          <table:table-cell office:value-type="float" office:value="1102.5" table:style-name="ce1">
            <text:p>1102,5</text:p>
          </table:table-cell>
          <table:table-cell office:value-type="float" office:value="0.1" table:style-name="ce1">
            <text:p>0,1</text:p>
          </table:table-cell>
          <table:table-cell office:value-type="float" office:value="1070" table:style-name="ce1">
            <text:p>1070</text:p>
          </table:table-cell>
          <table:table-cell office:value-type="float" office:value="0.1" table:style-name="ce1">
            <text:p>0,1</text:p>
          </table:table-cell>
          <table:table-cell office:value-type="float" office:value="1087" table:style-name="ce1">
            <text:p>1087</text:p>
          </table:table-cell>
          <table:table-cell office:value-type="float" office:value="0.11" table:style-name="ce1">
            <text:p>0,11</text:p>
          </table:table-cell>
          <table:table-cell office:value-type="float" office:value="1061.7" table:style-name="ce1">
            <text:p>1061,7</text:p>
          </table:table-cell>
          <table:table-cell office:value-type="float" office:value="0.09" table:style-name="ce1">
            <text:p>0,09</text:p>
          </table:table-cell>
          <table:table-cell office:value-type="float" office:value="1100.3" table:style-name="ce1">
            <text:p>1100,3</text:p>
          </table:table-cell>
          <table:table-cell office:value-type="float" office:value="0.35" table:style-name="ce1">
            <text:p>0,35</text:p>
          </table:table-cell>
          <table:table-cell office:value-type="float" office:value="1048.5" table:style-name="ce1">
            <text:p>1048,5</text:p>
          </table:table-cell>
          <table:table-cell office:value-type="float" office:value="0.14599999999999999" table:style-name="ce1">
            <text:p>0,146</text:p>
          </table:table-cell>
          <table:table-cell office:value-type="float" office:value="1091.4000000000001" table:style-name="ce1">
            <text:p>1091,4</text:p>
          </table:table-cell>
          <table:table-cell office:value-type="float" office:value="1.9699999999999999E-2" table:style-name="ce1">
            <text:p>0,0197</text:p>
          </table:table-cell>
          <table:table-cell office:value-type="float" office:value="1083.2" table:style-name="ce1">
            <text:p>1083,2</text:p>
          </table:table-cell>
          <table:table-cell office:value-type="float" office:value="1.7899999999999999E-2" table:style-name="ce1">
            <text:p>0,0179</text:p>
          </table:table-cell>
          <table:table-cell office:value-type="float" office:value="1096.7" table:style-name="ce1">
            <text:p>1096,7</text:p>
          </table:table-cell>
          <table:table-cell office:value-type="float" office:value="0.254" table:style-name="ce1">
            <text:p>0,254</text:p>
          </table:table-cell>
          <table:table-cell office:value-type="float" office:value="1089.7" table:style-name="ce1">
            <text:p>1089,7</text:p>
          </table:table-cell>
          <table:table-cell office:value-type="float" office:value="0.375" table:style-name="ce1">
            <text:p>0,375</text:p>
          </table:table-cell>
          <table:table-cell office:value-type="float" office:value="1100.5999999999999" table:style-name="ce1">
            <text:p>1100,6</text:p>
          </table:table-cell>
          <table:table-cell office:value-type="float" office:value="9.0700000000000003E-2" table:style-name="ce1">
            <text:p>0,0907</text:p>
          </table:table-cell>
          <table:table-cell office:value-type="float" office:value="1086.3" table:style-name="ce1">
            <text:p>1086,3</text:p>
          </table:table-cell>
          <table:table-cell office:value-type="float" office:value="8.9300000000000004E-2" table:style-name="ce1">
            <text:p>0,0893</text:p>
          </table:table-cell>
          <table:table-cell office:value-type="float" office:value="1086.9000000000001" table:style-name="ce1">
            <text:p>1086,9</text:p>
          </table:table-cell>
          <table:table-cell office:value-type="float" office:value="0.115" table:style-name="ce1">
            <text:p>0,115</text:p>
          </table:table-cell>
          <table:table-cell office:value-type="float" office:value="1076" table:style-name="ce1">
            <text:p>1076</text:p>
          </table:table-cell>
          <table:table-cell office:value-type="float" office:value="9.7900000000000001E-2" table:style-name="ce1">
            <text:p>0,0979</text:p>
          </table:table-cell>
          <table:table-cell office:value-type="float" office:value="1096.2" table:style-name="ce1">
            <text:p>1096,2</text:p>
          </table:table-cell>
          <table:table-cell office:value-type="float" office:value="0.27500000000000002" table:style-name="ce1">
            <text:p>0,275</text:p>
          </table:table-cell>
          <table:table-cell office:value-type="float" office:value="1079.5999999999999" table:style-name="ce1">
            <text:p>1079,6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1106.0999999999999" table:style-name="ce1">
            <text:p>1106,1</text:p>
          </table:table-cell>
          <table:table-cell office:value-type="float" office:value="0.215" table:style-name="ce1">
            <text:p>0,215</text:p>
          </table:table-cell>
          <table:table-cell office:value-type="float" office:value="1079.8" table:style-name="ce1">
            <text:p>1079,8</text:p>
          </table:table-cell>
          <table:table-cell office:value-type="float" office:value="0.57099999999999995" table:style-name="ce1">
            <text:p>0,571</text:p>
          </table:table-cell>
          <table:table-cell office:value-type="float" office:value="1107.3" table:style-name="ce1">
            <text:p>1107,3</text:p>
          </table:table-cell>
          <table:table-cell office:value-type="float" office:value="8.48E-2" table:style-name="ce1">
            <text:p>0,0848</text:p>
          </table:table-cell>
          <table:table-cell office:value-type="float" office:value="1076" table:style-name="ce1">
            <text:p>1076</text:p>
          </table:table-cell>
          <table:table-cell office:value-type="float" office:value="6.4199999999999993E-2" table:style-name="ce1">
            <text:p>0,0642</text:p>
          </table:table-cell>
          <table:table-cell office:value-type="float" office:value="1116" table:style-name="ce1">
            <text:p>1116</text:p>
          </table:table-cell>
          <table:table-cell office:value-type="float" office:value="4.4600000000000001E-2" table:style-name="ce1">
            <text:p>0,0446</text:p>
          </table:table-cell>
          <table:table-cell office:value-type="float" office:value="1072.4000000000001" table:style-name="ce1">
            <text:p>1072,4</text:p>
          </table:table-cell>
          <table:table-cell office:value-type="float" office:value="0.16600000000000001" table:style-name="ce1">
            <text:p>0,166</text:p>
          </table:table-cell>
          <table:table-cell office:value-type="float" office:value="1120.5999999999999" table:style-name="ce1">
            <text:p>1120,6</text:p>
          </table:table-cell>
          <table:table-cell office:value-type="float" office:value="0.186" table:style-name="ce1">
            <text:p>0,186</text:p>
          </table:table-cell>
          <table:table-cell office:value-type="float" office:value="1077.2" table:style-name="ce1">
            <text:p>1077,2</text:p>
          </table:table-cell>
          <table:table-cell office:value-type="float" office:value="0.184" table:style-name="ce1">
            <text:p>0,184</text:p>
          </table:table-cell>
          <table:table-cell office:value-type="float" office:value="1128.9000000000001" table:style-name="ce1">
            <text:p>1128,9</text:p>
          </table:table-cell>
          <table:table-cell office:value-type="float" office:value="2.0400000000000001E-2" table:style-name="ce1">
            <text:p>0,0204</text:p>
          </table:table-cell>
          <table:table-cell office:value-type="float" office:value="1077.0999999999999" table:style-name="ce1">
            <text:p>1077,1</text:p>
          </table:table-cell>
          <table:table-cell office:value-type="float" office:value="2.0199999999999999E-2" table:style-name="ce1">
            <text:p>0,0202</text:p>
          </table:table-cell>
          <table:table-cell office:value-type="float" office:value="1073.5" table:style-name="ce1">
            <text:p>1073,5</text:p>
          </table:table-cell>
          <table:table-cell office:value-type="float" office:value="5.1799999999999999E-2" table:style-name="ce1">
            <text:p>0,0518</text:p>
          </table:table-cell>
          <table:table-cell office:value-type="float" office:value="1060.8" table:style-name="ce1">
            <text:p>1060,8</text:p>
          </table:table-cell>
          <table:table-cell office:value-type="float" office:value="6.4399999999999999E-2" table:style-name="ce1">
            <text:p>0,0644</text:p>
          </table:table-cell>
          <table:table-cell office:value-type="float" office:value="1078.5999999999999" table:style-name="ce1">
            <text:p>1078,6</text:p>
          </table:table-cell>
          <table:table-cell office:value-type="float" office:value="3.95E-2" table:style-name="ce1">
            <text:p>0,0395</text:p>
          </table:table-cell>
          <table:table-cell office:value-type="float" office:value="1061.5" table:style-name="ce1">
            <text:p>1061,5</text:p>
          </table:table-cell>
          <table:table-cell office:value-type="float" office:value="2.3699999999999999E-2" table:style-name="ce1">
            <text:p>0,0237</text:p>
          </table:table-cell>
          <table:table-cell office:value-type="float" office:value="1122.5999999999999" table:style-name="ce1">
            <text:p>1122,6</text:p>
          </table:table-cell>
          <table:table-cell office:value-type="float" office:value="7.1499999999999994E-2" table:style-name="ce1">
            <text:p>0,0715</text:p>
          </table:table-cell>
          <table:table-cell office:value-type="float" office:value="1068.7" table:style-name="ce1">
            <text:p>1068,7</text:p>
          </table:table-cell>
          <table:table-cell office:value-type="float" office:value="7.1900000000000006E-2" table:style-name="ce1">
            <text:p>0,0719</text:p>
          </table:table-cell>
          <table:table-cell office:value-type="float" office:value="1124.3" table:style-name="ce1">
            <text:p>1124,3</text:p>
          </table:table-cell>
          <table:table-cell office:value-type="float" office:value="4.8399999999999999E-2" table:style-name="ce1">
            <text:p>0,0484</text:p>
          </table:table-cell>
          <table:table-cell office:value-type="float" office:value="1062.9000000000001" table:style-name="ce1">
            <text:p>1062,9</text:p>
          </table:table-cell>
          <table:table-cell office:value-type="float" office:value="4.1099999999999998E-2" table:style-name="ce1">
            <text:p>0,0411</text:p>
          </table:table-cell>
          <table:table-cell office:value-type="float" office:value="1119.8" table:style-name="ce1">
            <text:p>1119,8</text:p>
          </table:table-cell>
          <table:table-cell office:value-type="float" office:value="0.20599999999999999" table:style-name="ce1">
            <text:p>0,206</text:p>
          </table:table-cell>
          <table:table-cell office:value-type="float" office:value="1060.8" table:style-name="ce1">
            <text:p>1060,8</text:p>
          </table:table-cell>
          <table:table-cell office:value-type="float" office:value="0.48499999999999999" table:style-name="ce1">
            <text:p>0,485</text:p>
          </table:table-cell>
          <table:table-cell office:value-type="float" office:value="1132.3" table:style-name="ce1">
            <text:p>1132,3</text:p>
          </table:table-cell>
          <table:table-cell office:value-type="float" office:value="1.3299999999999999E-2" table:style-name="ce1">
            <text:p>0,0133</text:p>
          </table:table-cell>
          <table:table-cell office:value-type="float" office:value="1064.8" table:style-name="ce1">
            <text:p>1064,8</text:p>
          </table:table-cell>
          <table:table-cell office:value-type="float" office:value="1.8200000000000001E-2" table:style-name="ce1">
            <text:p>0,0182</text:p>
          </table:table-cell>
          <table:table-cell office:value-type="float" office:value="1139.7" table:style-name="ce1">
            <text:p>1139,7</text:p>
          </table:table-cell>
          <table:table-cell office:value-type="float" office:value="2.6499999999999999E-2" table:style-name="ce1">
            <text:p>0,0265</text:p>
          </table:table-cell>
          <table:table-cell office:value-type="float" office:value="1059.5999999999999" table:style-name="ce1">
            <text:p>1059,6</text:p>
          </table:table-cell>
          <table:table-cell office:value-type="float" office:value="2.41E-2" table:style-name="ce1">
            <text:p>0,0241</text:p>
          </table:table-cell>
          <table:table-cell office:value-type="float" office:value="1146.3" table:style-name="ce1">
            <text:p>1146,3</text:p>
          </table:table-cell>
          <table:table-cell office:value-type="float" office:value="0.58199999999999996" table:style-name="ce1">
            <text:p>0,582</text:p>
          </table:table-cell>
          <table:table-cell office:value-type="float" office:value="1061.0999999999999" table:style-name="ce1">
            <text:p>1061,1</text:p>
          </table:table-cell>
          <table:table-cell office:value-type="float" office:value="0.82299999999999995" table:style-name="ce1">
            <text:p>0,8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6.7" table:style-name="ce1">
            <text:p>1136,7</text:p>
          </table:table-cell>
          <table:table-cell office:value-type="float" office:value="4.87E-2" table:style-name="ce1">
            <text:p>0,0487</text:p>
          </table:table-cell>
          <table:table-cell office:value-type="float" office:value="1052.2" table:style-name="ce1">
            <text:p>1052,2</text:p>
          </table:table-cell>
          <table:table-cell office:value-type="float" office:value="5.9799999999999999E-2" table:style-name="ce1">
            <text:p>0,0598</text:p>
          </table:table-cell>
          <table:table-cell office:value-type="float" office:value="1129.5" table:style-name="ce1">
            <text:p>1129,5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1045.4000000000001" table:style-name="ce1">
            <text:p>1045,4</text:p>
          </table:table-cell>
          <table:table-cell office:value-type="float" office:value="8.4500000000000006E-2" table:style-name="ce1">
            <text:p>0,0845</text:p>
          </table:table-cell>
          <table:table-cell office:value-type="float" office:value="1113.5999999999999" table:style-name="ce1">
            <text:p>1113,6</text:p>
          </table:table-cell>
          <table:table-cell office:value-type="float" office:value="0.124" table:style-name="ce1">
            <text:p>0,124</text:p>
          </table:table-cell>
          <table:table-cell office:value-type="float" office:value="1057.0999999999999" table:style-name="ce1">
            <text:p>1057,1</text:p>
          </table:table-cell>
          <table:table-cell office:value-type="float" office:value="9.5100000000000004E-2" table:style-name="ce1">
            <text:p>0,0951</text:p>
          </table:table-cell>
          <table:table-cell office:value-type="float" office:value="1080.5999999999999" table:style-name="ce1">
            <text:p>1080,6</text:p>
          </table:table-cell>
          <table:table-cell office:value-type="float" office:value="0.13200000000000001" table:style-name="ce1">
            <text:p>0,132</text:p>
          </table:table-cell>
          <table:table-cell office:value-type="float" office:value="1051" table:style-name="ce1">
            <text:p>1051</text:p>
          </table:table-cell>
          <table:table-cell office:value-type="float" office:value="0.375" table:style-name="ce1">
            <text:p>0,375</text:p>
          </table:table-cell>
          <table:table-cell office:value-type="float" office:value="1077.8" table:style-name="ce1">
            <text:p>1077,8</text:p>
          </table:table-cell>
          <table:table-cell office:value-type="float" office:value="0.186" table:style-name="ce1">
            <text:p>0,186</text:p>
          </table:table-cell>
          <table:table-cell office:value-type="float" office:value="1040.3" table:style-name="ce1">
            <text:p>1040,3</text:p>
          </table:table-cell>
          <table:table-cell office:value-type="float" office:value="0.17799999999999999" table:style-name="ce1">
            <text:p>0,178</text:p>
          </table:table-cell>
          <table:table-cell office:value-type="float" office:value="1076.0999999999999" table:style-name="ce1">
            <text:p>1076,1</text:p>
          </table:table-cell>
          <table:table-cell office:value-type="float" office:value="0.372" table:style-name="ce1">
            <text:p>0,372</text:p>
          </table:table-cell>
          <table:table-cell office:value-type="float" office:value="1031.8" table:style-name="ce1">
            <text:p>1031,8</text:p>
          </table:table-cell>
          <table:table-cell office:value-type="float" office:value="0.183" table:style-name="ce1">
            <text:p>0,183</text:p>
          </table:table-cell>
          <table:table-cell office:value-type="float" office:value="1096.5999999999999" table:style-name="ce1">
            <text:p>1096,6</text:p>
          </table:table-cell>
          <table:table-cell office:value-type="float" office:value="0.14499999999999999" table:style-name="ce1">
            <text:p>0,145</text:p>
          </table:table-cell>
          <table:table-cell office:value-type="float" office:value="1031.9000000000001" table:style-name="ce1">
            <text:p>1031,9</text:p>
          </table:table-cell>
          <table:table-cell office:value-type="float" office:value="0.23300000000000001" table:style-name="ce1">
            <text:p>0,233</text:p>
          </table:table-cell>
          <table:table-cell office:value-type="float" office:value="1105.2" table:style-name="ce1">
            <text:p>1105,2</text:p>
          </table:table-cell>
          <table:table-cell office:value-type="float" office:value="0.156" table:style-name="ce1">
            <text:p>0,156</text:p>
          </table:table-cell>
          <table:table-cell office:value-type="float" office:value="1029.5999999999999" table:style-name="ce1">
            <text:p>1029,6</text:p>
          </table:table-cell>
          <table:table-cell office:value-type="float" office:value="0.187" table:style-name="ce1">
            <text:p>0,187</text:p>
          </table:table-cell>
          <table:table-cell office:value-type="float" office:value="1105.2" table:style-name="ce1">
            <text:p>1105,2</text:p>
          </table:table-cell>
          <table:table-cell office:value-type="float" office:value="7.8100000000000003E-2" table:style-name="ce1">
            <text:p>0,0781</text:p>
          </table:table-cell>
          <table:table-cell office:value-type="float" office:value="1037.0999999999999" table:style-name="ce1">
            <text:p>1037,1</text:p>
          </table:table-cell>
          <table:table-cell office:value-type="float" office:value="9.2200000000000004E-2" table:style-name="ce1">
            <text:p>0,0922</text:p>
          </table:table-cell>
          <table:table-cell office:value-type="float" office:value="1107.2" table:style-name="ce1">
            <text:p>1107,2</text:p>
          </table:table-cell>
          <table:table-cell office:value-type="float" office:value="0.14899999999999999" table:style-name="ce1">
            <text:p>0,149</text:p>
          </table:table-cell>
          <table:table-cell office:value-type="float" office:value="1041.5999999999999" table:style-name="ce1">
            <text:p>1041,6</text:p>
          </table:table-cell>
          <table:table-cell office:value-type="float" office:value="0.152" table:style-name="ce1">
            <text:p>0,152</text:p>
          </table:table-cell>
          <table:table-cell office:value-type="float" office:value="1114" table:style-name="ce1">
            <text:p>1114</text:p>
          </table:table-cell>
          <table:table-cell office:value-type="float" office:value="1" table:style-name="ce1">
            <text:p>1</text:p>
          </table:table-cell>
          <table:table-cell office:value-type="float" office:value="1038" table:style-name="ce1">
            <text:p>1038</text:p>
          </table:table-cell>
          <table:table-cell office:value-type="float" office:value="1" table:style-name="ce1">
            <text:p>1</text:p>
          </table:table-cell>
          <table:table-cell office:value-type="float" office:value="1115.5" table:style-name="ce1">
            <text:p>1115,5</text:p>
          </table:table-cell>
          <table:table-cell office:value-type="float" office:value="1" table:style-name="ce1">
            <text:p>1</text:p>
          </table:table-cell>
          <table:table-cell office:value-type="float" office:value="1036" table:style-name="ce1">
            <text:p>1036</text:p>
          </table:table-cell>
          <table:table-cell office:value-type="float" office:value="1" table:style-name="ce1">
            <text:p>1</text:p>
          </table:table-cell>
          <table:table-cell office:value-type="float" office:value="1117.8" table:style-name="ce1">
            <text:p>1117,8</text:p>
          </table:table-cell>
          <table:table-cell office:value-type="float" office:value="2.53E-2" table:style-name="ce1">
            <text:p>0,0253</text:p>
          </table:table-cell>
          <table:table-cell office:value-type="float" office:value="1046.9000000000001" table:style-name="ce1">
            <text:p>1046,9</text:p>
          </table:table-cell>
          <table:table-cell office:value-type="float" office:value="2.87E-2" table:style-name="ce1">
            <text:p>0,0287</text:p>
          </table:table-cell>
          <table:table-cell office:value-type="float" office:value="1090.5999999999999" table:style-name="ce1">
            <text:p>1090,6</text:p>
          </table:table-cell>
          <table:table-cell office:value-type="float" office:value="5.7200000000000001E-2" table:style-name="ce1">
            <text:p>0,0572</text:p>
          </table:table-cell>
          <table:table-cell office:value-type="float" office:value="1029.3" table:style-name="ce1">
            <text:p>1029,3</text:p>
          </table:table-cell>
          <table:table-cell office:value-type="float" office:value="3.1399999999999997E-2" table:style-name="ce1">
            <text:p>0,0314</text:p>
          </table:table-cell>
          <table:table-cell table:number-columns-repeated="4" table:style-name="ce1"/>
          <table:table-cell office:value-type="float" office:value="1080.8" table:style-name="ce1">
            <text:p>1080,8</text:p>
          </table:table-cell>
          <table:table-cell office:value-type="float" office:value="4.48E-2" table:style-name="ce1">
            <text:p>0,0448</text:p>
          </table:table-cell>
          <table:table-cell office:value-type="float" office:value="1046.0999999999999" table:style-name="ce1">
            <text:p>1046,1</text:p>
          </table:table-cell>
          <table:table-cell office:value-type="float" office:value="0.45400000000000001" table:style-name="ce1">
            <text:p>0,454</text:p>
          </table:table-cell>
          <table:table-cell table:number-columns-repeated="16203" table:style-name="ce1"/>
        </table:table-row>
        <table:table-row table:style-name="ro1">
          <table:table-cell office:value-type="date" office:date-value="2008-05-31T00:00:00" table:style-name="ce7">
            <text:p>2008-05-31</text:p>
          </table:table-cell>
          <table:table-cell office:value-type="float" office:value="1049.2" table:style-name="ce1">
            <text:p>1049,2</text:p>
          </table:table-cell>
          <table:table-cell office:value-type="float" office:value="0.1" table:style-name="ce1">
            <text:p>0,1</text:p>
          </table:table-cell>
          <table:table-cell office:value-type="float" office:value="1070.8" table:style-name="ce1">
            <text:p>1070,8</text:p>
          </table:table-cell>
          <table:table-cell office:value-type="float" office:value="0.1" table:style-name="ce1">
            <text:p>0,1</text:p>
          </table:table-cell>
          <table:table-cell office:value-type="float" office:value="1147.2" table:style-name="ce1">
            <text:p>1147,2</text:p>
          </table:table-cell>
          <table:table-cell office:value-type="float" office:value="0.1" table:style-name="ce1">
            <text:p>0,1</text:p>
          </table:table-cell>
          <table:table-cell office:value-type="float" office:value="1009.5" table:style-name="ce1">
            <text:p>1009,5</text:p>
          </table:table-cell>
          <table:table-cell office:value-type="float" office:value="0.1" table:style-name="ce1">
            <text:p>0,1</text:p>
          </table:table-cell>
          <table:table-cell office:value-type="float" office:value="1155.2" table:style-name="ce1">
            <text:p>1155,2</text:p>
          </table:table-cell>
          <table:table-cell office:value-type="float" office:value="0.1" table:style-name="ce1">
            <text:p>0,1</text:p>
          </table:table-cell>
          <table:table-cell office:value-type="float" office:value="1018.4" table:style-name="ce1">
            <text:p>1018,4</text:p>
          </table:table-cell>
          <table:table-cell office:value-type="float" office:value="0.1" table:style-name="ce1">
            <text:p>0,1</text:p>
          </table:table-cell>
          <table:table-cell office:value-type="float" office:value="1162.5999999999999" table:style-name="ce1">
            <text:p>1162,6</text:p>
          </table:table-cell>
          <table:table-cell office:value-type="float" office:value="0.1" table:style-name="ce1">
            <text:p>0,1</text:p>
          </table:table-cell>
          <table:table-cell office:value-type="float" office:value="1027.9000000000001" table:style-name="ce1">
            <text:p>1027,9</text:p>
          </table:table-cell>
          <table:table-cell office:value-type="float" office:value="0.1" table:style-name="ce1">
            <text:p>0,1</text:p>
          </table:table-cell>
          <table:table-cell office:value-type="float" office:value="1155.9000000000001" table:style-name="ce1">
            <text:p>1155,9</text:p>
          </table:table-cell>
          <table:table-cell office:value-type="float" office:value="0.1" table:style-name="ce1">
            <text:p>0,1</text:p>
          </table:table-cell>
          <table:table-cell office:value-type="float" office:value="1032.7" table:style-name="ce1">
            <text:p>1032,7</text:p>
          </table:table-cell>
          <table:table-cell office:value-type="float" office:value="0.1" table:style-name="ce1">
            <text:p>0,1</text:p>
          </table:table-cell>
          <table:table-cell office:value-type="float" office:value="1155" table:style-name="ce1">
            <text:p>1155</text:p>
          </table:table-cell>
          <table:table-cell office:value-type="float" office:value="1" table:style-name="ce1">
            <text:p>1</text:p>
          </table:table-cell>
          <table:table-cell office:value-type="float" office:value="1027" table:style-name="ce1">
            <text:p>1027</text:p>
          </table:table-cell>
          <table:table-cell office:value-type="float" office:value="1" table:style-name="ce1">
            <text:p>1</text:p>
          </table:table-cell>
          <table:table-cell office:value-type="float" office:value="1165.5" table:style-name="ce1">
            <text:p>1165,5</text:p>
          </table:table-cell>
          <table:table-cell office:value-type="float" office:value="0.1" table:style-name="ce1">
            <text:p>0,1</text:p>
          </table:table-cell>
          <table:table-cell office:value-type="float" office:value="1034.8" table:style-name="ce1">
            <text:p>1034,8</text:p>
          </table:table-cell>
          <table:table-cell office:value-type="float" office:value="0.1" table:style-name="ce1">
            <text:p>0,1</text:p>
          </table:table-cell>
          <table:table-cell office:value-type="float" office:value="1163.4000000000001" table:style-name="ce1">
            <text:p>1163,4</text:p>
          </table:table-cell>
          <table:table-cell office:value-type="float" office:value="0.1" table:style-name="ce1">
            <text:p>0,1</text:p>
          </table:table-cell>
          <table:table-cell office:value-type="float" office:value="1039.8" table:style-name="ce1">
            <text:p>1039,8</text:p>
          </table:table-cell>
          <table:table-cell office:value-type="float" office:value="0.1" table:style-name="ce1">
            <text:p>0,1</text:p>
          </table:table-cell>
          <table:table-cell office:value-type="float" office:value="1148.5999999999999" table:style-name="ce1">
            <text:p>1148,6</text:p>
          </table:table-cell>
          <table:table-cell office:value-type="float" office:value="0.12" table:style-name="ce1">
            <text:p>0,12</text:p>
          </table:table-cell>
          <table:table-cell office:value-type="float" office:value="1031.8" table:style-name="ce1">
            <text:p>1031,8</text:p>
          </table:table-cell>
          <table:table-cell office:value-type="float" office:value="0.04" table:style-name="ce1">
            <text:p>0,04</text:p>
          </table:table-cell>
          <table:table-cell office:value-type="float" office:value="1161" table:style-name="ce1">
            <text:p>1161</text:p>
          </table:table-cell>
          <table:table-cell office:value-type="float" office:value="1" table:style-name="ce1">
            <text:p>1</text:p>
          </table:table-cell>
          <table:table-cell office:value-type="float" office:value="1018" table:style-name="ce1">
            <text:p>1018</text:p>
          </table:table-cell>
          <table:table-cell office:value-type="float" office:value="1" table:style-name="ce1">
            <text:p>1</text:p>
          </table:table-cell>
          <table:table-cell office:value-type="float" office:value="1152.5" table:style-name="ce1">
            <text:p>1152,5</text:p>
          </table:table-cell>
          <table:table-cell office:value-type="float" office:value="3.78E-2" table:style-name="ce1">
            <text:p>0,0378</text:p>
          </table:table-cell>
          <table:table-cell office:value-type="float" office:value="1053.2" table:style-name="ce1">
            <text:p>1053,2</text:p>
          </table:table-cell>
          <table:table-cell office:value-type="float" office:value="3.3300000000000003E-2" table:style-name="ce1">
            <text:p>0,0333</text:p>
          </table:table-cell>
          <table:table-cell office:value-type="float" office:value="1158.2" table:style-name="ce1">
            <text:p>1158,2</text:p>
          </table:table-cell>
          <table:table-cell office:value-type="float" office:value="0.47199999999999998" table:style-name="ce1">
            <text:p>0,472</text:p>
          </table:table-cell>
          <table:table-cell office:value-type="float" office:value="1058.9000000000001" table:style-name="ce1">
            <text:p>1058,9</text:p>
          </table:table-cell>
          <table:table-cell office:value-type="float" office:value="0.26600000000000001" table:style-name="ce1">
            <text:p>0,266</text:p>
          </table:table-cell>
          <table:table-cell office:value-type="float" office:value="1163.3" table:style-name="ce1">
            <text:p>1163,3</text:p>
          </table:table-cell>
          <table:table-cell office:value-type="float" office:value="0.23400000000000001" table:style-name="ce1">
            <text:p>0,234</text:p>
          </table:table-cell>
          <table:table-cell office:value-type="float" office:value="1055.0999999999999" table:style-name="ce1">
            <text:p>1055,1</text:p>
          </table:table-cell>
          <table:table-cell office:value-type="float" office:value="8.7499999999999994E-2" table:style-name="ce1">
            <text:p>0,0875</text:p>
          </table:table-cell>
          <table:table-cell office:value-type="float" office:value="1148.3" table:style-name="ce1">
            <text:p>1148,3</text:p>
          </table:table-cell>
          <table:table-cell office:value-type="float" office:value="0.41499999999999998" table:style-name="ce1">
            <text:p>0,415</text:p>
          </table:table-cell>
          <table:table-cell office:value-type="float" office:value="1046" table:style-name="ce1">
            <text:p>1046</text:p>
          </table:table-cell>
          <table:table-cell office:value-type="float" office:value="9.8299999999999998E-2" table:style-name="ce1">
            <text:p>0,0983</text:p>
          </table:table-cell>
          <table:table-cell office:value-type="float" office:value="1157.9000000000001" table:style-name="ce1">
            <text:p>1157,9</text:p>
          </table:table-cell>
          <table:table-cell office:value-type="float" office:value="0.127" table:style-name="ce1">
            <text:p>0,127</text:p>
          </table:table-cell>
          <table:table-cell office:value-type="float" office:value="1049.4000000000001" table:style-name="ce1">
            <text:p>1049,4</text:p>
          </table:table-cell>
          <table:table-cell office:value-type="float" office:value="0.28100000000000003" table:style-name="ce1">
            <text:p>0,281</text:p>
          </table:table-cell>
          <table:table-cell office:value-type="float" office:value="1167.2" table:style-name="ce1">
            <text:p>1167,2</text:p>
          </table:table-cell>
          <table:table-cell office:value-type="float" office:value="0.20100000000000001" table:style-name="ce1">
            <text:p>0,201</text:p>
          </table:table-cell>
          <table:table-cell office:value-type="float" office:value="1049.4000000000001" table:style-name="ce1">
            <text:p>1049,4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1168.4000000000001" table:style-name="ce1">
            <text:p>1168,4</text:p>
          </table:table-cell>
          <table:table-cell office:value-type="float" office:value="6.93E-2" table:style-name="ce1">
            <text:p>0,0693</text:p>
          </table:table-cell>
          <table:table-cell office:value-type="float" office:value="1045.9000000000001" table:style-name="ce1">
            <text:p>1045,9</text:p>
          </table:table-cell>
          <table:table-cell office:value-type="float" office:value="5.8799999999999998E-2" table:style-name="ce1">
            <text:p>0,0588</text:p>
          </table:table-cell>
          <table:table-cell office:value-type="float" office:value="1176.5" table:style-name="ce1">
            <text:p>1176,5</text:p>
          </table:table-cell>
          <table:table-cell office:value-type="float" office:value="0.17599999999999999" table:style-name="ce1">
            <text:p>0,176</text:p>
          </table:table-cell>
          <table:table-cell office:value-type="float" office:value="1043.2" table:style-name="ce1">
            <text:p>1043,2</text:p>
          </table:table-cell>
          <table:table-cell office:value-type="float" office:value="0.107" table:style-name="ce1">
            <text:p>0,107</text:p>
          </table:table-cell>
          <table:table-cell office:value-type="float" office:value="1180.5999999999999" table:style-name="ce1">
            <text:p>1180,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047.0999999999999" table:style-name="ce1">
            <text:p>1047,1</text:p>
          </table:table-cell>
          <table:table-cell office:value-type="float" office:value="0.23100000000000001" table:style-name="ce1">
            <text:p>0,231</text:p>
          </table:table-cell>
          <table:table-cell office:value-type="float" office:value="1190.0999999999999" table:style-name="ce1">
            <text:p>1190,1</text:p>
          </table:table-cell>
          <table:table-cell office:value-type="float" office:value="6.4199999999999993E-2" table:style-name="ce1">
            <text:p>0,0642</text:p>
          </table:table-cell>
          <table:table-cell office:value-type="float" office:value="1047.3" table:style-name="ce1">
            <text:p>1047,3</text:p>
          </table:table-cell>
          <table:table-cell office:value-type="float" office:value="3.6200000000000003E-2" table:style-name="ce1">
            <text:p>0,0362</text:p>
          </table:table-cell>
          <table:table-cell office:value-type="float" office:value="1134.5" table:style-name="ce1">
            <text:p>1134,5</text:p>
          </table:table-cell>
          <table:table-cell office:value-type="float" office:value="7.8399999999999997E-2" table:style-name="ce1">
            <text:p>0,0784</text:p>
          </table:table-cell>
          <table:table-cell office:value-type="float" office:value="1030.8" table:style-name="ce1">
            <text:p>1030,8</text:p>
          </table:table-cell>
          <table:table-cell office:value-type="float" office:value="3.09E-2" table:style-name="ce1">
            <text:p>0,0309</text:p>
          </table:table-cell>
          <table:table-cell office:value-type="float" office:value="1139.2" table:style-name="ce1">
            <text:p>1139,2</text:p>
          </table:table-cell>
          <table:table-cell office:value-type="float" office:value="2.23E-2" table:style-name="ce1">
            <text:p>0,0223</text:p>
          </table:table-cell>
          <table:table-cell office:value-type="float" office:value="1031.4000000000001" table:style-name="ce1">
            <text:p>1031,4</text:p>
          </table:table-cell>
          <table:table-cell office:value-type="float" office:value="1.4E-2" table:style-name="ce1">
            <text:p>0,014</text:p>
          </table:table-cell>
          <table:table-cell office:value-type="float" office:value="1183.9000000000001" table:style-name="ce1">
            <text:p>1183,9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1038.5999999999999" table:style-name="ce1">
            <text:p>1038,6</text:p>
          </table:table-cell>
          <table:table-cell office:value-type="float" office:value="0.124" table:style-name="ce1">
            <text:p>0,124</text:p>
          </table:table-cell>
          <table:table-cell office:value-type="float" office:value="1185.9000000000001" table:style-name="ce1">
            <text:p>1185,9</text:p>
          </table:table-cell>
          <table:table-cell office:value-type="float" office:value="3.5200000000000002E-2" table:style-name="ce1">
            <text:p>0,0352</text:p>
          </table:table-cell>
          <table:table-cell office:value-type="float" office:value="1033.7" table:style-name="ce1">
            <text:p>1033,7</text:p>
          </table:table-cell>
          <table:table-cell office:value-type="float" office:value="4.4999999999999998E-2" table:style-name="ce1">
            <text:p>0,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93.5999999999999" table:style-name="ce1">
            <text:p>1193,6</text:p>
          </table:table-cell>
          <table:table-cell office:value-type="float" office:value="0.12" table:style-name="ce1">
            <text:p>0,12</text:p>
          </table:table-cell>
          <table:table-cell office:value-type="float" office:value="1034.0999999999999" table:style-name="ce1">
            <text:p>1034,1</text:p>
          </table:table-cell>
          <table:table-cell office:value-type="float" office:value="9.5699999999999993E-2" table:style-name="ce1">
            <text:p>0,0957</text:p>
          </table:table-cell>
          <table:table-cell office:value-type="float" office:value="1200.5999999999999" table:style-name="ce1">
            <text:p>1200,6</text:p>
          </table:table-cell>
          <table:table-cell office:value-type="float" office:value="0.151" table:style-name="ce1">
            <text:p>0,151</text:p>
          </table:table-cell>
          <table:table-cell office:value-type="float" office:value="1029.5999999999999" table:style-name="ce1">
            <text:p>1029,6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1208.4000000000001" table:style-name="ce1">
            <text:p>1208,4</text:p>
          </table:table-cell>
          <table:table-cell office:value-type="float" office:value="0.52800000000000002" table:style-name="ce1">
            <text:p>0,528</text:p>
          </table:table-cell>
          <table:table-cell office:value-type="float" office:value="1032.4000000000001" table:style-name="ce1">
            <text:p>1032,4</text:p>
          </table:table-cell>
          <table:table-cell office:value-type="float" office:value="0.81" table:style-name="ce1">
            <text:p>0,81</text:p>
          </table:table-cell>
          <table:table-cell office:value-type="float" office:value="1203.9000000000001" table:style-name="ce1">
            <text:p>1203,9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1026.8" table:style-name="ce1">
            <text:p>1026,8</text:p>
          </table:table-cell>
          <table:table-cell office:value-type="float" office:value="2.6" table:style-name="ce1">
            <text:p>2,6</text:p>
          </table:table-cell>
          <table:table-cell office:value-type="float" office:value="1198.2" table:style-name="ce1">
            <text:p>1198,2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1022.1" table:style-name="ce1">
            <text:p>1022,1</text:p>
          </table:table-cell>
          <table:table-cell office:value-type="float" office:value="4.8899999999999999E-2" table:style-name="ce1">
            <text:p>0,0489</text:p>
          </table:table-cell>
          <table:table-cell office:value-type="float" office:value="1190.7" table:style-name="ce1">
            <text:p>1190,7</text:p>
          </table:table-cell>
          <table:table-cell office:value-type="float" office:value="0.21199999999999999" table:style-name="ce1">
            <text:p>0,212</text:p>
          </table:table-cell>
          <table:table-cell office:value-type="float" office:value="1015.4" table:style-name="ce1">
            <text:p>1015,4</text:p>
          </table:table-cell>
          <table:table-cell office:value-type="float" office:value="7.1800000000000003E-2" table:style-name="ce1">
            <text:p>0,0718</text:p>
          </table:table-cell>
          <table:table-cell office:value-type="float" office:value="1174.5" table:style-name="ce1">
            <text:p>1174,5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1027.7" table:style-name="ce1">
            <text:p>1027,7</text:p>
          </table:table-cell>
          <table:table-cell office:value-type="float" office:value="9.4100000000000003E-2" table:style-name="ce1">
            <text:p>0,0941</text:p>
          </table:table-cell>
          <table:table-cell office:value-type="float" office:value="1140.5999999999999" table:style-name="ce1">
            <text:p>1140,6</text:p>
          </table:table-cell>
          <table:table-cell office:value-type="float" office:value="0.84399999999999997" table:style-name="ce1">
            <text:p>0,844</text:p>
          </table:table-cell>
          <table:table-cell office:value-type="float" office:value="1019.8" table:style-name="ce1">
            <text:p>1019,8</text:p>
          </table:table-cell>
          <table:table-cell office:value-type="float" office:value="3.7" table:style-name="ce1">
            <text:p>3,7</text:p>
          </table:table-cell>
          <table:table-cell office:value-type="float" office:value="1138.4000000000001" table:style-name="ce1">
            <text:p>1138,4</text:p>
          </table:table-cell>
          <table:table-cell office:value-type="float" office:value="0.46800000000000003" table:style-name="ce1">
            <text:p>0,468</text:p>
          </table:table-cell>
          <table:table-cell office:value-type="float" office:value="1010.9" table:style-name="ce1">
            <text:p>1010,9</text:p>
          </table:table-cell>
          <table:table-cell office:value-type="float" office:value="0.20499999999999999" table:style-name="ce1">
            <text:p>0,205</text:p>
          </table:table-cell>
          <table:table-cell office:value-type="float" office:value="1137.0999999999999" table:style-name="ce1">
            <text:p>1137,1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1001.7" table:style-name="ce1">
            <text:p>1001,7</text:p>
          </table:table-cell>
          <table:table-cell office:value-type="float" office:value="0.32200000000000001" table:style-name="ce1">
            <text:p>0,322</text:p>
          </table:table-cell>
          <table:table-cell office:value-type="float" office:value="1157.5" table:style-name="ce1">
            <text:p>1157,5</text:p>
          </table:table-cell>
          <table:table-cell office:value-type="float" office:value="0.20499999999999999" table:style-name="ce1">
            <text:p>0,205</text:p>
          </table:table-cell>
          <table:table-cell office:value-type="float" office:value="1001.4" table:style-name="ce1">
            <text:p>1001,4</text:p>
          </table:table-cell>
          <table:table-cell office:value-type="float" office:value="0.27100000000000002" table:style-name="ce1">
            <text:p>0,271</text:p>
          </table:table-cell>
          <table:table-cell office:value-type="float" office:value="1166.3" table:style-name="ce1">
            <text:p>1166,3</text:p>
          </table:table-cell>
          <table:table-cell office:value-type="float" office:value="4.0099999999999997E-2" table:style-name="ce1">
            <text:p>0,0401</text:p>
          </table:table-cell>
          <table:table-cell office:value-type="float" office:value="999.21" table:style-name="ce1">
            <text:p>999,21</text:p>
          </table:table-cell>
          <table:table-cell office:value-type="float" office:value="3.8199999999999998E-2" table:style-name="ce1">
            <text:p>0,0382</text:p>
          </table:table-cell>
          <table:table-cell office:value-type="float" office:value="1166.2" table:style-name="ce1">
            <text:p>1166,2</text:p>
          </table:table-cell>
          <table:table-cell office:value-type="float" office:value="0.17599999999999999" table:style-name="ce1">
            <text:p>0,176</text:p>
          </table:table-cell>
          <table:table-cell office:value-type="float" office:value="1006.8" table:style-name="ce1">
            <text:p>1006,8</text:p>
          </table:table-cell>
          <table:table-cell office:value-type="float" office:value="8.0100000000000005E-2" table:style-name="ce1">
            <text:p>0,0801</text:p>
          </table:table-cell>
          <table:table-cell office:value-type="float" office:value="1167.9000000000001" table:style-name="ce1">
            <text:p>1167,9</text:p>
          </table:table-cell>
          <table:table-cell office:value-type="float" office:value="0.106" table:style-name="ce1">
            <text:p>0,106</text:p>
          </table:table-cell>
          <table:table-cell office:value-type="float" office:value="1010.9" table:style-name="ce1">
            <text:p>1010,9</text:p>
          </table:table-cell>
          <table:table-cell office:value-type="float" office:value="6.3799999999999996E-2" table:style-name="ce1">
            <text:p>0,0638</text:p>
          </table:table-cell>
          <table:table-cell office:value-type="float" office:value="1174" table:style-name="ce1">
            <text:p>1174</text:p>
          </table:table-cell>
          <table:table-cell office:value-type="float" office:value="1" table:style-name="ce1">
            <text:p>1</text:p>
          </table:table-cell>
          <table:table-cell office:value-type="float" office:value="1008" table:style-name="ce1">
            <text:p>1008</text:p>
          </table:table-cell>
          <table:table-cell office:value-type="float" office:value="1" table:style-name="ce1">
            <text:p>1</text:p>
          </table:table-cell>
          <table:table-cell office:value-type="float" office:value="1177" table:style-name="ce1">
            <text:p>1177</text:p>
          </table:table-cell>
          <table:table-cell office:value-type="float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" table:style-name="ce1">
            <text:p>1</text:p>
          </table:table-cell>
          <table:table-cell office:value-type="float" office:value="1179" table:style-name="ce1">
            <text:p>1179</text:p>
          </table:table-cell>
          <table:table-cell office:value-type="float" office:value="0.25800000000000001" table:style-name="ce1">
            <text:p>0,258</text:p>
          </table:table-cell>
          <table:table-cell office:value-type="float" office:value="1016.9" table:style-name="ce1">
            <text:p>1016,9</text:p>
          </table:table-cell>
          <table:table-cell office:value-type="float" office:value="0.25700000000000001" table:style-name="ce1">
            <text:p>0,257</text:p>
          </table:table-cell>
          <table:table-cell office:value-type="float" office:value="1151.5" table:style-name="ce1">
            <text:p>1151,5</text:p>
          </table:table-cell>
          <table:table-cell office:value-type="float" office:value="0.248" table:style-name="ce1">
            <text:p>0,248</text:p>
          </table:table-cell>
          <table:table-cell office:value-type="float" office:value="999.39" table:style-name="ce1">
            <text:p>999,39</text:p>
          </table:table-cell>
          <table:table-cell office:value-type="float" office:value="8.4099999999999994E-2" table:style-name="ce1">
            <text:p>0,0841</text:p>
          </table:table-cell>
          <table:table-cell table:number-columns-repeated="4" table:style-name="ce1"/>
          <table:table-cell office:value-type="float" office:value="1141" table:style-name="ce1">
            <text:p>1141</text:p>
          </table:table-cell>
          <table:table-cell office:value-type="float" office:value="1" table:style-name="ce1">
            <text:p>1</text:p>
          </table:table-cell>
          <table:table-cell office:value-type="float" office:value="1016" table:style-name="ce1">
            <text:p>1016</text:p>
          </table:table-cell>
          <table:table-cell office:value-type="float" office:value="1" table:style-name="ce1">
            <text:p>1</text:p>
          </table:table-cell>
          <table:table-cell table:number-columns-repeated="16203" table:style-name="ce1"/>
        </table:table-row>
        <table:table-row table:style-name="ro1">
          <table:table-cell office:value-type="date" office:date-value="2008-06-02T00:00:00" table:style-name="ce7">
            <text:p>2008-06-02</text:p>
          </table:table-cell>
          <table:table-cell office:value-type="float" office:value="1056.8" table:style-name="ce1">
            <text:p>1056,8</text:p>
          </table:table-cell>
          <table:table-cell office:value-type="float" office:value="0.1" table:style-name="ce1">
            <text:p>0,1</text:p>
          </table:table-cell>
          <table:table-cell office:value-type="float" office:value="1071.0999999999999" table:style-name="ce1">
            <text:p>1071,1</text:p>
          </table:table-cell>
          <table:table-cell office:value-type="float" office:value="0.1" table:style-name="ce1">
            <text:p>0,1</text:p>
          </table:table-cell>
          <table:table-cell office:value-type="float" office:value="1154.5999999999999" table:style-name="ce1">
            <text:p>1154,6</text:p>
          </table:table-cell>
          <table:table-cell office:value-type="float" office:value="0.1" table:style-name="ce1">
            <text:p>0,1</text:p>
          </table:table-cell>
          <table:table-cell office:value-type="float" office:value="1009.9" table:style-name="ce1">
            <text:p>1009,9</text:p>
          </table:table-cell>
          <table:table-cell office:value-type="float" office:value="0.2" table:style-name="ce1">
            <text:p>0,2</text:p>
          </table:table-cell>
          <table:table-cell office:value-type="float" office:value="1162.8" table:style-name="ce1">
            <text:p>1162,8</text:p>
          </table:table-cell>
          <table:table-cell office:value-type="float" office:value="0.1" table:style-name="ce1">
            <text:p>0,1</text:p>
          </table:table-cell>
          <table:table-cell office:value-type="float" office:value="1018.7" table:style-name="ce1">
            <text:p>1018,7</text:p>
          </table:table-cell>
          <table:table-cell office:value-type="float" office:value="0.1" table:style-name="ce1">
            <text:p>0,1</text:p>
          </table:table-cell>
          <table:table-cell office:value-type="float" office:value="1170.7" table:style-name="ce1">
            <text:p>1170,7</text:p>
          </table:table-cell>
          <table:table-cell office:value-type="float" office:value="0.1" table:style-name="ce1">
            <text:p>0,1</text:p>
          </table:table-cell>
          <table:table-cell office:value-type="float" office:value="1027.8" table:style-name="ce1">
            <text:p>1027,8</text:p>
          </table:table-cell>
          <table:table-cell office:value-type="float" office:value="0.1" table:style-name="ce1">
            <text:p>0,1</text:p>
          </table:table-cell>
          <table:table-cell office:value-type="float" office:value="1163.3" table:style-name="ce1">
            <text:p>1163,3</text:p>
          </table:table-cell>
          <table:table-cell office:value-type="float" office:value="0.1" table:style-name="ce1">
            <text:p>0,1</text:p>
          </table:table-cell>
          <table:table-cell office:value-type="float" office:value="1033.2" table:style-name="ce1">
            <text:p>1033,2</text:p>
          </table:table-cell>
          <table:table-cell office:value-type="float" office:value="0.1" table:style-name="ce1">
            <text:p>0,1</text:p>
          </table:table-cell>
          <table:table-cell office:value-type="float" office:value="1162.8" table:style-name="ce1">
            <text:p>1162,8</text:p>
          </table:table-cell>
          <table:table-cell office:value-type="float" office:value="0.2" table:style-name="ce1">
            <text:p>0,2</text:p>
          </table:table-cell>
          <table:table-cell office:value-type="float" office:value="1028" table:style-name="ce1">
            <text:p>1028</text:p>
          </table:table-cell>
          <table:table-cell office:value-type="float" office:value="0.1" table:style-name="ce1">
            <text:p>0,1</text:p>
          </table:table-cell>
          <table:table-cell office:value-type="float" office:value="1173.2" table:style-name="ce1">
            <text:p>1173,2</text:p>
          </table:table-cell>
          <table:table-cell office:value-type="float" office:value="0.2" table:style-name="ce1">
            <text:p>0,2</text:p>
          </table:table-cell>
          <table:table-cell office:value-type="float" office:value="1034.7" table:style-name="ce1">
            <text:p>1034,7</text:p>
          </table:table-cell>
          <table:table-cell office:value-type="float" office:value="0.1" table:style-name="ce1">
            <text:p>0,1</text:p>
          </table:table-cell>
          <table:table-cell office:value-type="float" office:value="1171.0999999999999" table:style-name="ce1">
            <text:p>1171,1</text:p>
          </table:table-cell>
          <table:table-cell office:value-type="float" office:value="0.1" table:style-name="ce1">
            <text:p>0,1</text:p>
          </table:table-cell>
          <table:table-cell office:value-type="float" office:value="1040.3" table:style-name="ce1">
            <text:p>1040,3</text:p>
          </table:table-cell>
          <table:table-cell office:value-type="float" office:value="0.1" table:style-name="ce1">
            <text:p>0,1</text:p>
          </table:table-cell>
          <table:table-cell office:value-type="float" office:value="1155.9000000000001" table:style-name="ce1">
            <text:p>1155,9</text:p>
          </table:table-cell>
          <table:table-cell office:value-type="float" office:value="0.12" table:style-name="ce1">
            <text:p>0,12</text:p>
          </table:table-cell>
          <table:table-cell office:value-type="float" office:value="1032" table:style-name="ce1">
            <text:p>103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169" table:style-name="ce1">
            <text:p>1169</text:p>
          </table:table-cell>
          <table:table-cell office:value-type="float" office:value="0.25" table:style-name="ce1">
            <text:p>0,25</text:p>
          </table:table-cell>
          <table:table-cell office:value-type="float" office:value="1018.7" table:style-name="ce1">
            <text:p>1018,7</text:p>
          </table:table-cell>
          <table:table-cell office:value-type="float" office:value="0.15" table:style-name="ce1">
            <text:p>0,15</text:p>
          </table:table-cell>
          <table:table-cell office:value-type="float" office:value="1160.2" table:style-name="ce1">
            <text:p>1160,2</text:p>
          </table:table-cell>
          <table:table-cell office:value-type="float" office:value="2.9000000000000001E-2" table:style-name="ce1">
            <text:p>0,029</text:p>
          </table:table-cell>
          <table:table-cell office:value-type="float" office:value="1053.5" table:style-name="ce1">
            <text:p>1053,5</text:p>
          </table:table-cell>
          <table:table-cell office:value-type="float" office:value="2.5700000000000001E-2" table:style-name="ce1">
            <text:p>0,0257</text:p>
          </table:table-cell>
          <table:table-cell office:value-type="float" office:value="1165.5" table:style-name="ce1">
            <text:p>1165,5</text:p>
          </table:table-cell>
          <table:table-cell office:value-type="float" office:value="0.48099999999999998" table:style-name="ce1">
            <text:p>0,481</text:p>
          </table:table-cell>
          <table:table-cell office:value-type="float" office:value="1058.7" table:style-name="ce1">
            <text:p>1058,7</text:p>
          </table:table-cell>
          <table:table-cell office:value-type="float" office:value="0.26200000000000001" table:style-name="ce1">
            <text:p>0,262</text:p>
          </table:table-cell>
          <table:table-cell office:value-type="float" office:value="1169.7" table:style-name="ce1">
            <text:p>1169,7</text:p>
          </table:table-cell>
          <table:table-cell office:value-type="float" office:value="0.216" table:style-name="ce1">
            <text:p>0,216</text:p>
          </table:table-cell>
          <table:table-cell office:value-type="float" office:value="1057.0999999999999" table:style-name="ce1">
            <text:p>1057,1</text:p>
          </table:table-cell>
          <table:table-cell office:value-type="float" office:value="0.93100000000000005" table:style-name="ce1">
            <text:p>0,931</text:p>
          </table:table-cell>
          <table:table-cell office:value-type="float" office:value="1154.7" table:style-name="ce1">
            <text:p>1154,7</text:p>
          </table:table-cell>
          <table:table-cell office:value-type="float" office:value="0.21199999999999999" table:style-name="ce1">
            <text:p>0,212</text:p>
          </table:table-cell>
          <table:table-cell office:value-type="float" office:value="1046.3" table:style-name="ce1">
            <text:p>1046,3</text:p>
          </table:table-cell>
          <table:table-cell office:value-type="float" office:value="8.5900000000000004E-2" table:style-name="ce1">
            <text:p>0,0859</text:p>
          </table:table-cell>
          <table:table-cell office:value-type="float" office:value="1165.4000000000001" table:style-name="ce1">
            <text:p>1165,4</text:p>
          </table:table-cell>
          <table:table-cell office:value-type="float" office:value="0.35599999999999998" table:style-name="ce1">
            <text:p>0,356</text:p>
          </table:table-cell>
          <table:table-cell office:value-type="float" office:value="1051.0999999999999" table:style-name="ce1">
            <text:p>1051,1</text:p>
          </table:table-cell>
          <table:table-cell office:value-type="float" office:value="0.752" table:style-name="ce1">
            <text:p>0,752</text:p>
          </table:table-cell>
          <table:table-cell office:value-type="float" office:value="1175" table:style-name="ce1">
            <text:p>1175</text:p>
          </table:table-cell>
          <table:table-cell office:value-type="float" office:value="1" table:style-name="ce1">
            <text:p>1</text:p>
          </table:table-cell>
          <table:table-cell office:value-type="float" office:value="1050" table:style-name="ce1">
            <text:p>1050</text:p>
          </table:table-cell>
          <table:table-cell office:value-type="float" office:value="1" table:style-name="ce1">
            <text:p>1</text:p>
          </table:table-cell>
          <table:table-cell office:value-type="float" office:value="1176" table:style-name="ce1">
            <text:p>1176</text:p>
          </table:table-cell>
          <table:table-cell office:value-type="float" office:value="1" table:style-name="ce1">
            <text:p>1</text:p>
          </table:table-cell>
          <table:table-cell office:value-type="float" office:value="1047" table:style-name="ce1">
            <text:p>1047</text:p>
          </table:table-cell>
          <table:table-cell office:value-type="float" office:value="1" table:style-name="ce1">
            <text:p>1</text:p>
          </table:table-cell>
          <table:table-cell office:value-type="float" office:value="1184.5999999999999" table:style-name="ce1">
            <text:p>1184,6</text:p>
          </table:table-cell>
          <table:table-cell office:value-type="float" office:value="5.4699999999999999E-2" table:style-name="ce1">
            <text:p>0,0547</text:p>
          </table:table-cell>
          <table:table-cell office:value-type="float" office:value="1043.2" table:style-name="ce1">
            <text:p>1043,2</text:p>
          </table:table-cell>
          <table:table-cell office:value-type="float" office:value="5.0200000000000002E-2" table:style-name="ce1">
            <text:p>0,0502</text:p>
          </table:table-cell>
          <table:table-cell office:value-type="float" office:value="1189" table:style-name="ce1">
            <text:p>1189</text:p>
          </table:table-cell>
          <table:table-cell office:value-type="float" office:value="0.48799999999999999" table:style-name="ce1">
            <text:p>0,488</text:p>
          </table:table-cell>
          <table:table-cell office:value-type="float" office:value="1047.0999999999999" table:style-name="ce1">
            <text:p>1047,1</text:p>
          </table:table-cell>
          <table:table-cell office:value-type="float" office:value="0.29399999999999998" table:style-name="ce1">
            <text:p>0,294</text:p>
          </table:table-cell>
          <table:table-cell office:value-type="float" office:value="1198.0999999999999" table:style-name="ce1">
            <text:p>1198,1</text:p>
          </table:table-cell>
          <table:table-cell office:value-type="float" office:value="5.45E-2" table:style-name="ce1">
            <text:p>0,0545</text:p>
          </table:table-cell>
          <table:table-cell office:value-type="float" office:value="1047.5" table:style-name="ce1">
            <text:p>1047,5</text:p>
          </table:table-cell>
          <table:table-cell office:value-type="float" office:value="3.3700000000000001E-2" table:style-name="ce1">
            <text:p>0,0337</text:p>
          </table:table-cell>
          <table:table-cell office:value-type="float" office:value="1142.0999999999999" table:style-name="ce1">
            <text:p>1142,1</text:p>
          </table:table-cell>
          <table:table-cell office:value-type="float" office:value="3.8300000000000001E-2" table:style-name="ce1">
            <text:p>0,0383</text:p>
          </table:table-cell>
          <table:table-cell office:value-type="float" office:value="1031" table:style-name="ce1">
            <text:p>1031</text:p>
          </table:table-cell>
          <table:table-cell office:value-type="float" office:value="1.0800000000000001E-2" table:style-name="ce1">
            <text:p>0,0108</text:p>
          </table:table-cell>
          <table:table-cell office:value-type="float" office:value="1147" table:style-name="ce1">
            <text:p>1147</text:p>
          </table:table-cell>
          <table:table-cell office:value-type="float" office:value="7.6399999999999996E-2" table:style-name="ce1">
            <text:p>0,0764</text:p>
          </table:table-cell>
          <table:table-cell office:value-type="float" office:value="1031.7" table:style-name="ce1">
            <text:p>1031,7</text:p>
          </table:table-cell>
          <table:table-cell office:value-type="float" office:value="2.3599999999999999E-2" table:style-name="ce1">
            <text:p>0,0236</text:p>
          </table:table-cell>
          <table:table-cell office:value-type="float" office:value="1191.2" table:style-name="ce1">
            <text:p>1191,2</text:p>
          </table:table-cell>
          <table:table-cell office:value-type="float" office:value="6.3100000000000003E-2" table:style-name="ce1">
            <text:p>0,0631</text:p>
          </table:table-cell>
          <table:table-cell office:value-type="float" office:value="1039.2" table:style-name="ce1">
            <text:p>1039,2</text:p>
          </table:table-cell>
          <table:table-cell office:value-type="float" office:value="7.5300000000000006E-2" table:style-name="ce1">
            <text:p>0,0753</text:p>
          </table:table-cell>
          <table:table-cell office:value-type="float" office:value="1192.9000000000001" table:style-name="ce1">
            <text:p>1192,9</text:p>
          </table:table-cell>
          <table:table-cell office:value-type="float" office:value="4.8899999999999999E-2" table:style-name="ce1">
            <text:p>0,0489</text:p>
          </table:table-cell>
          <table:table-cell office:value-type="float" office:value="1033.4000000000001" table:style-name="ce1">
            <text:p>1033,4</text:p>
          </table:table-cell>
          <table:table-cell office:value-type="float" office:value="4.7699999999999999E-2" table:style-name="ce1">
            <text:p>0,0477</text:p>
          </table:table-cell>
          <table:table-cell office:value-type="float" office:value="1191" table:style-name="ce1">
            <text:p>1191</text:p>
          </table:table-cell>
          <table:table-cell office:value-type="float" office:value="1" table:style-name="ce1">
            <text:p>1</text:p>
          </table:table-cell>
          <table:table-cell office:value-type="float" office:value="1032" table:style-name="ce1">
            <text:p>1032</text:p>
          </table:table-cell>
          <table:table-cell office:value-type="float" office:value="1" table:style-name="ce1">
            <text:p>1</text:p>
          </table:table-cell>
          <table:table-cell office:value-type="float" office:value="1200.3" table:style-name="ce1">
            <text:p>1200,3</text:p>
          </table:table-cell>
          <table:table-cell office:value-type="float" office:value="5.4399999999999997E-2" table:style-name="ce1">
            <text:p>0,0544</text:p>
          </table:table-cell>
          <table:table-cell office:value-type="float" office:value="1035.5999999999999" table:style-name="ce1">
            <text:p>1035,6</text:p>
          </table:table-cell>
          <table:table-cell office:value-type="float" office:value="4.8399999999999999E-2" table:style-name="ce1">
            <text:p>0,0484</text:p>
          </table:table-cell>
          <table:table-cell office:value-type="float" office:value="1208" table:style-name="ce1">
            <text:p>1208</text:p>
          </table:table-cell>
          <table:table-cell office:value-type="float" office:value="0.184" table:style-name="ce1">
            <text:p>0,184</text:p>
          </table:table-cell>
          <table:table-cell office:value-type="float" office:value="1030.0999999999999" table:style-name="ce1">
            <text:p>1030,1</text:p>
          </table:table-cell>
          <table:table-cell office:value-type="float" office:value="0.185" table:style-name="ce1">
            <text:p>0,185</text:p>
          </table:table-cell>
          <table:table-cell office:value-type="float" office:value="1216.7" table:style-name="ce1">
            <text:p>1216,7</text:p>
          </table:table-cell>
          <table:table-cell office:value-type="float" office:value="5.2220000000000003E-2" table:style-name="ce1">
            <text:p>0,05222</text:p>
          </table:table-cell>
          <table:table-cell office:value-type="float" office:value="1040.5" table:style-name="ce1">
            <text:p>1040,5</text:p>
          </table:table-cell>
          <table:table-cell office:value-type="float" office:value="5.3100000000000001E-2" table:style-name="ce1">
            <text:p>0,0531</text:p>
          </table:table-cell>
          <table:table-cell office:value-type="float" office:value="1213.8" table:style-name="ce1">
            <text:p>1213,8</text:p>
          </table:table-cell>
          <table:table-cell office:value-type="float" office:value="6.1400000000000003E-2" table:style-name="ce1">
            <text:p>0,0614</text:p>
          </table:table-cell>
          <table:table-cell office:value-type="float" office:value="1030.4000000000001" table:style-name="ce1">
            <text:p>1030,4</text:p>
          </table:table-cell>
          <table:table-cell office:value-type="float" office:value="0.109" table:style-name="ce1">
            <text:p>0,109</text:p>
          </table:table-cell>
          <table:table-cell office:value-type="float" office:value="1205.5" table:style-name="ce1">
            <text:p>1205,5</text:p>
          </table:table-cell>
          <table:table-cell office:value-type="float" office:value="9.3399999999999997E-2" table:style-name="ce1">
            <text:p>0,0934</text:p>
          </table:table-cell>
          <table:table-cell office:value-type="float" office:value="1022.3" table:style-name="ce1">
            <text:p>1022,3</text:p>
          </table:table-cell>
          <table:table-cell office:value-type="float" office:value="0.111" table:style-name="ce1">
            <text:p>0,111</text:p>
          </table:table-cell>
          <table:table-cell office:value-type="float" office:value="1198.5" table:style-name="ce1">
            <text:p>1198,5</text:p>
          </table:table-cell>
          <table:table-cell office:value-type="float" office:value="9.69E-2" table:style-name="ce1">
            <text:p>0,0969</text:p>
          </table:table-cell>
          <table:table-cell office:value-type="float" office:value="1015.5" table:style-name="ce1">
            <text:p>1015,5</text:p>
          </table:table-cell>
          <table:table-cell office:value-type="float" office:value="7.6499999999999999E-2" table:style-name="ce1">
            <text:p>0,0765</text:p>
          </table:table-cell>
          <table:table-cell office:value-type="float" office:value="1182.5" table:style-name="ce1">
            <text:p>1182,5</text:p>
          </table:table-cell>
          <table:table-cell office:value-type="float" office:value="0.35499999999999998" table:style-name="ce1">
            <text:p>0,355</text:p>
          </table:table-cell>
          <table:table-cell office:value-type="float" office:value="1027.5999999999999" table:style-name="ce1">
            <text:p>1027,6</text:p>
          </table:table-cell>
          <table:table-cell office:value-type="float" office:value="8.6199999999999999E-2" table:style-name="ce1">
            <text:p>0,0862</text:p>
          </table:table-cell>
          <table:table-cell office:value-type="float" office:value="1148.5999999999999" table:style-name="ce1">
            <text:p>1148,6</text:p>
          </table:table-cell>
          <table:table-cell office:value-type="float" office:value="0.27600000000000002" table:style-name="ce1">
            <text:p>0,276</text:p>
          </table:table-cell>
          <table:table-cell office:value-type="float" office:value="1020.6" table:style-name="ce1">
            <text:p>1020,6</text:p>
          </table:table-cell>
          <table:table-cell office:value-type="float" office:value="0.82799999999999996" table:style-name="ce1">
            <text:p>0,828</text:p>
          </table:table-cell>
          <table:table-cell office:value-type="float" office:value="1145.9000000000001" table:style-name="ce1">
            <text:p>1145,9</text:p>
          </table:table-cell>
          <table:table-cell office:value-type="float" office:value="0.68600000000000005" table:style-name="ce1">
            <text:p>0,686</text:p>
          </table:table-cell>
          <table:table-cell office:value-type="float" office:value="1010.9" table:style-name="ce1">
            <text:p>1010,9</text:p>
          </table:table-cell>
          <table:table-cell office:value-type="float" office:value="0.44400000000000001" table:style-name="ce1">
            <text:p>0,444</text:p>
          </table:table-cell>
          <table:table-cell office:value-type="float" office:value="1144.2" table:style-name="ce1">
            <text:p>1144,2</text:p>
          </table:table-cell>
          <table:table-cell office:value-type="float" office:value="0.187" table:style-name="ce1">
            <text:p>0,187</text:p>
          </table:table-cell>
          <table:table-cell office:value-type="float" office:value="1001.8" table:style-name="ce1">
            <text:p>1001,8</text:p>
          </table:table-cell>
          <table:table-cell office:value-type="float" office:value="0.32700000000000001" table:style-name="ce1">
            <text:p>0,327</text:p>
          </table:table-cell>
          <table:table-cell office:value-type="float" office:value="1165.0999999999999" table:style-name="ce1">
            <text:p>1165,1</text:p>
          </table:table-cell>
          <table:table-cell office:value-type="float" office:value="0.21099999999999999" table:style-name="ce1">
            <text:p>0,211</text:p>
          </table:table-cell>
          <table:table-cell office:value-type="float" office:value="1002" table:style-name="ce1">
            <text:p>1002</text:p>
          </table:table-cell>
          <table:table-cell office:value-type="float" office:value="0.214" table:style-name="ce1">
            <text:p>0,214</text:p>
          </table:table-cell>
          <table:table-cell office:value-type="float" office:value="1173.8" table:style-name="ce1">
            <text:p>1173,8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999.73" table:style-name="ce1">
            <text:p>999,73</text:p>
          </table:table-cell>
          <table:table-cell office:value-type="float" office:value="0.15" table:style-name="ce1">
            <text:p>0,15</text:p>
          </table:table-cell>
          <table:table-cell office:value-type="float" office:value="1173.9000000000001" table:style-name="ce1">
            <text:p>1173,9</text:p>
          </table:table-cell>
          <table:table-cell office:value-type="float" office:value="5.3999999999999999E-2" table:style-name="ce1">
            <text:p>0,054</text:p>
          </table:table-cell>
          <table:table-cell office:value-type="float" office:value="1007.5" table:style-name="ce1">
            <text:p>1007,5</text:p>
          </table:table-cell>
          <table:table-cell office:value-type="float" office:value="5.62E-2" table:style-name="ce1">
            <text:p>0,0562</text:p>
          </table:table-cell>
          <table:table-cell office:value-type="float" office:value="1176.0999999999999" table:style-name="ce1">
            <text:p>1176,1</text:p>
          </table:table-cell>
          <table:table-cell office:value-type="float" office:value="0.13400000000000001" table:style-name="ce1">
            <text:p>0,134</text:p>
          </table:table-cell>
          <table:table-cell office:value-type="float" office:value="1011.8" table:style-name="ce1">
            <text:p>1011,8</text:p>
          </table:table-cell>
          <table:table-cell office:value-type="float" office:value="9.9400000000000002E-2" table:style-name="ce1">
            <text:p>0,0994</text:p>
          </table:table-cell>
          <table:table-cell office:value-type="float" office:value="1183" table:style-name="ce1">
            <text:p>1183</text:p>
          </table:table-cell>
          <table:table-cell office:value-type="float" office:value="1" table:style-name="ce1">
            <text:p>1</text:p>
          </table:table-cell>
          <table:table-cell office:value-type="float" office:value="1008" table:style-name="ce1">
            <text:p>1008</text:p>
          </table:table-cell>
          <table:table-cell office:value-type="float" office:value="1" table:style-name="ce1">
            <text:p>1</text:p>
          </table:table-cell>
          <table:table-cell office:value-type="float" office:value="1184" table:style-name="ce1">
            <text:p>1184</text:p>
          </table:table-cell>
          <table:table-cell office:value-type="float" office:value="1" table:style-name="ce1">
            <text:p>1</text:p>
          </table:table-cell>
          <table:table-cell office:value-type="float" office:value="1007" table:style-name="ce1">
            <text:p>1007</text:p>
          </table:table-cell>
          <table:table-cell office:value-type="float" office:value="1" table:style-name="ce1">
            <text:p>1</text:p>
          </table:table-cell>
          <table:table-cell office:value-type="float" office:value="1186.5" table:style-name="ce1">
            <text:p>1186,5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1017" table:style-name="ce1">
            <text:p>1017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159.8" table:style-name="ce1">
            <text:p>1159,8</text:p>
          </table:table-cell>
          <table:table-cell office:value-type="float" office:value="0.33100000000000002" table:style-name="ce1">
            <text:p>0,331</text:p>
          </table:table-cell>
          <table:table-cell office:value-type="float" office:value="999.35" table:style-name="ce1">
            <text:p>999,35</text:p>
          </table:table-cell>
          <table:table-cell office:value-type="float" office:value="8.9800000000000005E-2" table:style-name="ce1">
            <text:p>0,0898</text:p>
          </table:table-cell>
          <table:table-cell table:number-columns-repeated="4" table:style-name="ce1"/>
          <table:table-cell office:value-type="float" office:value="1149.4000000000001" table:style-name="ce1">
            <text:p>1149,4</text:p>
          </table:table-cell>
          <table:table-cell office:value-type="float" office:value="0.193" table:style-name="ce1">
            <text:p>0,193</text:p>
          </table:table-cell>
          <table:table-cell office:value-type="float" office:value="1016.1" table:style-name="ce1">
            <text:p>1016,1</text:p>
          </table:table-cell>
          <table:table-cell office:value-type="float" office:value="0.36799999999999999" table:style-name="ce1">
            <text:p>0,368</text:p>
          </table:table-cell>
          <table:table-cell table:number-columns-repeated="16203" table:style-name="ce1"/>
        </table:table-row>
        <table:table-row table:style-name="ro1">
          <table:table-cell office:value-type="date" office:date-value="2008-06-03T00:00:00" table:style-name="ce7">
            <text:p>2008-06-03</text:p>
          </table:table-cell>
          <table:table-cell office:value-type="float" office:value="1060.4000000000001" table:style-name="ce1">
            <text:p>1060,4</text:p>
          </table:table-cell>
          <table:table-cell office:value-type="float" office:value="0.1" table:style-name="ce1">
            <text:p>0,1</text:p>
          </table:table-cell>
          <table:table-cell office:value-type="float" office:value="1072.2" table:style-name="ce1">
            <text:p>1072,2</text:p>
          </table:table-cell>
          <table:table-cell office:value-type="float" office:value="0.1" table:style-name="ce1">
            <text:p>0,1</text:p>
          </table:table-cell>
          <table:table-cell office:value-type="float" office:value="1158.4000000000001" table:style-name="ce1">
            <text:p>1158,4</text:p>
          </table:table-cell>
          <table:table-cell office:value-type="float" office:value="0.1" table:style-name="ce1">
            <text:p>0,1</text:p>
          </table:table-cell>
          <table:table-cell office:value-type="float" office:value="1010.6" table:style-name="ce1">
            <text:p>1010,6</text:p>
          </table:table-cell>
          <table:table-cell office:value-type="float" office:value="0.1" table:style-name="ce1">
            <text:p>0,1</text:p>
          </table:table-cell>
          <table:table-cell office:value-type="float" office:value="1166.3" table:style-name="ce1">
            <text:p>1166,3</text:p>
          </table:table-cell>
          <table:table-cell office:value-type="float" office:value="0.1" table:style-name="ce1">
            <text:p>0,1</text:p>
          </table:table-cell>
          <table:table-cell office:value-type="float" office:value="1019.6" table:style-name="ce1">
            <text:p>1019,6</text:p>
          </table:table-cell>
          <table:table-cell office:value-type="float" office:value="0.1" table:style-name="ce1">
            <text:p>0,1</text:p>
          </table:table-cell>
          <table:table-cell office:value-type="float" office:value="1174.4000000000001" table:style-name="ce1">
            <text:p>1174,4</text:p>
          </table:table-cell>
          <table:table-cell office:value-type="float" office:value="0.1" table:style-name="ce1">
            <text:p>0,1</text:p>
          </table:table-cell>
          <table:table-cell office:value-type="float" office:value="1028.9000000000001" table:style-name="ce1">
            <text:p>1028,9</text:p>
          </table:table-cell>
          <table:table-cell office:value-type="float" office:value="0.1" table:style-name="ce1">
            <text:p>0,1</text:p>
          </table:table-cell>
          <table:table-cell office:value-type="float" office:value="1167.0999999999999" table:style-name="ce1">
            <text:p>1167,1</text:p>
          </table:table-cell>
          <table:table-cell office:value-type="float" office:value="0.1" table:style-name="ce1">
            <text:p>0,1</text:p>
          </table:table-cell>
          <table:table-cell office:value-type="float" office:value="1034.2" table:style-name="ce1">
            <text:p>1034,2</text:p>
          </table:table-cell>
          <table:table-cell office:value-type="float" office:value="0.1" table:style-name="ce1">
            <text:p>0,1</text:p>
          </table:table-cell>
          <table:table-cell office:value-type="float" office:value="1166.2" table:style-name="ce1">
            <text:p>1166,2</text:p>
          </table:table-cell>
          <table:table-cell office:value-type="float" office:value="0.1" table:style-name="ce1">
            <text:p>0,1</text:p>
          </table:table-cell>
          <table:table-cell office:value-type="float" office:value="1028.4000000000001" table:style-name="ce1">
            <text:p>1028,4</text:p>
          </table:table-cell>
          <table:table-cell office:value-type="float" office:value="0.1" table:style-name="ce1">
            <text:p>0,1</text:p>
          </table:table-cell>
          <table:table-cell office:value-type="float" office:value="1176.8" table:style-name="ce1">
            <text:p>1176,8</text:p>
          </table:table-cell>
          <table:table-cell office:value-type="float" office:value="0.3" table:style-name="ce1">
            <text:p>0,3</text:p>
          </table:table-cell>
          <table:table-cell office:value-type="float" office:value="1035.5999999999999" table:style-name="ce1">
            <text:p>1035,6</text:p>
          </table:table-cell>
          <table:table-cell office:value-type="float" office:value="0.1" table:style-name="ce1">
            <text:p>0,1</text:p>
          </table:table-cell>
          <table:table-cell office:value-type="float" office:value="1174.7" table:style-name="ce1">
            <text:p>1174,7</text:p>
          </table:table-cell>
          <table:table-cell office:value-type="float" office:value="0.1" table:style-name="ce1">
            <text:p>0,1</text:p>
          </table:table-cell>
          <table:table-cell office:value-type="float" office:value="1041.0999999999999" table:style-name="ce1">
            <text:p>1041,1</text:p>
          </table:table-cell>
          <table:table-cell office:value-type="float" office:value="0.1" table:style-name="ce1">
            <text:p>0,1</text:p>
          </table:table-cell>
          <table:table-cell office:value-type="float" office:value="1159.4000000000001" table:style-name="ce1">
            <text:p>1159,4</text:p>
          </table:table-cell>
          <table:table-cell office:value-type="float" office:value="0.12" table:style-name="ce1">
            <text:p>0,12</text:p>
          </table:table-cell>
          <table:table-cell office:value-type="float" office:value="1032.8" table:style-name="ce1">
            <text:p>1032,8</text:p>
          </table:table-cell>
          <table:table-cell office:value-type="float" office:value="0.08" table:style-name="ce1">
            <text:p>0,08</text:p>
          </table:table-cell>
          <table:table-cell office:value-type="float" office:value="1173" table:style-name="ce1">
            <text:p>1173</text:p>
          </table:table-cell>
          <table:table-cell office:value-type="float" office:value="0.13" table:style-name="ce1">
            <text:p>0,13</text:p>
          </table:table-cell>
          <table:table-cell office:value-type="float" office:value="1019.2" table:style-name="ce1">
            <text:p>1019,2</text:p>
          </table:table-cell>
          <table:table-cell office:value-type="float" office:value="0.09" table:style-name="ce1">
            <text:p>0,09</text:p>
          </table:table-cell>
          <table:table-cell office:value-type="float" office:value="1163.5999999999999" table:style-name="ce1">
            <text:p>1163,6</text:p>
          </table:table-cell>
          <table:table-cell office:value-type="float" office:value="1.9099999999999999E-2" table:style-name="ce1">
            <text:p>0,0191</text:p>
          </table:table-cell>
          <table:table-cell office:value-type="float" office:value="1054.4000000000001" table:style-name="ce1">
            <text:p>1054,4</text:p>
          </table:table-cell>
          <table:table-cell office:value-type="float" office:value="1.8700000000000001E-2" table:style-name="ce1">
            <text:p>0,0187</text:p>
          </table:table-cell>
          <table:table-cell office:value-type="float" office:value="1169.4000000000001" table:style-name="ce1">
            <text:p>1169,4</text:p>
          </table:table-cell>
          <table:table-cell office:value-type="float" office:value="0.23100000000000001" table:style-name="ce1">
            <text:p>0,231</text:p>
          </table:table-cell>
          <table:table-cell office:value-type="float" office:value="1160.7" table:style-name="ce1">
            <text:p>1160,7</text:p>
          </table:table-cell>
          <table:table-cell office:value-type="float" office:value="0.34799999999999998" table:style-name="ce1">
            <text:p>0,348</text:p>
          </table:table-cell>
          <table:table-cell office:value-type="float" office:value="1173.7" table:style-name="ce1">
            <text:p>1173,7</text:p>
          </table:table-cell>
          <table:table-cell office:value-type="float" office:value="0.104" table:style-name="ce1">
            <text:p>0,104</text:p>
          </table:table-cell>
          <table:table-cell office:value-type="float" office:value="1057" table:style-name="ce1">
            <text:p>1057</text:p>
          </table:table-cell>
          <table:table-cell office:value-type="float" office:value="6.59E-2" table:style-name="ce1">
            <text:p>0,0659</text:p>
          </table:table-cell>
          <table:table-cell office:value-type="float" office:value="1159.2" table:style-name="ce1">
            <text:p>1159,2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1047.0999999999999" table:style-name="ce1">
            <text:p>1047,1</text:p>
          </table:table-cell>
          <table:table-cell office:value-type="float" office:value="7.2400000000000006E-2" table:style-name="ce1">
            <text:p>0,0724</text:p>
          </table:table-cell>
          <table:table-cell office:value-type="float" office:value="1168.4000000000001" table:style-name="ce1">
            <text:p>1168,4</text:p>
          </table:table-cell>
          <table:table-cell office:value-type="float" office:value="0.51400000000000001" table:style-name="ce1">
            <text:p>0,514</text:p>
          </table:table-cell>
          <table:table-cell office:value-type="float" office:value="1049.8" table:style-name="ce1">
            <text:p>1049,8</text:p>
          </table:table-cell>
          <table:table-cell office:value-type="float" office:value="0.35199999999999998" table:style-name="ce1">
            <text:p>0,352</text:p>
          </table:table-cell>
          <table:table-cell office:value-type="float" office:value="1178.3" table:style-name="ce1">
            <text:p>1178,3</text:p>
          </table:table-cell>
          <table:table-cell office:value-type="float" office:value="0.122" table:style-name="ce1">
            <text:p>0,122</text:p>
          </table:table-cell>
          <table:table-cell office:value-type="float" office:value="1050.4000000000001" table:style-name="ce1">
            <text:p>1050,4</text:p>
          </table:table-cell>
          <table:table-cell office:value-type="float" office:value="0.47" table:style-name="ce1">
            <text:p>0,47</text:p>
          </table:table-cell>
          <table:table-cell office:value-type="float" office:value="1179.5999999999999" table:style-name="ce1">
            <text:p>1179,6</text:p>
          </table:table-cell>
          <table:table-cell office:value-type="float" office:value="8.4199999999999997E-2" table:style-name="ce1">
            <text:p>0,0842</text:p>
          </table:table-cell>
          <table:table-cell office:value-type="float" office:value="1046.8" table:style-name="ce1">
            <text:p>1046,8</text:p>
          </table:table-cell>
          <table:table-cell office:value-type="float" office:value="0.158" table:style-name="ce1">
            <text:p>0,158</text:p>
          </table:table-cell>
          <table:table-cell office:value-type="float" office:value="1188.3" table:style-name="ce1">
            <text:p>1188,3</text:p>
          </table:table-cell>
          <table:table-cell office:value-type="float" office:value="5.1999999999999998E-2" table:style-name="ce1">
            <text:p>0,052</text:p>
          </table:table-cell>
          <table:table-cell office:value-type="float" office:value="1043.9000000000001" table:style-name="ce1">
            <text:p>1043,9</text:p>
          </table:table-cell>
          <table:table-cell office:value-type="float" office:value="5.5100000000000003E-2" table:style-name="ce1">
            <text:p>0,0551</text:p>
          </table:table-cell>
          <table:table-cell office:value-type="float" office:value="1192.7" table:style-name="ce1">
            <text:p>1192,7</text:p>
          </table:table-cell>
          <table:table-cell office:value-type="float" office:value="0.14099999999999999" table:style-name="ce1">
            <text:p>0,141</text:p>
          </table:table-cell>
          <table:table-cell office:value-type="float" office:value="1048.2" table:style-name="ce1">
            <text:p>1048,2</text:p>
          </table:table-cell>
          <table:table-cell office:value-type="float" office:value="0.14699999999999999" table:style-name="ce1">
            <text:p>0,147</text:p>
          </table:table-cell>
          <table:table-cell office:value-type="float" office:value="1201.2" table:style-name="ce1">
            <text:p>1201,2</text:p>
          </table:table-cell>
          <table:table-cell office:value-type="float" office:value="2.7099999999999999E-2" table:style-name="ce1">
            <text:p>0,0271</text:p>
          </table:table-cell>
          <table:table-cell office:value-type="float" office:value="1048.3" table:style-name="ce1">
            <text:p>1048,3</text:p>
          </table:table-cell>
          <table:table-cell office:value-type="float" office:value="2.63E-2" table:style-name="ce1">
            <text:p>0,0263</text:p>
          </table:table-cell>
          <table:table-cell office:value-type="float" office:value="1145.5999999999999" table:style-name="ce1">
            <text:p>1145,6</text:p>
          </table:table-cell>
          <table:table-cell office:value-type="float" office:value="3.73E-2" table:style-name="ce1">
            <text:p>0,0373</text:p>
          </table:table-cell>
          <table:table-cell office:value-type="float" office:value="1031.9000000000001" table:style-name="ce1">
            <text:p>1031,9</text:p>
          </table:table-cell>
          <table:table-cell office:value-type="float" office:value="1.7299999999999999E-2" table:style-name="ce1">
            <text:p>0,0173</text:p>
          </table:table-cell>
          <table:table-cell office:value-type="float" office:value="1150.7" table:style-name="ce1">
            <text:p>1150,7</text:p>
          </table:table-cell>
          <table:table-cell office:value-type="float" office:value="2.2100000000000002E-2" table:style-name="ce1">
            <text:p>0,0221</text:p>
          </table:table-cell>
          <table:table-cell office:value-type="float" office:value="1032.5999999999999" table:style-name="ce1">
            <text:p>1032,6</text:p>
          </table:table-cell>
          <table:table-cell office:value-type="float" office:value="2.8299999999999999E-2" table:style-name="ce1">
            <text:p>0,0283</text:p>
          </table:table-cell>
          <table:table-cell office:value-type="float" office:value="1194.8" table:style-name="ce1">
            <text:p>1194,8</text:p>
          </table:table-cell>
          <table:table-cell office:value-type="float" office:value="0.158" table:style-name="ce1">
            <text:p>0,158</text:p>
          </table:table-cell>
          <table:table-cell office:value-type="float" office:value="1039.7" table:style-name="ce1">
            <text:p>1039,7</text:p>
          </table:table-cell>
          <table:table-cell office:value-type="float" office:value="0.185" table:style-name="ce1">
            <text:p>0,185</text:p>
          </table:table-cell>
          <table:table-cell office:value-type="float" office:value="1196.4000000000001" table:style-name="ce1">
            <text:p>1196,4</text:p>
          </table:table-cell>
          <table:table-cell office:value-type="float" office:value="9.7500000000000003E-2" table:style-name="ce1">
            <text:p>0,0975</text:p>
          </table:table-cell>
          <table:table-cell office:value-type="float" office:value="1034" table:style-name="ce1">
            <text:p>1034</text:p>
          </table:table-cell>
          <table:table-cell office:value-type="float" office:value="5.6399999999999999E-2" table:style-name="ce1">
            <text:p>0,0564</text:p>
          </table:table-cell>
          <table:table-cell office:value-type="float" office:value="1191.7" table:style-name="ce1">
            <text:p>1191,7</text:p>
          </table:table-cell>
          <table:table-cell office:value-type="float" office:value="0.52200000000000002" table:style-name="ce1">
            <text:p>0,522</text:p>
          </table:table-cell>
          <table:table-cell office:value-type="float" office:value="1031.7" table:style-name="ce1">
            <text:p>1031,7</text:p>
          </table:table-cell>
          <table:table-cell office:value-type="float" office:value="0.248" table:style-name="ce1">
            <text:p>0,248</text:p>
          </table:table-cell>
          <table:table-cell office:value-type="float" office:value="1204.4000000000001" table:style-name="ce1">
            <text:p>1204,4</text:p>
          </table:table-cell>
          <table:table-cell office:value-type="float" office:value="4.3900000000000002E-2" table:style-name="ce1">
            <text:p>0,0439</text:p>
          </table:table-cell>
          <table:table-cell office:value-type="float" office:value="1036.0999999999999" table:style-name="ce1">
            <text:p>1036,1</text:p>
          </table:table-cell>
          <table:table-cell office:value-type="float" office:value="6.6799999999999998E-2" table:style-name="ce1">
            <text:p>0,0668</text:p>
          </table:table-cell>
          <table:table-cell office:value-type="float" office:value="1211.7" table:style-name="ce1">
            <text:p>1211,7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1031.7" table:style-name="ce1">
            <text:p>1031,7</text:p>
          </table:table-cell>
          <table:table-cell office:value-type="float" office:value="0.13200000000000001" table:style-name="ce1">
            <text:p>0,132</text:p>
          </table:table-cell>
          <table:table-cell office:value-type="float" office:value="1218" table:style-name="ce1">
            <text:p>1218</text:p>
          </table:table-cell>
          <table:table-cell office:value-type="float" office:value="1" table:style-name="ce1">
            <text:p>1</text:p>
          </table:table-cell>
          <table:table-cell office:value-type="float" office:value="1032.9000000000001" table:style-name="ce1">
            <text:p>1032,9</text:p>
          </table:table-cell>
          <table:table-cell office:value-type="float" office:value="1" table:style-name="ce1">
            <text:p>1</text:p>
          </table:table-cell>
          <table:table-cell office:value-type="float" office:value="1215.5" table:style-name="ce1">
            <text:p>1215,5</text:p>
          </table:table-cell>
          <table:table-cell office:value-type="float" office:value="0.20899999999999999" table:style-name="ce1">
            <text:p>0,209</text:p>
          </table:table-cell>
          <table:table-cell office:value-type="float" office:value="1028.8" table:style-name="ce1">
            <text:p>1028,8</text:p>
          </table:table-cell>
          <table:table-cell office:value-type="float" office:value="0.104" table:style-name="ce1">
            <text:p>0,104</text:p>
          </table:table-cell>
          <table:table-cell office:value-type="float" office:value="1209.2" table:style-name="ce1">
            <text:p>1209,2</text:p>
          </table:table-cell>
          <table:table-cell office:value-type="float" office:value="4.3200000000000002E-2" table:style-name="ce1">
            <text:p>0,0432</text:p>
          </table:table-cell>
          <table:table-cell office:value-type="float" office:value="1023.2" table:style-name="ce1">
            <text:p>1023,2</text:p>
          </table:table-cell>
          <table:table-cell office:value-type="float" office:value="4.7800000000000002E-2" table:style-name="ce1">
            <text:p>0,0478</text:p>
          </table:table-cell>
          <table:table-cell office:value-type="float" office:value="1201.5999999999999" table:style-name="ce1">
            <text:p>1201,6</text:p>
          </table:table-cell>
          <table:table-cell office:value-type="float" office:value="0.109" table:style-name="ce1">
            <text:p>0,109</text:p>
          </table:table-cell>
          <table:table-cell office:value-type="float" office:value="1016.5" table:style-name="ce1">
            <text:p>1016,5</text:p>
          </table:table-cell>
          <table:table-cell office:value-type="float" office:value="6.7299999999999999E-2" table:style-name="ce1">
            <text:p>0,0673</text:p>
          </table:table-cell>
          <table:table-cell office:value-type="float" office:value="1186" table:style-name="ce1">
            <text:p>1186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1028.3" table:style-name="ce1">
            <text:p>1028,3</text:p>
          </table:table-cell>
          <table:table-cell office:value-type="float" office:value="5.1999999999999998E-2" table:style-name="ce1">
            <text:p>0,052</text:p>
          </table:table-cell>
          <table:table-cell office:value-type="float" office:value="1152.4000000000001" table:style-name="ce1">
            <text:p>1152,4</text:p>
          </table:table-cell>
          <table:table-cell office:value-type="float" office:value="0.33300000000000002" table:style-name="ce1">
            <text:p>0,333</text:p>
          </table:table-cell>
          <table:table-cell office:value-type="float" office:value="1020.1" table:style-name="ce1">
            <text:p>1020,1</text:p>
          </table:table-cell>
          <table:table-cell office:value-type="float" office:value="1" table:style-name="ce1">
            <text:p>1</text:p>
          </table:table-cell>
          <table:table-cell office:value-type="float" office:value="1150.5" table:style-name="ce1">
            <text:p>1150,5</text:p>
          </table:table-cell>
          <table:table-cell office:value-type="float" office:value="9.9699999999999997E-2" table:style-name="ce1">
            <text:p>0,0997</text:p>
          </table:table-cell>
          <table:table-cell office:value-type="float" office:value="1012.1" table:style-name="ce1">
            <text:p>1012,1</text:p>
          </table:table-cell>
          <table:table-cell office:value-type="float" office:value="0.105" table:style-name="ce1">
            <text:p>0,105</text:p>
          </table:table-cell>
          <table:table-cell office:value-type="float" office:value="1147.5999999999999" table:style-name="ce1">
            <text:p>1147,6</text:p>
          </table:table-cell>
          <table:table-cell office:value-type="float" office:value="9.3799999999999994E-2" table:style-name="ce1">
            <text:p>0,0938</text:p>
          </table:table-cell>
          <table:table-cell office:value-type="float" office:value="1002.7" table:style-name="ce1">
            <text:p>1002,7</text:p>
          </table:table-cell>
          <table:table-cell office:value-type="float" office:value="9.01E-2" table:style-name="ce1">
            <text:p>0,0901</text:p>
          </table:table-cell>
          <table:table-cell office:value-type="float" office:value="1168.5999999999999" table:style-name="ce1">
            <text:p>1168,6</text:p>
          </table:table-cell>
          <table:table-cell office:value-type="float" office:value="8.1699999999999995E-2" table:style-name="ce1">
            <text:p>0,0817</text:p>
          </table:table-cell>
          <table:table-cell office:value-type="float" office:value="1002.8" table:style-name="ce1">
            <text:p>1002,8</text:p>
          </table:table-cell>
          <table:table-cell office:value-type="float" office:value="0.21199999999999999" table:style-name="ce1">
            <text:p>0,212</text:p>
          </table:table-cell>
          <table:table-cell office:value-type="float" office:value="1177.4000000000001" table:style-name="ce1">
            <text:p>1177,4</text:p>
          </table:table-cell>
          <table:table-cell office:value-type="float" office:value="4.7800000000000002E-2" table:style-name="ce1">
            <text:p>0,0478</text:p>
          </table:table-cell>
          <table:table-cell office:value-type="float" office:value="1000.7" table:style-name="ce1">
            <text:p>1000,7</text:p>
          </table:table-cell>
          <table:table-cell office:value-type="float" office:value="5.9700000000000003E-2" table:style-name="ce1">
            <text:p>0,0597</text:p>
          </table:table-cell>
          <table:table-cell office:value-type="float" office:value="1177.3" table:style-name="ce1">
            <text:p>1177,3</text:p>
          </table:table-cell>
          <table:table-cell office:value-type="float" office:value="3.6999999999999998E-2" table:style-name="ce1">
            <text:p>0,037</text:p>
          </table:table-cell>
          <table:table-cell office:value-type="float" office:value="1008" table:style-name="ce1">
            <text:p>1008</text:p>
          </table:table-cell>
          <table:table-cell office:value-type="float" office:value="4.8500000000000001E-2" table:style-name="ce1">
            <text:p>0,0485</text:p>
          </table:table-cell>
          <table:table-cell office:value-type="float" office:value="1179.4000000000001" table:style-name="ce1">
            <text:p>1179,4</text:p>
          </table:table-cell>
          <table:table-cell office:value-type="float" office:value="0.13200000000000001" table:style-name="ce1">
            <text:p>0,132</text:p>
          </table:table-cell>
          <table:table-cell office:value-type="float" office:value="1013.1" table:style-name="ce1">
            <text:p>1013,1</text:p>
          </table:table-cell>
          <table:table-cell office:value-type="float" office:value="9.3799999999999994E-2" table:style-name="ce1">
            <text:p>0,0938</text:p>
          </table:table-cell>
          <table:table-cell office:value-type="float" office:value="1185.5" table:style-name="ce1">
            <text:p>1185,5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" table:style-name="ce1">
            <text:p>1</text:p>
          </table:table-cell>
          <table:table-cell office:value-type="float" office:value="1187.5" table:style-name="ce1">
            <text:p>1187,5</text:p>
          </table:table-cell>
          <table:table-cell office:value-type="float" office:value="1" table:style-name="ce1">
            <text:p>1</text:p>
          </table:table-cell>
          <table:table-cell office:value-type="float" office:value="1007.5" table:style-name="ce1">
            <text:p>1007,5</text:p>
          </table:table-cell>
          <table:table-cell office:value-type="float" office:value="1" table:style-name="ce1">
            <text:p>1</text:p>
          </table:table-cell>
          <table:table-cell office:value-type="float" office:value="1190.0999999999999" table:style-name="ce1">
            <text:p>1190,1</text:p>
          </table:table-cell>
          <table:table-cell office:value-type="float" office:value="4.19E-2" table:style-name="ce1">
            <text:p>0,0419</text:p>
          </table:table-cell>
          <table:table-cell office:value-type="float" office:value="1018.1" table:style-name="ce1">
            <text:p>1018,1</text:p>
          </table:table-cell>
          <table:table-cell office:value-type="float" office:value="9.4500000000000001E-2" table:style-name="ce1">
            <text:p>0,0945</text:p>
          </table:table-cell>
          <table:table-cell office:value-type="float" office:value="1162.8" table:style-name="ce1">
            <text:p>1162,8</text:p>
          </table:table-cell>
          <table:table-cell office:value-type="float" office:value="0.22700000000000001" table:style-name="ce1">
            <text:p>0,227</text:p>
          </table:table-cell>
          <table:table-cell office:value-type="float" office:value="1000.5" table:style-name="ce1">
            <text:p>1000,5</text:p>
          </table:table-cell>
          <table:table-cell office:value-type="float" office:value="6.8000000000000005E-2" table:style-name="ce1">
            <text:p>0,068</text:p>
          </table:table-cell>
          <table:table-cell table:number-columns-repeated="4" table:style-name="ce1"/>
          <table:table-cell office:value-type="float" office:value="1153.8" table:style-name="ce1">
            <text:p>1153,8</text:p>
          </table:table-cell>
          <table:table-cell office:value-type="float" office:value="0.67300000000000004" table:style-name="ce1">
            <text:p>0,673</text:p>
          </table:table-cell>
          <table:table-cell office:value-type="float" office:value="1016.9" table:style-name="ce1">
            <text:p>1016,9</text:p>
          </table:table-cell>
          <table:table-cell office:value-type="float" office:value="0.28799999999999998" table:style-name="ce1">
            <text:p>0,288</text:p>
          </table:table-cell>
          <table:table-cell table:number-columns-repeated="16203" table:style-name="ce1"/>
        </table:table-row>
        <table:table-row table:style-name="ro1">
          <table:table-cell office:value-type="date" office:date-value="2011-05-25T00:00:00" table:style-name="ce7">
            <text:p>2011-05-25</text:p>
          </table:table-cell>
          <table:table-cell office:value-type="float" office:value="866.21" table:style-name="ce1">
            <text:p>866,21</text:p>
          </table:table-cell>
          <table:table-cell office:value-type="float" office:value="0.02" table:style-name="ce1">
            <text:p>0,02</text:p>
          </table:table-cell>
          <table:table-cell office:value-type="float" office:value="850.86" table:style-name="ce1">
            <text:p>850,86</text:p>
          </table:table-cell>
          <table:table-cell office:value-type="float" office:value="0.02" table:style-name="ce1">
            <text:p>0,02</text:p>
          </table:table-cell>
          <table:table-cell office:value-type="float" office:value="962.21" table:style-name="ce1">
            <text:p>962,21</text:p>
          </table:table-cell>
          <table:table-cell office:value-type="float" office:value="0.1" table:style-name="ce1">
            <text:p>0,1</text:p>
          </table:table-cell>
          <table:table-cell office:value-type="float" office:value="790.05" table:style-name="ce1">
            <text:p>790,05</text:p>
          </table:table-cell>
          <table:table-cell office:value-type="float" office:value="0.11" table:style-name="ce1">
            <text:p>0,11</text:p>
          </table:table-cell>
          <table:table-cell office:value-type="float" office:value="970.45" table:style-name="ce1">
            <text:p>970,45</text:p>
          </table:table-cell>
          <table:table-cell office:value-type="float" office:value="0.04" table:style-name="ce1">
            <text:p>0,04</text:p>
          </table:table-cell>
          <table:table-cell office:value-type="float" office:value="799.06" table:style-name="ce1">
            <text:p>799,06</text:p>
          </table:table-cell>
          <table:table-cell office:value-type="float" office:value="0.03" table:style-name="ce1">
            <text:p>0,03</text:p>
          </table:table-cell>
          <table:table-cell office:value-type="float" office:value="978.62" table:style-name="ce1">
            <text:p>978,62</text:p>
          </table:table-cell>
          <table:table-cell office:value-type="float" office:value="0.1" table:style-name="ce1">
            <text:p>0,1</text:p>
          </table:table-cell>
          <table:table-cell office:value-type="float" office:value="808.46" table:style-name="ce1">
            <text:p>808,4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71.39" table:style-name="ce1">
            <text:p>971,39</text:p>
          </table:table-cell>
          <table:table-cell office:value-type="float" office:value="0.08" table:style-name="ce1">
            <text:p>0,08</text:p>
          </table:table-cell>
          <table:table-cell office:value-type="float" office:value="813.73" table:style-name="ce1">
            <text:p>813,7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70.59" table:style-name="ce1">
            <text:p>970,59</text:p>
          </table:table-cell>
          <table:table-cell office:value-type="float" office:value="0.1" table:style-name="ce1">
            <text:p>0,1</text:p>
          </table:table-cell>
          <table:table-cell office:value-type="float" office:value="808.14" table:style-name="ce1">
            <text:p>808,14</text:p>
          </table:table-cell>
          <table:table-cell office:value-type="float" office:value="0.08" table:style-name="ce1">
            <text:p>0,08</text:p>
          </table:table-cell>
          <table:table-cell office:value-type="float" office:value="981.74" table:style-name="ce1">
            <text:p>981,7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815.22" table:style-name="ce1">
            <text:p>815,22</text:p>
          </table:table-cell>
          <table:table-cell office:value-type="float" office:value="0.05" table:style-name="ce1">
            <text:p>0,05</text:p>
          </table:table-cell>
          <table:table-cell office:value-type="float" office:value="979.19" table:style-name="ce1">
            <text:p>979,19</text:p>
          </table:table-cell>
          <table:table-cell office:value-type="float" office:value="0.1" table:style-name="ce1">
            <text:p>0,1</text:p>
          </table:table-cell>
          <table:table-cell office:value-type="float" office:value="820.33" table:style-name="ce1">
            <text:p>820,33</text:p>
          </table:table-cell>
          <table:table-cell office:value-type="float" office:value="0.2" table:style-name="ce1">
            <text:p>0,2</text:p>
          </table:table-cell>
          <table:table-cell office:value-type="float" office:value="964.22" table:style-name="ce1">
            <text:p>964,22</text:p>
          </table:table-cell>
          <table:table-cell office:value-type="float" office:value="0.15" table:style-name="ce1">
            <text:p>0,15</text:p>
          </table:table-cell>
          <table:table-cell office:value-type="float" office:value="812.44" table:style-name="ce1">
            <text:p>812,44</text:p>
          </table:table-cell>
          <table:table-cell office:value-type="float" office:value="6.5000000000000002E-2" table:style-name="ce1">
            <text:p>0,065</text:p>
          </table:table-cell>
          <table:table-cell office:value-type="float" office:value="977.02" table:style-name="ce1">
            <text:p>977,02</text:p>
          </table:table-cell>
          <table:table-cell office:value-type="float" office:value="0.34" table:style-name="ce1">
            <text:p>0,34</text:p>
          </table:table-cell>
          <table:table-cell office:value-type="float" office:value="798.65" table:style-name="ce1">
            <text:p>798,65</text:p>
          </table:table-cell>
          <table:table-cell office:value-type="float" office:value="0.72" table:style-name="ce1">
            <text:p>0,72</text:p>
          </table:table-cell>
          <table:table-cell office:value-type="float" office:value="968.29" table:style-name="ce1">
            <text:p>968,29</text:p>
          </table:table-cell>
          <table:table-cell office:value-type="float" office:value="3.0599999999999999E-2" table:style-name="ce1">
            <text:p>0,0306</text:p>
          </table:table-cell>
          <table:table-cell office:value-type="float" office:value="833.15" table:style-name="ce1">
            <text:p>833,15</text:p>
          </table:table-cell>
          <table:table-cell office:value-type="float" office:value="2.7E-2" table:style-name="ce1">
            <text:p>0,027</text:p>
          </table:table-cell>
          <table:table-cell office:value-type="float" office:value="973.42" table:style-name="ce1">
            <text:p>973,42</text:p>
          </table:table-cell>
          <table:table-cell office:value-type="float" office:value="0.14799999999999999" table:style-name="ce1">
            <text:p>0,148</text:p>
          </table:table-cell>
          <table:table-cell office:value-type="float" office:value="839.71" table:style-name="ce1">
            <text:p>839,71</text:p>
          </table:table-cell>
          <table:table-cell office:value-type="float" office:value="0.23699999999999999" table:style-name="ce1">
            <text:p>0,237</text:p>
          </table:table-cell>
          <table:table-cell office:value-type="float" office:value="977.7" table:style-name="ce1">
            <text:p>977,7</text:p>
          </table:table-cell>
          <table:table-cell office:value-type="float" office:value="0.22500000000000001" table:style-name="ce1">
            <text:p>0,225</text:p>
          </table:table-cell>
          <table:table-cell office:value-type="float" office:value="837.07" table:style-name="ce1">
            <text:p>837,07</text:p>
          </table:table-cell>
          <table:table-cell office:value-type="float" office:value="0.41899999999999998" table:style-name="ce1">
            <text:p>0,419</text:p>
          </table:table-cell>
          <table:table-cell office:value-type="float" office:value="962.98" table:style-name="ce1">
            <text:p>962,98</text:p>
          </table:table-cell>
          <table:table-cell office:value-type="float" office:value="0.19400000000000001" table:style-name="ce1">
            <text:p>0,194</text:p>
          </table:table-cell>
          <table:table-cell office:value-type="float" office:value="826.46" table:style-name="ce1">
            <text:p>826,46</text:p>
          </table:table-cell>
          <table:table-cell office:value-type="float" office:value="0.125" table:style-name="ce1">
            <text:p>0,125</text:p>
          </table:table-cell>
          <table:table-cell office:value-type="float" office:value="972.83" table:style-name="ce1">
            <text:p>972,83</text:p>
          </table:table-cell>
          <table:table-cell office:value-type="float" office:value="0.315" table:style-name="ce1">
            <text:p>0,315</text:p>
          </table:table-cell>
          <table:table-cell office:value-type="float" office:value="830.35" table:style-name="ce1">
            <text:p>830,35</text:p>
          </table:table-cell>
          <table:table-cell office:value-type="float" office:value="0.44800000000000001" table:style-name="ce1">
            <text:p>0,448</text:p>
          </table:table-cell>
          <table:table-cell office:value-type="float" office:value="983.31" table:style-name="ce1">
            <text:p>983,31</text:p>
          </table:table-cell>
          <table:table-cell office:value-type="float" office:value="8.09E-2" table:style-name="ce1">
            <text:p>0,0809</text:p>
          </table:table-cell>
          <table:table-cell office:value-type="float" office:value="830.56" table:style-name="ce1">
            <text:p>830,56</text:p>
          </table:table-cell>
          <table:table-cell office:value-type="float" office:value="0.23799999999999999" table:style-name="ce1">
            <text:p>0,238</text:p>
          </table:table-cell>
          <table:table-cell office:value-type="float" office:value="984.15" table:style-name="ce1">
            <text:p>984,15</text:p>
          </table:table-cell>
          <table:table-cell office:value-type="float" office:value="0.105" table:style-name="ce1">
            <text:p>0,105</text:p>
          </table:table-cell>
          <table:table-cell office:value-type="float" office:value="826.74" table:style-name="ce1">
            <text:p>826,74</text:p>
          </table:table-cell>
          <table:table-cell office:value-type="float" office:value="0.28899999999999998" table:style-name="ce1">
            <text:p>0,289</text:p>
          </table:table-cell>
          <table:table-cell office:value-type="float" office:value="993.23" table:style-name="ce1">
            <text:p>993,23</text:p>
          </table:table-cell>
          <table:table-cell office:value-type="float" office:value="8.0299999999999996E-2" table:style-name="ce1">
            <text:p>0,0803</text:p>
          </table:table-cell>
          <table:table-cell office:value-type="float" office:value="824.08" table:style-name="ce1">
            <text:p>824,08</text:p>
          </table:table-cell>
          <table:table-cell office:value-type="float" office:value="0.115" table:style-name="ce1">
            <text:p>0,115</text:p>
          </table:table-cell>
          <table:table-cell office:value-type="float" office:value="997.37" table:style-name="ce1">
            <text:p>997,37</text:p>
          </table:table-cell>
          <table:table-cell office:value-type="float" office:value="0.18099999999999999" table:style-name="ce1">
            <text:p>0,181</text:p>
          </table:table-cell>
          <table:table-cell office:value-type="float" office:value="826.41" table:style-name="ce1">
            <text:p>826,41</text:p>
          </table:table-cell>
          <table:table-cell office:value-type="float" office:value="0.29099999999999998" table:style-name="ce1">
            <text:p>0,291</text:p>
          </table:table-cell>
          <table:table-cell office:value-type="float" office:value="1004.9" table:style-name="ce1">
            <text:p>1004,9</text:p>
          </table:table-cell>
          <table:table-cell office:value-type="float" office:value="0.124" table:style-name="ce1">
            <text:p>0,124</text:p>
          </table:table-cell>
          <table:table-cell office:value-type="float" office:value="826.06" table:style-name="ce1">
            <text:p>826,06</text:p>
          </table:table-cell>
          <table:table-cell office:value-type="float" office:value="0.114" table:style-name="ce1">
            <text:p>0,114</text:p>
          </table:table-cell>
          <table:table-cell office:value-type="float" office:value="950.12" table:style-name="ce1">
            <text:p>950,12</text:p>
          </table:table-cell>
          <table:table-cell office:value-type="float" office:value="3.6400000000000002E-2" table:style-name="ce1">
            <text:p>0,0364</text:p>
          </table:table-cell>
          <table:table-cell office:value-type="float" office:value="810.77" table:style-name="ce1">
            <text:p>810,77</text:p>
          </table:table-cell>
          <table:table-cell office:value-type="float" office:value="1.12E-2" table:style-name="ce1">
            <text:p>0,0112</text:p>
          </table:table-cell>
          <table:table-cell office:value-type="float" office:value="954.56" table:style-name="ce1">
            <text:p>954,56</text:p>
          </table:table-cell>
          <table:table-cell office:value-type="float" office:value="4.07E-2" table:style-name="ce1">
            <text:p>0,0407</text:p>
          </table:table-cell>
          <table:table-cell office:value-type="float" office:value="810.77" table:style-name="ce1">
            <text:p>810,77</text:p>
          </table:table-cell>
          <table:table-cell office:value-type="float" office:value="3.95E-2" table:style-name="ce1">
            <text:p>0,0395</text:p>
          </table:table-cell>
          <table:table-cell office:value-type="float" office:value="999.97" table:style-name="ce1">
            <text:p>999,97</text:p>
          </table:table-cell>
          <table:table-cell office:value-type="float" office:value="2.6100000000000002E-2" table:style-name="ce1">
            <text:p>0,0261</text:p>
          </table:table-cell>
          <table:table-cell office:value-type="float" office:value="820.07" table:style-name="ce1">
            <text:p>820,07</text:p>
          </table:table-cell>
          <table:table-cell office:value-type="float" office:value="2.7799999999999998E-2" table:style-name="ce1">
            <text:p>0,0278</text:p>
          </table:table-cell>
          <table:table-cell office:value-type="float" office:value="1002" table:style-name="ce1">
            <text:p>1002</text:p>
          </table:table-cell>
          <table:table-cell office:value-type="float" office:value="0.46600000000000003" table:style-name="ce1">
            <text:p>0,466</text:p>
          </table:table-cell>
          <table:table-cell office:value-type="float" office:value="814.64" table:style-name="ce1">
            <text:p>814,64</text:p>
          </table:table-cell>
          <table:table-cell office:value-type="float" office:value="0.23699999999999999" table:style-name="ce1">
            <text:p>0,2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8.9" table:style-name="ce1">
            <text:p>1008,9</text:p>
          </table:table-cell>
          <table:table-cell office:value-type="float" office:value="5.6300000000000003E-2" table:style-name="ce1">
            <text:p>0,0563</text:p>
          </table:table-cell>
          <table:table-cell office:value-type="float" office:value="814.4" table:style-name="ce1">
            <text:p>814,4</text:p>
          </table:table-cell>
          <table:table-cell office:value-type="float" office:value="8.5599999999999996E-2" table:style-name="ce1">
            <text:p>0,0856</text:p>
          </table:table-cell>
          <table:table-cell office:value-type="float" office:value="1016" table:style-name="ce1">
            <text:p>1016</text:p>
          </table:table-cell>
          <table:table-cell office:value-type="float" office:value="0.23200000000000001" table:style-name="ce1">
            <text:p>0,232</text:p>
          </table:table-cell>
          <table:table-cell office:value-type="float" office:value="810.04" table:style-name="ce1">
            <text:p>810,04</text:p>
          </table:table-cell>
          <table:table-cell office:value-type="float" office:value="0.13" table:style-name="ce1">
            <text:p>0,13</text:p>
          </table:table-cell>
          <table:table-cell office:value-type="float" office:value="1023.1" table:style-name="ce1">
            <text:p>1023,1</text:p>
          </table:table-cell>
          <table:table-cell office:value-type="float" office:value="0.75600000000000001" table:style-name="ce1">
            <text:p>0,756</text:p>
          </table:table-cell>
          <table:table-cell office:value-type="float" office:value="811.3" table:style-name="ce1">
            <text:p>811,3</text:p>
          </table:table-cell>
          <table:table-cell office:value-type="float" office:value="0.221" table:style-name="ce1">
            <text:p>0,221</text:p>
          </table:table-cell>
          <table:table-cell office:value-type="float" office:value="1019.8" table:style-name="ce1">
            <text:p>1019,8</text:p>
          </table:table-cell>
          <table:table-cell office:value-type="float" office:value="0.20699999999999999" table:style-name="ce1">
            <text:p>0,207</text:p>
          </table:table-cell>
          <table:table-cell office:value-type="float" office:value="807.49" table:style-name="ce1">
            <text:p>807,49</text:p>
          </table:table-cell>
          <table:table-cell office:value-type="float" office:value="0.504" table:style-name="ce1">
            <text:p>0,504</text:p>
          </table:table-cell>
          <table:table-cell office:value-type="float" office:value="1014.2" table:style-name="ce1">
            <text:p>1014,2</text:p>
          </table:table-cell>
          <table:table-cell office:value-type="float" office:value="0.30399999999999999" table:style-name="ce1">
            <text:p>0,304</text:p>
          </table:table-cell>
          <table:table-cell office:value-type="float" office:value="802.77" table:style-name="ce1">
            <text:p>802,77</text:p>
          </table:table-cell>
          <table:table-cell office:value-type="float" office:value="0.104" table:style-name="ce1">
            <text:p>0,104</text:p>
          </table:table-cell>
          <table:table-cell office:value-type="float" office:value="1006.6" table:style-name="ce1">
            <text:p>1006,6</text:p>
          </table:table-cell>
          <table:table-cell office:value-type="float" office:value="7.6399999999999996E-2" table:style-name="ce1">
            <text:p>0,0764</text:p>
          </table:table-cell>
          <table:table-cell office:value-type="float" office:value="796.04" table:style-name="ce1">
            <text:p>796,04</text:p>
          </table:table-cell>
          <table:table-cell office:value-type="float" office:value="7.6499999999999999E-2" table:style-name="ce1">
            <text:p>0,0765</text:p>
          </table:table-cell>
          <table:table-cell office:value-type="float" office:value="991.08" table:style-name="ce1">
            <text:p>991,08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807.95" table:style-name="ce1">
            <text:p>807,95</text:p>
          </table:table-cell>
          <table:table-cell office:value-type="float" office:value="7.1900000000000006E-2" table:style-name="ce1">
            <text:p>0,0719</text:p>
          </table:table-cell>
          <table:table-cell office:value-type="float" office:value="956.75" table:style-name="ce1">
            <text:p>956,75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801" table:style-name="ce1">
            <text:p>801</text:p>
          </table:table-cell>
          <table:table-cell office:value-type="float" office:value="1" table:style-name="ce1">
            <text:p>1</text:p>
          </table:table-cell>
          <table:table-cell office:value-type="float" office:value="954" table:style-name="ce1">
            <text:p>954</text:p>
          </table:table-cell>
          <table:table-cell office:value-type="float" office:value="1" table:style-name="ce1">
            <text:p>1</text:p>
          </table:table-cell>
          <table:table-cell office:value-type="float" office:value="790" table:style-name="ce1">
            <text:p>790</text:p>
          </table:table-cell>
          <table:table-cell office:value-type="float" office:value="1" table:style-name="ce1">
            <text:p>1</text:p>
          </table:table-cell>
          <table:table-cell office:value-type="float" office:value="952.16" table:style-name="ce1">
            <text:p>952,16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781.95" table:style-name="ce1">
            <text:p>781,95</text:p>
          </table:table-cell>
          <table:table-cell office:value-type="float" office:value="7.7799999999999994E-2" table:style-name="ce1">
            <text:p>0,0778</text:p>
          </table:table-cell>
          <table:table-cell office:value-type="float" office:value="973.21" table:style-name="ce1">
            <text:p>973,21</text:p>
          </table:table-cell>
          <table:table-cell office:value-type="float" office:value="0.13200000000000001" table:style-name="ce1">
            <text:p>0,132</text:p>
          </table:table-cell>
          <table:table-cell office:value-type="float" office:value="780.85" table:style-name="ce1">
            <text:p>780,85</text:p>
          </table:table-cell>
          <table:table-cell office:value-type="float" office:value="0.183" table:style-name="ce1">
            <text:p>0,183</text:p>
          </table:table-cell>
          <table:table-cell office:value-type="float" office:value="982.13" table:style-name="ce1">
            <text:p>982,13</text:p>
          </table:table-cell>
          <table:table-cell office:value-type="float" office:value="3.85E-2" table:style-name="ce1">
            <text:p>0,0385</text:p>
          </table:table-cell>
          <table:table-cell office:value-type="float" office:value="779.41" table:style-name="ce1">
            <text:p>779,41</text:p>
          </table:table-cell>
          <table:table-cell office:value-type="float" office:value="4.4400000000000002E-2" table:style-name="ce1">
            <text:p>0,0444</text:p>
          </table:table-cell>
          <table:table-cell office:value-type="float" office:value="981.83" table:style-name="ce1">
            <text:p>981,83</text:p>
          </table:table-cell>
          <table:table-cell office:value-type="float" office:value="4.0800000000000003E-2" table:style-name="ce1">
            <text:p>0,0408</text:p>
          </table:table-cell>
          <table:table-cell office:value-type="float" office:value="786.76" table:style-name="ce1">
            <text:p>786,76</text:p>
          </table:table-cell>
          <table:table-cell office:value-type="float" office:value="3.9100000000000003E-2" table:style-name="ce1">
            <text:p>0,0391</text:p>
          </table:table-cell>
          <table:table-cell office:value-type="float" office:value="984.34" table:style-name="ce1">
            <text:p>984,34</text:p>
          </table:table-cell>
          <table:table-cell office:value-type="float" office:value="0.112" table:style-name="ce1">
            <text:p>0,112</text:p>
          </table:table-cell>
          <table:table-cell office:value-type="float" office:value="792.18" table:style-name="ce1">
            <text:p>792,18</text:p>
          </table:table-cell>
          <table:table-cell office:value-type="float" office:value="7.8200000000000006E-2" table:style-name="ce1">
            <text:p>0,0782</text:p>
          </table:table-cell>
          <table:table-cell office:value-type="float" office:value="990.5" table:style-name="ce1">
            <text:p>990,5</text:p>
          </table:table-cell>
          <table:table-cell office:value-type="float" office:value="1" table:style-name="ce1">
            <text:p>1</text:p>
          </table:table-cell>
          <table:table-cell office:value-type="float" office:value="788" table:style-name="ce1">
            <text:p>788</text:p>
          </table:table-cell>
          <table:table-cell office:value-type="float" office:value="1" table:style-name="ce1">
            <text:p>1</text:p>
          </table:table-cell>
          <table:table-cell office:value-type="float" office:value="993" table:style-name="ce1">
            <text:p>993</text:p>
          </table:table-cell>
          <table:table-cell office:value-type="float" office:value="1" table:style-name="ce1">
            <text:p>1</text:p>
          </table:table-cell>
          <table:table-cell office:value-type="float" office:value="786" table:style-name="ce1">
            <text:p>786</text:p>
          </table:table-cell>
          <table:table-cell office:value-type="float" office:value="1" table:style-name="ce1">
            <text:p>1</text:p>
          </table:table-cell>
          <table:table-cell office:value-type="float" office:value="994" table:style-name="ce1">
            <text:p>994</text:p>
          </table:table-cell>
          <table:table-cell office:value-type="float" office:value="3.2500000000000001E-2" table:style-name="ce1">
            <text:p>0,0325</text:p>
          </table:table-cell>
          <table:table-cell office:value-type="float" office:value="796.94" table:style-name="ce1">
            <text:p>796,94</text:p>
          </table:table-cell>
          <table:table-cell office:value-type="float" office:value="5.45E-2" table:style-name="ce1">
            <text:p>0,0545</text:p>
          </table:table-cell>
          <table:table-cell office:value-type="float" office:value="967.08" table:style-name="ce1">
            <text:p>967,08</text:p>
          </table:table-cell>
          <table:table-cell office:value-type="float" office:value="0.17" table:style-name="ce1">
            <text:p>0,17</text:p>
          </table:table-cell>
          <table:table-cell office:value-type="float" office:value="779.59" table:style-name="ce1">
            <text:p>779,59</text:p>
          </table:table-cell>
          <table:table-cell office:value-type="float" office:value="8.5900000000000004E-2" table:style-name="ce1">
            <text:p>0,0859</text:p>
          </table:table-cell>
          <table:table-cell office:value-type="float" office:value="882.54" table:style-name="ce9">
            <text:p>882,54</text:p>
          </table:table-cell>
          <table:table-cell office:value-type="float" office:value="0.09" table:style-name="ce9">
            <text:p>0,09</text:p>
          </table:table-cell>
          <table:table-cell office:value-type="float" office:value="708.52" table:style-name="ce9">
            <text:p>708,52</text:p>
          </table:table-cell>
          <table:table-cell office:value-type="float" office:value="0.05" table:style-name="ce9">
            <text:p>0,05</text:p>
          </table:table-cell>
          <table:table-cell office:value-type="float" office:value="957.5" table:style-name="ce1">
            <text:p>957,5</text:p>
          </table:table-cell>
          <table:table-cell office:value-type="float" office:value="0.248" table:style-name="ce1">
            <text:p>0,248</text:p>
          </table:table-cell>
          <table:table-cell office:value-type="float" office:value="795.85" table:style-name="ce1">
            <text:p>795,85</text:p>
          </table:table-cell>
          <table:table-cell office:value-type="float" office:value="0.19900000000000001" table:style-name="ce1">
            <text:p>0,199</text:p>
          </table:table-cell>
          <table:table-cell office:value-type="float" office:value="844.37" table:style-name="ce1">
            <text:p>844,37</text:p>
          </table:table-cell>
          <table:table-cell office:value-type="float" office:value="667.22" table:style-name="ce1">
            <text:p>667,22</text:p>
          </table:table-cell>
          <table:table-cell office:value-type="float" office:value="0.12" table:style-name="ce1">
            <text:p>0,12</text:p>
          </table:table-cell>
          <table:table-cell office:value-type="float" office:value="0.1" table:style-name="ce1">
            <text:p>0,1</text:p>
          </table:table-cell>
          <table:table-cell office:value-type="float" office:value="861.91" table:style-name="ce1">
            <text:p>861,91</text:p>
          </table:table-cell>
          <table:table-cell office:value-type="float" office:value="663.14" table:style-name="ce1">
            <text:p>663,14</text:p>
          </table:table-cell>
          <table:table-cell office:value-type="float" office:value="0.08" table:style-name="ce1">
            <text:p>0,08</text:p>
          </table:table-cell>
          <table:table-cell office:value-type="float" office:value="0.16" table:style-name="ce1">
            <text:p>0,16</text:p>
          </table:table-cell>
          <table:table-cell office:value-type="float" office:value="861.28" table:style-name="ce1">
            <text:p>861,28</text:p>
          </table:table-cell>
          <table:table-cell office:value-type="float" office:value="684.15" table:style-name="ce1">
            <text:p>684,15</text:p>
          </table:table-cell>
          <table:table-cell office:value-type="float" office:value="0.23" table:style-name="ce1">
            <text:p>0,23</text:p>
          </table:table-cell>
          <table:table-cell office:value-type="float" office:value="0.12" table:style-name="ce1">
            <text:p>0,12</text:p>
          </table:table-cell>
          <table:table-cell office:value-type="float" office:value="848.99" table:style-name="ce1">
            <text:p>848,99</text:p>
          </table:table-cell>
          <table:table-cell office:value-type="float" office:value="693.74" table:style-name="ce1">
            <text:p>693,74</text:p>
          </table:table-cell>
          <table:table-cell office:value-type="float" office:value="1.92" table:style-name="ce1">
            <text:p>1,92</text:p>
          </table:table-cell>
          <table:table-cell office:value-type="float" office:value="1.35" table:style-name="ce1">
            <text:p>1,35</text:p>
          </table:table-cell>
          <table:table-cell office:value-type="float" office:value="852.28" table:style-name="ce1">
            <text:p>852,28</text:p>
          </table:table-cell>
          <table:table-cell office:value-type="float" office:value="686.26" table:style-name="ce1">
            <text:p>686,26</text:p>
          </table:table-cell>
          <table:table-cell office:value-type="float" office:value="0.12" table:style-name="ce1">
            <text:p>0,12</text:p>
          </table:table-cell>
          <table:table-cell office:value-type="float" office:value="0.22" table:style-name="ce1">
            <text:p>0,22</text:p>
          </table:table-cell>
          <table:table-cell table:number-columns-repeated="16183"/>
        </table:table-row>
        <table:table-row table:style-name="ro1">
          <table:table-cell office:value-type="date" office:date-value="2012-05-16T00:00:00" table:style-name="ce7">
            <text:p>2012-05-16</text:p>
          </table:table-cell>
          <table:table-cell office:value-type="float" office:value="867.6" table:style-name="ce1">
            <text:p>867,6</text:p>
          </table:table-cell>
          <table:table-cell office:value-type="float" office:value="0.04" table:style-name="ce1">
            <text:p>0,04</text:p>
          </table:table-cell>
          <table:table-cell office:value-type="float" office:value="787.45" table:style-name="ce1">
            <text:p>787,45</text:p>
          </table:table-cell>
          <table:table-cell office:value-type="float" office:value="0.04" table:style-name="ce1">
            <text:p>0,04</text:p>
          </table:table-cell>
          <table:table-cell office:value-type="float" office:value="963.27" table:style-name="ce1">
            <text:p>963,27</text:p>
          </table:table-cell>
          <table:table-cell office:value-type="float" office:value="0.15" table:style-name="ce1">
            <text:p>0,15</text:p>
          </table:table-cell>
          <table:table-cell office:value-type="float" office:value="727.04" table:style-name="ce1">
            <text:p>727,04</text:p>
          </table:table-cell>
          <table:table-cell office:value-type="float" office:value="0.17" table:style-name="ce1">
            <text:p>0,17</text:p>
          </table:table-cell>
          <table:table-cell office:value-type="float" office:value="971.41" table:style-name="ce1">
            <text:p>971,41</text:p>
          </table:table-cell>
          <table:table-cell office:value-type="float" office:value="0.03" table:style-name="ce1">
            <text:p>0,03</text:p>
          </table:table-cell>
          <table:table-cell office:value-type="float" office:value="736.26" table:style-name="ce1">
            <text:p>736,26</text:p>
          </table:table-cell>
          <table:table-cell office:value-type="float" office:value="0.03" table:style-name="ce1">
            <text:p>0,03</text:p>
          </table:table-cell>
          <table:table-cell office:value-type="float" office:value="979.97" table:style-name="ce1">
            <text:p>979,9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45.73" table:style-name="ce1">
            <text:p>745,73</text:p>
          </table:table-cell>
          <table:table-cell office:value-type="float" office:value="0.04" table:style-name="ce1">
            <text:p>0,04</text:p>
          </table:table-cell>
          <table:table-cell office:value-type="float" office:value="972.58" table:style-name="ce1">
            <text:p>972,58</text:p>
          </table:table-cell>
          <table:table-cell office:value-type="float" office:value="0.05" table:style-name="ce1">
            <text:p>0,05</text:p>
          </table:table-cell>
          <table:table-cell office:value-type="float" office:value="750.91" table:style-name="ce1">
            <text:p>750,91</text:p>
          </table:table-cell>
          <table:table-cell office:value-type="float" office:value="0.03" table:style-name="ce1">
            <text:p>0,03</text:p>
          </table:table-cell>
          <table:table-cell office:value-type="float" office:value="971.4" table:style-name="ce1">
            <text:p>971,4</text:p>
          </table:table-cell>
          <table:table-cell office:value-type="float" office:value="0.1" table:style-name="ce1">
            <text:p>0,1</text:p>
          </table:table-cell>
          <table:table-cell office:value-type="float" office:value="745.04" table:style-name="ce1">
            <text:p>745,04</text:p>
          </table:table-cell>
          <table:table-cell office:value-type="float" office:value="0.09" table:style-name="ce1">
            <text:p>0,09</text:p>
          </table:table-cell>
          <table:table-cell office:value-type="float" office:value="983.01" table:style-name="ce1">
            <text:p>983,01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752.27" table:style-name="ce1">
            <text:p>752,27</text:p>
          </table:table-cell>
          <table:table-cell office:value-type="float" office:value="0.11" table:style-name="ce1">
            <text:p>0,11</text:p>
          </table:table-cell>
          <table:table-cell office:value-type="float" office:value="980.26" table:style-name="ce1">
            <text:p>980,26</text:p>
          </table:table-cell>
          <table:table-cell office:value-type="float" office:value="0.05" table:style-name="ce1">
            <text:p>0,05</text:p>
          </table:table-cell>
          <table:table-cell office:value-type="float" office:value="757.52" table:style-name="ce1">
            <text:p>757,5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64.18" table:style-name="ce1">
            <text:p>964,18</text:p>
          </table:table-cell>
          <table:table-cell office:value-type="float" office:value="0.12" table:style-name="ce1">
            <text:p>0,12</text:p>
          </table:table-cell>
          <table:table-cell office:value-type="float" office:value="749.43" table:style-name="ce1">
            <text:p>749,4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78.49" table:style-name="ce1">
            <text:p>978,49</text:p>
          </table:table-cell>
          <table:table-cell office:value-type="float" office:value="0.3" table:style-name="ce1">
            <text:p>0,3</text:p>
          </table:table-cell>
          <table:table-cell office:value-type="float" office:value="735.83" table:style-name="ce1">
            <text:p>735,83</text:p>
          </table:table-cell>
          <table:table-cell office:value-type="float" office:value="0.15" table:style-name="ce1">
            <text:p>0,15</text:p>
          </table:table-cell>
          <table:table-cell office:value-type="float" office:value="969.27" table:style-name="ce1">
            <text:p>969,27</text:p>
          </table:table-cell>
          <table:table-cell office:value-type="float" office:value="1.9699999999999999E-2" table:style-name="ce1">
            <text:p>0,0197</text:p>
          </table:table-cell>
          <table:table-cell office:value-type="float" office:value="770.03" table:style-name="ce1">
            <text:p>770,03</text:p>
          </table:table-cell>
          <table:table-cell office:value-type="float" office:value="1.2E-2" table:style-name="ce1">
            <text:p>0,012</text:p>
          </table:table-cell>
          <table:table-cell office:value-type="float" office:value="974.07" table:style-name="ce1">
            <text:p>974,07</text:p>
          </table:table-cell>
          <table:table-cell office:value-type="float" office:value="0.23499999999999999" table:style-name="ce1">
            <text:p>0,235</text:p>
          </table:table-cell>
          <table:table-cell office:value-type="float" office:value="776.99" table:style-name="ce1">
            <text:p>776,99</text:p>
          </table:table-cell>
          <table:table-cell office:value-type="float" office:value="0.22500000000000001" table:style-name="ce1">
            <text:p>0,225</text:p>
          </table:table-cell>
          <table:table-cell office:value-type="float" office:value="978.41" table:style-name="ce1">
            <text:p>978,41</text:p>
          </table:table-cell>
          <table:table-cell office:value-type="float" office:value="5.9799999999999999E-2" table:style-name="ce1">
            <text:p>0,0598</text:p>
          </table:table-cell>
          <table:table-cell office:value-type="float" office:value="774.5" table:style-name="ce1">
            <text:p>774,5</text:p>
          </table:table-cell>
          <table:table-cell office:value-type="float" office:value="5.8999999999999997E-2" table:style-name="ce1">
            <text:p>0,059</text:p>
          </table:table-cell>
          <table:table-cell office:value-type="float" office:value="964.72" table:style-name="ce1">
            <text:p>964,72</text:p>
          </table:table-cell>
          <table:table-cell office:value-type="float" office:value="6.1899999999999997E-2" table:style-name="ce1">
            <text:p>0,0619</text:p>
          </table:table-cell>
          <table:table-cell office:value-type="float" office:value="763.64" table:style-name="ce1">
            <text:p>763,64</text:p>
          </table:table-cell>
          <table:table-cell office:value-type="float" office:value="6.9800000000000001E-2" table:style-name="ce1">
            <text:p>0,0698</text:p>
          </table:table-cell>
          <table:table-cell office:value-type="float" office:value="973.8" table:style-name="ce1">
            <text:p>973,8</text:p>
          </table:table-cell>
          <table:table-cell office:value-type="float" office:value="0.38700000000000001" table:style-name="ce1">
            <text:p>0,387</text:p>
          </table:table-cell>
          <table:table-cell office:value-type="float" office:value="766.15" table:style-name="ce1">
            <text:p>766,15</text:p>
          </table:table-cell>
          <table:table-cell office:value-type="float" office:value="0.42" table:style-name="ce1">
            <text:p>0,42</text:p>
          </table:table-cell>
          <table:table-cell office:value-type="float" office:value="983.65" table:style-name="ce1">
            <text:p>983,65</text:p>
          </table:table-cell>
          <table:table-cell office:value-type="float" office:value="0.86399999999999999" table:style-name="ce1">
            <text:p>0,864</text:p>
          </table:table-cell>
          <table:table-cell office:value-type="float" office:value="769" table:style-name="ce1">
            <text:p>769</text:p>
          </table:table-cell>
          <table:table-cell office:value-type="float" office:value="1" table:style-name="ce1">
            <text:p>1</text:p>
          </table:table-cell>
          <table:table-cell office:value-type="float" office:value="985.23" table:style-name="ce1">
            <text:p>985,23</text:p>
          </table:table-cell>
          <table:table-cell office:value-type="float" office:value="0.17399999999999999" table:style-name="ce1">
            <text:p>0,174</text:p>
          </table:table-cell>
          <table:table-cell office:value-type="float" office:value="764.03" table:style-name="ce1">
            <text:p>764,03</text:p>
          </table:table-cell>
          <table:table-cell office:value-type="float" office:value="0.27400000000000002" table:style-name="ce1">
            <text:p>0,274</text:p>
          </table:table-cell>
          <table:table-cell office:value-type="float" office:value="994.96" table:style-name="ce1">
            <text:p>994,96</text:p>
          </table:table-cell>
          <table:table-cell office:value-type="float" office:value="7.0599999999999996E-2" table:style-name="ce1">
            <text:p>0,0706</text:p>
          </table:table-cell>
          <table:table-cell office:value-type="float" office:value="761.31" table:style-name="ce1">
            <text:p>761,31</text:p>
          </table:table-cell>
          <table:table-cell office:value-type="float" office:value="8.5300000000000001E-2" table:style-name="ce1">
            <text:p>0,08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5.7" table:style-name="ce1">
            <text:p>1005,7</text:p>
          </table:table-cell>
          <table:table-cell office:value-type="float" office:value="3.3700000000000001E-2" table:style-name="ce1">
            <text:p>0,0337</text:p>
          </table:table-cell>
          <table:table-cell office:value-type="float" office:value="762.54" table:style-name="ce1">
            <text:p>762,54</text:p>
          </table:table-cell>
          <table:table-cell office:value-type="float" office:value="6.6000000000000003E-2" table:style-name="ce1">
            <text:p>0,066</text:p>
          </table:table-cell>
          <table:table-cell office:value-type="float" office:value="951.12" table:style-name="ce1">
            <text:p>951,12</text:p>
          </table:table-cell>
          <table:table-cell office:value-type="float" office:value="4.41E-2" table:style-name="ce1">
            <text:p>0,0441</text:p>
          </table:table-cell>
          <table:table-cell office:value-type="float" office:value="747.82" table:style-name="ce1">
            <text:p>747,82</text:p>
          </table:table-cell>
          <table:table-cell office:value-type="float" office:value="1.7600000000000001E-2" table:style-name="ce1">
            <text:p>0,0176</text:p>
          </table:table-cell>
          <table:table-cell office:value-type="float" office:value="955.18" table:style-name="ce1">
            <text:p>955,18</text:p>
          </table:table-cell>
          <table:table-cell office:value-type="float" office:value="5.3499999999999999E-2" table:style-name="ce1">
            <text:p>0,0535</text:p>
          </table:table-cell>
          <table:table-cell office:value-type="float" office:value="747.54" table:style-name="ce1">
            <text:p>747,54</text:p>
          </table:table-cell>
          <table:table-cell office:value-type="float" office:value="8.6199999999999999E-2" table:style-name="ce1">
            <text:p>0,0862</text:p>
          </table:table-cell>
          <table:table-cell office:value-type="float" office:value="1001.8" table:style-name="ce1">
            <text:p>1001,8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757.12" table:style-name="ce1">
            <text:p>757,12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1003.4" table:style-name="ce1">
            <text:p>1003,4</text:p>
          </table:table-cell>
          <table:table-cell office:value-type="float" office:value="8.0399999999999999E-2" table:style-name="ce1">
            <text:p>0,0804</text:p>
          </table:table-cell>
          <table:table-cell office:value-type="float" office:value="751.12" table:style-name="ce1">
            <text:p>751,12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999.73" table:style-name="ce1">
            <text:p>999,73</text:p>
          </table:table-cell>
          <table:table-cell office:value-type="float" office:value="3.7199999999999997E-2" table:style-name="ce1">
            <text:p>0,0372</text:p>
          </table:table-cell>
          <table:table-cell office:value-type="float" office:value="749.53" table:style-name="ce1">
            <text:p>749,53</text:p>
          </table:table-cell>
          <table:table-cell office:value-type="float" office:value="2.5600000000000001E-2" table:style-name="ce1">
            <text:p>0,0256</text:p>
          </table:table-cell>
          <table:table-cell office:value-type="float" office:value="1010" table:style-name="ce1">
            <text:p>1010</text:p>
          </table:table-cell>
          <table:table-cell office:value-type="float" office:value="5.57E-2" table:style-name="ce1">
            <text:p>0,0557</text:p>
          </table:table-cell>
          <table:table-cell office:value-type="float" office:value="751.7" table:style-name="ce1">
            <text:p>751,7</text:p>
          </table:table-cell>
          <table:table-cell office:value-type="float" office:value="5.11E-2" table:style-name="ce1">
            <text:p>0,0511</text:p>
          </table:table-cell>
          <table:table-cell office:value-type="float" office:value="1017.2" table:style-name="ce1">
            <text:p>1017,2</text:p>
          </table:table-cell>
          <table:table-cell office:value-type="float" office:value="0.26500000000000001" table:style-name="ce1">
            <text:p>0,265</text:p>
          </table:table-cell>
          <table:table-cell office:value-type="float" office:value="747.16" table:style-name="ce1">
            <text:p>747,16</text:p>
          </table:table-cell>
          <table:table-cell office:value-type="float" office:value="0.13600000000000001" table:style-name="ce1">
            <text:p>0,136</text:p>
          </table:table-cell>
          <table:table-cell office:value-type="float" office:value="1024.7" table:style-name="ce1">
            <text:p>1024,7</text:p>
          </table:table-cell>
          <table:table-cell office:value-type="float" office:value="5.3199999999999997E-2" table:style-name="ce1">
            <text:p>0,0532</text:p>
          </table:table-cell>
          <table:table-cell office:value-type="float" office:value="748.97" table:style-name="ce1">
            <text:p>748,97</text:p>
          </table:table-cell>
          <table:table-cell office:value-type="float" office:value="0.16500000000000001" table:style-name="ce1">
            <text:p>0,165</text:p>
          </table:table-cell>
          <table:table-cell office:value-type="float" office:value="1021.7" table:style-name="ce1">
            <text:p>1021,7</text:p>
          </table:table-cell>
          <table:table-cell office:value-type="float" office:value="0.104" table:style-name="ce1">
            <text:p>0,104</text:p>
          </table:table-cell>
          <table:table-cell office:value-type="float" office:value="745.13" table:style-name="ce1">
            <text:p>745,13</text:p>
          </table:table-cell>
          <table:table-cell office:value-type="float" office:value="8.9399999999999993E-2" table:style-name="ce1">
            <text:p>0,0894</text:p>
          </table:table-cell>
          <table:table-cell office:value-type="float" office:value="1014.9" table:style-name="ce1">
            <text:p>1014,9</text:p>
          </table:table-cell>
          <table:table-cell office:value-type="float" office:value="5.45E-2" table:style-name="ce1">
            <text:p>0,0545</text:p>
          </table:table-cell>
          <table:table-cell office:value-type="float" office:value="739.29" table:style-name="ce1">
            <text:p>739,29</text:p>
          </table:table-cell>
          <table:table-cell office:value-type="float" office:value="4.8599999999999997E-2" table:style-name="ce1">
            <text:p>0,0486</text:p>
          </table:table-cell>
          <table:table-cell office:value-type="float" office:value="1007.2" table:style-name="ce1">
            <text:p>1007,2</text:p>
          </table:table-cell>
          <table:table-cell office:value-type="float" office:value="0.222" table:style-name="ce1">
            <text:p>0,222</text:p>
          </table:table-cell>
          <table:table-cell office:value-type="float" office:value="733.16" table:style-name="ce1">
            <text:p>733,16</text:p>
          </table:table-cell>
          <table:table-cell office:value-type="float" office:value="0.111" table:style-name="ce1">
            <text:p>0,111</text:p>
          </table:table-cell>
          <table:table-cell office:value-type="float" office:value="992.11" table:style-name="ce1">
            <text:p>992,11</text:p>
          </table:table-cell>
          <table:table-cell office:value-type="float" office:value="0.153" table:style-name="ce1">
            <text:p>0,153</text:p>
          </table:table-cell>
          <table:table-cell office:value-type="float" office:value="745.49" table:style-name="ce1">
            <text:p>745,49</text:p>
          </table:table-cell>
          <table:table-cell office:value-type="float" office:value="6.6699999999999995E-2" table:style-name="ce1">
            <text:p>0,0667</text:p>
          </table:table-cell>
          <table:table-cell office:value-type="float" office:value="957.69" table:style-name="ce1">
            <text:p>957,69</text:p>
          </table:table-cell>
          <table:table-cell office:value-type="float" office:value="0.55500000000000005" table:style-name="ce1">
            <text:p>0,555</text:p>
          </table:table-cell>
          <table:table-cell office:value-type="float" office:value="739.01" table:style-name="ce1">
            <text:p>739,01</text:p>
          </table:table-cell>
          <table:table-cell office:value-type="float" office:value="1" table:style-name="ce1">
            <text:p>1</text:p>
          </table:table-cell>
          <table:table-cell office:value-type="float" office:value="954.87" table:style-name="ce1">
            <text:p>954,87</text:p>
          </table:table-cell>
          <table:table-cell office:value-type="float" office:value="9.6100000000000005E-2" table:style-name="ce1">
            <text:p>0,0961</text:p>
          </table:table-cell>
          <table:table-cell office:value-type="float" office:value="727.35" table:style-name="ce1">
            <text:p>727,35</text:p>
          </table:table-cell>
          <table:table-cell office:value-type="float" office:value="0.126" table:style-name="ce1">
            <text:p>0,126</text:p>
          </table:table-cell>
          <table:table-cell office:value-type="float" office:value="952.72" table:style-name="ce1">
            <text:p>952,72</text:p>
          </table:table-cell>
          <table:table-cell office:value-type="float" office:value="7.5800000000000006E-2" table:style-name="ce1">
            <text:p>0,0758</text:p>
          </table:table-cell>
          <table:table-cell office:value-type="float" office:value="718.88" table:style-name="ce1">
            <text:p>718,88</text:p>
          </table:table-cell>
          <table:table-cell office:value-type="float" office:value="0.20499999999999999" table:style-name="ce1">
            <text:p>0,205</text:p>
          </table:table-cell>
          <table:table-cell office:value-type="float" office:value="974.38" table:style-name="ce1">
            <text:p>974,38</text:p>
          </table:table-cell>
          <table:table-cell office:value-type="float" office:value="0.06" table:style-name="ce1">
            <text:p>0,06</text:p>
          </table:table-cell>
          <table:table-cell office:value-type="float" office:value="717.92" table:style-name="ce1">
            <text:p>717,92</text:p>
          </table:table-cell>
          <table:table-cell office:value-type="float" office:value="0.08" table:style-name="ce1">
            <text:p>0,08</text:p>
          </table:table-cell>
          <table:table-cell office:value-type="float" office:value="983.29" table:style-name="ce1">
            <text:p>983,29</text:p>
          </table:table-cell>
          <table:table-cell office:value-type="float" office:value="0.04" table:style-name="ce1">
            <text:p>0,04</text:p>
          </table:table-cell>
          <table:table-cell office:value-type="float" office:value="716.48" table:style-name="ce1">
            <text:p>716,48</text:p>
          </table:table-cell>
          <table:table-cell office:value-type="float" office:value="5.4399999999999997E-2" table:style-name="ce1">
            <text:p>0,0544</text:p>
          </table:table-cell>
          <table:table-cell office:value-type="float" office:value="982.94" table:style-name="ce1">
            <text:p>982,94</text:p>
          </table:table-cell>
          <table:table-cell office:value-type="float" office:value="3.4099999999999998E-2" table:style-name="ce1">
            <text:p>0,0341</text:p>
          </table:table-cell>
          <table:table-cell office:value-type="float" office:value="723.68" table:style-name="ce1">
            <text:p>723,68</text:p>
          </table:table-cell>
          <table:table-cell office:value-type="float" office:value="4.4699999999999997E-2" table:style-name="ce1">
            <text:p>0,0447</text:p>
          </table:table-cell>
          <table:table-cell office:value-type="float" office:value="985.38" table:style-name="ce1">
            <text:p>985,38</text:p>
          </table:table-cell>
          <table:table-cell office:value-type="float" office:value="0.124" table:style-name="ce1">
            <text:p>0,124</text:p>
          </table:table-cell>
          <table:table-cell office:value-type="float" office:value="728.87" table:style-name="ce1">
            <text:p>728,87</text:p>
          </table:table-cell>
          <table:table-cell office:value-type="float" office:value="8.7599999999999997E-2" table:style-name="ce1">
            <text:p>0,0876</text:p>
          </table:table-cell>
          <table:table-cell office:value-type="float" office:value="992" table:style-name="ce1">
            <text:p>992</text:p>
          </table:table-cell>
          <table:table-cell office:value-type="float" office:value="1" table:style-name="ce1">
            <text:p>1</text:p>
          </table:table-cell>
          <table:table-cell office:value-type="float" office:value="725" table:style-name="ce1">
            <text:p>725</text:p>
          </table:table-cell>
          <table:table-cell office:value-type="float" office:value="1" table:style-name="ce1">
            <text:p>1</text:p>
          </table:table-cell>
          <table:table-cell office:value-type="float" office:value="994" table:style-name="ce1">
            <text:p>994</text:p>
          </table:table-cell>
          <table:table-cell office:value-type="float" office:value="1" table:style-name="ce1">
            <text:p>1</text:p>
          </table:table-cell>
          <table:table-cell office:value-type="float" office:value="723" table:style-name="ce1">
            <text:p>723</text:p>
          </table:table-cell>
          <table:table-cell office:value-type="float" office:value="1" table:style-name="ce1">
            <text:p>1</text:p>
          </table:table-cell>
          <table:table-cell office:value-type="float" office:value="994.92" table:style-name="ce1">
            <text:p>994,92</text:p>
          </table:table-cell>
          <table:table-cell office:value-type="float" office:value="3.2599999999999997E-2" table:style-name="ce1">
            <text:p>0,0326</text:p>
          </table:table-cell>
          <table:table-cell office:value-type="float" office:value="733.95" table:style-name="ce1">
            <text:p>733,95</text:p>
          </table:table-cell>
          <table:table-cell office:value-type="float" office:value="6.0999999999999999E-2" table:style-name="ce1">
            <text:p>0,061</text:p>
          </table:table-cell>
          <table:table-cell office:value-type="float" office:value="967.42" table:style-name="ce1">
            <text:p>967,42</text:p>
          </table:table-cell>
          <table:table-cell office:value-type="float" office:value="1" table:style-name="ce1">
            <text:p>1</text:p>
          </table:table-cell>
          <table:table-cell office:value-type="float" office:value="716.84" table:style-name="ce1">
            <text:p>716,84</text:p>
          </table:table-cell>
          <table:table-cell office:value-type="float" office:value="0.3" table:style-name="ce1">
            <text:p>0,3</text:p>
          </table:table-cell>
          <table:table-cell office:value-type="float" office:value="991.46" table:style-name="ce9">
            <text:p>991,46</text:p>
          </table:table-cell>
          <table:table-cell office:value-type="float" office:value="0.12" table:style-name="ce9">
            <text:p>0,12</text:p>
          </table:table-cell>
          <table:table-cell office:value-type="float" office:value="752.45" table:style-name="ce9">
            <text:p>752,45</text:p>
          </table:table-cell>
          <table:table-cell office:value-type="float" office:value="0.05" table:style-name="ce9">
            <text:p>0,05</text:p>
          </table:table-cell>
          <table:table-cell office:value-type="float" office:value="957.73" table:style-name="ce1">
            <text:p>957,73</text:p>
          </table:table-cell>
          <table:table-cell office:value-type="float" office:value="0.52300000000000002" table:style-name="ce1">
            <text:p>0,523</text:p>
          </table:table-cell>
          <table:table-cell office:value-type="float" office:value="733.9" table:style-name="ce1">
            <text:p>733,9</text:p>
          </table:table-cell>
          <table:table-cell office:value-type="float" office:value="0.20300000000000001" table:style-name="ce1">
            <text:p>0,203</text:p>
          </table:table-cell>
          <table:table-cell office:value-type="float" office:value="953.32" table:style-name="ce1">
            <text:p>953,32</text:p>
          </table:table-cell>
          <table:table-cell office:value-type="float" office:value="710.75" table:style-name="ce1">
            <text:p>710,75</text:p>
          </table:table-cell>
          <table:table-cell office:value-type="float" office:value="0.08" table:style-name="ce1">
            <text:p>0,08</text:p>
          </table:table-cell>
          <table:table-cell office:value-type="float" office:value="0.2" table:style-name="ce1">
            <text:p>0,2</text:p>
          </table:table-cell>
          <table:table-cell office:value-type="float" office:value="970.66" table:style-name="ce1">
            <text:p>970,66</text:p>
          </table:table-cell>
          <table:table-cell office:value-type="float" office:value="707.61" table:style-name="ce1">
            <text:p>707,61</text:p>
          </table:table-cell>
          <table:table-cell office:value-type="float" office:value="0.13" table:style-name="ce1">
            <text:p>0,13</text:p>
          </table:table-cell>
          <table:table-cell office:value-type="float" office:value="0.1" table:style-name="ce1">
            <text:p>0,1</text:p>
          </table:table-cell>
          <table:table-cell office:value-type="float" office:value="970.18" table:style-name="ce1">
            <text:p>970,18</text:p>
          </table:table-cell>
          <table:table-cell office:value-type="float" office:value="729.19" table:style-name="ce1">
            <text:p>729,19</text:p>
          </table:table-cell>
          <table:table-cell office:value-type="float" office:value="1.64" table:style-name="ce1">
            <text:p>1,64</text:p>
          </table:table-cell>
          <table:table-cell office:value-type="float" office:value="1.03" table:style-name="ce1">
            <text:p>1,03</text:p>
          </table:table-cell>
          <table:table-cell office:value-type="float" office:value="958.45" table:style-name="ce1">
            <text:p>958,45</text:p>
          </table:table-cell>
          <table:table-cell office:value-type="float" office:value="738.6" table:style-name="ce1">
            <text:p>738,6</text:p>
          </table:table-cell>
          <table:table-cell office:value-type="float" office:value="0.25" table:style-name="ce1">
            <text:p>0,25</text:p>
          </table:table-cell>
          <table:table-cell office:value-type="float" office:value="0.52" table:style-name="ce1">
            <text:p>0,52</text:p>
          </table:table-cell>
          <table:table-cell office:value-type="float" office:value="961.01" table:style-name="ce1">
            <text:p>961,01</text:p>
          </table:table-cell>
          <table:table-cell office:value-type="float" office:value="730.87" table:style-name="ce1">
            <text:p>730,87</text:p>
          </table:table-cell>
          <table:table-cell office:value-type="float" office:value="0.15" table:style-name="ce1">
            <text:p>0,15</text:p>
          </table:table-cell>
          <table:table-cell office:value-type="float" office:value="0.28000000000000003" table:style-name="ce1">
            <text:p>0,28</text:p>
          </table:table-cell>
          <table:table-cell table:number-columns-repeated="16183"/>
        </table:table-row>
        <table:table-row table:style-name="ro1">
          <table:table-cell office:value-type="date" office:date-value="2013-05-09T00:00:00" table:style-name="ce7">
            <text:p>2013-05-09</text:p>
          </table:table-cell>
          <table:table-cell office:value-type="float" office:value="870.72" table:style-name="ce1">
            <text:p>870,72</text:p>
          </table:table-cell>
          <table:table-cell office:value-type="float" office:value="0.08" table:style-name="ce1">
            <text:p>0,08</text:p>
          </table:table-cell>
          <table:table-cell office:value-type="float" office:value="786.15" table:style-name="ce1">
            <text:p>786,1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66.26" table:style-name="ce1">
            <text:p>966,26</text:p>
          </table:table-cell>
          <table:table-cell office:value-type="float" office:value="0.1" table:style-name="ce1">
            <text:p>0,1</text:p>
          </table:table-cell>
          <table:table-cell office:value-type="float" office:value="725.86" table:style-name="ce1">
            <text:p>725,86</text:p>
          </table:table-cell>
          <table:table-cell office:value-type="float" office:value="0.13" table:style-name="ce1">
            <text:p>0,13</text:p>
          </table:table-cell>
          <table:table-cell office:value-type="float" office:value="974.18" table:style-name="ce1">
            <text:p>974,18</text:p>
          </table:table-cell>
          <table:table-cell office:value-type="float" office:value="0.03" table:style-name="ce1">
            <text:p>0,03</text:p>
          </table:table-cell>
          <table:table-cell office:value-type="float" office:value="735.16" table:style-name="ce1">
            <text:p>735,16</text:p>
          </table:table-cell>
          <table:table-cell office:value-type="float" office:value="0.03" table:style-name="ce1">
            <text:p>0,03</text:p>
          </table:table-cell>
          <table:table-cell office:value-type="float" office:value="983.08" table:style-name="ce1">
            <text:p>983,08</text:p>
          </table:table-cell>
          <table:table-cell office:value-type="float" office:value="0.08" table:style-name="ce1">
            <text:p>0,08</text:p>
          </table:table-cell>
          <table:table-cell office:value-type="float" office:value="744.71" table:style-name="ce1">
            <text:p>744,71</text:p>
          </table:table-cell>
          <table:table-cell office:value-type="float" office:value="0.05" table:style-name="ce1">
            <text:p>0,05</text:p>
          </table:table-cell>
          <table:table-cell office:value-type="float" office:value="975.51" table:style-name="ce1">
            <text:p>975,51</text:p>
          </table:table-cell>
          <table:table-cell office:value-type="float" office:value="0.05" table:style-name="ce1">
            <text:p>0,05</text:p>
          </table:table-cell>
          <table:table-cell office:value-type="float" office:value="750.03" table:style-name="ce1">
            <text:p>750,03</text:p>
          </table:table-cell>
          <table:table-cell office:value-type="float" office:value="0.04" table:style-name="ce1">
            <text:p>0,04</text:p>
          </table:table-cell>
          <table:table-cell office:value-type="float" office:value="974.07" table:style-name="ce1">
            <text:p>974,07</text:p>
          </table:table-cell>
          <table:table-cell office:value-type="float" office:value="0.06" table:style-name="ce1">
            <text:p>0,06</text:p>
          </table:table-cell>
          <table:table-cell office:value-type="float" office:value="743.83" table:style-name="ce1">
            <text:p>743,83</text:p>
          </table:table-cell>
          <table:table-cell office:value-type="float" office:value="0.04" table:style-name="ce1">
            <text:p>0,04</text:p>
          </table:table-cell>
          <table:table-cell office:value-type="float" office:value="986.26" table:style-name="ce1">
            <text:p>986,26</text:p>
          </table:table-cell>
          <table:table-cell office:value-type="float" office:value="0.13" table:style-name="ce1">
            <text:p>0,13</text:p>
          </table:table-cell>
          <table:table-cell office:value-type="float" office:value="751.34" table:style-name="ce1">
            <text:p>751,34</text:p>
          </table:table-cell>
          <table:table-cell office:value-type="float" office:value="0.08" table:style-name="ce1">
            <text:p>0,08</text:p>
          </table:table-cell>
          <table:table-cell office:value-type="float" office:value="983.42" table:style-name="ce1">
            <text:p>983,42</text:p>
          </table:table-cell>
          <table:table-cell office:value-type="float" office:value="0.05" table:style-name="ce1">
            <text:p>0,05</text:p>
          </table:table-cell>
          <table:table-cell office:value-type="float" office:value="756.57" table:style-name="ce1">
            <text:p>756,57</text:p>
          </table:table-cell>
          <table:table-cell office:value-type="float" office:value="0.06" table:style-name="ce1">
            <text:p>0,06</text:p>
          </table:table-cell>
          <table:table-cell office:value-type="float" office:value="966.74" table:style-name="ce1">
            <text:p>966,74</text:p>
          </table:table-cell>
          <table:table-cell office:value-type="float" office:value="0.09" table:style-name="ce1">
            <text:p>0,09</text:p>
          </table:table-cell>
          <table:table-cell office:value-type="float" office:value="748.38" table:style-name="ce1">
            <text:p>748,38</text:p>
          </table:table-cell>
          <table:table-cell office:value-type="float" office:value="0.09" table:style-name="ce1">
            <text:p>0,09</text:p>
          </table:table-cell>
          <table:table-cell office:value-type="float" office:value="981.34" table:style-name="ce1">
            <text:p>981,34</text:p>
          </table:table-cell>
          <table:table-cell office:value-type="float" office:value="0.15" table:style-name="ce1">
            <text:p>0,15</text:p>
          </table:table-cell>
          <table:table-cell office:value-type="float" office:value="734.86" table:style-name="ce1">
            <text:p>734,86</text:p>
          </table:table-cell>
          <table:table-cell office:value-type="float" office:value="0.1" table:style-name="ce1">
            <text:p>0,1</text:p>
          </table:table-cell>
          <table:table-cell office:value-type="float" office:value="972.36" table:style-name="ce1">
            <text:p>972,36</text:p>
          </table:table-cell>
          <table:table-cell office:value-type="float" office:value="1.8800000000000001E-2" table:style-name="ce1">
            <text:p>0,0188</text:p>
          </table:table-cell>
          <table:table-cell office:value-type="float" office:value="768.86" table:style-name="ce1">
            <text:p>768,86</text:p>
          </table:table-cell>
          <table:table-cell office:value-type="float" office:value="1.7999999999999999E-2" table:style-name="ce1">
            <text:p>0,018</text:p>
          </table:table-cell>
          <table:table-cell office:value-type="float" office:value="976.74" table:style-name="ce1">
            <text:p>976,74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777.78" table:style-name="ce1">
            <text:p>777,78</text:p>
          </table:table-cell>
          <table:table-cell office:value-type="float" office:value="6.0100000000000001E-2" table:style-name="ce1">
            <text:p>0,0601</text:p>
          </table:table-cell>
          <table:table-cell office:value-type="float" office:value="981.05" table:style-name="ce1">
            <text:p>981,05</text:p>
          </table:table-cell>
          <table:table-cell office:value-type="float" office:value="0.20699999999999999" table:style-name="ce1">
            <text:p>0,207</text:p>
          </table:table-cell>
          <table:table-cell office:value-type="float" office:value="773.85" table:style-name="ce1">
            <text:p>773,85</text:p>
          </table:table-cell>
          <table:table-cell office:value-type="float" office:value="0.21099999999999999" table:style-name="ce1">
            <text:p>0,211</text:p>
          </table:table-cell>
          <table:table-cell office:value-type="float" office:value="967.74" table:style-name="ce1">
            <text:p>967,74</text:p>
          </table:table-cell>
          <table:table-cell office:value-type="float" office:value="0.22" table:style-name="ce1">
            <text:p>0,22</text:p>
          </table:table-cell>
          <table:table-cell office:value-type="float" office:value="762.16" table:style-name="ce1">
            <text:p>762,16</text:p>
          </table:table-cell>
          <table:table-cell office:value-type="float" office:value="0.13400000000000001" table:style-name="ce1">
            <text:p>0,134</text:p>
          </table:table-cell>
          <table:table-cell office:value-type="float" office:value="977.75" table:style-name="ce1">
            <text:p>977,75</text:p>
          </table:table-cell>
          <table:table-cell office:value-type="float" office:value="0.40600000000000003" table:style-name="ce1">
            <text:p>0,406</text:p>
          </table:table-cell>
          <table:table-cell office:value-type="float" office:value="766.15" table:style-name="ce1">
            <text:p>766,15</text:p>
          </table:table-cell>
          <table:table-cell office:value-type="float" office:value="0.80400000000000005" table:style-name="ce1">
            <text:p>0,804</text:p>
          </table:table-cell>
          <table:table-cell office:value-type="float" office:value="987.23" table:style-name="ce1">
            <text:p>987,23</text:p>
          </table:table-cell>
          <table:table-cell office:value-type="float" office:value="0.376" table:style-name="ce1">
            <text:p>0,376</text:p>
          </table:table-cell>
          <table:table-cell office:value-type="float" office:value="768" table:style-name="ce1">
            <text:p>768</text:p>
          </table:table-cell>
          <table:table-cell office:value-type="float" office:value="1" table:style-name="ce1">
            <text:p>1</text:p>
          </table:table-cell>
          <table:table-cell office:value-type="float" office:value="997.67" table:style-name="ce1">
            <text:p>997,67</text:p>
          </table:table-cell>
          <table:table-cell office:value-type="float" office:value="4.7399999999999998E-2" table:style-name="ce1">
            <text:p>0,0474</text:p>
          </table:table-cell>
          <table:table-cell office:value-type="float" office:value="732.72" table:style-name="ce1">
            <text:p>732,72</text:p>
          </table:table-cell>
          <table:table-cell office:value-type="float" office:value="7.5499999999999998E-2" table:style-name="ce1">
            <text:p>0,0755</text:p>
          </table:table-cell>
          <table:table-cell office:value-type="float" office:value="994.38" table:style-name="ce1">
            <text:p>994,38</text:p>
          </table:table-cell>
          <table:table-cell office:value-type="float" office:value="7.3200000000000001E-2" table:style-name="ce1">
            <text:p>0,0732</text:p>
          </table:table-cell>
          <table:table-cell office:value-type="float" office:value="751.09" table:style-name="ce1">
            <text:p>751,09</text:p>
          </table:table-cell>
          <table:table-cell office:value-type="float" office:value="9.4700000000000006E-2" table:style-name="ce1">
            <text:p>0,0947</text:p>
          </table:table-cell>
          <table:table-cell office:value-type="float" office:value="1008.4" table:style-name="ce1">
            <text:p>1008,4</text:p>
          </table:table-cell>
          <table:table-cell office:value-type="float" office:value="7.6100000000000001E-2" table:style-name="ce1">
            <text:p>0,0761</text:p>
          </table:table-cell>
          <table:table-cell office:value-type="float" office:value="760.85" table:style-name="ce1">
            <text:p>760,85</text:p>
          </table:table-cell>
          <table:table-cell office:value-type="float" office:value="0.106" table:style-name="ce1">
            <text:p>0,106</text:p>
          </table:table-cell>
          <table:table-cell office:value-type="float" office:value="1008.3" table:style-name="ce1">
            <text:p>1008,3</text:p>
          </table:table-cell>
          <table:table-cell office:value-type="float" office:value="4.1500000000000002E-2" table:style-name="ce1">
            <text:p>0,0415</text:p>
          </table:table-cell>
          <table:table-cell office:value-type="float" office:value="760.71" table:style-name="ce1">
            <text:p>760,71</text:p>
          </table:table-cell>
          <table:table-cell office:value-type="float" office:value="4.9000000000000002E-2" table:style-name="ce1">
            <text:p>0,049</text:p>
          </table:table-cell>
          <table:table-cell office:value-type="float" office:value="954.01" table:style-name="ce1">
            <text:p>954,01</text:p>
          </table:table-cell>
          <table:table-cell office:value-type="float" office:value="6.6199999999999995E-2" table:style-name="ce1">
            <text:p>0,0662</text:p>
          </table:table-cell>
          <table:table-cell office:value-type="float" office:value="746.58" table:style-name="ce1">
            <text:p>746,58</text:p>
          </table:table-cell>
          <table:table-cell office:value-type="float" office:value="2.46E-2" table:style-name="ce1">
            <text:p>0,0246</text:p>
          </table:table-cell>
          <table:table-cell office:value-type="float" office:value="958.17" table:style-name="ce1">
            <text:p>958,17</text:p>
          </table:table-cell>
          <table:table-cell office:value-type="float" office:value="4.9299999999999997E-2" table:style-name="ce1">
            <text:p>0,0493</text:p>
          </table:table-cell>
          <table:table-cell office:value-type="float" office:value="746.09" table:style-name="ce1">
            <text:p>746,09</text:p>
          </table:table-cell>
          <table:table-cell office:value-type="float" office:value="5.1999999999999998E-2" table:style-name="ce1">
            <text:p>0,052</text:p>
          </table:table-cell>
          <table:table-cell office:value-type="float" office:value="1004.8" table:style-name="ce1">
            <text:p>1004,8</text:p>
          </table:table-cell>
          <table:table-cell office:value-type="float" office:value="4.9200000000000001E-2" table:style-name="ce1">
            <text:p>0,0492</text:p>
          </table:table-cell>
          <table:table-cell office:value-type="float" office:value="756.16" table:style-name="ce1">
            <text:p>756,16</text:p>
          </table:table-cell>
          <table:table-cell office:value-type="float" office:value="3.7100000000000001E-2" table:style-name="ce1">
            <text:p>0,0371</text:p>
          </table:table-cell>
          <table:table-cell office:value-type="float" office:value="1007.2" table:style-name="ce1">
            <text:p>1007,2</text:p>
          </table:table-cell>
          <table:table-cell office:value-type="float" office:value="8.0299999999999996E-2" table:style-name="ce1">
            <text:p>0,0803</text:p>
          </table:table-cell>
          <table:table-cell office:value-type="float" office:value="750.21" table:style-name="ce1">
            <text:p>750,21</text:p>
          </table:table-cell>
          <table:table-cell office:value-type="float" office:value="0.16600000000000001" table:style-name="ce1">
            <text:p>0,166</text:p>
          </table:table-cell>
          <table:table-cell office:value-type="float" office:value="1002.9" table:style-name="ce1">
            <text:p>1002,9</text:p>
          </table:table-cell>
          <table:table-cell office:value-type="float" office:value="0.39800000000000002" table:style-name="ce1">
            <text:p>0,398</text:p>
          </table:table-cell>
          <table:table-cell office:value-type="float" office:value="748.4" table:style-name="ce1">
            <text:p>748,4</text:p>
          </table:table-cell>
          <table:table-cell office:value-type="float" office:value="0.36299999999999999" table:style-name="ce1">
            <text:p>0,363</text:p>
          </table:table-cell>
          <table:table-cell office:value-type="float" office:value="1013.7" table:style-name="ce1">
            <text:p>1013,7</text:p>
          </table:table-cell>
          <table:table-cell office:value-type="float" office:value="5.1700000000000003E-2" table:style-name="ce1">
            <text:p>0,0517</text:p>
          </table:table-cell>
          <table:table-cell office:value-type="float" office:value="750.74" table:style-name="ce1">
            <text:p>750,74</text:p>
          </table:table-cell>
          <table:table-cell office:value-type="float" office:value="6.4899999999999999E-2" table:style-name="ce1">
            <text:p>0,0649</text:p>
          </table:table-cell>
          <table:table-cell office:value-type="float" office:value="1020.5" table:style-name="ce1">
            <text:p>1020,5</text:p>
          </table:table-cell>
          <table:table-cell office:value-type="float" office:value="2.2700000000000001E-2" table:style-name="ce1">
            <text:p>0,0227</text:p>
          </table:table-cell>
          <table:table-cell office:value-type="float" office:value="745.97" table:style-name="ce1">
            <text:p>745,97</text:p>
          </table:table-cell>
          <table:table-cell office:value-type="float" office:value="1.9300000000000001E-2" table:style-name="ce1">
            <text:p>0,0193</text:p>
          </table:table-cell>
          <table:table-cell office:value-type="float" office:value="1028" table:style-name="ce1">
            <text:p>1028</text:p>
          </table:table-cell>
          <table:table-cell office:value-type="float" office:value="1" table:style-name="ce1">
            <text:p>1</text:p>
          </table:table-cell>
          <table:table-cell office:value-type="float" office:value="747" table:style-name="ce1">
            <text:p>747</text:p>
          </table:table-cell>
          <table:table-cell office:value-type="float" office:value="1" table:style-name="ce1">
            <text:p>1</text:p>
          </table:table-cell>
          <table:table-cell office:value-type="float" office:value="1026" table:style-name="ce1">
            <text:p>1026</text:p>
          </table:table-cell>
          <table:table-cell office:value-type="float" office:value="1" table:style-name="ce1">
            <text:p>1</text:p>
          </table:table-cell>
          <table:table-cell office:value-type="float" office:value="742" table:style-name="ce1">
            <text:p>742</text:p>
          </table:table-cell>
          <table:table-cell office:value-type="float" office:value="1" table:style-name="ce1">
            <text:p>1</text:p>
          </table:table-cell>
          <table:table-cell office:value-type="float" office:value="1018.3" table:style-name="ce1">
            <text:p>1018,3</text:p>
          </table:table-cell>
          <table:table-cell office:value-type="float" office:value="6.7799999999999999E-2" table:style-name="ce1">
            <text:p>0,0678</text:p>
          </table:table-cell>
          <table:table-cell office:value-type="float" office:value="737.92" table:style-name="ce1">
            <text:p>737,92</text:p>
          </table:table-cell>
          <table:table-cell office:value-type="float" office:value="5.6300000000000003E-2" table:style-name="ce1">
            <text:p>0,0563</text:p>
          </table:table-cell>
          <table:table-cell office:value-type="float" office:value="1011.1" table:style-name="ce1">
            <text:p>1011,1</text:p>
          </table:table-cell>
          <table:table-cell office:value-type="float" office:value="6.9599999999999995E-2" table:style-name="ce1">
            <text:p>0,0696</text:p>
          </table:table-cell>
          <table:table-cell office:value-type="float" office:value="731.87" table:style-name="ce1">
            <text:p>731,87</text:p>
          </table:table-cell>
          <table:table-cell office:value-type="float" office:value="4.0899999999999999E-2" table:style-name="ce1">
            <text:p>0,0409</text:p>
          </table:table-cell>
          <table:table-cell office:value-type="float" office:value="994.87" table:style-name="ce1">
            <text:p>994,87</text:p>
          </table:table-cell>
          <table:table-cell office:value-type="float" office:value="0.24199999999999999" table:style-name="ce1">
            <text:p>0,242</text:p>
          </table:table-cell>
          <table:table-cell office:value-type="float" office:value="744.18" table:style-name="ce1">
            <text:p>744,18</text:p>
          </table:table-cell>
          <table:table-cell office:value-type="float" office:value="0.1" table:style-name="ce1">
            <text:p>0,1</text:p>
          </table:table-cell>
          <table:table-cell office:value-type="float" office:value="960.97" table:style-name="ce1">
            <text:p>960,97</text:p>
          </table:table-cell>
          <table:table-cell office:value-type="float" office:value="0.47399999999999998" table:style-name="ce1">
            <text:p>0,474</text:p>
          </table:table-cell>
          <table:table-cell office:value-type="float" office:value="737.12" table:style-name="ce1">
            <text:p>737,12</text:p>
          </table:table-cell>
          <table:table-cell office:value-type="float" office:value="0.36699999999999999" table:style-name="ce1">
            <text:p>0,367</text:p>
          </table:table-cell>
          <table:table-cell office:value-type="float" office:value="957.14" table:style-name="ce1">
            <text:p>957,14</text:p>
          </table:table-cell>
          <table:table-cell office:value-type="float" office:value="2.2599999999999999E-2" table:style-name="ce1">
            <text:p>0,0226</text:p>
          </table:table-cell>
          <table:table-cell office:value-type="float" office:value="725.74" table:style-name="ce1">
            <text:p>725,74</text:p>
          </table:table-cell>
          <table:table-cell office:value-type="float" office:value="2.0799999999999999E-2" table:style-name="ce1">
            <text:p>0,0208</text:p>
          </table:table-cell>
          <table:table-cell office:value-type="float" office:value="955.48" table:style-name="ce1">
            <text:p>955,48</text:p>
          </table:table-cell>
          <table:table-cell office:value-type="float" office:value="9.11E-2" table:style-name="ce1">
            <text:p>0,0911</text:p>
          </table:table-cell>
          <table:table-cell office:value-type="float" office:value="718.06" table:style-name="ce1">
            <text:p>718,06</text:p>
          </table:table-cell>
          <table:table-cell office:value-type="float" office:value="8.5800000000000001E-2" table:style-name="ce1">
            <text:p>0,0858</text:p>
          </table:table-cell>
          <table:table-cell office:value-type="float" office:value="977.5" table:style-name="ce1">
            <text:p>977,5</text:p>
          </table:table-cell>
          <table:table-cell office:value-type="float" office:value="6.1600000000000002E-2" table:style-name="ce1">
            <text:p>0,0616</text:p>
          </table:table-cell>
          <table:table-cell office:value-type="float" office:value="716.75" table:style-name="ce1">
            <text:p>716,75</text:p>
          </table:table-cell>
          <table:table-cell office:value-type="float" office:value="7.0699999999999999E-2" table:style-name="ce1">
            <text:p>0,0707</text:p>
          </table:table-cell>
          <table:table-cell office:value-type="float" office:value="986.34" table:style-name="ce1">
            <text:p>986,34</text:p>
          </table:table-cell>
          <table:table-cell office:value-type="float" office:value="3.4000000000000002E-2" table:style-name="ce1">
            <text:p>0,034</text:p>
          </table:table-cell>
          <table:table-cell office:value-type="float" office:value="715.19" table:style-name="ce1">
            <text:p>715,19</text:p>
          </table:table-cell>
          <table:table-cell office:value-type="float" office:value="4.3999999999999997E-2" table:style-name="ce1">
            <text:p>0,044</text:p>
          </table:table-cell>
          <table:table-cell office:value-type="float" office:value="985.95" table:style-name="ce1">
            <text:p>985,95</text:p>
          </table:table-cell>
          <table:table-cell office:value-type="float" office:value="4.3900000000000002E-2" table:style-name="ce1">
            <text:p>0,0439</text:p>
          </table:table-cell>
          <table:table-cell office:value-type="float" office:value="722.33" table:style-name="ce1">
            <text:p>722,33</text:p>
          </table:table-cell>
          <table:table-cell office:value-type="float" office:value="4.3999999999999997E-2" table:style-name="ce1">
            <text:p>0,044</text:p>
          </table:table-cell>
          <table:table-cell office:value-type="float" office:value="988.09" table:style-name="ce1">
            <text:p>988,09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727.36" table:style-name="ce1">
            <text:p>727,36</text:p>
          </table:table-cell>
          <table:table-cell office:value-type="float" office:value="0.15" table:style-name="ce1">
            <text:p>0,15</text:p>
          </table:table-cell>
          <table:table-cell office:value-type="float" office:value="994.72" table:style-name="ce1">
            <text:p>994,72</text:p>
          </table:table-cell>
          <table:table-cell office:value-type="float" office:value="0.105" table:style-name="ce1">
            <text:p>0,105</text:p>
          </table:table-cell>
          <table:table-cell office:value-type="float" office:value="723.78" table:style-name="ce1">
            <text:p>723,78</text:p>
          </table:table-cell>
          <table:table-cell office:value-type="float" office:value="0.22600000000000001" table:style-name="ce1">
            <text:p>0,226</text:p>
          </table:table-cell>
          <table:table-cell office:value-type="float" office:value="998.47" table:style-name="ce1">
            <text:p>998,47</text:p>
          </table:table-cell>
          <table:table-cell office:value-type="float" office:value="0.28899999999999998" table:style-name="ce1">
            <text:p>0,289</text:p>
          </table:table-cell>
          <table:table-cell office:value-type="float" office:value="720.64" table:style-name="ce1">
            <text:p>720,64</text:p>
          </table:table-cell>
          <table:table-cell office:value-type="float" office:value="0.48699999999999999" table:style-name="ce1">
            <text:p>0,487</text:p>
          </table:table-cell>
          <table:table-cell office:value-type="float" office:value="997.67" table:style-name="ce1">
            <text:p>997,67</text:p>
          </table:table-cell>
          <table:table-cell office:value-type="float" office:value="5.3900000000000003E-2" table:style-name="ce1">
            <text:p>0,0539</text:p>
          </table:table-cell>
          <table:table-cell office:value-type="float" office:value="732.76" table:style-name="ce1">
            <text:p>732,76</text:p>
          </table:table-cell>
          <table:table-cell office:value-type="float" office:value="6.0900000000000003E-2" table:style-name="ce1">
            <text:p>0,0609</text:p>
          </table:table-cell>
          <table:table-cell office:value-type="float" office:value="970.02" table:style-name="ce1">
            <text:p>970,02</text:p>
          </table:table-cell>
          <table:table-cell office:value-type="float" office:value="0.60199999999999998" table:style-name="ce1">
            <text:p>0,602</text:p>
          </table:table-cell>
          <table:table-cell office:value-type="float" office:value="715.61" table:style-name="ce1">
            <text:p>715,61</text:p>
          </table:table-cell>
          <table:table-cell office:value-type="float" office:value="0.17" table:style-name="ce1">
            <text:p>0,17</text:p>
          </table:table-cell>
          <table:table-cell office:value-type="float" office:value="994.12" table:style-name="ce9">
            <text:p>994,12</text:p>
          </table:table-cell>
          <table:table-cell office:value-type="float" office:value="0.22" table:style-name="ce9">
            <text:p>0,22</text:p>
          </table:table-cell>
          <table:table-cell office:value-type="float" office:value="751.14" table:style-name="ce9">
            <text:p>751,14</text:p>
          </table:table-cell>
          <table:table-cell office:value-type="float" office:value="0.13" table:style-name="ce9">
            <text:p>0,13</text:p>
          </table:table-cell>
          <table:table-cell office:value-type="float" office:value="960.14" table:style-name="ce1">
            <text:p>960,14</text:p>
          </table:table-cell>
          <table:table-cell office:value-type="float" office:value="0.73099999999999998" table:style-name="ce1">
            <text:p>0,731</text:p>
          </table:table-cell>
          <table:table-cell office:value-type="float" office:value="733.12" table:style-name="ce1">
            <text:p>733,12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956.39" table:style-name="ce1">
            <text:p>956,39</text:p>
          </table:table-cell>
          <table:table-cell office:value-type="float" office:value="710.13" table:style-name="ce1">
            <text:p>710,13</text:p>
          </table:table-cell>
          <table:table-cell office:value-type="float" office:value="0.08" table:style-name="ce1">
            <text:p>0,08</text:p>
          </table:table-cell>
          <table:table-cell office:value-type="float" office:value="0.11" table:style-name="ce1">
            <text:p>0,11</text:p>
          </table:table-cell>
          <table:table-cell office:value-type="float" office:value="973.47" table:style-name="ce1">
            <text:p>973,47</text:p>
          </table:table-cell>
          <table:table-cell office:value-type="float" office:value="706.72" table:style-name="ce1">
            <text:p>706,72</text:p>
          </table:table-cell>
          <table:table-cell office:value-type="float" office:value="0.13" table:style-name="ce1">
            <text:p>0,13</text:p>
          </table:table-cell>
          <table:table-cell office:value-type="float" office:value="0.09" table:style-name="ce1">
            <text:p>0,09</text:p>
          </table:table-cell>
          <table:table-cell office:value-type="float" office:value="972.99" table:style-name="ce1">
            <text:p>972,99</text:p>
          </table:table-cell>
          <table:table-cell office:value-type="float" office:value="727.45" table:style-name="ce1">
            <text:p>727,4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05" table:style-name="ce1">
            <text:p>0,05</text:p>
          </table:table-cell>
          <table:table-cell office:value-type="float" office:value="961.13" table:style-name="ce1">
            <text:p>961,13</text:p>
          </table:table-cell>
          <table:table-cell office:value-type="float" office:value="737.9" table:style-name="ce1">
            <text:p>737,9</text:p>
          </table:table-cell>
          <table:table-cell office:value-type="float" office:value="0.12" table:style-name="ce1">
            <text:p>0,12</text:p>
          </table:table-cell>
          <table:table-cell office:value-type="float" office:value="0.13" table:style-name="ce1">
            <text:p>0,13</text:p>
          </table:table-cell>
          <table:table-cell office:value-type="float" office:value="964.05" table:style-name="ce1">
            <text:p>964,05</text:p>
          </table:table-cell>
          <table:table-cell office:value-type="float" office:value="729.66" table:style-name="ce1">
            <text:p>729,66</text:p>
          </table:table-cell>
          <table:table-cell office:value-type="float" office:value="0.08" table:style-name="ce1">
            <text:p>0,08</text:p>
          </table:table-cell>
          <table:table-cell office:value-type="float" office:value="0.16" table:style-name="ce1">
            <text:p>0,16</text:p>
          </table:table-cell>
          <table:table-cell table:number-columns-repeated="16183"/>
        </table:table-row>
        <table:table-row table:style-name="ro1">
          <table:table-cell office:value-type="date" office:date-value="2016-03-23T00:00:00" table:style-name="ce7">
            <text:p>2016-03-23</text:p>
          </table:table-cell>
          <table:table-cell office:value-type="float" office:value="847.81" table:style-name="ce1">
            <text:p>847,81</text:p>
          </table:table-cell>
          <table:table-cell office:value-type="float" office:value="0.05" table:style-name="ce1">
            <text:p>0,05</text:p>
          </table:table-cell>
          <table:table-cell office:value-type="float" office:value="826.22" table:style-name="ce1">
            <text:p>826,22</text:p>
          </table:table-cell>
          <table:table-cell office:value-type="float" office:value="0.04" table:style-name="ce1">
            <text:p>0,04</text:p>
          </table:table-cell>
          <table:table-cell office:value-type="float" office:value="943.31" table:style-name="ce1">
            <text:p>943,31</text:p>
          </table:table-cell>
          <table:table-cell office:value-type="float" office:value="0.13" table:style-name="ce1">
            <text:p>0,13</text:p>
          </table:table-cell>
          <table:table-cell office:value-type="float" office:value="769.88" table:style-name="ce1">
            <text:p>769,88</text:p>
          </table:table-cell>
          <table:table-cell office:value-type="float" office:value="0.13" table:style-name="ce1">
            <text:p>0,13</text:p>
          </table:table-cell>
          <table:table-cell office:value-type="float" office:value="951.02" table:style-name="ce1">
            <text:p>951,02</text:p>
          </table:table-cell>
          <table:table-cell office:value-type="float" office:value="0.04" table:style-name="ce1">
            <text:p>0,04</text:p>
          </table:table-cell>
          <table:table-cell office:value-type="float" office:value="779.4" table:style-name="ce1">
            <text:p>779,4</text:p>
          </table:table-cell>
          <table:table-cell office:value-type="float" office:value="0.03" table:style-name="ce1">
            <text:p>0,03</text:p>
          </table:table-cell>
          <table:table-cell office:value-type="float" office:value="960.02" table:style-name="ce1">
            <text:p>960,02</text:p>
          </table:table-cell>
          <table:table-cell office:value-type="float" office:value="0.11" table:style-name="ce1">
            <text:p>0,11</text:p>
          </table:table-cell>
          <table:table-cell office:value-type="float" office:value="788.97" table:style-name="ce1">
            <text:p>788,97</text:p>
          </table:table-cell>
          <table:table-cell office:value-type="float" office:value="0.06" table:style-name="ce1">
            <text:p>0,06</text:p>
          </table:table-cell>
          <table:table-cell office:value-type="float" office:value="952.31" table:style-name="ce1">
            <text:p>952,31</text:p>
          </table:table-cell>
          <table:table-cell office:value-type="float" office:value="0.06" table:style-name="ce1">
            <text:p>0,06</text:p>
          </table:table-cell>
          <table:table-cell office:value-type="float" office:value="794.27" table:style-name="ce1">
            <text:p>794,27</text:p>
          </table:table-cell>
          <table:table-cell office:value-type="float" office:value="0.05" table:style-name="ce1">
            <text:p>0,05</text:p>
          </table:table-cell>
          <table:table-cell office:value-type="float" office:value="951.13" table:style-name="ce1">
            <text:p>951,13</text:p>
          </table:table-cell>
          <table:table-cell office:value-type="float" office:value="0.16" table:style-name="ce1">
            <text:p>0,16</text:p>
          </table:table-cell>
          <table:table-cell office:value-type="float" office:value="788.2" table:style-name="ce1">
            <text:p>788,2</text:p>
          </table:table-cell>
          <table:table-cell office:value-type="float" office:value="0.11" table:style-name="ce1">
            <text:p>0,11</text:p>
          </table:table-cell>
          <table:table-cell office:value-type="float" office:value="963.58" table:style-name="ce1">
            <text:p>963,58</text:p>
          </table:table-cell>
          <table:table-cell office:value-type="float" office:value="0.08" table:style-name="ce1">
            <text:p>0,08</text:p>
          </table:table-cell>
          <table:table-cell office:value-type="float" office:value="795.97" table:style-name="ce1">
            <text:p>795,97</text:p>
          </table:table-cell>
          <table:table-cell office:value-type="float" office:value="0.05" table:style-name="ce1">
            <text:p>0,05</text:p>
          </table:table-cell>
          <table:table-cell office:value-type="float" office:value="960.2" table:style-name="ce1">
            <text:p>960,2</text:p>
          </table:table-cell>
          <table:table-cell office:value-type="float" office:value="0.06" table:style-name="ce1">
            <text:p>0,06</text:p>
          </table:table-cell>
          <table:table-cell office:value-type="float" office:value="800.61" table:style-name="ce1">
            <text:p>800,6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43.94" table:style-name="ce1">
            <text:p>943,94</text:p>
          </table:table-cell>
          <table:table-cell office:value-type="float" office:value="0.13" table:style-name="ce1">
            <text:p>0,13</text:p>
          </table:table-cell>
          <table:table-cell office:value-type="float" office:value="792.8" table:style-name="ce1">
            <text:p>792,8</text:p>
          </table:table-cell>
          <table:table-cell office:value-type="float" office:value="0.12" table:style-name="ce1">
            <text:p>0,12</text:p>
          </table:table-cell>
          <table:table-cell office:value-type="float" office:value="958.67" table:style-name="ce1">
            <text:p>958,67</text:p>
          </table:table-cell>
          <table:table-cell office:value-type="float" office:value="0.3" table:style-name="ce1">
            <text:p>0,3</text:p>
          </table:table-cell>
          <table:table-cell office:value-type="float" office:value="778.97" table:style-name="ce1">
            <text:p>778,97</text:p>
          </table:table-cell>
          <table:table-cell office:value-type="float" office:value="0.2" table:style-name="ce1">
            <text:p>0,2</text:p>
          </table:table-cell>
          <table:table-cell office:value-type="float" office:value="949.45" table:style-name="ce1">
            <text:p>949,45</text:p>
          </table:table-cell>
          <table:table-cell office:value-type="float" office:value="1.6500000000000001E-2" table:style-name="ce1">
            <text:p>0,0165</text:p>
          </table:table-cell>
          <table:table-cell office:value-type="float" office:value="812.33" table:style-name="ce1">
            <text:p>812,33</text:p>
          </table:table-cell>
          <table:table-cell office:value-type="float" office:value="1.2800000000000001E-2" table:style-name="ce1">
            <text:p>0,0128</text:p>
          </table:table-cell>
          <table:table-cell office:value-type="float" office:value="953.76" table:style-name="ce1">
            <text:p>953,76</text:p>
          </table:table-cell>
          <table:table-cell office:value-type="float" office:value="0.18099999999999999" table:style-name="ce1">
            <text:p>0,181</text:p>
          </table:table-cell>
          <table:table-cell office:value-type="float" office:value="820.78" table:style-name="ce1">
            <text:p>820,78</text:p>
          </table:table-cell>
          <table:table-cell office:value-type="float" office:value="0.27500000000000002" table:style-name="ce1">
            <text:p>0,275</text:p>
          </table:table-cell>
          <table:table-cell office:value-type="float" office:value="957.71" table:style-name="ce1">
            <text:p>957,71</text:p>
          </table:table-cell>
          <table:table-cell office:value-type="float" office:value="8.7300000000000003E-2" table:style-name="ce1">
            <text:p>0,0873</text:p>
          </table:table-cell>
          <table:table-cell office:value-type="float" office:value="818.43" table:style-name="ce1">
            <text:p>818,43</text:p>
          </table:table-cell>
          <table:table-cell office:value-type="float" office:value="4.1300000000000003E-2" table:style-name="ce1">
            <text:p>0,0413</text:p>
          </table:table-cell>
          <table:table-cell office:value-type="float" office:value="944.44" table:style-name="ce1">
            <text:p>944,44</text:p>
          </table:table-cell>
          <table:table-cell office:value-type="float" office:value="0.23899999999999999" table:style-name="ce1">
            <text:p>0,239</text:p>
          </table:table-cell>
          <table:table-cell office:value-type="float" office:value="805.76" table:style-name="ce1">
            <text:p>805,76</text:p>
          </table:table-cell>
          <table:table-cell office:value-type="float" office:value="0.152" table:style-name="ce1">
            <text:p>0,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4.59" table:style-name="ce1">
            <text:p>964,59</text:p>
          </table:table-cell>
          <table:table-cell office:value-type="float" office:value="0.16200000000000001" table:style-name="ce1">
            <text:p>0,162</text:p>
          </table:table-cell>
          <table:table-cell office:value-type="float" office:value="811.7" table:style-name="ce1">
            <text:p>811,7</text:p>
          </table:table-cell>
          <table:table-cell office:value-type="float" office:value="0.22" table:style-name="ce1">
            <text:p>0,22</text:p>
          </table:table-cell>
          <table:table-cell office:value-type="float" office:value="965.77" table:style-name="ce1">
            <text:p>965,77</text:p>
          </table:table-cell>
          <table:table-cell office:value-type="float" office:value="0.55900000000000005" table:style-name="ce1">
            <text:p>0,559</text:p>
          </table:table-cell>
          <table:table-cell office:value-type="float" office:value="808.1" table:style-name="ce1">
            <text:p>808,1</text:p>
          </table:table-cell>
          <table:table-cell office:value-type="float" office:value="0.26600000000000001" table:style-name="ce1">
            <text:p>0,266</text:p>
          </table:table-cell>
          <table:table-cell office:value-type="float" office:value="974.83" table:style-name="ce1">
            <text:p>974,83</text:p>
          </table:table-cell>
          <table:table-cell office:value-type="float" office:value="0.21099999999999999" table:style-name="ce1">
            <text:p>0,211</text:p>
          </table:table-cell>
          <table:table-cell office:value-type="float" office:value="805.25" table:style-name="ce1">
            <text:p>805,25</text:p>
          </table:table-cell>
          <table:table-cell office:value-type="float" office:value="0.193" table:style-name="ce1">
            <text:p>0,193</text:p>
          </table:table-cell>
          <table:table-cell office:value-type="float" office:value="977.83" table:style-name="ce1">
            <text:p>977,83</text:p>
          </table:table-cell>
          <table:table-cell office:value-type="float" office:value="0.23499999999999999" table:style-name="ce1">
            <text:p>0,235</text:p>
          </table:table-cell>
          <table:table-cell office:value-type="float" office:value="806.76" table:style-name="ce1">
            <text:p>806,76</text:p>
          </table:table-cell>
          <table:table-cell office:value-type="float" office:value="0.188" table:style-name="ce1">
            <text:p>0,188</text:p>
          </table:table-cell>
          <table:table-cell office:value-type="float" office:value="984" table:style-name="ce1">
            <text:p>984</text:p>
          </table:table-cell>
          <table:table-cell office:value-type="float" office:value="1" table:style-name="ce1">
            <text:p>1</text:p>
          </table:table-cell>
          <table:table-cell office:value-type="float" office:value="803" table:style-name="ce1">
            <text:p>803</text:p>
          </table:table-cell>
          <table:table-cell office:value-type="float" office:value="1" table:style-name="ce1">
            <text:p>1</text:p>
          </table:table-cell>
          <table:table-cell office:value-type="float" office:value="930.94" table:style-name="ce1">
            <text:p>930,94</text:p>
          </table:table-cell>
          <table:table-cell office:value-type="float" office:value="0.108" table:style-name="ce1">
            <text:p>0,108</text:p>
          </table:table-cell>
          <table:table-cell office:value-type="float" office:value="790.04" table:style-name="ce1">
            <text:p>790,04</text:p>
          </table:table-cell>
          <table:table-cell office:value-type="float" office:value="6.0600000000000001E-2" table:style-name="ce1">
            <text:p>0,0606</text:p>
          </table:table-cell>
          <table:table-cell office:value-type="float" office:value="935.18" table:style-name="ce1">
            <text:p>935,18</text:p>
          </table:table-cell>
          <table:table-cell office:value-type="float" office:value="9.1600000000000001E-2" table:style-name="ce1">
            <text:p>0,0916</text:p>
          </table:table-cell>
          <table:table-cell office:value-type="float" office:value="788.87" table:style-name="ce1">
            <text:p>788,87</text:p>
          </table:table-cell>
          <table:table-cell office:value-type="float" office:value="4.4600000000000001E-2" table:style-name="ce1">
            <text:p>0,0446</text:p>
          </table:table-cell>
          <table:table-cell office:value-type="float" office:value="981.95" table:style-name="ce1">
            <text:p>981,95</text:p>
          </table:table-cell>
          <table:table-cell office:value-type="float" office:value="0.59" table:style-name="ce1">
            <text:p>0,59</text:p>
          </table:table-cell>
          <table:table-cell office:value-type="float" office:value="800.84" table:style-name="ce1">
            <text:p>800,84</text:p>
          </table:table-cell>
          <table:table-cell office:value-type="float" office:value="0.80600000000000005" table:style-name="ce1">
            <text:p>0,806</text:p>
          </table:table-cell>
          <table:table-cell office:value-type="float" office:value="985.3" table:style-name="ce1">
            <text:p>985,3</text:p>
          </table:table-cell>
          <table:table-cell office:value-type="float" office:value="0.107" table:style-name="ce1">
            <text:p>0,107</text:p>
          </table:table-cell>
          <table:table-cell office:value-type="float" office:value="795.28" table:style-name="ce1">
            <text:p>795,28</text:p>
          </table:table-cell>
          <table:table-cell office:value-type="float" office:value="8.2799999999999999E-2" table:style-name="ce1">
            <text:p>0,0828</text:p>
          </table:table-cell>
          <table:table-cell office:value-type="float" office:value="981.45" table:style-name="ce1">
            <text:p>981,45</text:p>
          </table:table-cell>
          <table:table-cell office:value-type="float" office:value="0.21" table:style-name="ce1">
            <text:p>0,21</text:p>
          </table:table-cell>
          <table:table-cell office:value-type="float" office:value="793.37" table:style-name="ce1">
            <text:p>793,37</text:p>
          </table:table-cell>
          <table:table-cell office:value-type="float" office:value="0.158" table:style-name="ce1">
            <text:p>0,158</text:p>
          </table:table-cell>
          <table:table-cell office:value-type="float" office:value="989.71" table:style-name="ce1">
            <text:p>989,71</text:p>
          </table:table-cell>
          <table:table-cell office:value-type="float" office:value="0.22800000000000001" table:style-name="ce1">
            <text:p>0,228</text:p>
          </table:table-cell>
          <table:table-cell office:value-type="float" office:value="794.81" table:style-name="ce1">
            <text:p>794,81</text:p>
          </table:table-cell>
          <table:table-cell office:value-type="float" office:value="0.42099999999999999" table:style-name="ce1">
            <text:p>0,421</text:p>
          </table:table-cell>
          <table:table-cell office:value-type="float" office:value="997.8" table:style-name="ce1">
            <text:p>997,8</text:p>
          </table:table-cell>
          <table:table-cell office:value-type="float" office:value="2.6100000000000002E-2" table:style-name="ce1">
            <text:p>0,0261</text:p>
          </table:table-cell>
          <table:table-cell office:value-type="float" office:value="790.36" table:style-name="ce1">
            <text:p>790,36</text:p>
          </table:table-cell>
          <table:table-cell office:value-type="float" office:value="2.3599999999999999E-2" table:style-name="ce1">
            <text:p>0,0236</text:p>
          </table:table-cell>
          <table:table-cell office:value-type="float" office:value="1005.4" table:style-name="ce1">
            <text:p>1005,4</text:p>
          </table:table-cell>
          <table:table-cell office:value-type="float" office:value="4.9099999999999998E-2" table:style-name="ce1">
            <text:p>0,0491</text:p>
          </table:table-cell>
          <table:table-cell office:value-type="float" office:value="792.05" table:style-name="ce1">
            <text:p>792,05</text:p>
          </table:table-cell>
          <table:table-cell office:value-type="float" office:value="8.0199999999999994E-2" table:style-name="ce1">
            <text:p>0,0802</text:p>
          </table:table-cell>
          <table:table-cell office:value-type="float" office:value="1002.5" table:style-name="ce1">
            <text:p>1002,5</text:p>
          </table:table-cell>
          <table:table-cell office:value-type="float" office:value="7.7600000000000002E-2" table:style-name="ce1">
            <text:p>0,0776</text:p>
          </table:table-cell>
          <table:table-cell office:value-type="float" office:value="787.07" table:style-name="ce1">
            <text:p>787,07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996.28" table:style-name="ce1">
            <text:p>996,28</text:p>
          </table:table-cell>
          <table:table-cell office:value-type="float" office:value="4.4299999999999999E-2" table:style-name="ce1">
            <text:p>0,0443</text:p>
          </table:table-cell>
          <table:table-cell office:value-type="float" office:value="782.35" table:style-name="ce1">
            <text:p>782,35</text:p>
          </table:table-cell>
          <table:table-cell office:value-type="float" office:value="2.76E-2" table:style-name="ce1">
            <text:p>0,0276</text:p>
          </table:table-cell>
          <table:table-cell office:value-type="float" office:value="988.95" table:style-name="ce1">
            <text:p>988,95</text:p>
          </table:table-cell>
          <table:table-cell office:value-type="float" office:value="4.4400000000000002E-2" table:style-name="ce1">
            <text:p>0,0444</text:p>
          </table:table-cell>
          <table:table-cell office:value-type="float" office:value="776.23" table:style-name="ce1">
            <text:p>776,23</text:p>
          </table:table-cell>
          <table:table-cell office:value-type="float" office:value="3.1800000000000002E-2" table:style-name="ce1">
            <text:p>0,0318</text:p>
          </table:table-cell>
          <table:table-cell office:value-type="float" office:value="972.45" table:style-name="ce1">
            <text:p>972,45</text:p>
          </table:table-cell>
          <table:table-cell office:value-type="float" office:value="0.23300000000000001" table:style-name="ce1">
            <text:p>0,233</text:p>
          </table:table-cell>
          <table:table-cell office:value-type="float" office:value="789.01" table:style-name="ce1">
            <text:p>789,01</text:p>
          </table:table-cell>
          <table:table-cell office:value-type="float" office:value="7.4200000000000002E-2" table:style-name="ce1">
            <text:p>0,0742</text:p>
          </table:table-cell>
          <table:table-cell office:value-type="float" office:value="937.27" table:style-name="ce1">
            <text:p>937,27</text:p>
          </table:table-cell>
          <table:table-cell office:value-type="float" office:value="0.34899999999999998" table:style-name="ce1">
            <text:p>0,349</text:p>
          </table:table-cell>
          <table:table-cell office:value-type="float" office:value="781.06" table:style-name="ce1">
            <text:p>781,06</text:p>
          </table:table-cell>
          <table:table-cell office:value-type="float" office:value="1.23" table:style-name="ce1">
            <text:p>1,23</text:p>
          </table:table-cell>
          <table:table-cell office:value-type="float" office:value="933.97" table:style-name="ce1">
            <text:p>933,97</text:p>
          </table:table-cell>
          <table:table-cell office:value-type="float" office:value="3.44E-2" table:style-name="ce1">
            <text:p>0,0344</text:p>
          </table:table-cell>
          <table:table-cell office:value-type="float" office:value="769.41" table:style-name="ce1">
            <text:p>769,41</text:p>
          </table:table-cell>
          <table:table-cell office:value-type="float" office:value="1.9400000000000001E-2" table:style-name="ce1">
            <text:p>0,0194</text:p>
          </table:table-cell>
          <table:table-cell office:value-type="float" office:value="933.07" table:style-name="ce1">
            <text:p>933,07</text:p>
          </table:table-cell>
          <table:table-cell office:value-type="float" office:value="0.72499999999999998" table:style-name="ce1">
            <text:p>0,725</text:p>
          </table:table-cell>
          <table:table-cell office:value-type="float" office:value="761.84" table:style-name="ce1">
            <text:p>761,84</text:p>
          </table:table-cell>
          <table:table-cell office:value-type="float" office:value="0.20200000000000001" table:style-name="ce1">
            <text:p>0,202</text:p>
          </table:table-cell>
          <table:table-cell office:value-type="float" office:value="955" table:style-name="ce1">
            <text:p>955</text:p>
          </table:table-cell>
          <table:table-cell office:value-type="float" office:value="7.2999999999999995E-2" table:style-name="ce1">
            <text:p>0,073</text:p>
          </table:table-cell>
          <table:table-cell office:value-type="float" office:value="760.17" table:style-name="ce1">
            <text:p>760,17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964.14" table:style-name="ce1">
            <text:p>964,14</text:p>
          </table:table-cell>
          <table:table-cell office:value-type="float" office:value="5.5E-2" table:style-name="ce1">
            <text:p>0,055</text:p>
          </table:table-cell>
          <table:table-cell office:value-type="float" office:value="759.08" table:style-name="ce1">
            <text:p>759,08</text:p>
          </table:table-cell>
          <table:table-cell office:value-type="float" office:value="6.3E-2" table:style-name="ce1">
            <text:p>0,063</text:p>
          </table:table-cell>
          <table:table-cell office:value-type="float" office:value="963.28" table:style-name="ce1">
            <text:p>963,28</text:p>
          </table:table-cell>
          <table:table-cell office:value-type="float" office:value="4.2999999999999997E-2" table:style-name="ce1">
            <text:p>0,043</text:p>
          </table:table-cell>
          <table:table-cell office:value-type="float" office:value="766.01" table:style-name="ce1">
            <text:p>766,01</text:p>
          </table:table-cell>
          <table:table-cell office:value-type="float" office:value="0.05" table:style-name="ce1">
            <text:p>0,05</text:p>
          </table:table-cell>
          <table:table-cell office:value-type="float" office:value="965.71" table:style-name="ce1">
            <text:p>965,71</text:p>
          </table:table-cell>
          <table:table-cell office:value-type="float" office:value="0.20499999999999999" table:style-name="ce1">
            <text:p>0,205</text:p>
          </table:table-cell>
          <table:table-cell office:value-type="float" office:value="771.09" table:style-name="ce1">
            <text:p>771,09</text:p>
          </table:table-cell>
          <table:table-cell office:value-type="float" office:value="0.19" table:style-name="ce1">
            <text:p>0,19</text:p>
          </table:table-cell>
          <table:table-cell office:value-type="float" office:value="972.02" table:style-name="ce1">
            <text:p>972,02</text:p>
          </table:table-cell>
          <table:table-cell office:value-type="float" office:value="0.16" table:style-name="ce1">
            <text:p>0,16</text:p>
          </table:table-cell>
          <table:table-cell office:value-type="float" office:value="768.15" table:style-name="ce1">
            <text:p>768,15</text:p>
          </table:table-cell>
          <table:table-cell office:value-type="float" office:value="0.23599999999999999" table:style-name="ce1">
            <text:p>0,236</text:p>
          </table:table-cell>
          <table:table-cell office:value-type="float" office:value="975.47" table:style-name="ce1">
            <text:p>975,47</text:p>
          </table:table-cell>
          <table:table-cell office:value-type="float" office:value="0.13800000000000001" table:style-name="ce1">
            <text:p>0,138</text:p>
          </table:table-cell>
          <table:table-cell office:value-type="float" office:value="764.75" table:style-name="ce1">
            <text:p>764,75</text:p>
          </table:table-cell>
          <table:table-cell office:value-type="float" office:value="0.113" table:style-name="ce1">
            <text:p>0,113</text:p>
          </table:table-cell>
          <table:table-cell office:value-type="float" office:value="974.62" table:style-name="ce1">
            <text:p>974,62</text:p>
          </table:table-cell>
          <table:table-cell office:value-type="float" office:value="5.8000000000000003E-2" table:style-name="ce1">
            <text:p>0,058</text:p>
          </table:table-cell>
          <table:table-cell office:value-type="float" office:value="776.73" table:style-name="ce1">
            <text:p>776,73</text:p>
          </table:table-cell>
          <table:table-cell office:value-type="float" office:value="5.2299999999999999E-2" table:style-name="ce1">
            <text:p>0,0523</text:p>
          </table:table-cell>
          <table:table-cell office:value-type="float" office:value="947.52" table:style-name="ce1">
            <text:p>947,52</text:p>
          </table:table-cell>
          <table:table-cell office:value-type="float" office:value="0.16600000000000001" table:style-name="ce1">
            <text:p>0,166</text:p>
          </table:table-cell>
          <table:table-cell office:value-type="float" office:value="759.77" table:style-name="ce1">
            <text:p>759,77</text:p>
          </table:table-cell>
          <table:table-cell office:value-type="float" office:value="0.216" table:style-name="ce1">
            <text:p>0,216</text:p>
          </table:table-cell>
          <table:table-cell office:value-type="float" office:value="971.33" table:style-name="ce9">
            <text:p>971,33</text:p>
          </table:table-cell>
          <table:table-cell office:value-type="float" office:value="0.21" table:style-name="ce9">
            <text:p>0,21</text:p>
          </table:table-cell>
          <table:table-cell office:value-type="float" office:value="794.48" table:style-name="ce9">
            <text:p>794,48</text:p>
          </table:table-cell>
          <table:table-cell office:value-type="float" office:value="0.09" table:style-name="ce9">
            <text:p>0,09</text:p>
          </table:table-cell>
          <table:table-cell office:value-type="float" office:value="937.11" table:style-name="ce1">
            <text:p>937,11</text:p>
          </table:table-cell>
          <table:table-cell office:value-type="float" office:value="0.51400000000000001" table:style-name="ce1">
            <text:p>0,514</text:p>
          </table:table-cell>
          <table:table-cell office:value-type="float" office:value="777.51" table:style-name="ce1">
            <text:p>777,51</text:p>
          </table:table-cell>
          <table:table-cell office:value-type="float" office:value="0.89200000000000002" table:style-name="ce1">
            <text:p>0,892</text:p>
          </table:table-cell>
          <table:table-cell office:value-type="float" office:value="933.37" table:style-name="ce1">
            <text:p>933,37</text:p>
          </table:table-cell>
          <table:table-cell office:value-type="float" office:value="753.72" table:style-name="ce1">
            <text:p>753,72</text:p>
          </table:table-cell>
          <table:table-cell office:value-type="float" office:value="0.19" table:style-name="ce1">
            <text:p>0,19</text:p>
          </table:table-cell>
          <table:table-cell office:value-type="float" office:value="0.11" table:style-name="ce1">
            <text:p>0,11</text:p>
          </table:table-cell>
          <table:table-cell office:value-type="float" office:value="950.6" table:style-name="ce1">
            <text:p>950,6</text:p>
          </table:table-cell>
          <table:table-cell office:value-type="float" office:value="750.81" table:style-name="ce1">
            <text:p>750,81</text:p>
          </table:table-cell>
          <table:table-cell office:value-type="float" office:value="0.08" table:style-name="ce1">
            <text:p>0,08</text:p>
          </table:table-cell>
          <table:table-cell office:value-type="float" office:value="0.15" table:style-name="ce1">
            <text:p>0,15</text:p>
          </table:table-cell>
          <table:table-cell office:value-type="float" office:value="949.7" table:style-name="ce1">
            <text:p>949,7</text:p>
          </table:table-cell>
          <table:table-cell office:value-type="float" office:value="770.57" table:style-name="ce1">
            <text:p>770,57</text:p>
          </table:table-cell>
          <table:table-cell office:value-type="float" office:value="0.41" table:style-name="ce1">
            <text:p>0,41</text:p>
          </table:table-cell>
          <table:table-cell office:value-type="float" office:value="0.71" table:style-name="ce1">
            <text:p>0,71</text:p>
          </table:table-cell>
          <table:table-cell office:value-type="float" office:value="936.74" table:style-name="ce1">
            <text:p>936,74</text:p>
          </table:table-cell>
          <table:table-cell office:value-type="float" office:value="778.47" table:style-name="ce1">
            <text:p>778,47</text:p>
          </table:table-cell>
          <table:table-cell office:value-type="float" office:value="0.76" table:style-name="ce1">
            <text:p>0,76</text:p>
          </table:table-cell>
          <table:table-cell office:value-type="float" office:value="4.41" table:style-name="ce1">
            <text:p>4,41</text:p>
          </table:table-cell>
          <table:table-cell office:value-type="float" office:value="941.17" table:style-name="ce1">
            <text:p>941,17</text:p>
          </table:table-cell>
          <table:table-cell office:value-type="float" office:value="773.2" table:style-name="ce1">
            <text:p>773,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44" table:style-name="ce1">
            <text:p>0,44</text:p>
          </table:table-cell>
          <table:table-cell table:number-columns-repeated="16183"/>
        </table:table-row>
        <table:table-row table:style-name="ro1">
          <table:table-cell office:value-type="date" office:date-value="2018-04-22T00:00:00" table:style-name="ce7">
            <text:p>2018-04-22</text:p>
          </table:table-cell>
          <table:table-cell office:value-type="float" office:value="850.83" table:style-name="ce1">
            <text:p>850,83</text:p>
          </table:table-cell>
          <table:table-cell office:value-type="float" office:value="0.03" table:style-name="ce1">
            <text:p>0,03</text:p>
          </table:table-cell>
          <table:table-cell office:value-type="float" office:value="761.76" table:style-name="ce1">
            <text:p>761,76</text:p>
          </table:table-cell>
          <table:table-cell office:value-type="float" office:value="0.06" table:style-name="ce1">
            <text:p>0,06</text:p>
          </table:table-cell>
          <table:table-cell office:value-type="float" office:value="947.89" table:style-name="ce1">
            <text:p>947,89</text:p>
          </table:table-cell>
          <table:table-cell office:value-type="float" office:value="8.4599999999999995E-2" table:style-name="ce1">
            <text:p>0,0846</text:p>
          </table:table-cell>
          <table:table-cell office:value-type="float" office:value="709.41" table:style-name="ce1">
            <text:p>709,41</text:p>
          </table:table-cell>
          <table:table-cell office:value-type="float" office:value="0.13" table:style-name="ce1">
            <text:p>0,13</text:p>
          </table:table-cell>
          <table:table-cell office:value-type="float" office:value="956.11" table:style-name="ce1">
            <text:p>956,11</text:p>
          </table:table-cell>
          <table:table-cell office:value-type="float" office:value="0.04" table:style-name="ce1">
            <text:p>0,04</text:p>
          </table:table-cell>
          <table:table-cell office:value-type="float" office:value="718.83" table:style-name="ce1">
            <text:p>718,83</text:p>
          </table:table-cell>
          <table:table-cell office:value-type="float" office:value="0.06" table:style-name="ce1">
            <text:p>0,06</text:p>
          </table:table-cell>
          <table:table-cell office:value-type="float" office:value="965.78" table:style-name="ce1">
            <text:p>965,7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28.52" table:style-name="ce1">
            <text:p>728,52</text:p>
          </table:table-cell>
          <table:table-cell office:value-type="float" office:value="0.05" table:style-name="ce1">
            <text:p>0,05</text:p>
          </table:table-cell>
          <table:table-cell office:value-type="float" office:value="957.58" table:style-name="ce1">
            <text:p>957,5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33.43" table:style-name="ce1">
            <text:p>733,43</text:p>
          </table:table-cell>
          <table:table-cell office:value-type="float" office:value="0.09" table:style-name="ce1">
            <text:p>0,09</text:p>
          </table:table-cell>
          <table:table-cell office:value-type="float" office:value="956.17" table:style-name="ce1">
            <text:p>956,17</text:p>
          </table:table-cell>
          <table:table-cell office:value-type="float" office:value="0.05" table:style-name="ce1">
            <text:p>0,05</text:p>
          </table:table-cell>
          <table:table-cell office:value-type="float" office:value="728.13" table:style-name="ce1">
            <text:p>728,13</text:p>
          </table:table-cell>
          <table:table-cell office:value-type="float" office:value="0.05" table:style-name="ce1">
            <text:p>0,05</text:p>
          </table:table-cell>
          <table:table-cell office:value-type="float" office:value="968.33" table:style-name="ce1">
            <text:p>968,3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35.81" table:style-name="ce1">
            <text:p>735,81</text:p>
          </table:table-cell>
          <table:table-cell office:value-type="float" office:value="0.06" table:style-name="ce1">
            <text:p>0,06</text:p>
          </table:table-cell>
          <table:table-cell office:value-type="float" office:value="965.51" table:style-name="ce1">
            <text:p>965,51</text:p>
          </table:table-cell>
          <table:table-cell office:value-type="float" office:value="0.1" table:style-name="ce1">
            <text:p>0,1</text:p>
          </table:table-cell>
          <table:table-cell office:value-type="float" office:value="740.08" table:style-name="ce1">
            <text:p>740,08</text:p>
          </table:table-cell>
          <table:table-cell office:value-type="float" office:value="0.36" table:style-name="ce1">
            <text:p>0,36</text:p>
          </table:table-cell>
          <table:table-cell office:value-type="float" office:value="948.5" table:style-name="ce1">
            <text:p>948,5</text:p>
          </table:table-cell>
          <table:table-cell office:value-type="float" office:value="0.08" table:style-name="ce1">
            <text:p>0,08</text:p>
          </table:table-cell>
          <table:table-cell office:value-type="float" office:value="732.21" table:style-name="ce1">
            <text:p>732,21</text:p>
          </table:table-cell>
          <table:table-cell office:value-type="float" office:value="0.09" table:style-name="ce1">
            <text:p>0,09</text:p>
          </table:table-cell>
          <table:table-cell office:value-type="float" office:value="963.45" table:style-name="ce1">
            <text:p>963,45</text:p>
          </table:table-cell>
          <table:table-cell office:value-type="float" office:value="0.08" table:style-name="ce1">
            <text:p>0,08</text:p>
          </table:table-cell>
          <table:table-cell office:value-type="float" office:value="718.82" table:style-name="ce1">
            <text:p>718,8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54.77" table:style-name="ce1">
            <text:p>954,77</text:p>
          </table:table-cell>
          <table:table-cell office:value-type="float" office:value="2.35E-2" table:style-name="ce1">
            <text:p>0,0235</text:p>
          </table:table-cell>
          <table:table-cell office:value-type="float" office:value="751.35" table:style-name="ce1">
            <text:p>751,35</text:p>
          </table:table-cell>
          <table:table-cell office:value-type="float" office:value="2.87E-2" table:style-name="ce1">
            <text:p>0,0287</text:p>
          </table:table-cell>
          <table:table-cell office:value-type="float" office:value="959.57" table:style-name="ce1">
            <text:p>959,57</text:p>
          </table:table-cell>
          <table:table-cell office:value-type="float" office:value="0.29499999999999998" table:style-name="ce1">
            <text:p>0,295</text:p>
          </table:table-cell>
          <table:table-cell office:value-type="float" office:value="760.04" table:style-name="ce1">
            <text:p>760,04</text:p>
          </table:table-cell>
          <table:table-cell office:value-type="float" office:value="0.247" table:style-name="ce1">
            <text:p>0,247</text:p>
          </table:table-cell>
          <table:table-cell office:value-type="float" office:value="962.9" table:style-name="ce1">
            <text:p>962,9</text:p>
          </table:table-cell>
          <table:table-cell office:value-type="float" office:value="4.0399999999999998E-2" table:style-name="ce1">
            <text:p>0,0404</text:p>
          </table:table-cell>
          <table:table-cell office:value-type="float" office:value="757.89" table:style-name="ce1">
            <text:p>757,89</text:p>
          </table:table-cell>
          <table:table-cell office:value-type="float" office:value="2.58E-2" table:style-name="ce1">
            <text:p>0,0258</text:p>
          </table:table-cell>
          <table:table-cell office:value-type="float" office:value="948.69" table:style-name="ce1">
            <text:p>948,69</text:p>
          </table:table-cell>
          <table:table-cell office:value-type="float" office:value="0.81499999999999995" table:style-name="ce1">
            <text:p>0,815</text:p>
          </table:table-cell>
          <table:table-cell office:value-type="float" office:value="745.21" table:style-name="ce1">
            <text:p>745,21</text:p>
          </table:table-cell>
          <table:table-cell office:value-type="float" office:value="0.80800000000000005" table:style-name="ce1">
            <text:p>0,8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70" table:style-name="ce1">
            <text:p>970</text:p>
          </table:table-cell>
          <table:table-cell office:value-type="float" office:value="1" table:style-name="ce1">
            <text:p>1</text:p>
          </table:table-cell>
          <table:table-cell office:value-type="float" office:value="752" table:style-name="ce1">
            <text:p>752</text:p>
          </table:table-cell>
          <table:table-cell office:value-type="float" office:value="1" table:style-name="ce1">
            <text:p>1</text:p>
          </table:table-cell>
          <table:table-cell office:value-type="float" office:value="971.13" table:style-name="ce1">
            <text:p>971,13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48.82" table:style-name="ce1">
            <text:p>748,82</text:p>
          </table:table-cell>
          <table:table-cell office:value-type="float" office:value="0.13400000000000001" table:style-name="ce1">
            <text:p>0,134</text:p>
          </table:table-cell>
          <table:table-cell office:value-type="float" office:value="981" table:style-name="ce1">
            <text:p>981</text:p>
          </table:table-cell>
          <table:table-cell office:value-type="float" office:value="1" table:style-name="ce1">
            <text:p>1</text:p>
          </table:table-cell>
          <table:table-cell office:value-type="float" office:value="745" table:style-name="ce1">
            <text:p>745</text:p>
          </table:table-cell>
          <table:table-cell office:value-type="float" office:value="1" table:style-name="ce1">
            <text:p>1</text:p>
          </table:table-cell>
          <table:table-cell office:value-type="float" office:value="982" table:style-name="ce1">
            <text:p>982</text:p>
          </table:table-cell>
          <table:table-cell office:value-type="float" office:value="1" table:style-name="ce1">
            <text:p>1</text:p>
          </table:table-cell>
          <table:table-cell office:value-type="float" office:value="746" table:style-name="ce1">
            <text:p>746</text:p>
          </table:table-cell>
          <table:table-cell office:value-type="float" office:value="1" table:style-name="ce1">
            <text:p>1</text:p>
          </table:table-cell>
          <table:table-cell office:value-type="float" office:value="988.41" table:style-name="ce1">
            <text:p>988,41</text:p>
          </table:table-cell>
          <table:table-cell office:value-type="float" office:value="0.39200000000000002" table:style-name="ce1">
            <text:p>0,392</text:p>
          </table:table-cell>
          <table:table-cell office:value-type="float" office:value="743" table:style-name="ce1">
            <text:p>743</text:p>
          </table:table-cell>
          <table:table-cell office:value-type="float" office:value="0.73699999999999999" table:style-name="ce1">
            <text:p>0,737</text:p>
          </table:table-cell>
          <table:table-cell office:value-type="float" office:value="936.61" table:style-name="ce1">
            <text:p>936,61</text:p>
          </table:table-cell>
          <table:table-cell office:value-type="float" office:value="0.69799999999999995" table:style-name="ce1">
            <text:p>0,698</text:p>
          </table:table-cell>
          <table:table-cell office:value-type="float" office:value="729.79" table:style-name="ce1">
            <text:p>729,79</text:p>
          </table:table-cell>
          <table:table-cell office:value-type="float" office:value="0.55900000000000005" table:style-name="ce1">
            <text:p>0,559</text:p>
          </table:table-cell>
          <table:table-cell office:value-type="float" office:value="939.86" table:style-name="ce1">
            <text:p>939,86</text:p>
          </table:table-cell>
          <table:table-cell office:value-type="float" office:value="0.59099999999999997" table:style-name="ce1">
            <text:p>0,591</text:p>
          </table:table-cell>
          <table:table-cell office:value-type="float" office:value="726.99" table:style-name="ce1">
            <text:p>726,99</text:p>
          </table:table-cell>
          <table:table-cell office:value-type="float" office:value="0.60099999999999998" table:style-name="ce1">
            <text:p>0,601</text:p>
          </table:table-cell>
          <table:table-cell office:value-type="float" office:value="988.94" table:style-name="ce1">
            <text:p>988,94</text:p>
          </table:table-cell>
          <table:table-cell office:value-type="float" office:value="1.4999999999999999E-2" table:style-name="ce1">
            <text:p>0,015</text:p>
          </table:table-cell>
          <table:table-cell office:value-type="float" office:value="741.21" table:style-name="ce1">
            <text:p>741,21</text:p>
          </table:table-cell>
          <table:table-cell office:value-type="float" office:value="1.89E-2" table:style-name="ce1">
            <text:p>0,0189</text:p>
          </table:table-cell>
          <table:table-cell office:value-type="float" office:value="991.5" table:style-name="ce1">
            <text:p>991,5</text:p>
          </table:table-cell>
          <table:table-cell office:value-type="float" office:value="4.7E-2" table:style-name="ce1">
            <text:p>0,047</text:p>
          </table:table-cell>
          <table:table-cell office:value-type="float" office:value="734.61" table:style-name="ce1">
            <text:p>734,61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5.56" table:style-name="ce1">
            <text:p>995,56</text:p>
          </table:table-cell>
          <table:table-cell office:value-type="float" office:value="1" table:style-name="ce1">
            <text:p>1</text:p>
          </table:table-cell>
          <table:table-cell office:value-type="float" office:value="734.33" table:style-name="ce1">
            <text:p>734,33</text:p>
          </table:table-cell>
          <table:table-cell office:value-type="float" office:value="0.34" table:style-name="ce1">
            <text:p>0,34</text:p>
          </table:table-cell>
          <table:table-cell office:value-type="float" office:value="1003.1" table:style-name="ce1">
            <text:p>1003,1</text:p>
          </table:table-cell>
          <table:table-cell office:value-type="float" office:value="2.1000000000000001E-2" table:style-name="ce1">
            <text:p>0,021</text:p>
          </table:table-cell>
          <table:table-cell office:value-type="float" office:value="729.85" table:style-name="ce1">
            <text:p>729,85</text:p>
          </table:table-cell>
          <table:table-cell office:value-type="float" office:value="0.03" table:style-name="ce1">
            <text:p>0,03</text:p>
          </table:table-cell>
          <table:table-cell office:value-type="float" office:value="1011.7" table:style-name="ce1">
            <text:p>1011,7</text:p>
          </table:table-cell>
          <table:table-cell office:value-type="float" office:value="1" table:style-name="ce1">
            <text:p>1</text:p>
          </table:table-cell>
          <table:table-cell office:value-type="float" office:value="732.4" table:style-name="ce1">
            <text:p>732,4</text:p>
          </table:table-cell>
          <table:table-cell office:value-type="float" office:value="1" table:style-name="ce1">
            <text:p>1</text:p>
          </table:table-cell>
          <table:table-cell office:value-type="float" office:value="1008.4" table:style-name="ce1">
            <text:p>1008,4</text:p>
          </table:table-cell>
          <table:table-cell office:value-type="float" office:value="0.249" table:style-name="ce1">
            <text:p>0,249</text:p>
          </table:table-cell>
          <table:table-cell office:value-type="float" office:value="726.21" table:style-name="ce1">
            <text:p>726,21</text:p>
          </table:table-cell>
          <table:table-cell office:value-type="float" office:value="0.33100000000000002" table:style-name="ce1">
            <text:p>0,331</text:p>
          </table:table-cell>
          <table:table-cell office:value-type="float" office:value="1001.8" table:style-name="ce1">
            <text:p>1001,8</text:p>
          </table:table-cell>
          <table:table-cell office:value-type="float" office:value="4.2999999999999997E-2" table:style-name="ce1">
            <text:p>0,043</text:p>
          </table:table-cell>
          <table:table-cell office:value-type="float" office:value="721.75" table:style-name="ce1">
            <text:p>721,75</text:p>
          </table:table-cell>
          <table:table-cell office:value-type="float" office:value="5.2999999999999999E-2" table:style-name="ce1">
            <text:p>0,053</text:p>
          </table:table-cell>
          <table:table-cell office:value-type="float" office:value="994.91" table:style-name="ce1">
            <text:p>994,91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715.37" table:style-name="ce1">
            <text:p>715,37</text:p>
          </table:table-cell>
          <table:table-cell office:value-type="float" office:value="0.27" table:style-name="ce1">
            <text:p>0,27</text:p>
          </table:table-cell>
          <table:table-cell office:value-type="float" office:value="978.32" table:style-name="ce1">
            <text:p>978,32</text:p>
          </table:table-cell>
          <table:table-cell office:value-type="float" office:value="0.161" table:style-name="ce1">
            <text:p>0,161</text:p>
          </table:table-cell>
          <table:table-cell office:value-type="float" office:value="728.42" table:style-name="ce1">
            <text:p>728,42</text:p>
          </table:table-cell>
          <table:table-cell office:value-type="float" office:value="0.15" table:style-name="ce1">
            <text:p>0,15</text:p>
          </table:table-cell>
          <table:table-cell office:value-type="float" office:value="941.9" table:style-name="ce1">
            <text:p>941,9</text:p>
          </table:table-cell>
          <table:table-cell office:value-type="float" office:value="1" table:style-name="ce1">
            <text:p>1</text:p>
          </table:table-cell>
          <table:table-cell office:value-type="float" office:value="718.62" table:style-name="ce1">
            <text:p>718,62</text:p>
          </table:table-cell>
          <table:table-cell office:value-type="float" office:value="2" table:style-name="ce1">
            <text:p>2</text:p>
          </table:table-cell>
          <table:table-cell office:value-type="float" office:value="938.75" table:style-name="ce1">
            <text:p>938,75</text:p>
          </table:table-cell>
          <table:table-cell office:value-type="float" office:value="2.1000000000000001E-2" table:style-name="ce1">
            <text:p>0,021</text:p>
          </table:table-cell>
          <table:table-cell office:value-type="float" office:value="708.34" table:style-name="ce1">
            <text:p>708,34</text:p>
          </table:table-cell>
          <table:table-cell office:value-type="float" office:value="2.1000000000000001E-2" table:style-name="ce1">
            <text:p>0,021</text:p>
          </table:table-cell>
          <table:table-cell office:value-type="float" office:value="937.93" table:style-name="ce1">
            <text:p>937,93</text:p>
          </table:table-cell>
          <table:table-cell office:value-type="float" office:value="1" table:style-name="ce1">
            <text:p>1</text:p>
          </table:table-cell>
          <table:table-cell office:value-type="float" office:value="701.08" table:style-name="ce1">
            <text:p>701,08</text:p>
          </table:table-cell>
          <table:table-cell office:value-type="float" office:value="1" table:style-name="ce1">
            <text:p>1</text:p>
          </table:table-cell>
          <table:table-cell office:value-type="float" office:value="960.52" table:style-name="ce1">
            <text:p>960,52</text:p>
          </table:table-cell>
          <table:table-cell office:value-type="float" office:value="6.2E-2" table:style-name="ce1">
            <text:p>0,062</text:p>
          </table:table-cell>
          <table:table-cell office:value-type="float" office:value="698.81" table:style-name="ce1">
            <text:p>698,81</text:p>
          </table:table-cell>
          <table:table-cell office:value-type="float" office:value="9.4E-2" table:style-name="ce1">
            <text:p>0,094</text:p>
          </table:table-cell>
          <table:table-cell office:value-type="float" office:value="970.06" table:style-name="ce1">
            <text:p>970,06</text:p>
          </table:table-cell>
          <table:table-cell office:value-type="float" office:value="0.32500000000000001" table:style-name="ce1">
            <text:p>0,325</text:p>
          </table:table-cell>
          <table:table-cell office:value-type="float" office:value="698.75" table:style-name="ce1">
            <text:p>698,75</text:p>
          </table:table-cell>
          <table:table-cell office:value-type="float" office:value="0.32100000000000001" table:style-name="ce1">
            <text:p>0,321</text:p>
          </table:table-cell>
          <table:table-cell office:value-type="float" office:value="968.66" table:style-name="ce1">
            <text:p>968,66</text:p>
          </table:table-cell>
          <table:table-cell office:value-type="float" office:value="6.3E-2" table:style-name="ce1">
            <text:p>0,063</text:p>
          </table:table-cell>
          <table:table-cell office:value-type="float" office:value="705.01" table:style-name="ce1">
            <text:p>705,01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71.23" table:style-name="ce1">
            <text:p>971,23</text:p>
          </table:table-cell>
          <table:table-cell office:value-type="float" office:value="0.184" table:style-name="ce1">
            <text:p>0,184</text:p>
          </table:table-cell>
          <table:table-cell office:value-type="float" office:value="711.09" table:style-name="ce1">
            <text:p>711,09</text:p>
          </table:table-cell>
          <table:table-cell office:value-type="float" office:value="0.21" table:style-name="ce1">
            <text:p>0,21</text:p>
          </table:table-cell>
          <table:table-cell office:value-type="float" office:value="978.14" table:style-name="ce1">
            <text:p>978,14</text:p>
          </table:table-cell>
          <table:table-cell office:value-type="float" office:value="0.27" table:style-name="ce1">
            <text:p>0,27</text:p>
          </table:table-cell>
          <table:table-cell office:value-type="float" office:value="707.11" table:style-name="ce1">
            <text:p>707,11</text:p>
          </table:table-cell>
          <table:table-cell office:value-type="float" office:value="0.34599999999999997" table:style-name="ce1">
            <text:p>0,346</text:p>
          </table:table-cell>
          <table:table-cell office:value-type="float" office:value="981.22" table:style-name="ce1">
            <text:p>981,22</text:p>
          </table:table-cell>
          <table:table-cell office:value-type="float" office:value="0.218" table:style-name="ce1">
            <text:p>0,218</text:p>
          </table:table-cell>
          <table:table-cell office:value-type="float" office:value="703.36" table:style-name="ce1">
            <text:p>703,36</text:p>
          </table:table-cell>
          <table:table-cell office:value-type="float" office:value="0.24399999999999999" table:style-name="ce1">
            <text:p>0,244</text:p>
          </table:table-cell>
          <table:table-cell office:value-type="float" office:value="979.48" table:style-name="ce1">
            <text:p>979,48</text:p>
          </table:table-cell>
          <table:table-cell office:value-type="float" office:value="2.7E-2" table:style-name="ce1">
            <text:p>0,027</text:p>
          </table:table-cell>
          <table:table-cell office:value-type="float" office:value="716.02" table:style-name="ce1">
            <text:p>716,02</text:p>
          </table:table-cell>
          <table:table-cell office:value-type="float" office:value="0.04" table:style-name="ce1">
            <text:p>0,04</text:p>
          </table:table-cell>
          <table:table-cell office:value-type="float" office:value="952.38" table:style-name="ce1">
            <text:p>952,38</text:p>
          </table:table-cell>
          <table:table-cell office:value-type="float" office:value="0.27700000000000002" table:style-name="ce1">
            <text:p>0,277</text:p>
          </table:table-cell>
          <table:table-cell office:value-type="float" office:value="699.15" table:style-name="ce1">
            <text:p>699,15</text:p>
          </table:table-cell>
          <table:table-cell office:value-type="float" office:value="0.17299999999999999" table:style-name="ce1">
            <text:p>0,173</text:p>
          </table:table-cell>
          <table:table-cell office:value-type="float" office:value="907.13" table:style-name="ce9">
            <text:p>907,13</text:p>
          </table:table-cell>
          <table:table-cell office:value-type="float" office:value="0.1" table:style-name="ce9">
            <text:p>0,1</text:p>
          </table:table-cell>
          <table:table-cell office:value-type="float" office:value="659.31" table:style-name="ce9">
            <text:p>659,31</text:p>
          </table:table-cell>
          <table:table-cell office:value-type="float" office:value="0.24" table:style-name="ce9">
            <text:p>0,24</text:p>
          </table:table-cell>
          <table:table-cell office:value-type="float" office:value="942.56" table:style-name="ce1">
            <text:p>942,56</text:p>
          </table:table-cell>
          <table:table-cell office:value-type="float" office:value="0.44800000000000001" table:style-name="ce1">
            <text:p>0,448</text:p>
          </table:table-cell>
          <table:table-cell office:value-type="float" office:value="716.18" table:style-name="ce1">
            <text:p>716,18</text:p>
          </table:table-cell>
          <table:table-cell office:value-type="float" office:value="0.50800000000000001" table:style-name="ce1">
            <text:p>0,508</text:p>
          </table:table-cell>
          <table:table-cell office:value-type="float" office:value="868.76" table:style-name="ce1">
            <text:p>868,76</text:p>
          </table:table-cell>
          <table:table-cell office:value-type="float" office:value="620.78" table:style-name="ce1">
            <text:p>620,78</text:p>
          </table:table-cell>
          <table:table-cell office:value-type="float" office:value="2.48" table:style-name="ce1">
            <text:p>2,48</text:p>
          </table:table-cell>
          <table:table-cell office:value-type="float" office:value="1.98" table:style-name="ce1">
            <text:p>1,98</text:p>
          </table:table-cell>
          <table:table-cell office:value-type="float" office:value="887.54" table:style-name="ce1">
            <text:p>887,54</text:p>
          </table:table-cell>
          <table:table-cell office:value-type="float" office:value="612.9" table:style-name="ce1">
            <text:p>612,9</text:p>
          </table:table-cell>
          <table:table-cell office:value-type="float" office:value="2.36" table:style-name="ce1">
            <text:p>2,36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885.67" table:style-name="ce1">
            <text:p>885,67</text:p>
          </table:table-cell>
          <table:table-cell office:value-type="float" office:value="638.41999999999996" table:style-name="ce1">
            <text:p>638,42</text:p>
          </table:table-cell>
          <table:table-cell office:value-type="float" office:value="0.24" table:style-name="ce1">
            <text:p>0,2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872.07" table:style-name="ce1">
            <text:p>872,07</text:p>
          </table:table-cell>
          <table:table-cell office:value-type="float" office:value="645.23" table:style-name="ce1">
            <text:p>645,23</text:p>
          </table:table-cell>
          <table:table-cell office:value-type="float" office:value="0.31" table:style-name="ce1">
            <text:p>0,31</text:p>
          </table:table-cell>
          <table:table-cell office:value-type="float" office:value="1.84" table:style-name="ce1">
            <text:p>1,84</text:p>
          </table:table-cell>
          <table:table-cell office:value-type="float" office:value="875.86" table:style-name="ce1">
            <text:p>875,86</text:p>
          </table:table-cell>
          <table:table-cell office:value-type="float" office:value="642.45000000000005" table:style-name="ce1">
            <text:p>642,45</text:p>
          </table:table-cell>
          <table:table-cell office:value-type="float" office:value="2.36" table:style-name="ce1">
            <text:p>2,36</text:p>
          </table:table-cell>
          <table:table-cell office:value-type="float" office:value="8.86" table:style-name="ce1">
            <text:p>8,86</text:p>
          </table:table-cell>
          <table:table-cell table:number-columns-repeated="16183"/>
        </table:table-row>
        <table:table-row table:style-name="ro1">
          <table:table-cell office:value-type="date" office:date-value="2018-04-24T00:00:00" table:style-name="ce7">
            <text:p>2018-04-24</text:p>
          </table:table-cell>
          <table:table-cell office:value-type="float" office:value="852.93" table:style-name="ce1">
            <text:p>852,93</text:p>
          </table:table-cell>
          <table:table-cell office:value-type="float" office:value="0.03" table:style-name="ce1">
            <text:p>0,03</text:p>
          </table:table-cell>
          <table:table-cell office:value-type="float" office:value="758.05" table:style-name="ce1">
            <text:p>758,05</text:p>
          </table:table-cell>
          <table:table-cell office:value-type="float" office:value="0.04" table:style-name="ce1">
            <text:p>0,04</text:p>
          </table:table-cell>
          <table:table-cell office:value-type="float" office:value="950.43" table:style-name="ce1">
            <text:p>950,43</text:p>
          </table:table-cell>
          <table:table-cell office:value-type="float" office:value="0.11" table:style-name="ce1">
            <text:p>0,11</text:p>
          </table:table-cell>
          <table:table-cell office:value-type="float" office:value="704.96" table:style-name="ce1">
            <text:p>704,96</text:p>
          </table:table-cell>
          <table:table-cell office:value-type="float" office:value="0.13" table:style-name="ce1">
            <text:p>0,13</text:p>
          </table:table-cell>
          <table:table-cell office:value-type="float" office:value="958.33" table:style-name="ce1">
            <text:p>958,33</text:p>
          </table:table-cell>
          <table:table-cell office:value-type="float" office:value="0.05" table:style-name="ce1">
            <text:p>0,05</text:p>
          </table:table-cell>
          <table:table-cell office:value-type="float" office:value="714.66" table:style-name="ce1">
            <text:p>714,66</text:p>
          </table:table-cell>
          <table:table-cell office:value-type="float" office:value="0.05" table:style-name="ce1">
            <text:p>0,05</text:p>
          </table:table-cell>
          <table:table-cell office:value-type="float" office:value="968.05" table:style-name="ce1">
            <text:p>968,0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24.28" table:style-name="ce1">
            <text:p>724,28</text:p>
          </table:table-cell>
          <table:table-cell office:value-type="float" office:value="0.04" table:style-name="ce1">
            <text:p>0,04</text:p>
          </table:table-cell>
          <table:table-cell office:value-type="float" office:value="959.85" table:style-name="ce1">
            <text:p>959,85</text:p>
          </table:table-cell>
          <table:table-cell office:value-type="float" office:value="0.04" table:style-name="ce1">
            <text:p>0,04</text:p>
          </table:table-cell>
          <table:table-cell office:value-type="float" office:value="729.56" table:style-name="ce1">
            <text:p>729,56</text:p>
          </table:table-cell>
          <table:table-cell office:value-type="float" office:value="0.04" table:style-name="ce1">
            <text:p>0,04</text:p>
          </table:table-cell>
          <table:table-cell office:value-type="float" office:value="958.42" table:style-name="ce1">
            <text:p>958,42</text:p>
          </table:table-cell>
          <table:table-cell office:value-type="float" office:value="0.08" table:style-name="ce1">
            <text:p>0,08</text:p>
          </table:table-cell>
          <table:table-cell office:value-type="float" office:value="723.63" table:style-name="ce1">
            <text:p>723,63</text:p>
          </table:table-cell>
          <table:table-cell office:value-type="float" office:value="0.06" table:style-name="ce1">
            <text:p>0,06</text:p>
          </table:table-cell>
          <table:table-cell office:value-type="float" office:value="971" table:style-name="ce1">
            <text:p>971</text:p>
          </table:table-cell>
          <table:table-cell office:value-type="float" office:value="0.03" table:style-name="ce1">
            <text:p>0,03</text:p>
          </table:table-cell>
          <table:table-cell office:value-type="float" office:value="731.33" table:style-name="ce1">
            <text:p>731,33</text:p>
          </table:table-cell>
          <table:table-cell office:value-type="float" office:value="0.03" table:style-name="ce1">
            <text:p>0,03</text:p>
          </table:table-cell>
          <table:table-cell office:value-type="float" office:value="967.68" table:style-name="ce1">
            <text:p>967,68</text:p>
          </table:table-cell>
          <table:table-cell office:value-type="float" office:value="0.05" table:style-name="ce1">
            <text:p>0,05</text:p>
          </table:table-cell>
          <table:table-cell office:value-type="float" office:value="735.7" table:style-name="ce1">
            <text:p>735,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950.88" table:style-name="ce1">
            <text:p>950,88</text:p>
          </table:table-cell>
          <table:table-cell office:value-type="float" office:value="0.12" table:style-name="ce1">
            <text:p>0,12</text:p>
          </table:table-cell>
          <table:table-cell office:value-type="float" office:value="728.01" table:style-name="ce1">
            <text:p>728,01</text:p>
          </table:table-cell>
          <table:table-cell office:value-type="float" office:value="0.08" table:style-name="ce1">
            <text:p>0,08</text:p>
          </table:table-cell>
          <table:table-cell office:value-type="float" office:value="965.84" table:style-name="ce1">
            <text:p>965,84</text:p>
          </table:table-cell>
          <table:table-cell office:value-type="float" office:value="0.1" table:style-name="ce1">
            <text:p>0,1</text:p>
          </table:table-cell>
          <table:table-cell office:value-type="float" office:value="714.21" table:style-name="ce1">
            <text:p>714,21</text:p>
          </table:table-cell>
          <table:table-cell office:value-type="float" office:value="5.7000000000000002E-2" table:style-name="ce1">
            <text:p>0,057</text:p>
          </table:table-cell>
          <table:table-cell office:value-type="float" office:value="956.77" table:style-name="ce1">
            <text:p>956,77</text:p>
          </table:table-cell>
          <table:table-cell office:value-type="float" office:value="2.92E-2" table:style-name="ce1">
            <text:p>0,0292</text:p>
          </table:table-cell>
          <table:table-cell office:value-type="float" office:value="747.19" table:style-name="ce1">
            <text:p>747,19</text:p>
          </table:table-cell>
          <table:table-cell office:value-type="float" office:value="2.5399999999999999E-2" table:style-name="ce1">
            <text:p>0,0254</text:p>
          </table:table-cell>
          <table:table-cell office:value-type="float" office:value="961.3" table:style-name="ce1">
            <text:p>961,3</text:p>
          </table:table-cell>
          <table:table-cell office:value-type="float" office:value="0.155" table:style-name="ce1">
            <text:p>0,155</text:p>
          </table:table-cell>
          <table:table-cell office:value-type="float" office:value="755.96" table:style-name="ce1">
            <text:p>755,96</text:p>
          </table:table-cell>
          <table:table-cell office:value-type="float" office:value="0.33100000000000002" table:style-name="ce1">
            <text:p>0,331</text:p>
          </table:table-cell>
          <table:table-cell office:value-type="float" office:value="965.33" table:style-name="ce1">
            <text:p>965,33</text:p>
          </table:table-cell>
          <table:table-cell office:value-type="float" office:value="0.33" table:style-name="ce1">
            <text:p>0,33</text:p>
          </table:table-cell>
          <table:table-cell office:value-type="float" office:value="753.46" table:style-name="ce1">
            <text:p>753,46</text:p>
          </table:table-cell>
          <table:table-cell office:value-type="float" office:value="0.38600000000000001" table:style-name="ce1">
            <text:p>0,386</text:p>
          </table:table-cell>
          <table:table-cell office:value-type="float" office:value="951.7" table:style-name="ce1">
            <text:p>951,7</text:p>
          </table:table-cell>
          <table:table-cell office:value-type="float" office:value="0.193" table:style-name="ce1">
            <text:p>0,193</text:p>
          </table:table-cell>
          <table:table-cell office:value-type="float" office:value="740.42" table:style-name="ce1">
            <text:p>740,42</text:p>
          </table:table-cell>
          <table:table-cell office:value-type="float" office:value="0.186" table:style-name="ce1">
            <text:p>0,186</text:p>
          </table:table-cell>
          <table:table-cell office:value-type="float" office:value="960" table:style-name="ce1">
            <text:p>960</text:p>
          </table:table-cell>
          <table:table-cell office:value-type="float" office:value="1" table:style-name="ce1">
            <text:p>1</text:p>
          </table:table-cell>
          <table:table-cell office:value-type="float" office:value="747" table:style-name="ce1">
            <text:p>747</text:p>
          </table:table-cell>
          <table:table-cell office:value-type="float" office:value="1" table:style-name="ce1">
            <text:p>1</text:p>
          </table:table-cell>
          <table:table-cell office:value-type="float" office:value="972.71" table:style-name="ce1">
            <text:p>972,71</text:p>
          </table:table-cell>
          <table:table-cell office:value-type="float" office:value="0.27800000000000002" table:style-name="ce1">
            <text:p>0,278</text:p>
          </table:table-cell>
          <table:table-cell office:value-type="float" office:value="747.36" table:style-name="ce1">
            <text:p>747,36</text:p>
          </table:table-cell>
          <table:table-cell office:value-type="float" office:value="0.48399999999999999" table:style-name="ce1">
            <text:p>0,484</text:p>
          </table:table-cell>
          <table:table-cell office:value-type="float" office:value="973.13" table:style-name="ce1">
            <text:p>973,13</text:p>
          </table:table-cell>
          <table:table-cell office:value-type="float" office:value="0.92100000000000004" table:style-name="ce1">
            <text:p>0,921</text:p>
          </table:table-cell>
          <table:table-cell office:value-type="float" office:value="744.03" table:style-name="ce1">
            <text:p>744,03</text:p>
          </table:table-cell>
          <table:table-cell office:value-type="float" office:value="0.77" table:style-name="ce1">
            <text:p>0,77</text:p>
          </table:table-cell>
          <table:table-cell office:value-type="float" office:value="980.42" table:style-name="ce1">
            <text:p>980,42</text:p>
          </table:table-cell>
          <table:table-cell office:value-type="float" office:value="4.9200000000000001E-2" table:style-name="ce1">
            <text:p>0,0492</text:p>
          </table:table-cell>
          <table:table-cell office:value-type="float" office:value="741.86" table:style-name="ce1">
            <text:p>741,86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983.32" table:style-name="ce1">
            <text:p>983,32</text:p>
          </table:table-cell>
          <table:table-cell office:value-type="float" office:value="1" table:style-name="ce1">
            <text:p>1</text:p>
          </table:table-cell>
          <table:table-cell office:value-type="float" office:value="740.96" table:style-name="ce1">
            <text:p>740,96</text:p>
          </table:table-cell>
          <table:table-cell office:value-type="float" office:value="0.17399999999999999" table:style-name="ce1">
            <text:p>0,174</text:p>
          </table:table-cell>
          <table:table-cell office:value-type="float" office:value="984.41" table:style-name="ce1">
            <text:p>984,41</text:p>
          </table:table-cell>
          <table:table-cell office:value-type="float" office:value="0.35499999999999998" table:style-name="ce1">
            <text:p>0,355</text:p>
          </table:table-cell>
          <table:table-cell office:value-type="float" office:value="741.18" table:style-name="ce1">
            <text:p>741,18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938.45" table:style-name="ce1">
            <text:p>938,45</text:p>
          </table:table-cell>
          <table:table-cell office:value-type="float" office:value="0.214" table:style-name="ce1">
            <text:p>0,214</text:p>
          </table:table-cell>
          <table:table-cell office:value-type="float" office:value="724.95" table:style-name="ce1">
            <text:p>724,95</text:p>
          </table:table-cell>
          <table:table-cell office:value-type="float" office:value="5.8999999999999997E-2" table:style-name="ce1">
            <text:p>0,059</text:p>
          </table:table-cell>
          <table:table-cell office:value-type="float" office:value="942.11" table:style-name="ce1">
            <text:p>942,11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723.05" table:style-name="ce1">
            <text:p>723,05</text:p>
          </table:table-cell>
          <table:table-cell office:value-type="float" office:value="5.8000000000000003E-2" table:style-name="ce1">
            <text:p>0,058</text:p>
          </table:table-cell>
          <table:table-cell office:value-type="float" office:value="990.97" table:style-name="ce1">
            <text:p>990,97</text:p>
          </table:table-cell>
          <table:table-cell office:value-type="float" office:value="4.8099999999999997E-2" table:style-name="ce1">
            <text:p>0,0481</text:p>
          </table:table-cell>
          <table:table-cell office:value-type="float" office:value="737.03" table:style-name="ce1">
            <text:p>737,03</text:p>
          </table:table-cell>
          <table:table-cell office:value-type="float" office:value="2.52E-2" table:style-name="ce1">
            <text:p>0,0252</text:p>
          </table:table-cell>
          <table:table-cell office:value-type="float" office:value="993.38" table:style-name="ce1">
            <text:p>993,38</text:p>
          </table:table-cell>
          <table:table-cell office:value-type="float" office:value="2.1999999999999999E-2" table:style-name="ce1">
            <text:p>0,022</text:p>
          </table:table-cell>
          <table:table-cell office:value-type="float" office:value="730.18" table:style-name="ce1">
            <text:p>730,18</text:p>
          </table:table-cell>
          <table:table-cell office:value-type="float" office:value="0.02" table:style-name="ce1">
            <text:p>0,02</text:p>
          </table:table-cell>
          <table:table-cell office:value-type="float" office:value="988.89" table:style-name="ce1">
            <text:p>988,89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728.67" table:style-name="ce1">
            <text:p>728,67</text:p>
          </table:table-cell>
          <table:table-cell office:value-type="float" office:value="0.14499999999999999" table:style-name="ce1">
            <text:p>0,1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5.4" table:style-name="ce1">
            <text:p>1005,4</text:p>
          </table:table-cell>
          <table:table-cell office:value-type="float" office:value="2.1000000000000001E-2" table:style-name="ce1">
            <text:p>0,021</text:p>
          </table:table-cell>
          <table:table-cell office:value-type="float" office:value="725.45" table:style-name="ce1">
            <text:p>725,45</text:p>
          </table:table-cell>
          <table:table-cell office:value-type="float" office:value="2.3E-2" table:style-name="ce1">
            <text:p>0,023</text:p>
          </table:table-cell>
          <table:table-cell office:value-type="float" office:value="1013.2" table:style-name="ce1">
            <text:p>1013,2</text:p>
          </table:table-cell>
          <table:table-cell office:value-type="float" office:value="0.125" table:style-name="ce1">
            <text:p>0,125</text:p>
          </table:table-cell>
          <table:table-cell office:value-type="float" office:value="726.97" table:style-name="ce1">
            <text:p>726,97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1010.4" table:style-name="ce1">
            <text:p>1010,4</text:p>
          </table:table-cell>
          <table:table-cell office:value-type="float" office:value="0.125" table:style-name="ce1">
            <text:p>0,125</text:p>
          </table:table-cell>
          <table:table-cell office:value-type="float" office:value="722.29" table:style-name="ce1">
            <text:p>722,29</text:p>
          </table:table-cell>
          <table:table-cell office:value-type="float" office:value="0.19400000000000001" table:style-name="ce1">
            <text:p>0,194</text:p>
          </table:table-cell>
          <table:table-cell office:value-type="float" office:value="1004.2" table:style-name="ce1">
            <text:p>1004,2</text:p>
          </table:table-cell>
          <table:table-cell office:value-type="float" office:value="1.4999999999999999E-2" table:style-name="ce1">
            <text:p>0,015</text:p>
          </table:table-cell>
          <table:table-cell office:value-type="float" office:value="717.51" table:style-name="ce1">
            <text:p>717,51</text:p>
          </table:table-cell>
          <table:table-cell office:value-type="float" office:value="1.4999999999999999E-2" table:style-name="ce1">
            <text:p>0,015</text:p>
          </table:table-cell>
          <table:table-cell office:value-type="float" office:value="997.04" table:style-name="ce1">
            <text:p>997,04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11.32" table:style-name="ce1">
            <text:p>711,32</text:p>
          </table:table-cell>
          <table:table-cell office:value-type="float" office:value="0.16500000000000001" table:style-name="ce1">
            <text:p>0,165</text:p>
          </table:table-cell>
          <table:table-cell office:value-type="float" office:value="980.13" table:style-name="ce1">
            <text:p>980,13</text:p>
          </table:table-cell>
          <table:table-cell office:value-type="float" office:value="0.251" table:style-name="ce1">
            <text:p>0,251</text:p>
          </table:table-cell>
          <table:table-cell office:value-type="float" office:value="724.09" table:style-name="ce1">
            <text:p>724,09</text:p>
          </table:table-cell>
          <table:table-cell office:value-type="float" office:value="0.107" table:style-name="ce1">
            <text:p>0,107</text:p>
          </table:table-cell>
          <table:table-cell office:value-type="float" office:value="945.45" table:style-name="ce1">
            <text:p>945,45</text:p>
          </table:table-cell>
          <table:table-cell office:value-type="float" office:value="0.48299999999999998" table:style-name="ce1">
            <text:p>0,483</text:p>
          </table:table-cell>
          <table:table-cell office:value-type="float" office:value="717.15" table:style-name="ce1">
            <text:p>717,15</text:p>
          </table:table-cell>
          <table:table-cell office:value-type="float" office:value="1.29" table:style-name="ce1">
            <text:p>1,29</text:p>
          </table:table-cell>
          <table:table-cell office:value-type="float" office:value="941.04" table:style-name="ce1">
            <text:p>941,04</text:p>
          </table:table-cell>
          <table:table-cell office:value-type="float" office:value="3.9600000000000003E-2" table:style-name="ce1">
            <text:p>0,0396</text:p>
          </table:table-cell>
          <table:table-cell office:value-type="float" office:value="704.25" table:style-name="ce1">
            <text:p>704,25</text:p>
          </table:table-cell>
          <table:table-cell office:value-type="float" office:value="3.5900000000000001E-2" table:style-name="ce1">
            <text:p>0,0359</text:p>
          </table:table-cell>
          <table:table-cell office:value-type="float" office:value="940.72" table:style-name="ce1">
            <text:p>940,72</text:p>
          </table:table-cell>
          <table:table-cell office:value-type="float" office:value="0.35899999999999999" table:style-name="ce1">
            <text:p>0,359</text:p>
          </table:table-cell>
          <table:table-cell office:value-type="float" office:value="696.36" table:style-name="ce1">
            <text:p>696,36</text:p>
          </table:table-cell>
          <table:table-cell office:value-type="float" office:value="0.14699999999999999" table:style-name="ce1">
            <text:p>0,147</text:p>
          </table:table-cell>
          <table:table-cell office:value-type="float" office:value="962.62" table:style-name="ce1">
            <text:p>962,62</text:p>
          </table:table-cell>
          <table:table-cell office:value-type="float" office:value="0.06" table:style-name="ce1">
            <text:p>0,06</text:p>
          </table:table-cell>
          <table:table-cell office:value-type="float" office:value="964.62" table:style-name="ce1">
            <text:p>964,62</text:p>
          </table:table-cell>
          <table:table-cell office:value-type="float" office:value="0.09" table:style-name="ce1">
            <text:p>0,09</text:p>
          </table:table-cell>
          <table:table-cell office:value-type="float" office:value="971.88" table:style-name="ce1">
            <text:p>971,88</text:p>
          </table:table-cell>
          <table:table-cell office:value-type="float" office:value="0.06" table:style-name="ce1">
            <text:p>0,06</text:p>
          </table:table-cell>
          <table:table-cell office:value-type="float" office:value="963.88" table:style-name="ce1">
            <text:p>963,88</text:p>
          </table:table-cell>
          <table:table-cell office:value-type="float" office:value="0.08" table:style-name="ce1">
            <text:p>0,08</text:p>
          </table:table-cell>
          <table:table-cell office:value-type="float" office:value="970.83" table:style-name="ce1">
            <text:p>970,83</text:p>
          </table:table-cell>
          <table:table-cell office:value-type="float" office:value="4.7E-2" table:style-name="ce1">
            <text:p>0,047</text:p>
          </table:table-cell>
          <table:table-cell office:value-type="float" office:value="700.66" table:style-name="ce1">
            <text:p>700,66</text:p>
          </table:table-cell>
          <table:table-cell office:value-type="float" office:value="0.06" table:style-name="ce1">
            <text:p>0,06</text:p>
          </table:table-cell>
          <table:table-cell office:value-type="float" office:value="973.46" table:style-name="ce1">
            <text:p>973,46</text:p>
          </table:table-cell>
          <table:table-cell office:value-type="float" office:value="0.09" table:style-name="ce1">
            <text:p>0,09</text:p>
          </table:table-cell>
          <table:table-cell office:value-type="float" office:value="706.34" table:style-name="ce1">
            <text:p>706,34</text:p>
          </table:table-cell>
          <table:table-cell office:value-type="float" office:value="0.08" table:style-name="ce1">
            <text:p>0,08</text:p>
          </table:table-cell>
          <table:table-cell office:value-type="float" office:value="976.6" table:style-name="ce1">
            <text:p>976,6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703.24" table:style-name="ce1">
            <text:p>703,24</text:p>
          </table:table-cell>
          <table:table-cell office:value-type="float" office:value="0.09" table:style-name="ce1">
            <text:p>0,09</text:p>
          </table:table-cell>
          <table:table-cell office:value-type="float" office:value="983.04" table:style-name="ce1">
            <text:p>983,0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699.62" table:style-name="ce1">
            <text:p>699,62</text:p>
          </table:table-cell>
          <table:table-cell office:value-type="float" office:value="7.2999999999999995E-2" table:style-name="ce1">
            <text:p>0,073</text:p>
          </table:table-cell>
          <table:table-cell office:value-type="float" office:value="981.59" table:style-name="ce1">
            <text:p>981,59</text:p>
          </table:table-cell>
          <table:table-cell office:value-type="float" office:value="7.0999999999999994E-2" table:style-name="ce1">
            <text:p>0,071</text:p>
          </table:table-cell>
          <table:table-cell office:value-type="float" office:value="711.69" table:style-name="ce1">
            <text:p>711,69</text:p>
          </table:table-cell>
          <table:table-cell office:value-type="float" office:value="7.8E-2" table:style-name="ce1">
            <text:p>0,078</text:p>
          </table:table-cell>
          <table:table-cell office:value-type="float" office:value="954.33" table:style-name="ce1">
            <text:p>954,33</text:p>
          </table:table-cell>
          <table:table-cell office:value-type="float" office:value="0.36899999999999999" table:style-name="ce1">
            <text:p>0,369</text:p>
          </table:table-cell>
          <table:table-cell office:value-type="float" office:value="964.82" table:style-name="ce1">
            <text:p>964,82</text:p>
          </table:table-cell>
          <table:table-cell office:value-type="float" office:value="0.69199999999999995" table:style-name="ce1">
            <text:p>0,692</text:p>
          </table:table-cell>
          <table:table-cell office:value-type="float" office:value="816.18" table:style-name="ce9">
            <text:p>816,18</text:p>
          </table:table-cell>
          <table:table-cell office:value-type="float" office:value="0.11" table:style-name="ce9">
            <text:p>0,11</text:p>
          </table:table-cell>
          <table:table-cell office:value-type="float" office:value="771.9" table:style-name="ce9">
            <text:p>771,9</text:p>
          </table:table-cell>
          <table:table-cell office:value-type="float" office:value="0.09" table:style-name="ce9">
            <text:p>0,09</text:p>
          </table:table-cell>
          <table:table-cell office:value-type="float" office:value="944.69" table:style-name="ce1">
            <text:p>944,69</text:p>
          </table:table-cell>
          <table:table-cell office:value-type="float" office:value="0.17799999999999999" table:style-name="ce1">
            <text:p>0,178</text:p>
          </table:table-cell>
          <table:table-cell office:value-type="float" office:value="711.86" table:style-name="ce1">
            <text:p>711,86</text:p>
          </table:table-cell>
          <table:table-cell office:value-type="float" office:value="0.11" table:style-name="ce1">
            <text:p>0,11</text:p>
          </table:table-cell>
          <table:table-cell office:value-type="float" office:value="778.26" table:style-name="ce1">
            <text:p>778,26</text:p>
          </table:table-cell>
          <table:table-cell office:value-type="float" office:value="731.67" table:style-name="ce1">
            <text:p>731,67</text:p>
          </table:table-cell>
          <table:table-cell office:value-type="float" office:value="0.12" table:style-name="ce1">
            <text:p>0,12</text:p>
          </table:table-cell>
          <table:table-cell office:value-type="float" office:value="0.1" table:style-name="ce1">
            <text:p>0,1</text:p>
          </table:table-cell>
          <table:table-cell office:value-type="float" office:value="795.38" table:style-name="ce1">
            <text:p>795,38</text:p>
          </table:table-cell>
          <table:table-cell office:value-type="float" office:value="728.79" table:style-name="ce1">
            <text:p>728,79</text:p>
          </table:table-cell>
          <table:table-cell office:value-type="float" office:value="0.2" table:style-name="ce1">
            <text:p>0,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95.01" table:style-name="ce1">
            <text:p>795,01</text:p>
          </table:table-cell>
          <table:table-cell office:value-type="float" office:value="749.25" table:style-name="ce1">
            <text:p>749,2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05" table:style-name="ce1">
            <text:p>0,05</text:p>
          </table:table-cell>
          <table:table-cell office:value-type="float" office:value="782" table:style-name="ce1">
            <text:p>782</text:p>
          </table:table-cell>
          <table:table-cell office:value-type="float" office:value="758" table:style-name="ce1">
            <text:p>7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85.93" table:style-name="ce1">
            <text:p>785,93</text:p>
          </table:table-cell>
          <table:table-cell office:value-type="float" office:value="751.05" table:style-name="ce1">
            <text:p>751,05</text:p>
          </table:table-cell>
          <table:table-cell office:value-type="float" office:value="0.1" table:style-name="ce1">
            <text:p>0,1</text:p>
          </table:table-cell>
          <table:table-cell office:value-type="float" office:value="0.25" table:style-name="ce1">
            <text:p>0,25</text:p>
          </table:table-cell>
          <table:table-cell table:number-columns-repeated="16183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Florian Peißker</dc:creator>
    <meta:creation-date>2019-10-11T15:25:41Z</meta:creation-date>
    <dc:date>2023-08-22T10:06:29Z</dc:date>
    <meta:editing-cycles>146</meta:editing-cycles>
    <meta:editing-duration>PT0S</meta:editing-duration>
  </office:meta>
</office:document-meta>
</file>